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E5A4A80D23E7850E.wmf"/>
  <manifest:file-entry manifest:media-type="" manifest:full-path="Pictures/20000009000025F9000000C9A96828DD27FE8892.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5.9306in" fo:margin-left="0in" table:align="left" style:writing-mode="lr-tb"/>
    </style:style>
    <style:style style:name="Table1.A" style:family="table-column">
      <style:table-column-properties style:column-width="1.5965in"/>
    </style:style>
    <style:style style:name="Table1.B" style:family="table-column">
      <style:table-column-properties style:column-width="1.3333in"/>
    </style:style>
    <style:style style:name="Table1.C" style:family="table-column">
      <style:table-column-properties style:column-width="3.0007in"/>
    </style:style>
    <style:style style:name="Table1.1" style:family="table-row">
      <style:table-row-properties style:min-row-height="0.5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Standard">
      <style:paragraph-properties loext:contextual-spacing="false" fo:margin-top="0in" fo:margin-bottom="0in" fo:orphans="2" fo:widows="2"/>
    </style:style>
    <style:style style:name="P2" style:family="paragraph" style:parent-style-name="code">
      <style:paragraph-properties fo:orphans="2" fo:widows="2"/>
    </style:style>
    <style:style style:name="P3" style:family="paragraph" style:parent-style-name="code">
      <style:text-properties style:font-name="Courier New1" fo:font-size="8.5pt" style:font-size-asian="8.5pt" style:font-size-complex="8.5pt"/>
    </style:style>
    <style:style style:name="P4" style:family="paragraph" style:parent-style-name="body">
      <style:paragraph-properties fo:orphans="2" fo:widows="2"/>
    </style:style>
    <style:style style:name="P5" style:family="paragraph" style:parent-style-name="body">
      <style:paragraph-properties loext:contextual-spacing="false" fo:margin-top="0in" fo:margin-bottom="0.0417in" style:line-height-at-least="0.1528in" fo:orphans="2" fo:widows="2"/>
      <style:text-properties style:font-name="Courier New" fo:font-size="9pt" style:font-size-asian="9pt" style:font-name-complex="Courier New2" style:font-size-complex="9pt"/>
    </style:style>
    <style:style style:name="P6" style:family="paragraph" style:parent-style-name="body">
      <style:paragraph-properties loext:contextual-spacing="false" fo:margin-top="0in" fo:margin-bottom="0.0417in" style:line-height-at-least="0.1528in" fo:orphans="2" fo:widows="2"/>
    </style:style>
    <style:style style:name="P7" style:family="paragraph" style:parent-style-name="CellHeading">
      <style:paragraph-properties loext:contextual-spacing="false" fo:margin-left="0.0835in" fo:margin-right="0.0835in" fo:margin-top="0.111in" fo:margin-bottom="0.0835in" style:line-height-at-least="0.1945in" fo:orphans="2" fo:widows="2" fo:text-indent="0in" style:auto-text-indent="false"/>
      <style:text-properties fo:font-size="12pt" style:font-size-asian="12pt" style:font-size-complex="12pt"/>
    </style:style>
    <style:style style:name="P8" style:family="paragraph" style:parent-style-name="CellBody">
      <style:paragraph-properties loext:contextual-spacing="false" fo:margin-left="0.0835in" fo:margin-right="0.0835in" fo:margin-top="0.0835in" fo:margin-bottom="0.0555in" style:line-height-at-least="0.1945in" fo:orphans="2" fo:widows="2" fo:text-indent="0in" style:auto-text-indent="false"/>
      <style:text-properties fo:font-size="12pt" style:font-size-asian="12pt" style:font-size-complex="12pt"/>
    </style:style>
    <style:style style:name="P9" style:family="paragraph" style:parent-style-name="CellBody">
      <style:paragraph-properties loext:contextual-spacing="false" fo:margin-left="0.0835in" fo:margin-right="0.0835in" fo:margin-top="0.0835in" fo:margin-bottom="0.0555in" style:line-height-at-least="0.1736in" fo:orphans="2" fo:widows="2" fo:text-indent="0in" style:auto-text-indent="false"/>
      <style:text-properties fo:font-size="10.5pt" style:font-size-asian="10.5pt" style:font-size-complex="10.5pt"/>
    </style:style>
    <style:style style:name="P10" style:family="paragraph" style:parent-style-name="CellBody">
      <style:paragraph-properties loext:contextual-spacing="false" fo:margin-left="0.0835in" fo:margin-right="0.0835in" fo:margin-top="0.0835in" fo:margin-bottom="0in" style:line-height-at-least="0.1945in" fo:orphans="2" fo:widows="2" fo:text-indent="0in" style:auto-text-indent="false"/>
      <style:text-properties fo:font-size="12pt" style:font-size-asian="12pt" style:font-size-complex="12pt"/>
    </style:style>
    <style:style style:name="P11" style:family="paragraph" style:parent-style-name="CellBody">
      <style:paragraph-properties loext:contextual-spacing="false" fo:margin-left="0.0835in" fo:margin-right="0.0835in" fo:margin-top="0in" fo:margin-bottom="0.0555in" style:line-height-at-least="0.1945in" fo:orphans="2" fo:widows="2" fo:text-indent="0in" style:auto-text-indent="false"/>
      <style:text-properties fo:font-size="12pt" style:font-size-asian="12pt" style:font-size-complex="12pt"/>
    </style:style>
    <style:style style:name="P12" style:family="paragraph" style:parent-style-name="Standard">
      <style:paragraph-properties fo:line-height="0.1665in" fo:orphans="2" fo:widows="2"/>
      <style:text-properties fo:font-size="12pt" style:font-size-asian="12pt" style:font-size-complex="12pt"/>
    </style:style>
    <style:style style:name="P13" style:family="paragraph" style:parent-style-name="Standard">
      <style:paragraph-properties fo:line-height="0.0835in" fo:orphans="2" fo:widows="2"/>
      <style:text-properties fo:font-size="12pt" style:font-size-asian="12pt" style:font-size-complex="12pt"/>
    </style:style>
    <style:style style:name="P14" style:family="paragraph" style:parent-style-name="Standard">
      <style:paragraph-properties loext:contextual-spacing="false" fo:margin-top="0in" fo:margin-bottom="1in" style:line-height-at-least="0.139in" fo:orphans="2" fo:widows="2"/>
    </style:style>
    <style:style style:name="P15" style:family="paragraph" style:parent-style-name="Standard">
      <style:paragraph-properties loext:contextual-spacing="false" fo:margin-top="0.1665in" fo:margin-bottom="0in" style:line-height-at-least="0.139in" fo:orphans="2" fo:widows="2" fo:keep-with-next="always"/>
    </style:style>
    <style:style style:name="P16" style:family="paragraph" style:parent-style-name="CellBody">
      <style:paragraph-properties style:line-height-at-least="0.1945in" fo:orphans="2" fo:widows="2"/>
      <style:text-properties fo:font-size="12pt" style:font-size-asian="12pt" style:font-size-complex="12pt"/>
    </style:style>
    <style:style style:name="P17" style:family="paragraph" style:parent-style-name="TableTitle">
      <style:paragraph-properties fo:orphans="2" fo:widows="2"/>
    </style:style>
    <style:style style:name="P18" style:family="paragraph" style:parent-style-name="bullet">
      <style:paragraph-properties fo:margin-top="0in" fo:margin-bottom="0.0693in" fo:orphans="2" fo:widows="2"/>
    </style:style>
    <style:style style:name="P19" style:family="paragraph" style:parent-style-name="bullet">
      <style:paragraph-properties loext:contextual-spacing="false" fo:margin-top="0in" fo:margin-bottom="0.0693in" fo:orphans="2" fo:widows="2"/>
    </style:style>
    <style:style style:name="P20" style:family="paragraph" style:parent-style-name="sectionheading">
      <style:paragraph-properties loext:contextual-spacing="false" fo:margin-top="0.028in" fo:margin-bottom="0.0555in" fo:orphans="2" fo:widows="2"/>
    </style:style>
    <style:style style:name="P21" style:family="paragraph" style:parent-style-name="sectionheading">
      <style:paragraph-properties loext:contextual-spacing="false" fo:margin-top="0.0417in" fo:margin-bottom="0.0555in" fo:orphans="2" fo:widows="2"/>
    </style:style>
    <style:style style:name="P22" style:family="paragraph" style:parent-style-name="Text_20_body">
      <style:paragraph-properties loext:contextual-spacing="false" fo:margin-left="0.748in" fo:margin-right="0in" fo:margin-top="0in" fo:margin-bottom="0.0835in" style:line-height-at-least="0.1665in" fo:orphans="2" fo:widows="2" fo:text-indent="0in" style:auto-text-indent="false" style:writing-mode="lr-tb"/>
      <style:text-properties style:font-name="Courier New1" fo:font-size="8.5pt" style:font-size-asian="8.5pt" style:font-size-complex="8.5pt"/>
    </style:style>
    <style:style style:name="P23" style:family="paragraph" style:parent-style-name="Text_20_body">
      <style:paragraph-properties loext:contextual-spacing="false" fo:margin-left="0.748in" fo:margin-right="0in" fo:margin-top="0in" fo:margin-bottom="0.0835in" style:line-height-at-least="0.1665in" fo:orphans="2" fo:widows="2" fo:text-indent="0in" style:auto-text-indent="false" style:writing-mode="lr-tb"/>
      <style:text-properties fo:color="#000000" style:font-name="Courier New1" fo:font-size="8.5pt" style:font-size-asian="8.5pt" style:font-size-complex="8.5pt"/>
    </style:style>
    <style:style style:name="P24" style:family="paragraph" style:parent-style-name="Text_20_body" style:master-page-name="">
      <style:paragraph-properties loext:contextual-spacing="false" fo:margin-left="0.748in" fo:margin-right="0in" fo:margin-top="0in" fo:margin-bottom="0.0835in" style:line-height-at-least="0.1665in" fo:orphans="2" fo:widows="2" fo:text-indent="0in" style:auto-text-indent="false" style:page-number="auto" style:writing-mode="lr-tb"/>
      <style:text-properties style:font-name="Courier New1" fo:font-size="8.5pt" style:font-size-asian="8.5pt" style:font-size-complex="8.5pt"/>
    </style:style>
    <style:style style:name="P25" style:family="paragraph" style:parent-style-name="Text_20_body" style:master-page-name="">
      <style:paragraph-properties loext:contextual-spacing="false" fo:margin-left="0.748in" fo:margin-right="0in" fo:margin-top="0in" fo:margin-bottom="0.0835in" style:line-height-at-least="0.1665in" fo:orphans="2" fo:widows="2" fo:text-indent="0in" style:auto-text-indent="false" style:page-number="auto" style:writing-mode="lr-tb"/>
      <style:text-properties fo:color="#000000" style:font-name="Courier New1" fo:font-size="8.5pt" style:font-size-asian="8.5pt" style:font-size-complex="8.5pt"/>
    </style:style>
    <style:style style:name="P26" style:family="paragraph" style:parent-style-name="Heading_20_1" style:master-page-name="Standard">
      <style:paragraph-properties loext:contextual-spacing="false" fo:margin-top="0in" fo:margin-bottom="0in" fo:orphans="2" fo:widows="2" style:page-number="auto"/>
    </style:style>
    <style:style style:name="P27" style:family="paragraph" style:parent-style-name="Heading_20_2">
      <style:paragraph-properties loext:contextual-spacing="false" fo:margin-top="0in" fo:margin-bottom="0.0555in" fo:orphans="2" fo:widows="2"/>
    </style:style>
    <style:style style:name="P28" style:family="paragraph" style:parent-style-name="Heading_20_3">
      <style:paragraph-properties fo:orphans="2" fo:widows="2"/>
    </style:style>
    <style:style style:name="P29" style:family="paragraph" style:parent-style-name="Heading_20_3">
      <style:paragraph-properties fo:orphans="2" fo:widows="2"/>
      <style:text-properties fo:color="#000000"/>
    </style:style>
    <style:style style:name="P30" style:family="paragraph" style:parent-style-name="Heading_20_3">
      <style:paragraph-properties loext:contextual-spacing="false" fo:margin-top="0.0417in" fo:margin-bottom="0.0693in" fo:orphans="2" fo:widows="2"/>
    </style:style>
    <style:style style:name="P31" style:family="paragraph" style:parent-style-name="Heading_20_3">
      <style:paragraph-properties loext:contextual-spacing="false" fo:margin-top="0.0555in" fo:margin-bottom="0.0693in" fo:orphans="2" fo:widows="2"/>
    </style:style>
    <style:style style:name="P32"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style:font-name="Courier New" fo:font-size="9pt" style:font-size-asian="9pt" style:font-name-complex="Courier New2" style:font-size-complex="9pt"/>
    </style:style>
    <style:style style:name="T3" style:family="text">
      <style:text-properties style:use-window-font-color="true" style:font-name-asian="Courier" style:font-name-complex="Courier"/>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40613302146464" text:id="ct140613302146464">
          <text:insertion>
            <office:change-info>
              <dc:creator>Craig Russell</dc:creator>
              <dc:date>2017-06-04T12:45:00</dc:date>
            </office:change-info>
          </text:insertion>
        </text:changed-region>
        <text:changed-region xml:id="ct140613301866784" text:id="ct140613301866784">
          <text:insertion>
            <office:change-info>
              <dc:creator>Craig Russell</dc:creator>
              <dc:date>2017-06-04T12:47:00</dc:date>
            </office:change-info>
          </text:insertion>
        </text:changed-region>
        <text:changed-region xml:id="ct140613302012576" text:id="ct140613302012576">
          <text:insertion>
            <office:change-info>
              <dc:creator>Craig Russell</dc:creator>
              <dc:date>2017-06-04T12:48:00</dc:date>
            </office:change-info>
          </text:insertion>
        </text:changed-region>
        <text:changed-region xml:id="ct140613302165968" text:id="ct140613302165968">
          <text:insertion>
            <office:change-info>
              <dc:creator>Craig Russell</dc:creator>
              <dc:date>2017-06-04T12:49:00</dc:date>
            </office:change-info>
          </text:insertion>
        </text:changed-region>
        <text:changed-region xml:id="ct140613312200512" text:id="ct140613312200512">
          <text:insertion>
            <office:change-info>
              <dc:creator>Craig Russell</dc:creator>
              <dc:date>2017-07-20T09:03:00</dc:date>
            </office:change-info>
          </text:insertion>
        </text:changed-region>
        <text:changed-region xml:id="ct140613302946768" text:id="ct140613302946768">
          <text:insertion>
            <office:change-info>
              <dc:creator>Craig Russell</dc:creator>
              <dc:date>2017-07-20T09:04:00</dc:date>
            </office:change-info>
          </text:insertion>
        </text:changed-region>
        <text:changed-region xml:id="ct140613316983840" text:id="ct140613316983840">
          <text:insertion>
            <office:change-info>
              <dc:creator>Craig Russell</dc:creator>
              <dc:date>2017-07-26T16:42:00</dc:date>
            </office:change-info>
          </text:insertion>
        </text:changed-region>
        <text:changed-region xml:id="ct140613299995040" text:id="ct140613299995040">
          <text:insertion>
            <office:change-info>
              <dc:creator>Craig Russell</dc:creator>
              <dc:date>2017-07-20T09:08:00</dc:date>
            </office:change-info>
          </text:insertion>
        </text:changed-region>
        <text:changed-region xml:id="ct140613312779712" text:id="ct140613312779712">
          <text:insertion>
            <office:change-info>
              <dc:creator>Craig Russell</dc:creator>
              <dc:date>2017-07-20T09:09:00</dc:date>
            </office:change-info>
          </text:insertion>
        </text:changed-region>
        <text:changed-region xml:id="ct140613312320176" text:id="ct140613312320176">
          <text:insertion>
            <office:change-info>
              <dc:creator>Craig Russell</dc:creator>
              <dc:date>2017-07-20T09:46:00</dc:date>
            </office:change-info>
          </text:insertion>
        </text:changed-region>
        <text:changed-region xml:id="ct140613301936544" text:id="ct140613301936544">
          <text:insertion>
            <office:change-info>
              <dc:creator>Andy Jefferson</dc:creator>
              <dc:date>2017-06-01T11:20:00</dc:date>
            </office:change-info>
          </text:insertion>
        </text:changed-region>
        <text:changed-region xml:id="ct140613301778160" text:id="ct140613301778160">
          <text:insertion>
            <office:change-info>
              <dc:creator>Andy Jefferson</dc:creator>
              <dc:date>2017-06-01T11:21:00</dc:date>
            </office:change-info>
          </text:insertion>
        </text:changed-region>
        <text:changed-region xml:id="ct140613303410480" text:id="ct140613303410480">
          <text:insertion>
            <office:change-info>
              <dc:creator>Andy Jefferson</dc:creator>
              <dc:date>2017-06-01T11:21:00</dc:date>
            </office:change-info>
          </text:insertion>
        </text:changed-region>
        <text:changed-region xml:id="ct140613303435728" text:id="ct140613303435728">
          <text:insertion>
            <office:change-info>
              <dc:creator>Andy Jefferson</dc:creator>
              <dc:date>2017-06-01T11:21:00</dc:date>
            </office:change-info>
          </text:insertion>
        </text:changed-region>
        <text:changed-region xml:id="ct140613295875424" text:id="ct140613295875424">
          <text:insertion>
            <office:change-info>
              <dc:creator>Andy Jefferson</dc:creator>
              <dc:date>2017-06-01T11:21:00</dc:date>
            </office:change-info>
          </text:insertion>
        </text:changed-region>
        <text:changed-region xml:id="ct140613301708816" text:id="ct140613301708816">
          <text:insertion>
            <office:change-info>
              <dc:creator>Andy Jefferson</dc:creator>
              <dc:date>2017-06-01T11:22:00</dc:date>
            </office:change-info>
          </text:insertion>
        </text:changed-region>
        <text:changed-region xml:id="ct140613250552208" text:id="ct140613250552208">
          <text:insertion>
            <office:change-info>
              <dc:creator>Andy Jefferson</dc:creator>
              <dc:date>2017-06-01T11:22:00</dc:date>
            </office:change-info>
          </text:insertion>
        </text:changed-region>
        <text:changed-region xml:id="ct140613250549872" text:id="ct140613250549872">
          <text:insertion>
            <office:change-info>
              <dc:creator>Andy Jefferson</dc:creator>
              <dc:date>2017-06-01T11:22:00</dc:date>
            </office:change-info>
          </text:insertion>
        </text:changed-region>
        <text:changed-region xml:id="ct140613250600688" text:id="ct140613250600688">
          <text:insertion>
            <office:change-info>
              <dc:creator>Andy Jefferson</dc:creator>
              <dc:date>2017-06-01T11:2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2" svg:width="6.4996in" svg:height="0.135in" svg:x="-2.3752in" svg:y="0in">
        <draw:image xlink:href="Pictures/20000009000025F9000000C9A96828DD27FE8892.wmf" xlink:type="simple" xlink:show="embed" xlink:actuate="onLoad">
          <text:p/>
        </draw:image>
      </draw:frame>
      <draw:frame text:anchor-type="page" text:anchor-page-number="1" draw:z-index="2" draw:name="Picture 67" draw:style-name="gr2" draw:text-style-name="P32" svg:width="2.7913in" svg:height="0.135in" svg:x="-2.3752in" svg:y="0in">
        <draw:image xlink:href="Pictures/2000000900000FB5000000C9E5A4A80D23E7850E.wmf" xlink:type="simple" xlink:show="embed" xlink:actuate="onLoad">
          <text:p/>
        </draw:image>
      </draw:frame>
      <draw:frame text:anchor-type="page" text:anchor-page-number="1" draw:z-index="3" draw:name="Picture 68" draw:style-name="gr2" draw:text-style-name="P32" svg:width="2.7913in" svg:height="0.135in" svg:x="-2.3752in" svg:y="0in">
        <draw:image xlink:href="Pictures/2000000900000FB5000000C9E5A4A80D23E7850E.wmf" xlink:type="simple" xlink:show="embed" xlink:actuate="onLoad">
          <text:p/>
        </draw:image>
      </draw:frame>
      <draw:frame text:anchor-type="page" text:anchor-page-number="1" draw:z-index="4" draw:name="Picture 69" draw:style-name="gr2" draw:text-style-name="P32" svg:width="2.7913in" svg:height="0.135in" svg:x="-2.3752in" svg:y="0in">
        <draw:image xlink:href="Pictures/2000000900000FB5000000C9E5A4A80D23E7850E.wmf" xlink:type="simple" xlink:show="embed" xlink:actuate="onLoad">
          <text:p/>
        </draw:image>
      </draw:frame>
      <draw:frame text:anchor-type="page" text:anchor-page-number="1" draw:z-index="5" draw:name="Picture 70" draw:style-name="gr2" draw:text-style-name="P32" svg:width="2.7913in" svg:height="0.135in" svg:x="-2.3752in" svg:y="0in">
        <draw:image xlink:href="Pictures/2000000900000FB5000000C9E5A4A80D23E7850E.wmf" xlink:type="simple" xlink:show="embed" xlink:actuate="onLoad">
          <text:p/>
        </draw:image>
      </draw:frame>
      <draw:frame text:anchor-type="page" text:anchor-page-number="1" draw:z-index="6" draw:name="Picture 71" draw:style-name="gr2" draw:text-style-name="P32" svg:width="2.7913in" svg:height="0.135in" svg:x="-2.3752in" svg:y="0in">
        <draw:image xlink:href="Pictures/2000000900000FB5000000C9E5A4A80D23E7850E.wmf" xlink:type="simple" xlink:show="embed" xlink:actuate="onLoad">
          <text:p/>
        </draw:image>
      </draw:frame>
      <draw:frame text:anchor-type="page" text:anchor-page-number="1" draw:z-index="8" draw:name="Picture 72" draw:style-name="gr2" draw:text-style-name="P32" svg:width="2.7913in" svg:height="0.135in" svg:x="-2.3752in" svg:y="0in">
        <draw:image xlink:href="Pictures/2000000900000FB5000000C9E5A4A80D23E7850E.wmf" xlink:type="simple" xlink:show="embed" xlink:actuate="onLoad">
          <text:p/>
        </draw:image>
      </draw:frame>
      <draw:frame text:anchor-type="page" text:anchor-page-number="1" draw:z-index="9" draw:name="Picture 73" draw:style-name="gr2" draw:text-style-name="P32" svg:width="2.7913in" svg:height="0.135in" svg:x="-2.3752in" svg:y="0in">
        <draw:image xlink:href="Pictures/2000000900000FB5000000C9E5A4A80D23E7850E.wmf" xlink:type="simple" xlink:show="embed" xlink:actuate="onLoad">
          <text:p/>
        </draw:image>
      </draw:frame>
      <draw:frame text:anchor-type="page" text:anchor-page-number="1" draw:z-index="10" draw:name="Picture 74" draw:style-name="gr2" draw:text-style-name="P32" svg:width="2.7913in" svg:height="0.135in" svg:x="-2.3752in" svg:y="0in">
        <draw:image xlink:href="Pictures/2000000900000FB5000000C9E5A4A80D23E7850E.wmf" xlink:type="simple" xlink:show="embed" xlink:actuate="onLoad">
          <text:p/>
        </draw:image>
      </draw:frame>
      <draw:frame text:anchor-type="page" text:anchor-page-number="1" draw:z-index="11" draw:name="Picture 75" draw:style-name="gr2" draw:text-style-name="P32" svg:width="2.7913in" svg:height="0.135in" svg:x="-2.3752in" svg:y="0in">
        <draw:image xlink:href="Pictures/2000000900000FB5000000C9E5A4A80D23E7850E.wmf" xlink:type="simple" xlink:show="embed" xlink:actuate="onLoad">
          <text:p/>
        </draw:image>
      </draw:frame>
      <draw:frame text:anchor-type="page" text:anchor-page-number="1" draw:z-index="12" draw:name="Picture 76" draw:style-name="gr2" draw:text-style-name="P32" svg:width="2.7913in" svg:height="0.135in" svg:x="-2.3752in" svg:y="0in">
        <draw:image xlink:href="Pictures/2000000900000FB5000000C9E5A4A80D23E7850E.wmf" xlink:type="simple" xlink:show="embed" xlink:actuate="onLoad">
          <text:p/>
        </draw:image>
      </draw:frame>
      <draw:frame text:anchor-type="page" text:anchor-page-number="1" draw:z-index="13" draw:name="Picture 77" draw:style-name="gr2" draw:text-style-name="P32" svg:width="2.7913in" svg:height="0.135in" svg:x="-2.3752in" svg:y="0in">
        <draw:image xlink:href="Pictures/2000000900000FB5000000C9E5A4A80D23E7850E.wmf" xlink:type="simple" xlink:show="embed" xlink:actuate="onLoad">
          <text:p/>
        </draw:image>
      </draw:frame>
      <draw:frame text:anchor-type="page" text:anchor-page-number="1" draw:z-index="14" draw:name="Picture 78" draw:style-name="gr2" draw:text-style-name="P32" svg:width="2.7913in" svg:height="0.135in" svg:x="-2.3752in" svg:y="0in">
        <draw:image xlink:href="Pictures/2000000900000FB5000000C9E5A4A80D23E7850E.wmf" xlink:type="simple" xlink:show="embed" xlink:actuate="onLoad">
          <text:p/>
        </draw:image>
      </draw:frame>
      <draw:frame text:anchor-type="page" text:anchor-page-number="1" draw:z-index="15" draw:name="Picture 79" draw:style-name="gr2" draw:text-style-name="P32" svg:width="2.7913in" svg:height="0.135in" svg:x="-2.3752in" svg:y="0in">
        <draw:image xlink:href="Pictures/2000000900000FB5000000C9E5A4A80D23E7850E.wmf" xlink:type="simple" xlink:show="embed" xlink:actuate="onLoad">
          <text:p/>
        </draw:image>
      </draw:frame>
      <text:p text:style-name="P26"><text:alphabetical-index-mark-start text:id="IMark4974695040" text:main-entry="true"/>Annotations<text:alphabetical-index-mark-end text:id="IMark4974695040"/> and <text:alphabetical-index-mark-start text:id="IMark4974695136" text:main-entry="true"/>Metadata API<text:alphabetical-index-mark-end text:id="IMark4974695136"/></text:p>
      <text:p text:style-name="P14"><draw:frame draw:style-name="fr1" draw:name="graphics1" text:anchor-type="as-char" svg:width="6.5in" svg:height="0.1346in" draw:z-index="16"><draw:image xlink:href="Pictures/20000009000025F9000000C9A96828DD27FE8892.wmf" xlink:type="simple" xlink:show="embed" xlink:actuate="onLoad"/></draw:frame></text:p>
      <text:p text:style-name="P4">This chapter specifies the <text:alphabetical-index-mark-start text:id="IMark4974695136" text:main-entry="true"/><text:alphabetical-index-mark-start text:id="IMark4974695040"/>annotations<text:alphabetical-index-mark-end text:id="IMark4974695040"/><text:alphabetical-index-mark-end text:id="IMark4974695136"/> that describe a persistence-capable class or interface, optionally including its mapping to a relational database; and an API to dynamically access and create metadata. The <text:alphabetical-index-mark-start text:id="IMark4974695328" text:main-entry="true"/>annotations<text:alphabetical-index-mark-end text:id="IMark4974695328"/> for metadata are stored in the Java class mixed with the definition of the class. For implementations that support binary compatibility, the information must be available when the class is enhanced, and might be cached by an implementation for use at runtime. If the metadata is changed between enhancement and runtime, the behavior is unspecified. Regardless of whether the metadata was provided via <text:alphabetical-index-mark-start text:id="IMark4974695424" text:main-entry="true"/>annotations<text:alphabetical-index-mark-end text:id="IMark4974695424"/>, xml, or API, the metadata can be obtained at runtime via the API.</text:p>
      <text:p text:style-name="P4">The <text:alphabetical-index-mark-start text:id="IMark4974695424" text:main-entry="true"/>annotations<text:alphabetical-index-mark-end text:id="IMark4974695424"/> described herein support the entire range of metadata that can be expressed using the xml format. <text:alphabetical-index-mark-start text:id="IMark4974695328" text:main-entry="true"/>Annotations<text:alphabetical-index-mark-end text:id="IMark4974695328"/> have identical semantics to the corresponding xml metadata. </text:p>
      <text:p text:style-name="P4">All <text:alphabetical-index-mark-start text:id="IMark4974695328" text:main-entry="true"/>annotations<text:alphabetical-index-mark-end text:id="IMark4974695328"/> are defined in the package javax.jdo.<text:alphabetical-index-mark-start text:id="IMark4974695424" text:main-entry="true"/>annotations<text:alphabetical-index-mark-end text:id="IMark4974695424"/>. <text:alphabetical-index-mark-start text:id="IMark4974695136" text:main-entry="true"/>Annotations<text:alphabetical-index-mark-end text:id="IMark4974695136"/> apply to classes, fields, or methods, depending on their purpose. If xml metadata is defined for annotated classes, fields, or methods, xml metadata overrides the annotation.</text:p>
      <text:p text:style-name="P4"><text:alphabetical-index-mark-start text:id="IMark4974695136" text:main-entry="true"/>Annotations<text:alphabetical-index-mark-end text:id="IMark4974695136"/> can be applied to classes and interfaces; and within classes and interfaces, to fields and methods. <text:alphabetical-index-mark-start text:id="IMark4974695424" text:main-entry="true"/>Annotations<text:alphabetical-index-mark-end text:id="IMark4974695424"/> applied to methods identify properties, and are applied to the <text:span text:style-name="T1">getXXX</text:span> method of a <text:span text:style-name="T1">getXXX</text:span>/<text:span text:style-name="T1">setXXX</text:span> pair or the <text:span text:style-name="T1">isXXX</text:span> method of a <text:span text:style-name="T1">isXXX</text:span>/<text:span text:style-name="T1">setXXX</text:span> pair in which the return type of the method is the same type as the parameter of the <text:span text:style-name="T1">setXXX</text:span> method.</text:p>
      <text:p text:style-name="P4">To the extent possible, mapping from the xml metadata to the annotation metadata is done by translating the xml elements to annotation interfaces and xml attributes to annotation elements. Annotation interfaces and enums follow the Java class naming convention: upper case the first character and camel case compound words. Annotation <text:alphabetical-index-mark-start text:id="IMark4974695424" text:key1="annotation"/>element<text:alphabetical-index-mark-end text:id="IMark4974695424"/> names follow the Java field naming convention: lower case the first character and camel case compound words.</text:p>
      <text:p text:style-name="P4"><text:alphabetical-index-mark-start text:id="IMark4974695424" text:main-entry="true"/>Annotations<text:alphabetical-index-mark-end text:id="IMark4974695424"/> differ from xml metadata in the richness of usage. The differences become significant in several areas:</text:p>
      <text:p text:style-name="P18">•<text:tab/>Multiple <text:alphabetical-index-mark-start text:id="IMark4974695424" text:main-entry="true"/>annotations<text:alphabetical-index-mark-end text:id="IMark4974695424"/> of the same interface type cannot be applied to a class, interface, field, or method. Therefore, where multiple xml elements are permitted, the corresponding annotation has an additional annotation for multiple instances. For example, <text:span text:style-name="T1">@</text:span><text:alphabetical-index-mark-start text:id="IMark4974695136" text:key1="annotation"/><text:span text:style-name="T1">Index</text:span><text:alphabetical-index-mark-end text:id="IMark4974695136"/> can appear only once so there is an <text:span text:style-name="T1">@</text:span><text:alphabetical-index-mark-start text:id="IMark4974695328" text:key1="annotation"/><text:span text:style-name="T1">Indices</text:span><text:alphabetical-index-mark-end text:id="IMark4974695328"/> that contains an array of <text:span text:style-name="T1">@</text:span><text:alphabetical-index-mark-start text:id="IMark4974695040" text:key1="annotation"/><text:span text:style-name="T1">Index</text:span><text:alphabetical-index-mark-end text:id="IMark4974695040"/> <text:alphabetical-index-mark-start text:id="IMark4974695520" text:main-entry="true"/>annotations<text:alphabetical-index-mark-end text:id="IMark4974695520"/>.</text:p>
      <text:p text:style-name="P19">•<text:tab/><text:alphabetical-index-mark-start text:id="IMark4974695520" text:main-entry="true"/>Annotations<text:alphabetical-index-mark-end text:id="IMark4974695520"/> cannot have null defaults. Therefore, <text:span text:style-name="T1">boolean</text:span> <text:alphabetical-index-mark-start text:id="IMark4974695040" text:key1="annotation"/>element<text:alphabetical-index-mark-end text:id="IMark4974695040"/> types are not used. Instead, elements that have <text:span text:style-name="T1">boolean</text:span> values are declared to have <text:span text:style-name="T1">String</text:span> type, and the default is the empty <text:span text:style-name="T1">String</text:span>. This allows identical semantics between xml and <text:alphabetical-index-mark-start text:id="IMark4974695328" text:main-entry="true"/>annotations<text:alphabetical-index-mark-end text:id="IMark4974695328"/>. For example, <text:span text:style-name="T1">@</text:span><text:alphabetical-index-mark-start text:id="IMark4974695136" text:key1="enum"/><text:span text:style-name="T1">Persistent</text:span><text:alphabetical-index-mark-end text:id="IMark4974695136"/> has an <text:alphabetical-index-mark-start text:id="IMark4974695424" text:key1="annotation"/>element<text:alphabetical-index-mark-end text:id="IMark4974695424"/> <text:alphabetical-index-mark-start text:id="IMark4974695616" text:key1="annotation"/><text:span text:style-name="T1">primaryKey</text:span><text:alphabetical-index-mark-end text:id="IMark4974695616"/><text:span text:style-name="T1">()</text:span> which defaults to the empty String, and if unspecified, defaults to <text:span text:style-name="T1">true</text:span> if the <text:span text:style-name="T1">@</text:span><text:alphabetical-index-mark-start text:id="IMark4974695712" text:key1="annotation"/><text:span text:style-name="T1">PrimaryKey</text:span><text:alphabetical-index-mark-end text:id="IMark4974695712"/> annotation is used, and to <text:span text:style-name="T1">false</text:span> if not.</text:p>
      <text:p text:style-name="P18"><text:soft-page-break/>•<text:tab/>Annotation elements of annotation types cannot have default values, since there is no way to construct an instance of an annotation type to use as the default. When translating xml metadata to <text:alphabetical-index-mark-start text:id="IMark4974695712" text:main-entry="true"/>annotations<text:alphabetical-index-mark-end text:id="IMark4974695712"/>, where annotation elements would need to be of an annotation type, the <text:alphabetical-index-mark-start text:id="IMark4974695616" text:key1="annotation"/>element<text:alphabetical-index-mark-end text:id="IMark4974695616"/> is instead promoted to directly annotate the class, interface, field, or method. For example, xml <text:alphabetical-index-mark-start text:id="IMark4974695424" text:key1="annotation"/>element<text:alphabetical-index-mark-end text:id="IMark4974695424"/> <text:alphabetical-index-mark-start text:id="IMark4974695136" text:key1="annotation"/><text:span text:style-name="T1">key</text:span><text:alphabetical-index-mark-end text:id="IMark4974695136"/> is a contained <text:alphabetical-index-mark-start text:id="IMark4974695328" text:key1="annotation"/>element<text:alphabetical-index-mark-end text:id="IMark4974695328"/> of xml <text:alphabetical-index-mark-start text:id="IMark4974695040" text:key1="annotation"/>element<text:alphabetical-index-mark-end text:id="IMark4974695040"/> <text:span text:style-name="T1">field</text:span> but in <text:alphabetical-index-mark-start text:id="IMark4974695520" text:main-entry="true"/>annotations<text:alphabetical-index-mark-end text:id="IMark4974695520"/> it is a separate <text:span text:style-name="T1">@</text:span><text:alphabetical-index-mark-start text:id="IMark4974695808" text:key1="annotation"/><text:span text:style-name="T1">Key</text:span><text:alphabetical-index-mark-end text:id="IMark4974695808"/> annotation applied to the field or property directly.<text:change-start text:change-id="ct140613302146464"/></text:p>
      <text:p text:style-name="P19"><text:change-end text:change-id="ct140613302146464"/><text:change-start text:change-id="ct140613301866784"/>•<text:tab/>Annotations can be combined and applied to user-defined compound annotatio<text:change-end text:change-id="ct140613301866784"/><text:change-start text:change-id="ct140613302012576"/>ns. A user-defined annotation itself can be annotated with one or more JDO annotations <text:change-end text:change-id="ct140613302012576"/><text:change-start text:change-id="ct140613302165968"/>and when the user-defined annotation is applied to an element, all of its JDO annotations will be applied to that element.<text:change-end text:change-id="ct140613302165968"/><text:change-start text:change-id="ct140613312200512"/> Nested user-defined annotations are also supported. If the same JDO annotations <text:change-end text:change-id="ct140613312200512"/><text:change-start text:change-id="ct140613302946768"/>appear multiple times in user-defined annotations, all <text:change-end text:change-id="ct140613302946768"/><text:change-start text:change-id="ct140613316983840"/>JDO <text:change-end text:change-id="ct140613316983840"/><text:change-start text:change-id="ct140613299995040"/>annotation values will be applied to the target element. If the same JDO annotation value appears multiple times, <text:change-end text:change-id="ct140613299995040"/><text:change-start text:change-id="ct140613312779712"/>results are undefined<text:change-end text:change-id="ct140613312779712"/><text:change-start text:change-id="ct140613312320176"/>.<text:change-end text:change-id="ct140613312320176"/></text:p>
      <text:p text:style-name="P20"><text:tab/><text:tab/>Java Persistence API <text:alphabetical-index-mark-start text:id="IMark4974695808" text:main-entry="true"/>Annotations<text:alphabetical-index-mark-end text:id="IMark4974695808"/></text:p>
      <text:p text:style-name="P4">A JDO implementation that supports jdo <text:alphabetical-index-mark-start text:id="IMark4974695808" text:main-entry="true"/>annotations<text:alphabetical-index-mark-end text:id="IMark4974695808"/> must also support Java Persistence API <text:alphabetical-index-mark-start text:id="IMark4974695520" text:main-entry="true"/>annotations<text:alphabetical-index-mark-end text:id="IMark4974695520"/>. </text:p>
      <text:p text:style-name="P21"><text:tab/><text:tab/>Overrides</text:p>
      <text:p text:style-name="P4">Metadata can be specified by the user in several places, and at runtime there must be a single metadata model that governs the behavior of the system. A19-1 [Metadata specified in .orm files override metadata specified in .jdo files, which override metadata specified in Java Persistence API orm files, which override metadata specified in jdo <text:alphabetical-index-mark-start text:id="IMark4974695520" text:main-entry="true"/>annotations<text:alphabetical-index-mark-end text:id="IMark4974695520"/>, which override metadata specified in Java Persistence API <text:alphabetical-index-mark-start text:id="IMark4974695808" text:main-entry="true"/>annotations<text:alphabetical-index-mark-end text:id="IMark4974695808"/>. ]</text:p>
      <text:p text:style-name="P15"><draw:frame draw:style-name="fr1" draw:name="1" text:anchor-type="as-char" svg:width="2.7917in" svg:height="0.1346in" draw:z-index="7"><draw:image xlink:href="Pictures/2000000900000FB5000000C9E5A4A80D23E7850E.wmf" xlink:type="simple" xlink:show="embed" xlink:actuate="onLoad"/></draw:frame></text:p>
      <text:h text:style-name="P27" text:outline-level="2"><text:alphabetical-index-mark-start text:id="IMark4974695808" text:main-entry="true"/>Metadata <text:alphabetical-index-mark-start text:id="IMark4974695520" text:main-entry="true"/>Annotations<text:alphabetical-index-mark-end text:id="IMark4974695520"/><text:alphabetical-index-mark-end text:id="IMark4974695808"/></text:h>
      <text:p text:style-name="P4">The following describes each jdo annotation, in alphabetical <text:alphabetical-index-mark-start text:id="IMark4974695808" text:key1="annotation"/>order<text:alphabetical-index-mark-end text:id="IMark4974695808"/>.</text:p>
      <text:h text:style-name="P30" text:outline-level="3"><text:alphabetical-index-mark-start text:id="IMark4974695808" text:key1="annotation"/>Cacheable<text:alphabetical-index-mark-end text:id="IMark4974695808"/> Annotation</text:h>
      <text:p text:style-name="P2">@Target({ElementType.TYPE, ElementType.FIELD, ElementType.METHOD}) </text:p>
      <text:p text:style-name="P2">@Retention(RetentionPolicy.RUNTIME)</text:p>
      <text:p text:style-name="P2">public @interface <text:alphabetical-index-mark-start text:id="IMark4974695808" text:key1="annotation"/>Cacheable<text:alphabetical-index-mark-end text:id="IMark4974695808"/></text:p>
      <text:p text:style-name="P2">{</text:p>
      <text:p text:style-name="P2"><text:tab/>String <text:alphabetical-index-mark-start text:id="IMark4974695808" text:key1="annotation"/>value<text:alphabetical-index-mark-end text:id="IMark4974695808"/>() default “true”;</text:p>
      <text:p text:style-name="P2">}</text:p>
      <text:p text:style-name="P2"/>
      <text:h text:style-name="P28" text:outline-level="3"><text:alphabetical-index-mark-start text:id="IMark4974695808" text:key1="annotation"/>Column<text:alphabetical-index-mark-end text:id="IMark4974695808"/> Annotation</text:h>
      <text:p text:style-name="P2">@Target({ElementType.FIELD, ElementType.METHOD, ElementType.TYPE}) </text:p>
      <text:p text:style-name="P2">@Retention(RetentionPolicy.RUNTIME)</text:p>
      <text:p text:style-name="P2">@Repeatable(Columns.class)</text:p>
      <text:p text:style-name="P2">public @interface <text:alphabetical-index-mark-start text:id="IMark4974695808" text:key1="annotation"/>Column<text:alphabetical-index-mark-end text:id="IMark4974695808"/></text:p>
      <text:p text:style-name="P2">{</text:p>
      <text:p text:style-name="P2"><text:s text:c="4"/>/**</text:p>
      <text:p text:style-name="P2"><text:s text:c="5"/>* Name of the <text:alphabetical-index-mark-start text:id="IMark4974695808" text:key1="annotation"/>column<text:alphabetical-index-mark-end text:id="IMark4974695808"/>.</text:p>
      <text:p text:style-name="P2"><text:s text:c="5"/>* @return the name of the <text:alphabetical-index-mark-start text:id="IMark4974695808" text:key1="annotation"/>column<text:alphabetical-index-mark-end text:id="IMark4974695808"/></text:p>
      <text:p text:style-name="P2"><text:s text:c="5"/>*/</text:p>
      <text:p text:style-name="P2"><text:soft-page-break/><text:s text:c="4"/>String name() default ““;</text:p>
      <text:p text:style-name="P2"/>
      <text:p text:style-name="P2"><text:s text:c="4"/>/**</text:p>
      <text:p text:style-name="P2"><text:s text:c="5"/>* Target <text:alphabetical-index-mark-start text:id="IMark4974695808" text:key1="annotation"/>column<text:alphabetical-index-mark-end text:id="IMark4974695808"/> for this <text:alphabetical-index-mark-start text:id="IMark4974695520" text:key1="annotation"/>column<text:alphabetical-index-mark-end text:id="IMark4974695520"/> in the other table when part of a </text:p>
      <text:p text:style-name="P2"><text:s text:c="5"/>* foreign <text:alphabetical-index-mark-start text:id="IMark4974695520" text:key1="annotation"/>key<text:alphabetical-index-mark-end text:id="IMark4974695520"/> relation.</text:p>
      <text:p text:style-name="P2"><text:s text:c="5"/>* @return the target <text:alphabetical-index-mark-start text:id="IMark4974695520" text:key1="annotation"/>column<text:alphabetical-index-mark-end text:id="IMark4974695520"/> in the other table for this <text:alphabetical-index-mark-start text:id="IMark4974695808" text:key1="annotation"/>column<text:alphabetical-index-mark-end text:id="IMark4974695808"/> </text:p>
      <text:p text:style-name="P2"><text:s text:c="5"/>* when part of a foreign <text:alphabetical-index-mark-start text:id="IMark4974695808" text:key1="annotation"/>key<text:alphabetical-index-mark-end text:id="IMark4974695808"/> relation.</text:p>
      <text:p text:style-name="P2"><text:s text:c="5"/>*/</text:p>
      <text:p text:style-name="P2"><text:s text:c="4"/>String target() default ““;</text:p>
      <text:p text:style-name="P2"/>
      <text:p text:style-name="P2"><text:s text:c="4"/>/**</text:p>
      <text:p text:style-name="P2"><text:s text:c="5"/>* Target member in the other class or interface for this <text:alphabetical-index-mark-start text:id="IMark4974695808" text:key1="annotation"/>column<text:alphabetical-index-mark-end text:id="IMark4974695808"/> </text:p>
      <text:p text:style-name="P2"><text:s text:c="5"/>* when part of a bidirectional relation.</text:p>
      <text:p text:style-name="P2"><text:s text:c="5"/>* @return the target member for this <text:alphabetical-index-mark-start text:id="IMark4974695808" text:key1="annotation"/>column<text:alphabetical-index-mark-end text:id="IMark4974695808"/> when part of </text:p>
      <text:p text:style-name="P2"><text:s text:c="5"/>* a bidirectional relation.</text:p>
      <text:p text:style-name="P2"><text:s text:c="5"/>*/</text:p>
      <text:p text:style-name="P2"><text:s text:c="4"/>String targetMember() default ““;</text:p>
      <text:p text:style-name="P2"/>
      <text:p text:style-name="P2"><text:s text:c="4"/>/**</text:p>
      <text:p text:style-name="P2"><text:s text:c="5"/>* JDBC Type for this <text:alphabetical-index-mark-start text:id="IMark4974695808" text:key1="annotation"/>column<text:alphabetical-index-mark-end text:id="IMark4974695808"/>.</text:p>
      <text:p text:style-name="P2"><text:s text:c="5"/>* @return JDBC type for this <text:alphabetical-index-mark-start text:id="IMark4974695808" text:key1="annotation"/>column<text:alphabetical-index-mark-end text:id="IMark4974695808"/></text:p>
      <text:p text:style-name="P2"><text:s text:c="5"/>*/</text:p>
      <text:p text:style-name="P2"><text:s text:c="4"/>String jdbcType() default ““;</text:p>
      <text:p text:style-name="P2"/>
      <text:p text:style-name="P2"><text:s text:c="4"/>/**</text:p>
      <text:p text:style-name="P2"><text:s text:c="5"/>* SQL Type for this <text:alphabetical-index-mark-start text:id="IMark4974695808" text:key1="annotation"/>column<text:alphabetical-index-mark-end text:id="IMark4974695808"/>.</text:p>
      <text:p text:style-name="P2"><text:s text:c="5"/>* @return SQL type for this <text:alphabetical-index-mark-start text:id="IMark4974695808" text:key1="annotation"/>column<text:alphabetical-index-mark-end text:id="IMark4974695808"/></text:p>
      <text:p text:style-name="P2"><text:s text:c="5"/>*/</text:p>
      <text:p text:style-name="P2"><text:s text:c="4"/>String sqlType() default ““;</text:p>
      <text:p text:style-name="P2"/>
      <text:p text:style-name="P2"><text:s text:c="4"/>/**</text:p>
      <text:p text:style-name="P2"><text:s text:c="5"/>* Maximum length of data stored in this <text:alphabetical-index-mark-start text:id="IMark4974695808" text:key1="annotation"/>column<text:alphabetical-index-mark-end text:id="IMark4974695808"/>.</text:p>
      <text:p text:style-name="P2"><text:s text:c="5"/>* @return the maximum length of data stored in this <text:alphabetical-index-mark-start text:id="IMark4974695808" text:key1="annotation"/>column<text:alphabetical-index-mark-end text:id="IMark4974695808"/></text:p>
      <text:p text:style-name="P2"><text:s text:c="5"/>*/</text:p>
      <text:p text:style-name="P2"><text:s text:c="4"/>int length() default -1;</text:p>
      <text:p text:style-name="P2"/>
      <text:p text:style-name="P2"><text:s text:c="4"/>/**</text:p>
      <text:p text:style-name="P2"><text:s text:c="5"/>* Scale for the <text:alphabetical-index-mark-start text:id="IMark4974695808" text:key1="annotation"/>column<text:alphabetical-index-mark-end text:id="IMark4974695808"/> when handling floating point values.</text:p>
      <text:p text:style-name="P2"><text:s text:c="5"/>* @return the scale for the <text:alphabetical-index-mark-start text:id="IMark4974695808" text:key1="annotation"/>column<text:alphabetical-index-mark-end text:id="IMark4974695808"/> when handling floating point values</text:p>
      <text:p text:style-name="P2"><text:s text:c="5"/>*/</text:p>
      <text:p text:style-name="P2"><text:s text:c="4"/>int scale() default -1;</text:p>
      <text:p text:style-name="P2"/>
      <text:p text:style-name="P2"><text:s text:c="4"/>/**</text:p>
      <text:p text:style-name="P2"><text:s text:c="5"/>* Whether the <text:alphabetical-index-mark-start text:id="IMark4974695808" text:key1="annotation"/>column<text:alphabetical-index-mark-end text:id="IMark4974695808"/> allows null values to be inserted.</text:p>
      <text:p text:style-name="P2"><text:s text:c="5"/>* @return whether the <text:alphabetical-index-mark-start text:id="IMark4974695808" text:key1="annotation"/>column<text:alphabetical-index-mark-end text:id="IMark4974695808"/> allows null values to be inserted</text:p>
      <text:p text:style-name="P2"><text:s text:c="5"/>*/</text:p>
      <text:p text:style-name="P2"><text:s text:c="4"/>String allowsNull() default ““;</text:p>
      <text:p text:style-name="P2"/>
      <text:p text:style-name="P2"><text:s text:c="4"/>/**</text:p>
      <text:p text:style-name="P2"><text:s text:c="5"/>* Default <text:alphabetical-index-mark-start text:id="IMark4974695808" text:key1="annotation"/>value<text:alphabetical-index-mark-end text:id="IMark4974695808"/> for this <text:alphabetical-index-mark-start text:id="IMark4974695520" text:key1="annotation"/>column<text:alphabetical-index-mark-end text:id="IMark4974695520"/>.</text:p>
      <text:p text:style-name="P2"><text:s text:c="5"/>* @return the default <text:alphabetical-index-mark-start text:id="IMark4974695520" text:key1="annotation"/>value<text:alphabetical-index-mark-end text:id="IMark4974695520"/> for this <text:alphabetical-index-mark-start text:id="IMark4974695808" text:key1="annotation"/>column<text:alphabetical-index-mark-end text:id="IMark4974695808"/></text:p>
      <text:p text:style-name="P2"><text:s text:c="5"/>*/</text:p>
      <text:p text:style-name="P2"><text:s text:c="4"/>String defaultValue() default ““;</text:p>
      <text:p text:style-name="P2"/>
      <text:p text:style-name="P2"><text:s text:c="4"/>/**</text:p>
      <text:p text:style-name="P2"><text:s text:c="5"/>* <text:alphabetical-index-mark-start text:id="IMark4974695808" text:key1="annotation"/>Value<text:alphabetical-index-mark-end text:id="IMark4974695808"/> to be inserted when this is an “unmapped” <text:alphabetical-index-mark-start text:id="IMark4974695520" text:key1="annotation"/>column<text:alphabetical-index-mark-end text:id="IMark4974695520"/></text:p>
      <text:p text:style-name="P2"><text:soft-page-break/><text:s text:c="5"/>* @return the <text:alphabetical-index-mark-start text:id="IMark4974695520" text:key1="annotation"/>value<text:alphabetical-index-mark-end text:id="IMark4974695520"/> to be inserted when this is an “unmapped” <text:alphabetical-index-mark-start text:id="IMark4974695808" text:key1="annotation"/>column<text:alphabetical-index-mark-end text:id="IMark4974695808"/></text:p>
      <text:p text:style-name="P2"><text:s text:c="5"/>*/</text:p>
      <text:p text:style-name="P2"><text:s text:c="4"/>String insertValue() default ““;</text:p>
      <text:p text:style-name="P2"/>
      <text:p text:style-name="P2"><text:s text:c="4"/>/** Vendor <text:alphabetical-index-mark-start text:id="IMark4974695808" text:key1="annotation"/>extensions<text:alphabetical-index-mark-end text:id="IMark4974695808"/>.</text:p>
      <text:p text:style-name="P2"><text:s text:c="5"/>* @return the vendor <text:alphabetical-index-mark-start text:id="IMark4974695808" text:key1="annotation"/>extensions<text:alphabetical-index-mark-end text:id="IMark4974695808"/></text:p>
      <text:p text:style-name="P2"><text:s text:c="5"/>*/</text:p>
      <text:p text:style-name="P2"><text:s text:c="4"/><text:alphabetical-index-mark-start text:id="IMark4974695808" text:key1="annotation"/>Extension<text:alphabetical-index-mark-end text:id="IMark4974695808"/>[] <text:alphabetical-index-mark-start text:id="IMark4974695520" text:key1="annotation"/>extensions<text:alphabetical-index-mark-end text:id="IMark4974695520"/>() default {};</text:p>
      <text:p text:style-name="P2"/>
      <text:p text:style-name="P2"/>
      <text:p text:style-name="code"><text:s text:c="4"/>/**</text:p>
      <text:p text:style-name="code"><text:s text:c="5"/>* Position of this column in the table for this class (0=first, -1=unset).</text:p>
      <text:p text:style-name="code"><text:s text:c="5"/>* @return (relative) position of this column</text:p>
      <text:p text:style-name="code"><text:s text:c="5"/>* @since 3.1</text:p>
      <text:p text:style-name="code"><text:s text:c="5"/>*/</text:p>
      <text:p text:style-name="code"><text:s text:c="4"/>int position() default -1;</text:p>
      <text:p text:style-name="code">}</text:p>
      <text:p text:style-name="P2"/>
      <text:h text:style-name="P28" text:outline-level="3"><text:alphabetical-index-mark-start text:id="IMark4974695520" text:key1="annotation"/>Columns<text:alphabetical-index-mark-end text:id="IMark4974695520"/> Annotation</text:h>
      <text:p text:style-name="P2">@Target({ElementType.FIELD, ElementType.METHOD, ElementType.TYPE}) </text:p>
      <text:p text:style-name="P2">@Retention(RetentionPolicy.RUNTIME)</text:p>
      <text:p text:style-name="P2">public @interface <text:alphabetical-index-mark-start text:id="IMark4974695520" text:key1="annotation"/>Columns<text:alphabetical-index-mark-end text:id="IMark4974695520"/></text:p>
      <text:p text:style-name="P2">{</text:p>
      <text:p text:style-name="P2"><text:s text:c="4"/>/** The <text:alphabetical-index-mark-start text:id="IMark4974695520" text:key1="annotation"/>columns<text:alphabetical-index-mark-end text:id="IMark4974695520"/> annotation information.</text:p>
      <text:p text:style-name="P2"><text:s text:c="5"/>* @return the <text:alphabetical-index-mark-start text:id="IMark4974695520" text:key1="annotation"/>columns<text:alphabetical-index-mark-end text:id="IMark4974695520"/></text:p>
      <text:p text:style-name="P2"><text:s text:c="5"/>*/</text:p>
      <text:p text:style-name="P2"><text:s text:c="4"/><text:alphabetical-index-mark-start text:id="IMark4974695520" text:key1="annotation"/>Column<text:alphabetical-index-mark-end text:id="IMark4974695520"/>[] <text:alphabetical-index-mark-start text:id="IMark4974695808" text:key1="annotation"/>value<text:alphabetical-index-mark-end text:id="IMark4974695808"/>();</text:p>
      <text:p text:style-name="P2">}</text:p>
      <text:p text:style-name="P2"/>
      <text:h text:style-name="P28" text:outline-level="3"><text:alphabetical-index-mark-start text:id="IMark4974695808" text:key1="annotation"/>DatastoreIdentity<text:alphabetical-index-mark-end text:id="IMark4974695808"/> Annotation</text:h>
      <text:p text:style-name="P2">@Target(ElementType.TYPE) </text:p>
      <text:p text:style-name="P2">@Retention(RetentionPolicy.RUNTIME)</text:p>
      <text:p text:style-name="P2">public @interface <text:alphabetical-index-mark-start text:id="IMark4974695808" text:key1="annotation"/>DatastoreIdentity<text:alphabetical-index-mark-end text:id="IMark4974695808"/></text:p>
      <text:p text:style-name="P2">{</text:p>
      <text:p text:style-name="P2"><text:s text:c="4"/>/**</text:p>
      <text:p text:style-name="P2"><text:s text:c="5"/>* Strategy to use when generating datastore identities</text:p>
      <text:p text:style-name="P2"><text:s text:c="5"/>* @return Strategy to use when generating datastore identities</text:p>
      <text:p text:style-name="P2"><text:s text:c="5"/>*/</text:p>
      <text:p text:style-name="P2"><text:s text:c="4"/><text:alphabetical-index-mark-start text:id="IMark4974695808" text:key1="annotation"/>IdGeneratorStrategy<text:alphabetical-index-mark-end text:id="IMark4974695808"/> strategy() default <text:alphabetical-index-mark-start text:id="IMark4974695520" text:key1="annotation"/>IdGeneratorStrategy<text:alphabetical-index-mark-end text:id="IMark4974695520"/>.UNSPECIFIED;</text:p>
      <text:p text:style-name="P2"/>
      <text:p text:style-name="P2"><text:s text:c="4"/>/** Custom strategy to use to generate the <text:alphabetical-index-mark-start text:id="IMark4974695520" text:key1="annotation"/>value<text:alphabetical-index-mark-end text:id="IMark4974695520"/> for the identity. </text:p>
      <text:p text:style-name="P2"><text:s text:c="5"/>* If customStrategy is non-empty, then strategy must be UNSPECIFIED.</text:p>
      <text:p text:style-name="P2"><text:s text:c="5"/>* @return the custom strategy</text:p>
      <text:p text:style-name="P2"><text:s text:c="5"/>*/</text:p>
      <text:p text:style-name="P2"><text:s text:c="4"/>String customStrategy() default ““;</text:p>
      <text:p text:style-name="P2"/>
      <text:p text:style-name="P2"><text:s text:c="4"/>/**</text:p>
      <text:p text:style-name="P2"><text:s text:c="5"/>* Name of <text:alphabetical-index-mark-start text:id="IMark4974695520" text:key1="annotation"/>sequence<text:alphabetical-index-mark-end text:id="IMark4974695520"/> to use when the strategy involves sequences</text:p>
      <text:p text:style-name="P2"><text:s text:c="5"/>* @return Name of <text:alphabetical-index-mark-start text:id="IMark4974695520" text:key1="annotation"/>sequence<text:alphabetical-index-mark-end text:id="IMark4974695520"/> to use when the strategy involves sequences</text:p>
      <text:p text:style-name="P2"><text:s text:c="5"/>*/</text:p>
      <text:p text:style-name="P2"><text:s text:c="4"/>String <text:alphabetical-index-mark-start text:id="IMark4974695520" text:key1="annotation"/>sequence<text:alphabetical-index-mark-end text:id="IMark4974695520"/>() default ““;</text:p>
      <text:p text:style-name="P2"/>
      <text:p text:style-name="P2"><text:s text:c="4"/>/**</text:p>
      <text:p text:style-name="P2"><text:soft-page-break/><text:s text:c="5"/>* Name of the <text:alphabetical-index-mark-start text:id="IMark4974695520" text:key1="annotation"/>column<text:alphabetical-index-mark-end text:id="IMark4974695520"/> for the datastore identity</text:p>
      <text:p text:style-name="P2"><text:s text:c="5"/>* @return Name of the <text:alphabetical-index-mark-start text:id="IMark4974695520" text:key1="annotation"/>column<text:alphabetical-index-mark-end text:id="IMark4974695520"/> for the datastore identity</text:p>
      <text:p text:style-name="P2"><text:s text:c="5"/>*/</text:p>
      <text:p text:style-name="P2"><text:s text:c="4"/>String <text:alphabetical-index-mark-start text:id="IMark4974695520" text:key1="annotation"/>column<text:alphabetical-index-mark-end text:id="IMark4974695520"/>() default ““;</text:p>
      <text:p text:style-name="P2"/>
      <text:p text:style-name="P2"><text:s text:c="4"/>/**</text:p>
      <text:p text:style-name="P2"><text:s text:c="5"/>* The <text:alphabetical-index-mark-start text:id="IMark4974695520" text:key1="annotation"/>column<text:alphabetical-index-mark-end text:id="IMark4974695520"/>(s) making up the datastore identity.</text:p>
      <text:p text:style-name="P2"><text:s text:c="5"/>* @return The <text:alphabetical-index-mark-start text:id="IMark4974695520" text:key1="annotation"/>column<text:alphabetical-index-mark-end text:id="IMark4974695520"/>(s) making up the datastore identity.</text:p>
      <text:p text:style-name="P2"><text:s text:c="5"/>*/</text:p>
      <text:p text:style-name="P2"><text:s text:c="4"/><text:alphabetical-index-mark-start text:id="IMark4974695520" text:key1="annotation"/>Column<text:alphabetical-index-mark-end text:id="IMark4974695520"/>[] <text:alphabetical-index-mark-start text:id="IMark4974695808" text:key1="annotation"/>columns<text:alphabetical-index-mark-end text:id="IMark4974695808"/>() default {};</text:p>
      <text:p text:style-name="P2"/>
      <text:p text:style-name="P2"><text:s text:c="4"/>/** Vendor <text:alphabetical-index-mark-start text:id="IMark4974695808" text:key1="annotation"/>extensions<text:alphabetical-index-mark-end text:id="IMark4974695808"/>. </text:p>
      <text:p text:style-name="P2"><text:s text:c="5"/>* @return the vendor <text:alphabetical-index-mark-start text:id="IMark4974695808" text:key1="annotation"/>extensions<text:alphabetical-index-mark-end text:id="IMark4974695808"/></text:p>
      <text:p text:style-name="P2"><text:s text:c="5"/>*/</text:p>
      <text:p text:style-name="P2"><text:s text:c="4"/><text:alphabetical-index-mark-start text:id="IMark4974695808" text:key1="annotation"/>Extension<text:alphabetical-index-mark-end text:id="IMark4974695808"/>[] <text:alphabetical-index-mark-start text:id="IMark4974695520" text:key1="annotation"/>extensions<text:alphabetical-index-mark-end text:id="IMark4974695520"/>() default {};</text:p>
      <text:p text:style-name="P2">}</text:p>
      <text:p text:style-name="P2"/>
      <text:h text:style-name="P28" text:outline-level="3"><text:alphabetical-index-mark-start text:id="IMark4974695520" text:key1="annotation"/>Discriminator<text:alphabetical-index-mark-end text:id="IMark4974695520"/> Annotation</text:h>
      <text:p text:style-name="P2">@Target(ElementType.TYPE) </text:p>
      <text:p text:style-name="P2">@Retention(RetentionPolicy.RUNTIME)</text:p>
      <text:p text:style-name="P2">public @interface <text:alphabetical-index-mark-start text:id="IMark4974695520" text:key1="annotation"/>Discriminator<text:alphabetical-index-mark-end text:id="IMark4974695520"/></text:p>
      <text:p text:style-name="P2">{</text:p>
      <text:p text:style-name="P2"><text:s text:c="4"/>/**</text:p>
      <text:p text:style-name="P2"><text:s text:c="5"/>* Strategy to use for the <text:alphabetical-index-mark-start text:id="IMark4974695520" text:key1="annotation"/>discriminator<text:alphabetical-index-mark-end text:id="IMark4974695520"/>. The <text:alphabetical-index-mark-start text:id="IMark4974695808" text:key1="annotation"/>discriminator<text:alphabetical-index-mark-end text:id="IMark4974695808"/> determines</text:p>
      <text:p text:style-name="P2"><text:s text:c="5"/>* the class associated with a row in the datastore.</text:p>
      <text:p text:style-name="P2"><text:s text:c="5"/>* @return the strategy to use for the <text:alphabetical-index-mark-start text:id="IMark4974695808" text:key1="annotation"/>discriminator<text:alphabetical-index-mark-end text:id="IMark4974695808"/></text:p>
      <text:p text:style-name="P2"><text:s text:c="5"/>*/</text:p>
      <text:p text:style-name="P2"><text:s text:c="4"/><text:alphabetical-index-mark-start text:id="IMark4974695808" text:key1="annotation"/>DiscriminatorStrategy<text:alphabetical-index-mark-end text:id="IMark4974695808"/> strategy() </text:p>
      <text:p text:style-name="P2"><text:s text:c="8"/>default <text:alphabetical-index-mark-start text:id="IMark4974695808" text:key1="annotation"/>DiscriminatorStrategy<text:alphabetical-index-mark-end text:id="IMark4974695808"/>.UNSPECIFIED;</text:p>
      <text:p text:style-name="P2"/>
      <text:p text:style-name="P2"><text:s text:c="4"/>/** Custom strategy to use for the <text:alphabetical-index-mark-start text:id="IMark4974695808" text:key1="annotation"/>discriminator<text:alphabetical-index-mark-end text:id="IMark4974695808"/>. </text:p>
      <text:p text:style-name="P2"><text:s text:c="5"/>* If customStrategy is non-empty, then strategy must be UNSPECIFIED.</text:p>
      <text:p text:style-name="P2"><text:s text:c="5"/>* @return the custom strategy</text:p>
      <text:p text:style-name="P2"><text:s text:c="5"/>*/</text:p>
      <text:p text:style-name="P2"><text:s text:c="4"/>String customStrategy() default ““;</text:p>
      <text:p text:style-name="P2"/>
      <text:p text:style-name="P2"><text:s text:c="4"/>/**</text:p>
      <text:p text:style-name="P2"><text:s text:c="5"/>* Whether the <text:alphabetical-index-mark-start text:id="IMark4974695808" text:key1="annotation"/>discriminator<text:alphabetical-index-mark-end text:id="IMark4974695808"/> is indexed.</text:p>
      <text:p text:style-name="P2"><text:s text:c="5"/>* @return whether the <text:alphabetical-index-mark-start text:id="IMark4974695808" text:key1="annotation"/>discriminator<text:alphabetical-index-mark-end text:id="IMark4974695808"/> is indexed</text:p>
      <text:p text:style-name="P2"><text:s text:c="5"/>*/</text:p>
      <text:p text:style-name="P2"><text:s text:c="4"/>String indexed() default ““;</text:p>
      <text:p text:style-name="P2"/>
      <text:p text:style-name="P2"><text:s text:c="4"/>/**</text:p>
      <text:p text:style-name="P2"><text:s text:c="5"/>* Name of the <text:alphabetical-index-mark-start text:id="IMark4974695808" text:key1="annotation"/>column<text:alphabetical-index-mark-end text:id="IMark4974695808"/> for the <text:alphabetical-index-mark-start text:id="IMark4974695520" text:key1="annotation"/>discriminator<text:alphabetical-index-mark-end text:id="IMark4974695520"/></text:p>
      <text:p text:style-name="P2"><text:s text:c="5"/>* @return the name of the <text:alphabetical-index-mark-start text:id="IMark4974695520" text:key1="annotation"/>column<text:alphabetical-index-mark-end text:id="IMark4974695520"/> for the <text:alphabetical-index-mark-start text:id="IMark4974695808" text:key1="annotation"/>discriminator<text:alphabetical-index-mark-end text:id="IMark4974695808"/></text:p>
      <text:p text:style-name="P2"><text:s text:c="5"/>*/</text:p>
      <text:p text:style-name="P2"><text:s text:c="4"/>String <text:alphabetical-index-mark-start text:id="IMark4974695808" text:key1="annotation"/>column<text:alphabetical-index-mark-end text:id="IMark4974695808"/>() default ““;</text:p>
      <text:p text:style-name="P2"/>
      <text:p text:style-name="P2"><text:s text:c="4"/>/**</text:p>
      <text:p text:style-name="P2"><text:s text:c="5"/>* The <text:alphabetical-index-mark-start text:id="IMark4974695808" text:key1="annotation"/>value<text:alphabetical-index-mark-end text:id="IMark4974695808"/> for the <text:alphabetical-index-mark-start text:id="IMark4974695520" text:key1="annotation"/>discriminator<text:alphabetical-index-mark-end text:id="IMark4974695520"/> for objects of this class </text:p>
      <text:p text:style-name="P2"><text:s text:c="5"/>* when using “<text:alphabetical-index-mark-start text:id="IMark4974695520" text:key1="annotation"/>value<text:alphabetical-index-mark-end text:id="IMark4974695520"/>-map” strategy.</text:p>
      <text:p text:style-name="P2"><text:s text:c="5"/>* @return The <text:alphabetical-index-mark-start text:id="IMark4974695520" text:key1="annotation"/>value<text:alphabetical-index-mark-end text:id="IMark4974695520"/> for the <text:alphabetical-index-mark-start text:id="IMark4974695808" text:key1="annotation"/>discriminator<text:alphabetical-index-mark-end text:id="IMark4974695808"/> for objects of this class </text:p>
      <text:p text:style-name="P2"><text:s text:c="5"/>* when using “<text:alphabetical-index-mark-start text:id="IMark4974695808" text:key1="annotation"/>value<text:alphabetical-index-mark-end text:id="IMark4974695808"/>-map” strategy</text:p>
      <text:p text:style-name="P2"><text:s text:c="5"/>*/</text:p>
      <text:p text:style-name="P2"><text:soft-page-break/><text:s text:c="4"/>String <text:alphabetical-index-mark-start text:id="IMark4974695808" text:key1="annotation"/>value<text:alphabetical-index-mark-end text:id="IMark4974695808"/>() default ““;</text:p>
      <text:p text:style-name="P2"/>
      <text:p text:style-name="P2"><text:s text:c="4"/>/**</text:p>
      <text:p text:style-name="P2"><text:s text:c="5"/>* The <text:alphabetical-index-mark-start text:id="IMark4974695808" text:key1="annotation"/>column<text:alphabetical-index-mark-end text:id="IMark4974695808"/>(s) making up the <text:alphabetical-index-mark-start text:id="IMark4974695520" text:key1="annotation"/>discriminator<text:alphabetical-index-mark-end text:id="IMark4974695520"/>.</text:p>
      <text:p text:style-name="P2"><text:s text:c="5"/>* @return the <text:alphabetical-index-mark-start text:id="IMark4974695520" text:key1="annotation"/>column<text:alphabetical-index-mark-end text:id="IMark4974695520"/>(s) making up the <text:alphabetical-index-mark-start text:id="IMark4974695808" text:key1="annotation"/>discriminator<text:alphabetical-index-mark-end text:id="IMark4974695808"/></text:p>
      <text:p text:style-name="P2"><text:s text:c="5"/>*/</text:p>
      <text:p text:style-name="P2"><text:s text:c="4"/><text:alphabetical-index-mark-start text:id="IMark4974695808" text:key1="annotation"/>Column<text:alphabetical-index-mark-end text:id="IMark4974695808"/>[] <text:alphabetical-index-mark-start text:id="IMark4974695520" text:key1="annotation"/>columns<text:alphabetical-index-mark-end text:id="IMark4974695520"/>() default {};</text:p>
      <text:p text:style-name="P2">}</text:p>
      <text:p text:style-name="P2"/>
      <text:h text:style-name="P28" text:outline-level="3"><text:alphabetical-index-mark-start text:id="IMark4974695520" text:key1="annotation"/>DiscriminatorStrategy<text:alphabetical-index-mark-end text:id="IMark4974695520"/> Enum</text:h>
      <text:p text:style-name="P2"/>
      <text:p text:style-name="P2">public enum <text:alphabetical-index-mark-start text:id="IMark4974695520" text:key1="annotation"/>DiscriminatorStrategy<text:alphabetical-index-mark-end text:id="IMark4974695520"/></text:p>
      <text:p text:style-name="P2">{</text:p>
      <text:p text:style-name="P2"><text:s text:c="4"/>UNSPECIFIED,</text:p>
      <text:p text:style-name="P2"><text:s text:c="4"/>NONE,</text:p>
      <text:p text:style-name="P2"><text:s text:c="4"/><text:alphabetical-index-mark-start text:id="IMark4974695520" text:key1="annotation"/>VALUE<text:alphabetical-index-mark-end text:id="IMark4974695520"/>_MAP,</text:p>
      <text:p text:style-name="P2"><text:s text:c="4"/>CLASS_NAME</text:p>
      <text:p text:style-name="P2">}</text:p>
      <text:p text:style-name="P2"/>
      <text:h text:style-name="P28" text:outline-level="3"><text:alphabetical-index-mark-start text:id="IMark4974695520" text:key1="annotation"/>Element<text:alphabetical-index-mark-end text:id="IMark4974695520"/> Annotation</text:h>
      <text:p text:style-name="P2">@Target({<text:change-start text:change-id="ct140613301936544"/>ElementType.ANNOTATION_TYPE, <text:change-end text:change-id="ct140613301936544"/>ElementType.FIELD, ElementType.METHOD}) </text:p>
      <text:p text:style-name="P2">@Retention(RetentionPolicy.RUNTIME)</text:p>
      <text:p text:style-name="P2">public @interface <text:alphabetical-index-mark-start text:id="IMark4974695520" text:key1="annotation"/>Element<text:alphabetical-index-mark-end text:id="IMark4974695520"/></text:p>
      <text:p text:style-name="P2">{</text:p>
      <text:p text:style-name="P2"><text:s text:c="4"/>/**</text:p>
      <text:p text:style-name="P2"><text:s text:c="5"/>* Types of the element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elements</text:p>
      <text:p text:style-name="P2"><text:s text:c="5"/>*/</text:p>
      <text:p text:style-name="P2"><text:s text:c="4"/>Class[] types() default {};</text:p>
      <text:p text:style-name="P2"/>
      <text:p text:style-name="P2"><text:s text:c="4"/>/**</text:p>
      <text:p text:style-name="P2"><text:s text:c="5"/>* Whether the <text:alphabetical-index-mark-start text:id="IMark4974695520" text:key1="annotation"/>element<text:alphabetical-index-mark-end text:id="IMark4974695520"/> is to be stored <text:alphabetical-index-mark-start text:id="IMark4974695808" text:key1="annotation"/>serialized<text:alphabetical-index-mark-end text:id="IMark4974695808"/> (into a <text:alphabetical-index-mark-start text:id="IMark4974695040" text:key1="annotation"/>join<text:alphabetical-index-mark-end text:id="IMark4974695040"/> table)</text:p>
      <text:p text:style-name="P2"><text:s text:c="5"/>* @return whether the <text:alphabetical-index-mark-start text:id="IMark4974695040" text:key1="annotation"/>element<text:alphabetical-index-mark-end text:id="IMark4974695040"/> is to be stored <text:alphabetical-index-mark-start text:id="IMark4974695808" text:key1="annotation"/>serialized<text:alphabetical-index-mark-end text:id="IMark4974695808"/> </text:p>
      <text:p text:style-name="P2"><text:s text:c="5"/>* (into a <text:alphabetical-index-mark-start text:id="IMark4974695808" text:key1="annotation"/>join<text:alphabetical-index-mark-end text:id="IMark4974695808"/> table)</text:p>
      <text:p text:style-name="P2"><text:s text:c="5"/>*/</text:p>
      <text:p text:style-name="P2"><text:s text:c="4"/>String <text:alphabetical-index-mark-start text:id="IMark4974695808" text:key1="annotation"/>serialized<text:alphabetical-index-mark-end text:id="IMark4974695808"/>() default ““;</text:p>
      <text:p text:style-name="P2"/>
      <text:p text:style-name="P2"><text:s text:c="4"/>/** Whether this <text:alphabetical-index-mark-start text:id="IMark4974695808" text:key1="annotation"/>element<text:alphabetical-index-mark-end text:id="IMark4974695808"/> is <text:alphabetical-index-mark-start text:id="IMark4974695040" text:key1="annotation"/>embedded<text:alphabetical-index-mark-end text:id="IMark4974695040"/>. </text:p>
      <text:p text:style-name="P2"><text:s text:c="5"/>* @return whether this <text:alphabetical-index-mark-start text:id="IMark4974695040" text:key1="annotation"/>element<text:alphabetical-index-mark-end text:id="IMark4974695040"/> is <text:alphabetical-index-mark-start text:id="IMark4974695808" text:key1="annotation"/>embedded<text:alphabetical-index-mark-end text:id="IMark4974695808"/></text:p>
      <text:p text:style-name="P2"><text:s text:c="5"/>*/</text:p>
      <text:p text:style-name="P2"><text:s text:c="4"/>String <text:alphabetical-index-mark-start text:id="IMark4974695808" text:key1="annotation"/>embedded<text:alphabetical-index-mark-end text:id="IMark4974695808"/>() default ““;</text:p>
      <text:p text:style-name="P2"/>
      <text:p text:style-name="P2"><text:s text:c="4"/>/**</text:p>
      <text:p text:style-name="P2"><text:s text:c="5"/>* The <text:alphabetical-index-mark-start text:id="IMark4974695808" text:key1="annotation"/>embedded<text:alphabetical-index-mark-end text:id="IMark4974695808"/> mapping for the <text:alphabetical-index-mark-start text:id="IMark4974695040" text:key1="annotation"/>element<text:alphabetical-index-mark-end text:id="IMark4974695040"/>.</text:p>
      <text:p text:style-name="P2"><text:s text:c="5"/>* @return the <text:alphabetical-index-mark-start text:id="IMark4974695040" text:key1="annotation"/>embedded<text:alphabetical-index-mark-end text:id="IMark4974695040"/> mapping for the <text:alphabetical-index-mark-start text:id="IMark4974695808" text:key1="annotation"/>element<text:alphabetical-index-mark-end text:id="IMark4974695808"/></text:p>
      <text:p text:style-name="P2"><text:s text:c="5"/>*/</text:p>
      <text:p text:style-name="P2"><text:s text:c="4"/><text:alphabetical-index-mark-start text:id="IMark4974695808" text:key1="annotation"/>Embedded<text:alphabetical-index-mark-end text:id="IMark4974695808"/>[] embeddedMapping() default {};</text:p>
      <text:p text:style-name="P2"/>
      <text:p text:style-name="P2"><text:s text:c="4"/>/**</text:p>
      <text:p text:style-name="P2"><text:s text:c="5"/>* Whether the <text:alphabetical-index-mark-start text:id="IMark4974695808" text:key1="annotation"/>element<text:alphabetical-index-mark-end text:id="IMark4974695808"/> is dependent on the owner, and will be deleted </text:p>
      <text:p text:style-name="P2"><text:s text:c="5"/>* when the owner is deleted.</text:p>
      <text:p text:style-name="P2"><text:soft-page-break/><text:s text:c="5"/>* @return whether the <text:alphabetical-index-mark-start text:id="IMark4974695808" text:key1="annotation"/>element<text:alphabetical-index-mark-end text:id="IMark4974695808"/> is dependent on the owner, and will be </text:p>
      <text:p text:style-name="P2"><text:s text:c="5"/>* deleted when the owner is deleted</text:p>
      <text:p text:style-name="P2"><text:s text:c="5"/>*/</text:p>
      <text:p text:style-name="P2"><text:s text:c="4"/>String dependent() default ““;</text:p>
      <text:p text:style-name="P2"/>
      <text:p text:style-name="P2"><text:s text:c="4"/>/**</text:p>
      <text:p text:style-name="P2"><text:s text:c="5"/>* Name of the table for the <text:alphabetical-index-mark-start text:id="IMark4974695808" text:key1="annotation"/>element<text:alphabetical-index-mark-end text:id="IMark4974695808"/>.</text:p>
      <text:p text:style-name="P2"><text:s text:c="5"/>* @return name of the table for the <text:alphabetical-index-mark-start text:id="IMark4974695808" text:key1="annotation"/>element<text:alphabetical-index-mark-end text:id="IMark4974695808"/></text:p>
      <text:p text:style-name="P2"><text:s text:c="5"/>*/</text:p>
      <text:p text:style-name="P2"><text:s text:c="4"/>String table() default ““;</text:p>
      <text:p text:style-name="P2"/>
      <text:p text:style-name="P2"><text:s text:c="4"/>/**</text:p>
      <text:p text:style-name="P2"><text:s text:c="5"/>* Name of the <text:alphabetical-index-mark-start text:id="IMark4974695808" text:key1="annotation"/>column<text:alphabetical-index-mark-end text:id="IMark4974695808"/> to store the <text:alphabetical-index-mark-start text:id="IMark4974695040" text:key1="annotation"/>element<text:alphabetical-index-mark-end text:id="IMark4974695040"/> in.</text:p>
      <text:p text:style-name="P2"><text:s text:c="5"/>* @return name of the <text:alphabetical-index-mark-start text:id="IMark4974695040" text:key1="annotation"/>column<text:alphabetical-index-mark-end text:id="IMark4974695040"/> to store the <text:alphabetical-index-mark-start text:id="IMark4974695808" text:key1="annotation"/>element<text:alphabetical-index-mark-end text:id="IMark4974695808"/> in</text:p>
      <text:p text:style-name="P2"><text:s text:c="5"/>*/</text:p>
      <text:p text:style-name="P2"><text:s text:c="4"/>String <text:alphabetical-index-mark-start text:id="IMark4974695808" text:key1="annotation"/>column<text:alphabetical-index-mark-end text:id="IMark4974695808"/>() default ““;</text:p>
      <text:p text:style-name="P2"/>
      <text:p text:style-name="P2"><text:s text:c="4"/>/**</text:p>
      <text:p text:style-name="P2"><text:s text:c="5"/>* Delete action to apply to any foreign <text:alphabetical-index-mark-start text:id="IMark4974695808" text:key1="annotation"/>key<text:alphabetical-index-mark-end text:id="IMark4974695808"/> for the <text:alphabetical-index-mark-start text:id="IMark4974695040" text:key1="annotation"/>element<text:alphabetical-index-mark-end text:id="IMark4974695040"/>.</text:p>
      <text:p text:style-name="P2"><text:s text:c="5"/>* @return delete action to apply to any foreign <text:alphabetical-index-mark-start text:id="IMark4974695040" text:key1="annotation"/>key<text:alphabetical-index-mark-end text:id="IMark4974695040"/> for the <text:alphabetical-index-mark-start text:id="IMark4974695808" text:key1="annotation"/>element<text:alphabetical-index-mark-end text:id="IMark4974695808"/></text:p>
      <text:p text:style-name="P2"><text:s text:c="5"/>*/</text:p>
      <text:p text:style-name="P2"><text:s text:c="4"/><text:alphabetical-index-mark-start text:id="IMark4974695808" text:key1="annotation"/>ForeignKeyAction<text:alphabetical-index-mark-end text:id="IMark4974695808"/> deleteAction() default <text:alphabetical-index-mark-start text:id="IMark4974695040" text:key1="annotation"/>ForeignKeyAction<text:alphabetical-index-mark-end text:id="IMark4974695040"/>.UNSPECIFIED;</text:p>
      <text:p text:style-name="P2"/>
      <text:p text:style-name="P2"><text:s text:c="4"/>/**</text:p>
      <text:p text:style-name="P2"><text:s text:c="5"/>* Update action to apply to any foreign <text:alphabetical-index-mark-start text:id="IMark4974695040" text:key1="annotation"/>key<text:alphabetical-index-mark-end text:id="IMark4974695040"/> for the <text:alphabetical-index-mark-start text:id="IMark4974695808" text:key1="annotation"/>element<text:alphabetical-index-mark-end text:id="IMark4974695808"/></text:p>
      <text:p text:style-name="P2"><text:s text:c="5"/>* @return update action to apply to any foreign <text:alphabetical-index-mark-start text:id="IMark4974695808" text:key1="annotation"/>key<text:alphabetical-index-mark-end text:id="IMark4974695808"/> for the <text:alphabetical-index-mark-start text:id="IMark4974695040" text:key1="annotation"/>element<text:alphabetical-index-mark-end text:id="IMark4974695040"/></text:p>
      <text:p text:style-name="P2"><text:s text:c="5"/>*/</text:p>
      <text:p text:style-name="P2"><text:s text:c="4"/><text:alphabetical-index-mark-start text:id="IMark4974695040" text:key1="annotation"/>ForeignKeyAction<text:alphabetical-index-mark-end text:id="IMark4974695040"/> updateAction() default <text:alphabetical-index-mark-start text:id="IMark4974695808" text:key1="annotation"/>ForeignKeyAction<text:alphabetical-index-mark-end text:id="IMark4974695808"/>.UNSPECIFIED;</text:p>
      <text:p text:style-name="P2"/>
      <text:p text:style-name="P2"><text:s text:c="4"/>/**</text:p>
      <text:p text:style-name="P2"><text:s text:c="5"/>* Whether the <text:alphabetical-index-mark-start text:id="IMark4974695808" text:key1="annotation"/>value<text:alphabetical-index-mark-end text:id="IMark4974695808"/> <text:alphabetical-index-mark-start text:id="IMark4974695040" text:key1="annotation"/>column<text:alphabetical-index-mark-end text:id="IMark4974695040"/>(s) should be indexed.</text:p>
      <text:p text:style-name="P2"><text:s text:c="5"/>* @return whether the <text:alphabetical-index-mark-start text:id="IMark4974695040" text:key1="annotation"/>value<text:alphabetical-index-mark-end text:id="IMark4974695040"/> <text:alphabetical-index-mark-start text:id="IMark4974695808" text:key1="annotation"/>column<text:alphabetical-index-mark-end text:id="IMark4974695808"/>(s) should be indexed.</text:p>
      <text:p text:style-name="P2"><text:s text:c="5"/>*/</text:p>
      <text:p text:style-name="P2"><text:s text:c="4"/>String indexed() default ““;</text:p>
      <text:p text:style-name="P2"/>
      <text:p text:style-name="P2"><text:s text:c="4"/>/** The name of the <text:alphabetical-index-mark-start text:id="IMark4974695808" text:key1="annotation"/>index<text:alphabetical-index-mark-end text:id="IMark4974695808"/> to generate. </text:p>
      <text:p text:style-name="P2"><text:s text:c="5"/>* @return the name of the <text:alphabetical-index-mark-start text:id="IMark4974695808" text:key1="annotation"/>index<text:alphabetical-index-mark-end text:id="IMark4974695808"/></text:p>
      <text:p text:style-name="P2"><text:s text:c="5"/>*/</text:p>
      <text:p text:style-name="P2"><text:s text:c="4"/>String <text:alphabetical-index-mark-start text:id="IMark4974695808" text:key1="annotation"/>index<text:alphabetical-index-mark-end text:id="IMark4974695808"/>() default ““;</text:p>
      <text:p text:style-name="P2"/>
      <text:p text:style-name="P2"><text:s text:c="4"/>/**</text:p>
      <text:p text:style-name="P2"><text:s text:c="5"/>* Whether a <text:alphabetical-index-mark-start text:id="IMark4974695808" text:key1="annotation"/>unique<text:alphabetical-index-mark-end text:id="IMark4974695808"/> constraint should be generated or assumed.</text:p>
      <text:p text:style-name="P2"><text:s text:c="5"/>* @return whether a <text:alphabetical-index-mark-start text:id="IMark4974695808" text:key1="annotation"/>unique<text:alphabetical-index-mark-end text:id="IMark4974695808"/> constraint should be generated or assumed</text:p>
      <text:p text:style-name="P2"><text:s text:c="5"/>*/</text:p>
      <text:p text:style-name="P2"><text:s text:c="4"/>String <text:alphabetical-index-mark-start text:id="IMark4974695808" text:key1="annotation"/>unique<text:alphabetical-index-mark-end text:id="IMark4974695808"/>() default ““;</text:p>
      <text:p text:style-name="P2"/>
      <text:p text:style-name="P2"><text:s text:c="4"/>/**</text:p>
      <text:p text:style-name="P2"><text:s text:c="5"/>* The name of the <text:alphabetical-index-mark-start text:id="IMark4974695808" text:key1="annotation"/>unique<text:alphabetical-index-mark-end text:id="IMark4974695808"/> <text:alphabetical-index-mark-start text:id="IMark4974695040" text:key1="annotation"/>key<text:alphabetical-index-mark-end text:id="IMark4974695040"/> constraint to generate.</text:p>
      <text:p text:style-name="P2"><text:s text:c="5"/>* @return the name of the <text:alphabetical-index-mark-start text:id="IMark4974695040" text:key1="annotation"/>unique<text:alphabetical-index-mark-end text:id="IMark4974695040"/> <text:alphabetical-index-mark-start text:id="IMark4974695808" text:key1="annotation"/>key<text:alphabetical-index-mark-end text:id="IMark4974695808"/> constraint</text:p>
      <text:p text:style-name="P2"><text:s text:c="5"/>*/</text:p>
      <text:p text:style-name="P2"><text:s text:c="4"/>String uniqueKey() default ““;</text:p>
      <text:p text:style-name="P2"/>
      <text:p text:style-name="P2"><text:s text:c="4"/>/**</text:p>
      <text:p text:style-name="P2"><text:s text:c="5"/>* Name of the member in the target class that forms a bidirectional </text:p>
      <text:p text:style-name="P2"><text:s text:c="5"/>* relationship with this member. </text:p>
      <text:p text:style-name="P2"><text:s text:c="5"/>* @return name of the member in the target class that forms a bidirectional </text:p>
      <text:p text:style-name="P2"><text:soft-page-break/><text:s text:c="5"/>* relationship with this member</text:p>
      <text:p text:style-name="P2"><text:s text:c="5"/>*/</text:p>
      <text:p text:style-name="P2"><text:s text:c="4"/>String mappedBy() default ““;</text:p>
      <text:p text:style-name="P2"/>
      <text:p text:style-name="P2"><text:s text:c="4"/>/**</text:p>
      <text:p text:style-name="P2"><text:s text:c="5"/>* The <text:alphabetical-index-mark-start text:id="IMark4974695808" text:key1="annotation"/>column<text:alphabetical-index-mark-end text:id="IMark4974695808"/>(s) for the <text:alphabetical-index-mark-start text:id="IMark4974695040" text:key1="annotation"/>element<text:alphabetical-index-mark-end text:id="IMark4974695040"/>.</text:p>
      <text:p text:style-name="P2"><text:s text:c="5"/>* @return the <text:alphabetical-index-mark-start text:id="IMark4974695040" text:key1="annotation"/>column<text:alphabetical-index-mark-end text:id="IMark4974695040"/>(s) for the <text:alphabetical-index-mark-start text:id="IMark4974695808" text:key1="annotation"/>element<text:alphabetical-index-mark-end text:id="IMark4974695808"/></text:p>
      <text:p text:style-name="P2"><text:s text:c="5"/>*/</text:p>
      <text:p text:style-name="P2"><text:s text:c="4"/><text:alphabetical-index-mark-start text:id="IMark4974695808" text:key1="annotation"/>Column<text:alphabetical-index-mark-end text:id="IMark4974695808"/>[] <text:alphabetical-index-mark-start text:id="IMark4974695040" text:key1="annotation"/>columns<text:alphabetical-index-mark-end text:id="IMark4974695040"/>() default {};</text:p>
      <text:p text:style-name="P2"/>
      <text:p text:style-name="P2"><text:s text:c="4"/>/** Generate or assume a foreign <text:alphabetical-index-mark-start text:id="IMark4974695040" text:key1="annotation"/>key<text:alphabetical-index-mark-end text:id="IMark4974695040"/> constraint exists on the <text:alphabetical-index-mark-start text:id="IMark4974695808" text:key1="annotation"/>column<text:alphabetical-index-mark-end text:id="IMark4974695808"/></text:p>
      <text:p text:style-name="P2"><text:s text:c="5"/>* or <text:alphabetical-index-mark-start text:id="IMark4974695808" text:key1="annotation"/>columns<text:alphabetical-index-mark-end text:id="IMark4974695808"/> associated with this <text:alphabetical-index-mark-start text:id="IMark4974695040" text:key1="annotation"/>join<text:alphabetical-index-mark-end text:id="IMark4974695040"/>. Specify “true” or “false”.</text:p>
      <text:p text:style-name="P2"><text:s text:c="5"/>* @return whether to generate or assume a primary <text:alphabetical-index-mark-start text:id="IMark4974695040" text:key1="annotation"/>key<text:alphabetical-index-mark-end text:id="IMark4974695040"/> constraint</text:p>
      <text:p text:style-name="P2"><text:s text:c="5"/>*/</text:p>
      <text:p text:style-name="P2"><text:s text:c="4"/>String generateForeignKey() default ““;</text:p>
      <text:p text:style-name="P2"/>
      <text:p text:style-name="P2"><text:s text:c="4"/>/** Name for a generated foreign <text:alphabetical-index-mark-start text:id="IMark4974695040" text:key1="annotation"/>key<text:alphabetical-index-mark-end text:id="IMark4974695040"/> constraint.</text:p>
      <text:p text:style-name="P2"><text:s text:c="5"/>* @return the name of the generated foreign <text:alphabetical-index-mark-start text:id="IMark4974695040" text:key1="annotation"/>key<text:alphabetical-index-mark-end text:id="IMark4974695040"/> constraint</text:p>
      <text:p text:style-name="P2"><text:s text:c="5"/>*/</text:p>
      <text:p text:style-name="P2"><text:s text:c="4"/>String <text:alphabetical-index-mark-start text:id="IMark4974695040" text:key1="annotation"/>foreignKey<text:alphabetical-index-mark-end text:id="IMark4974695040"/>() default ““;</text:p>
      <text:p text:style-name="P2"/>
      <text:p text:style-name="P2"><text:s text:c="4"/>/** Vendor <text:alphabetical-index-mark-start text:id="IMark4974695040" text:key1="annotation"/>extensions<text:alphabetical-index-mark-end text:id="IMark4974695040"/>.</text:p>
      <text:p text:style-name="P2"><text:s text:c="5"/>* @return the vendor <text:alphabetical-index-mark-start text:id="IMark4974695040" text:key1="annotation"/>extensions<text:alphabetical-index-mark-end text:id="IMark4974695040"/></text:p>
      <text:p text:style-name="P2"><text:s text:c="5"/>*/</text:p>
      <text:p text:style-name="P2"><text:s text:c="4"/><text:alphabetical-index-mark-start text:id="IMark4974695040" text:key1="annotation"/>Extension<text:alphabetical-index-mark-end text:id="IMark4974695040"/>[] <text:alphabetical-index-mark-start text:id="IMark4974695808" text:key1="annotation"/>extensions<text:alphabetical-index-mark-end text:id="IMark4974695808"/>() default {};</text:p>
      <text:p text:style-name="P2">}</text:p>
      <text:p text:style-name="P2"/>
      <text:h text:style-name="P29" text:outline-level="3"><text:alphabetical-index-mark-start text:id="IMark4974695808" text:key1="annotation"/>Convert Annotation<text:alphabetical-index-mark-end text:id="IMark4974695808"/></text:h>
      <text:p text:style-name="P25"><text:alphabetical-index-mark-start text:id="IMark4974695808" text:key1="annotation"/>@Retention(RetentionPolicy.RUNTIME)<text:alphabetical-index-mark-end text:id="IMark4974695808"/></text:p>
      <text:p text:style-name="P23"><text:alphabetical-index-mark-start text:id="IMark4974695808" text:key1="annotation"/>@Target({ElementType.TYPE, ElementType.METHOD, ElementType.FIELD})<text:alphabetical-index-mark-end text:id="IMark4974695808"/></text:p>
      <text:p text:style-name="P23"><text:alphabetical-index-mark-start text:id="IMark4974695808" text:key1="annotation"/>@Repeatable(Converts.class)<text:alphabetical-index-mark-end text:id="IMark4974695808"/></text:p>
      <text:p text:style-name="P23"><text:alphabetical-index-mark-start text:id="IMark4974695808" text:key1="annotation"/>public @interface Convert {<text:alphabetical-index-mark-end text:id="IMark4974695808"/></text:p>
      <text:p text:style-name="P23"><text:alphabetical-index-mark-start text:id="IMark4974695808" text:key1="annotation"/><text:s text:c="8"/>/**<text:alphabetical-index-mark-end text:id="IMark4974695808"/></text:p>
      <text:p text:style-name="P23"><text:alphabetical-index-mark-start text:id="IMark4974695808" text:key1="annotation"/><text:s text:c="9"/>* The {@link AttributeConverter} to use for conversion.<text:alphabetical-index-mark-end text:id="IMark4974695808"/></text:p>
      <text:p text:style-name="P23"><text:alphabetical-index-mark-start text:id="IMark4974695808" text:key1="annotation"/><text:s text:c="9"/>* @return Converter class to use<text:alphabetical-index-mark-end text:id="IMark4974695808"/></text:p>
      <text:p text:style-name="P23"><text:alphabetical-index-mark-start text:id="IMark4974695808" text:key1="annotation"/><text:s text:c="9"/>*/<text:alphabetical-index-mark-end text:id="IMark4974695808"/></text:p>
      <text:p text:style-name="P23"><text:alphabetical-index-mark-start text:id="IMark4974695808" text:key1="annotation"/><text:s text:c="8"/>@SuppressWarnings("rawtypes")<text:alphabetical-index-mark-end text:id="IMark4974695808"/></text:p>
      <text:p text:style-name="P23"><text:alphabetical-index-mark-start text:id="IMark4974695808" text:key1="annotation"/><text:s text:c="8"/>Class&lt;? extends AttributeConverter&gt; value();<text:alphabetical-index-mark-end text:id="IMark4974695808"/></text:p>
      <text:p text:style-name="P23"><text:alphabetical-index-mark text:string-value=" " text:key1="annotation"/></text:p>
      <text:p text:style-name="P23"><text:alphabetical-index-mark-start text:id="IMark4974695808" text:key1="annotation"/><text:s text:c="8"/>/**<text:alphabetical-index-mark-end text:id="IMark4974695808"/></text:p>
      <text:p text:style-name="P23"><text:alphabetical-index-mark-start text:id="IMark4974695808" text:key1="annotation"/><text:s text:c="9"/>* Whether this conversion is enabled. True by default.<text:alphabetical-index-mark-end text:id="IMark4974695808"/></text:p>
      <text:p text:style-name="P23"><text:alphabetical-index-mark-start text:id="IMark4974695808" text:key1="annotation"/><text:s text:c="9"/>* Setting this to false allows disabling conversion that was specified at PMF level.<text:alphabetical-index-mark-end text:id="IMark4974695808"/></text:p>
      <text:p text:style-name="P23"><text:alphabetical-index-mark-start text:id="IMark4974695808" text:key1="annotation"/><text:s text:c="9"/>* @return Whether the PMF default converter is enabled<text:alphabetical-index-mark-end text:id="IMark4974695808"/></text:p>
      <text:p text:style-name="P23"><text:soft-page-break/><text:alphabetical-index-mark-start text:id="IMark4974695808" text:key1="annotation"/><text:s text:c="9"/>*/<text:alphabetical-index-mark-end text:id="IMark4974695808"/></text:p>
      <text:p text:style-name="P23"><text:alphabetical-index-mark-start text:id="IMark4974695808" text:key1="annotation"/><text:s text:c="8"/>boolean enabled() default true;<text:alphabetical-index-mark-end text:id="IMark4974695808"/></text:p>
      <text:p text:style-name="P23"><text:alphabetical-index-mark-start text:id="IMark4974695808" text:key1="annotation"/>}<text:alphabetical-index-mark-end text:id="IMark4974695808"/></text:p>
      <text:h text:style-name="P28" text:outline-level="3"><text:alphabetical-index-mark-start text:id="IMark4974695808" text:key1="annotation"/>Converts Annotation<text:alphabetical-index-mark-end text:id="IMark4974695808"/></text:h>
      <text:p text:style-name="P24"><text:alphabetical-index-mark-start text:id="IMark4974695808" text:key1="annotation"/>@Retention(RetentionPolicy.RUNTIME)<text:alphabetical-index-mark-end text:id="IMark4974695808"/></text:p>
      <text:p text:style-name="P22"><text:alphabetical-index-mark-start text:id="IMark4974695808" text:key1="annotation"/>@Target({ElementType.TYPE, ElementType.METHOD, ElementType.FIELD})<text:alphabetical-index-mark-end text:id="IMark4974695808"/></text:p>
      <text:p text:style-name="P22"><text:alphabetical-index-mark-start text:id="IMark4974695808" text:key1="annotation"/>public @interface Converts {<text:alphabetical-index-mark-end text:id="IMark4974695808"/></text:p>
      <text:p text:style-name="P22"><text:alphabetical-index-mark-start text:id="IMark4974695808" text:key1="annotation"/><text:s text:c="8"/>/**<text:alphabetical-index-mark-end text:id="IMark4974695808"/></text:p>
      <text:p text:style-name="P22"><text:alphabetical-index-mark-start text:id="IMark4974695808" text:key1="annotation"/><text:s text:c="9"/>* The conversion specifications to be configured.<text:alphabetical-index-mark-end text:id="IMark4974695808"/></text:p>
      <text:p text:style-name="P22"><text:alphabetical-index-mark-start text:id="IMark4974695808" text:key1="annotation"/><text:s text:c="9"/>* @return Array of converters<text:alphabetical-index-mark-end text:id="IMark4974695808"/></text:p>
      <text:p text:style-name="P22"><text:alphabetical-index-mark-start text:id="IMark4974695808" text:key1="annotation"/><text:s text:c="9"/>*/<text:alphabetical-index-mark-end text:id="IMark4974695808"/></text:p>
      <text:p text:style-name="P22"><text:alphabetical-index-mark-start text:id="IMark4974695808" text:key1="annotation"/><text:s text:c="8"/>Convert[] value();<text:alphabetical-index-mark-end text:id="IMark4974695808"/></text:p>
      <text:p text:style-name="P22"><text:alphabetical-index-mark-start text:id="IMark4974695808" text:key1="annotation"/>}<text:alphabetical-index-mark-end text:id="IMark4974695808"/></text:p>
      <text:h text:style-name="P28" text:outline-level="3"><text:alphabetical-index-mark-start text:id="IMark4974695808" text:key1="annotation"/>Embedded<text:alphabetical-index-mark-end text:id="IMark4974695808"/> Annotation</text:h>
      <text:p text:style-name="P2">@Target({<text:change-start text:change-id="ct140613301778160"/>ElementType.ANNOTATION_TYPE, <text:change-end text:change-id="ct140613301778160"/>ElementType.FIELD, ElementType.METHOD}) </text:p>
      <text:p text:style-name="P2">@Retention(RetentionPolicy.RUNTIME)</text:p>
      <text:p text:style-name="P2">public @interface <text:alphabetical-index-mark-start text:id="IMark4974695808" text:key1="annotation"/>Embedded<text:alphabetical-index-mark-end text:id="IMark4974695808"/></text:p>
      <text:p text:style-name="P2">{</text:p>
      <text:p text:style-name="P2"><text:s text:c="4"/>/** The member in the <text:alphabetical-index-mark-start text:id="IMark4974695808" text:key1="annotation"/>embedded<text:alphabetical-index-mark-end text:id="IMark4974695808"/> object that links back to the owning object</text:p>
      <text:p text:style-name="P2"><text:s text:c="5"/>* where it has a bidirectional relationship. </text:p>
      <text:p text:style-name="P2"><text:s text:c="5"/>* @return the member that refers to the owner</text:p>
      <text:p text:style-name="P2"><text:s text:c="5"/>*/</text:p>
      <text:p text:style-name="P2"><text:s text:c="4"/>String ownerMember() default ““;</text:p>
      <text:p text:style-name="P2"/>
      <text:p text:style-name="P2"><text:s text:c="4"/>/** The <text:alphabetical-index-mark-start text:id="IMark4974695808" text:key1="annotation"/>column<text:alphabetical-index-mark-end text:id="IMark4974695808"/> in the <text:alphabetical-index-mark-start text:id="IMark4974695040" text:key1="annotation"/>embedded<text:alphabetical-index-mark-end text:id="IMark4974695040"/> object used to judge if the <text:alphabetical-index-mark-start text:id="IMark4974695520" text:key1="annotation"/>embedded<text:alphabetical-index-mark-end text:id="IMark4974695520"/> object</text:p>
      <text:p text:style-name="P2"><text:s text:c="5"/>* is null. </text:p>
      <text:p text:style-name="P2"><text:s text:c="5"/>* @return the null indicator <text:alphabetical-index-mark-start text:id="IMark4974695520" text:key1="annotation"/>column<text:alphabetical-index-mark-end text:id="IMark4974695520"/></text:p>
      <text:p text:style-name="P2"><text:s text:c="5"/>*/</text:p>
      <text:p text:style-name="P2"><text:s text:c="4"/>String nullIndicatorColumn() default ““;</text:p>
      <text:p text:style-name="P2"/>
      <text:p text:style-name="P2"><text:s text:c="4"/>/** The <text:alphabetical-index-mark-start text:id="IMark4974695520" text:key1="annotation"/>value<text:alphabetical-index-mark-end text:id="IMark4974695520"/> in the null <text:alphabetical-index-mark-start text:id="IMark4974695040" text:key1="annotation"/>column<text:alphabetical-index-mark-end text:id="IMark4974695040"/> to interpret the object as being null.</text:p>
      <text:p text:style-name="P2"><text:s text:c="5"/>* @return the null indicator <text:alphabetical-index-mark-start text:id="IMark4974695040" text:key1="annotation"/>value<text:alphabetical-index-mark-end text:id="IMark4974695040"/></text:p>
      <text:p text:style-name="P2"><text:s text:c="5"/>*/</text:p>
      <text:p text:style-name="P2"><text:s text:c="4"/>String nullIndicatorValue() default ““;</text:p>
      <text:p text:style-name="P2"/>
      <text:p text:style-name="P2"><text:s text:c="4"/>/** Members for this embedding. </text:p>
      <text:p text:style-name="P2"><text:s text:c="5"/>* @return the members <text:alphabetical-index-mark-start text:id="IMark4974695040" text:key1="annotation"/>embedded<text:alphabetical-index-mark-end text:id="IMark4974695040"/> in the field or property being annotated</text:p>
      <text:p text:style-name="P2"><text:s text:c="5"/>*/</text:p>
      <text:p text:style-name="P2"><text:s text:c="4"/><text:alphabetical-index-mark-start text:id="IMark4974695040" text:key1="enum"/>Persistent<text:alphabetical-index-mark-end text:id="IMark4974695040"/>[] members() default {};</text:p>
      <text:p text:style-name="P2">}</text:p>
      <text:p text:style-name="P2"/>
      <text:h text:style-name="P28" text:outline-level="3"><text:alphabetical-index-mark-start text:id="IMark4974695040" text:key1="annotation"/>EmbeddedOnly<text:alphabetical-index-mark-end text:id="IMark4974695040"/> Annotation</text:h>
      <text:p text:style-name="P2">@Target(ElementType.TYPE) </text:p>
      <text:p text:style-name="P2">@Retention(RetentionPolicy.RUNTIME)</text:p>
      <text:p text:style-name="P2"><text:soft-page-break/>public @interface <text:alphabetical-index-mark-start text:id="IMark4974695040" text:key1="annotation"/>EmbeddedOnly<text:alphabetical-index-mark-end text:id="IMark4974695040"/></text:p>
      <text:p text:style-name="P2">{</text:p>
      <text:p text:style-name="P2">}</text:p>
      <text:p text:style-name="P2"/>
      <text:h text:style-name="P28" text:outline-level="3"><text:alphabetical-index-mark-start text:id="IMark4974695040" text:key1="annotation"/>Extension<text:alphabetical-index-mark-end text:id="IMark4974695040"/> Annotation</text:h>
      <text:p text:style-name="P2">@Target({ElementType.TYPE, ElementType.FIELD, ElementType.METHOD}) </text:p>
      <text:p text:style-name="P2">@Retention(RetentionPolicy.RUNTIME)</text:p>
      <text:p text:style-name="P2">@Repeatable(Extensions.class)</text:p>
      <text:p text:style-name="P2">public @interface <text:alphabetical-index-mark-start text:id="IMark4974695040" text:key1="annotation"/>Extension<text:alphabetical-index-mark-end text:id="IMark4974695040"/></text:p>
      <text:p text:style-name="P2">{</text:p>
      <text:p text:style-name="P2"><text:s text:c="4"/>/** Vendor that the <text:alphabetical-index-mark-start text:id="IMark4974695040" text:key1="annotation"/>extension<text:alphabetical-index-mark-end text:id="IMark4974695040"/> applies to (required).</text:p>
      <text:p text:style-name="P2"><text:s text:c="5"/>* @return the vendor</text:p>
      <text:p text:style-name="P2"><text:s text:c="5"/>*/</text:p>
      <text:p text:style-name="P2"><text:s text:c="4"/>String vendorName();</text:p>
      <text:p text:style-name="P2"/>
      <text:p text:style-name="P2"><text:s text:c="4"/>/** The <text:alphabetical-index-mark-start text:id="IMark4974695040" text:key1="annotation"/>key<text:alphabetical-index-mark-end text:id="IMark4974695040"/> for the <text:alphabetical-index-mark-start text:id="IMark4974695520" text:key1="annotation"/>extension<text:alphabetical-index-mark-end text:id="IMark4974695520"/> (required). </text:p>
      <text:p text:style-name="P2"><text:s text:c="5"/>* @return the <text:alphabetical-index-mark-start text:id="IMark4974695520" text:key1="annotation"/>key<text:alphabetical-index-mark-end text:id="IMark4974695520"/></text:p>
      <text:p text:style-name="P2"><text:s text:c="5"/>*/</text:p>
      <text:p text:style-name="P2"><text:s text:c="4"/>String <text:alphabetical-index-mark-start text:id="IMark4974695520" text:key1="annotation"/>key<text:alphabetical-index-mark-end text:id="IMark4974695520"/>();</text:p>
      <text:p text:style-name="P2"/>
      <text:p text:style-name="P2"><text:s text:c="4"/>/** The <text:alphabetical-index-mark-start text:id="IMark4974695520" text:key1="annotation"/>value<text:alphabetical-index-mark-end text:id="IMark4974695520"/> for the <text:alphabetical-index-mark-start text:id="IMark4974695040" text:key1="annotation"/>extension<text:alphabetical-index-mark-end text:id="IMark4974695040"/> (required). </text:p>
      <text:p text:style-name="P2"><text:s text:c="5"/>* @return the <text:alphabetical-index-mark-start text:id="IMark4974695040" text:key1="annotation"/>value<text:alphabetical-index-mark-end text:id="IMark4974695040"/></text:p>
      <text:p text:style-name="P2"><text:s text:c="5"/>*/</text:p>
      <text:p text:style-name="P2"><text:s text:c="4"/>String <text:alphabetical-index-mark-start text:id="IMark4974695040" text:key1="annotation"/>value<text:alphabetical-index-mark-end text:id="IMark4974695040"/>();</text:p>
      <text:p text:style-name="P2">}</text:p>
      <text:p text:style-name="P2"/>
      <text:h text:style-name="P28" text:outline-level="3"><text:alphabetical-index-mark-start text:id="IMark4974695040" text:key1="annotation"/>Extensions<text:alphabetical-index-mark-end text:id="IMark4974695040"/> Annotation</text:h>
      <text:p text:style-name="P2">@Target({ElementType.TYPE, ElementType.FIELD, ElementType.METHOD}) </text:p>
      <text:p text:style-name="P2">@Retention(RetentionPolicy.RUNTIME)</text:p>
      <text:p text:style-name="P2">public @interface <text:alphabetical-index-mark-start text:id="IMark4974695040" text:key1="annotation"/>Extensions<text:alphabetical-index-mark-end text:id="IMark4974695040"/></text:p>
      <text:p text:style-name="P2">{</text:p>
      <text:p text:style-name="P2"><text:s text:c="4"/>/**</text:p>
      <text:p text:style-name="P2"><text:s text:c="5"/>* The <text:alphabetical-index-mark-start text:id="IMark4974695040" text:key1="annotation"/>extensions<text:alphabetical-index-mark-end text:id="IMark4974695040"/>.</text:p>
      <text:p text:style-name="P2"><text:s text:c="5"/>* @return the <text:alphabetical-index-mark-start text:id="IMark4974695040" text:key1="annotation"/>extensions<text:alphabetical-index-mark-end text:id="IMark4974695040"/></text:p>
      <text:p text:style-name="P2"><text:s text:c="5"/>*/</text:p>
      <text:p text:style-name="P2"><text:s text:c="4"/><text:alphabetical-index-mark-start text:id="IMark4974695040" text:key1="annotation"/>Extension<text:alphabetical-index-mark-end text:id="IMark4974695040"/>[] <text:alphabetical-index-mark-start text:id="IMark4974695520" text:key1="annotation"/>value<text:alphabetical-index-mark-end text:id="IMark4974695520"/>();</text:p>
      <text:p text:style-name="P2">}</text:p>
      <text:p text:style-name="P2"/>
      <text:h text:style-name="P28" text:outline-level="3"><text:alphabetical-index-mark-start text:id="IMark4974695520" text:key1="annotation"/>FetchGroup<text:alphabetical-index-mark-end text:id="IMark4974695520"/> Annotation</text:h>
      <text:p text:style-name="P2">@Target(ElementType.TYPE) </text:p>
      <text:p text:style-name="P2">@Retention(RetentionPolicy.RUNTIME)</text:p>
      <text:p text:style-name="P2">@Repeatable(FetchGroups.class)</text:p>
      <text:p text:style-name="P2">public @interface <text:alphabetical-index-mark-start text:id="IMark4974695520" text:key1="annotation"/>FetchGroup<text:alphabetical-index-mark-end text:id="IMark4974695520"/></text:p>
      <text:p text:style-name="P2">{</text:p>
      <text:p text:style-name="P2"><text:s text:c="4"/>/**</text:p>
      <text:p text:style-name="P2"><text:s text:c="5"/>* Name of the fetch group.</text:p>
      <text:p text:style-name="P2"><text:s text:c="5"/>* @return the name of the fetch group</text:p>
      <text:p text:style-name="P2"><text:s text:c="5"/>*/</text:p>
      <text:p text:style-name="P2"><text:s text:c="4"/>String name() default ““;</text:p>
      <text:p text:style-name="P2"/>
      <text:p text:style-name="P2"><text:s text:c="4"/>/**</text:p>
      <text:p text:style-name="P2"><text:s text:c="5"/>* Whether we should load this group as part of the post load process.</text:p>
      <text:p text:style-name="P2"><text:soft-page-break/><text:s text:c="5"/>* @return whether we should load this group as part of the post load </text:p>
      <text:p text:style-name="P2"><text:s text:c="5"/>* process.</text:p>
      <text:p text:style-name="P2"><text:s text:c="5"/>*/</text:p>
      <text:p text:style-name="P2"><text:s text:c="4"/>String postLoad() default ““;</text:p>
      <text:p text:style-name="P2"/>
      <text:p text:style-name="P2"><text:s text:c="4"/>/**</text:p>
      <text:p text:style-name="P2"><text:s text:c="5"/>* Members (fields and properties) of the fetch group. The members</text:p>
      <text:p text:style-name="P2"><text:s text:c="5"/>* should contain only name and recursionDepth.</text:p>
      <text:p text:style-name="P2"><text:s text:c="5"/>* @return members for the fetch group</text:p>
      <text:p text:style-name="P2"><text:s text:c="5"/>*/</text:p>
      <text:p text:style-name="P2"><text:s text:c="4"/><text:alphabetical-index-mark-start text:id="IMark4974695520" text:key1="enum"/>Persistent<text:alphabetical-index-mark-end text:id="IMark4974695520"/>[] members();</text:p>
      <text:p text:style-name="P2"/>
      <text:p text:style-name="P2"><text:s text:c="4"/>/** </text:p>
      <text:p text:style-name="P2"><text:s text:c="5"/>* Fetch groups to be nested (included) in this fetch group.</text:p>
      <text:p text:style-name="P2"><text:s text:c="5"/>*/</text:p>
      <text:p text:style-name="P2"><text:s text:c="4"/>String[] <text:alphabetical-index-mark-start text:id="IMark4974695520" text:key1="annotation"/>fetchGroups<text:alphabetical-index-mark-end text:id="IMark4974695520"/>() default {};</text:p>
      <text:p text:style-name="P2">}</text:p>
      <text:p text:style-name="P2"/>
      <text:h text:style-name="P28" text:outline-level="3"><text:alphabetical-index-mark-start text:id="IMark4974695520" text:key1="annotation"/>FetchGroups<text:alphabetical-index-mark-end text:id="IMark4974695520"/> Annotation</text:h>
      <text:p text:style-name="P2">@Target(ElementType.TYPE) </text:p>
      <text:p text:style-name="P2">@Retention(RetentionPolicy.RUNTIME)</text:p>
      <text:p text:style-name="P2">public @interface <text:alphabetical-index-mark-start text:id="IMark4974695520" text:key1="annotation"/>FetchGroups<text:alphabetical-index-mark-end text:id="IMark4974695520"/></text:p>
      <text:p text:style-name="P2">{</text:p>
      <text:p text:style-name="P2"><text:s text:c="4"/>/**</text:p>
      <text:p text:style-name="P2"><text:s text:c="5"/>* The Fetch Groups</text:p>
      <text:p text:style-name="P2"><text:s text:c="5"/>* @return The Fetch Groups</text:p>
      <text:p text:style-name="P2"><text:s text:c="5"/>*/</text:p>
      <text:p text:style-name="P2"><text:s text:c="4"/><text:alphabetical-index-mark-start text:id="IMark4974695520" text:key1="annotation"/>FetchGroup<text:alphabetical-index-mark-end text:id="IMark4974695520"/>[] <text:alphabetical-index-mark-start text:id="IMark4974695040" text:key1="annotation"/>value<text:alphabetical-index-mark-end text:id="IMark4974695040"/>();</text:p>
      <text:p text:style-name="P2">}</text:p>
      <text:p text:style-name="P2"/>
      <text:h text:style-name="P28" text:outline-level="3"><text:alphabetical-index-mark-start text:id="IMark4974695040" text:key1="annotation"/>FetchPlan<text:alphabetical-index-mark-end text:id="IMark4974695040"/> Annotation</text:h>
      <text:p text:style-name="P2">@Target(ElementType.TYPE) </text:p>
      <text:p text:style-name="P2">@Retention(RetentionPolicy.RUNTIME)</text:p>
      <text:p text:style-name="P2">@Repeatable(FetchPlans.class)</text:p>
      <text:p text:style-name="P2">public @interface <text:alphabetical-index-mark-start text:id="IMark4974695040" text:key1="annotation"/>FetchPlan<text:alphabetical-index-mark-end text:id="IMark4974695040"/></text:p>
      <text:p text:style-name="P2">{</text:p>
      <text:p text:style-name="P2"><text:s text:c="4"/>/**</text:p>
      <text:p text:style-name="P2"><text:s text:c="5"/>* Name of the fetch plan.</text:p>
      <text:p text:style-name="P2"><text:s text:c="5"/>* @return the name of the fetch plan</text:p>
      <text:p text:style-name="P2"><text:s text:c="5"/>*/</text:p>
      <text:p text:style-name="P2"><text:s text:c="4"/>String name() default ““;</text:p>
      <text:p text:style-name="P2"/>
      <text:p text:style-name="P2"><text:s text:c="4"/>/**</text:p>
      <text:p text:style-name="P2"><text:s text:c="5"/>* The fetch groups in this fetch plan.</text:p>
      <text:p text:style-name="P2"><text:s text:c="5"/>* @return the fetch groups </text:p>
      <text:p text:style-name="P2"><text:s text:c="5"/>*/</text:p>
      <text:p text:style-name="P2"><text:s text:c="4"/>String[] <text:alphabetical-index-mark-start text:id="IMark4974695040" text:key1="annotation"/>fetchGroups<text:alphabetical-index-mark-end text:id="IMark4974695040"/>() default {};</text:p>
      <text:p text:style-name="P2"/>
      <text:p text:style-name="P2"><text:s text:c="4"/>/**</text:p>
      <text:p text:style-name="P2"><text:s text:c="5"/>* The depth of references to instantiate, starting with the root object.</text:p>
      <text:p text:style-name="P2"><text:s text:c="5"/>* @return the maxium fetch depth</text:p>
      <text:p text:style-name="P2"><text:s text:c="5"/>*/</text:p>
      <text:p text:style-name="P2"><text:s text:c="4"/>int maxFetchDepth() default 1;</text:p>
      <text:p text:style-name="P2"><text:soft-page-break/></text:p>
      <text:p text:style-name="P2"><text:s text:c="4"/>/** </text:p>
      <text:p text:style-name="P2"><text:s text:c="5"/>* The number of instances of multi-valued fields retrieved by <text:alphabetical-index-mark-start text:id="IMark4974695040" text:key1="annotation"/>queries<text:alphabetical-index-mark-end text:id="IMark4974695040"/>.</text:p>
      <text:p text:style-name="P2"><text:s text:c="5"/>* @return the fetch size</text:p>
      <text:p text:style-name="P2"><text:s text:c="5"/>*/</text:p>
      <text:p text:style-name="P2"><text:s text:c="4"/>int fetchSize() default 0;</text:p>
      <text:p text:style-name="P2">}</text:p>
      <text:p text:style-name="P2"/>
      <text:h text:style-name="P28" text:outline-level="3"><text:alphabetical-index-mark-start text:id="IMark4974695040" text:key1="annotation"/>FetchPlans<text:alphabetical-index-mark-end text:id="IMark4974695040"/> Annotation</text:h>
      <text:p text:style-name="P2">@Target(ElementType.TYPE) </text:p>
      <text:p text:style-name="P2">@Retention(RetentionPolicy.RUNTIME)</text:p>
      <text:p text:style-name="P2">public @interface <text:alphabetical-index-mark-start text:id="IMark4974695040" text:key1="annotation"/>FetchPlans<text:alphabetical-index-mark-end text:id="IMark4974695040"/></text:p>
      <text:p text:style-name="P2">{</text:p>
      <text:p text:style-name="P2"><text:s text:c="4"/>/**</text:p>
      <text:p text:style-name="P2"><text:s text:c="5"/>* The Fetch Plans</text:p>
      <text:p text:style-name="P2"><text:s text:c="5"/>* @return The Fetch Plans</text:p>
      <text:p text:style-name="P2"><text:s text:c="5"/>*/</text:p>
      <text:p text:style-name="P2"><text:s text:c="4"/><text:alphabetical-index-mark-start text:id="IMark4974695040" text:key1="annotation"/>FetchPlan<text:alphabetical-index-mark-end text:id="IMark4974695040"/>[] <text:alphabetical-index-mark-start text:id="IMark4974695520" text:key1="annotation"/>value<text:alphabetical-index-mark-end text:id="IMark4974695520"/>();</text:p>
      <text:p text:style-name="P2">}</text:p>
      <text:p text:style-name="P2"/>
      <text:h text:style-name="P28" text:outline-level="3"><text:alphabetical-index-mark-start text:id="IMark4974695520" text:key1="annotation"/>ForeignKey<text:alphabetical-index-mark-end text:id="IMark4974695520"/> Annotation</text:h>
      <text:p text:style-name="P2">@Target({ElementType.TYPE, ElementType.FIELD, ElementType.METHOD}) </text:p>
      <text:p text:style-name="P2">@Retention(RetentionPolicy.RUNTIME)</text:p>
      <text:p text:style-name="P2">@Repeatable(ForeignKeys.class)</text:p>
      <text:p text:style-name="P2">public @interface <text:alphabetical-index-mark-start text:id="IMark4974695520" text:key1="annotation"/>ForeignKey<text:alphabetical-index-mark-end text:id="IMark4974695520"/></text:p>
      <text:p text:style-name="P2">{</text:p>
      <text:p text:style-name="P2"><text:s text:c="4"/>/** Name of the foreign <text:alphabetical-index-mark-start text:id="IMark4974695520" text:key1="annotation"/>key<text:alphabetical-index-mark-end text:id="IMark4974695520"/>.</text:p>
      <text:p text:style-name="P2"><text:s text:c="5"/>* @return the name of the foreign <text:alphabetical-index-mark-start text:id="IMark4974695520" text:key1="annotation"/>key<text:alphabetical-index-mark-end text:id="IMark4974695520"/></text:p>
      <text:p text:style-name="P2"><text:s text:c="5"/>*/</text:p>
      <text:p text:style-name="P2"><text:s text:c="4"/>String name() default ““;</text:p>
      <text:p text:style-name="P2"/>
      <text:p text:style-name="P2"><text:s text:c="4"/>/** Table for the foreign <text:alphabetical-index-mark-start text:id="IMark4974695520" text:key1="annotation"/>key<text:alphabetical-index-mark-end text:id="IMark4974695520"/>. This is needed iff annotating a type where</text:p>
      <text:p text:style-name="P2"><text:s text:c="5"/>* the foreign <text:alphabetical-index-mark-start text:id="IMark4974695520" text:key1="annotation"/>key<text:alphabetical-index-mark-end text:id="IMark4974695520"/> is not defined on the primary table for the type.</text:p>
      <text:p text:style-name="P2"><text:s text:c="5"/>* @return the table on which the foreign <text:alphabetical-index-mark-start text:id="IMark4974695520" text:key1="annotation"/>key<text:alphabetical-index-mark-end text:id="IMark4974695520"/> is defined</text:p>
      <text:p text:style-name="P2"><text:s text:c="5"/>*/</text:p>
      <text:p text:style-name="P2"><text:s text:c="4"/>String table() default ““;</text:p>
      <text:p text:style-name="P2"/>
      <text:p text:style-name="P2"><text:s text:c="4"/>/** Whether this foreign <text:alphabetical-index-mark-start text:id="IMark4974695520" text:key1="annotation"/>key<text:alphabetical-index-mark-end text:id="IMark4974695520"/> is deferred </text:p>
      <text:p text:style-name="P2"><text:s text:c="5"/>* (constraint is checked only at commit).</text:p>
      <text:p text:style-name="P2"><text:s text:c="5"/>* @return whether this foreign <text:alphabetical-index-mark-start text:id="IMark4974695520" text:key1="annotation"/>key<text:alphabetical-index-mark-end text:id="IMark4974695520"/> is deferred</text:p>
      <text:p text:style-name="P2"><text:s text:c="5"/>*/</text:p>
      <text:p text:style-name="P2"><text:s text:c="4"/>String deferred() default ““;</text:p>
      <text:p text:style-name="P2"/>
      <text:p text:style-name="P2"><text:s text:c="4"/>/** Whether this foreign <text:alphabetical-index-mark-start text:id="IMark4974695520" text:key1="annotation"/>key<text:alphabetical-index-mark-end text:id="IMark4974695520"/> is <text:alphabetical-index-mark-start text:id="IMark4974695040" text:key1="annotation"/>unique<text:alphabetical-index-mark-end text:id="IMark4974695040"/>.</text:p>
      <text:p text:style-name="P2"><text:s text:c="5"/>* @return whether this foreign <text:alphabetical-index-mark-start text:id="IMark4974695040" text:key1="annotation"/>key<text:alphabetical-index-mark-end text:id="IMark4974695040"/> is <text:alphabetical-index-mark-start text:id="IMark4974695520" text:key1="annotation"/>unique<text:alphabetical-index-mark-end text:id="IMark4974695520"/></text:p>
      <text:p text:style-name="P2"><text:s text:c="5"/>*/</text:p>
      <text:p text:style-name="P2"><text:s text:c="4"/>String <text:alphabetical-index-mark-start text:id="IMark4974695520" text:key1="annotation"/>unique<text:alphabetical-index-mark-end text:id="IMark4974695520"/>() default ““;</text:p>
      <text:p text:style-name="P2"/>
      <text:p text:style-name="P2"><text:s text:c="4"/>/** The delete action of this foreign <text:alphabetical-index-mark-start text:id="IMark4974695520" text:key1="annotation"/>key<text:alphabetical-index-mark-end text:id="IMark4974695520"/>.</text:p>
      <text:p text:style-name="P2"><text:s text:c="5"/>* @return the delete action of this foreign <text:alphabetical-index-mark-start text:id="IMark4974695520" text:key1="annotation"/>key<text:alphabetical-index-mark-end text:id="IMark4974695520"/></text:p>
      <text:p text:style-name="P2"><text:s text:c="5"/>*/</text:p>
      <text:p text:style-name="P2"><text:s text:c="4"/><text:alphabetical-index-mark-start text:id="IMark4974695520" text:key1="annotation"/>ForeignKeyAction<text:alphabetical-index-mark-end text:id="IMark4974695520"/> deleteAction() default <text:alphabetical-index-mark-start text:id="IMark4974695040" text:key1="annotation"/>ForeignKeyAction<text:alphabetical-index-mark-end text:id="IMark4974695040"/>.RESTRICT;</text:p>
      <text:p text:style-name="P2"/>
      <text:p text:style-name="P2"><text:soft-page-break/><text:s text:c="4"/>/** The update action of this foreign <text:alphabetical-index-mark-start text:id="IMark4974695040" text:key1="annotation"/>key<text:alphabetical-index-mark-end text:id="IMark4974695040"/>.</text:p>
      <text:p text:style-name="P2"><text:s text:c="5"/>* @return the update action of this foreign <text:alphabetical-index-mark-start text:id="IMark4974695040" text:key1="annotation"/>key<text:alphabetical-index-mark-end text:id="IMark4974695040"/></text:p>
      <text:p text:style-name="P2"><text:s text:c="5"/>*/</text:p>
      <text:p text:style-name="P2"><text:s text:c="4"/><text:alphabetical-index-mark-start text:id="IMark4974695040" text:key1="annotation"/>ForeignKeyAction<text:alphabetical-index-mark-end text:id="IMark4974695040"/> updateAction() default <text:alphabetical-index-mark-start text:id="IMark4974695520" text:key1="annotation"/>ForeignKeyAction<text:alphabetical-index-mark-end text:id="IMark4974695520"/>.RESTRICT;</text:p>
      <text:p text:style-name="P2"/>
      <text:p text:style-name="P2"><text:s text:c="4"/>/** Member (field and property) names that compose this foreign <text:alphabetical-index-mark-start text:id="IMark4974695520" text:key1="annotation"/>key<text:alphabetical-index-mark-end text:id="IMark4974695520"/>.</text:p>
      <text:p text:style-name="P2"><text:s text:c="5"/>* @return the member names that compose this foreign <text:alphabetical-index-mark-start text:id="IMark4974695520" text:key1="annotation"/>key<text:alphabetical-index-mark-end text:id="IMark4974695520"/></text:p>
      <text:p text:style-name="P2"><text:s text:c="5"/>*/</text:p>
      <text:p text:style-name="P2"><text:s text:c="4"/>String[] members() default {};</text:p>
      <text:p text:style-name="P2"/>
      <text:p text:style-name="P2"><text:s text:c="4"/>/** <text:alphabetical-index-mark-start text:id="IMark4974695520" text:key1="annotation"/>Columns<text:alphabetical-index-mark-end text:id="IMark4974695520"/> that compose this foreign <text:alphabetical-index-mark-start text:id="IMark4974695040" text:key1="annotation"/>key<text:alphabetical-index-mark-end text:id="IMark4974695040"/>.</text:p>
      <text:p text:style-name="P2"><text:s text:c="5"/>* @return the <text:alphabetical-index-mark-start text:id="IMark4974695040" text:key1="annotation"/>columns<text:alphabetical-index-mark-end text:id="IMark4974695040"/> that compose this foreign <text:alphabetical-index-mark-start text:id="IMark4974695520" text:key1="annotation"/>key<text:alphabetical-index-mark-end text:id="IMark4974695520"/></text:p>
      <text:p text:style-name="P2"><text:s text:c="5"/>*/</text:p>
      <text:p text:style-name="P2"><text:s text:c="4"/><text:alphabetical-index-mark-start text:id="IMark4974695520" text:key1="annotation"/>Column<text:alphabetical-index-mark-end text:id="IMark4974695520"/>[] <text:alphabetical-index-mark-start text:id="IMark4974695040" text:key1="annotation"/>columns<text:alphabetical-index-mark-end text:id="IMark4974695040"/>() default {};</text:p>
      <text:p text:style-name="P2"/>
      <text:p text:style-name="P2"><text:s text:c="4"/>/** Vendor <text:alphabetical-index-mark-start text:id="IMark4974695040" text:key1="annotation"/>extensions<text:alphabetical-index-mark-end text:id="IMark4974695040"/>.</text:p>
      <text:p text:style-name="P2"><text:s text:c="5"/>* @return the vendor <text:alphabetical-index-mark-start text:id="IMark4974695040" text:key1="annotation"/>extensions<text:alphabetical-index-mark-end text:id="IMark4974695040"/></text:p>
      <text:p text:style-name="P2"><text:s text:c="5"/>*/</text:p>
      <text:p text:style-name="P2"><text:s text:c="4"/><text:alphabetical-index-mark-start text:id="IMark4974695040" text:key1="annotation"/>Extension<text:alphabetical-index-mark-end text:id="IMark4974695040"/>[] <text:alphabetical-index-mark-start text:id="IMark4974695520" text:key1="annotation"/>extensions<text:alphabetical-index-mark-end text:id="IMark4974695520"/>() default {};</text:p>
      <text:p text:style-name="P2">}</text:p>
      <text:p text:style-name="P2"/>
      <text:h text:style-name="P28" text:outline-level="3"><text:alphabetical-index-mark-start text:id="IMark4974695520" text:key1="annotation"/>ForeignKeyAction<text:alphabetical-index-mark-end text:id="IMark4974695520"/> Enum</text:h>
      <text:p text:style-name="P2"/>
      <text:p text:style-name="P2">public enum <text:alphabetical-index-mark-start text:id="IMark4974695520" text:key1="annotation"/>ForeignKeyAction<text:alphabetical-index-mark-end text:id="IMark4974695520"/></text:p>
      <text:p text:style-name="P2">{</text:p>
      <text:p text:style-name="P2"><text:s text:c="4"/>UNSPECIFIED,</text:p>
      <text:p text:style-name="P2"><text:s text:c="4"/>RESTRICT,</text:p>
      <text:p text:style-name="P2"><text:s text:c="4"/>CASCADE,</text:p>
      <text:p text:style-name="P2"><text:s text:c="4"/>NULL,</text:p>
      <text:p text:style-name="P2"><text:s text:c="4"/>DEFAULT,</text:p>
      <text:p text:style-name="P2"><text:s text:c="4"/>NONE</text:p>
      <text:p text:style-name="P2">}</text:p>
      <text:p text:style-name="P2"/>
      <text:h text:style-name="P28" text:outline-level="3"><text:alphabetical-index-mark-start text:id="IMark4974695520" text:key1="annotation"/>ForeignKeys<text:alphabetical-index-mark-end text:id="IMark4974695520"/> Annotation</text:h>
      <text:p text:style-name="P2">@Target(ElementType.TYPE) </text:p>
      <text:p text:style-name="P2">@Retention(RetentionPolicy.RUNTIME)</text:p>
      <text:p text:style-name="P2">public @interface <text:alphabetical-index-mark-start text:id="IMark4974695520" text:key1="annotation"/>ForeignKeys<text:alphabetical-index-mark-end text:id="IMark4974695520"/></text:p>
      <text:p text:style-name="P2">{</text:p>
      <text:p text:style-name="P2"><text:s text:c="4"/>/**</text:p>
      <text:p text:style-name="P2"><text:s text:c="5"/>* The foreign keys.</text:p>
      <text:p text:style-name="P2"><text:s text:c="5"/>* @return The foreign keys</text:p>
      <text:p text:style-name="P2"><text:s text:c="5"/>*/</text:p>
      <text:p text:style-name="P2"><text:s text:c="4"/><text:alphabetical-index-mark-start text:id="IMark4974695520" text:key1="annotation"/>ForeignKey<text:alphabetical-index-mark-end text:id="IMark4974695520"/>[] <text:alphabetical-index-mark-start text:id="IMark4974695040" text:key1="annotation"/>value<text:alphabetical-index-mark-end text:id="IMark4974695040"/>();</text:p>
      <text:p text:style-name="P2">}</text:p>
      <text:p text:style-name="P2"/>
      <text:h text:style-name="P28" text:outline-level="3"><text:alphabetical-index-mark-start text:id="IMark4974695040" text:key1="annotation"/>IdGeneratorStrategy<text:alphabetical-index-mark-end text:id="IMark4974695040"/> Enum</text:h>
      <text:p text:style-name="P2"/>
      <text:p text:style-name="P2">public enum <text:alphabetical-index-mark-start text:id="IMark4974695040" text:key1="annotation"/>IdGeneratorStrategy<text:alphabetical-index-mark-end text:id="IMark4974695040"/></text:p>
      <text:p text:style-name="P2">{</text:p>
      <text:p text:style-name="P2"><text:s text:c="4"/>UNSPECIFIED,</text:p>
      <text:p text:style-name="P2"><text:s text:c="4"/>NATIVE,</text:p>
      <text:p text:style-name="P2"><text:s text:c="4"/><text:alphabetical-index-mark-start text:id="IMark4974695040" text:key1="annotation"/>SEQUENCE<text:alphabetical-index-mark-end text:id="IMark4974695040"/>,</text:p>
      <text:p text:style-name="P2"><text:soft-page-break/><text:s text:c="4"/>IDENTITY,</text:p>
      <text:p text:style-name="P2"><text:s text:c="4"/>INCREMENT,</text:p>
      <text:p text:style-name="P2"><text:s text:c="4"/>UUIDSTRING,</text:p>
      <text:p text:style-name="P2"><text:s text:c="4"/>UUIDHEX</text:p>
      <text:p text:style-name="P2">}</text:p>
      <text:p text:style-name="P2"/>
      <text:h text:style-name="P28" text:outline-level="3"><text:alphabetical-index-mark-start text:id="IMark4974695040" text:key1="annotation"/>IdentityType<text:alphabetical-index-mark-end text:id="IMark4974695040"/> Enum</text:h>
      <text:p text:style-name="P2"/>
      <text:p text:style-name="P2">public enum <text:alphabetical-index-mark-start text:id="IMark4974695040" text:key1="annotation"/>IdentityType<text:alphabetical-index-mark-end text:id="IMark4974695040"/></text:p>
      <text:p text:style-name="P2">{</text:p>
      <text:p text:style-name="P2"><text:s text:c="4"/>UNSPECIFIED,</text:p>
      <text:p text:style-name="P2"><text:s text:c="4"/>APPLICATION,</text:p>
      <text:p text:style-name="P2"><text:s text:c="4"/>DATASTORE,</text:p>
      <text:p text:style-name="P2"><text:s text:c="4"/>NONDURABLE</text:p>
      <text:p text:style-name="P2">}</text:p>
      <text:p text:style-name="P2"/>
      <text:h text:style-name="P28" text:outline-level="3"><text:alphabetical-index-mark-start text:id="IMark4974695040" text:key1="annotation"/>Index<text:alphabetical-index-mark-end text:id="IMark4974695040"/> Annotation</text:h>
      <text:p text:style-name="P2">@Target({ElementType.TYPE, ElementType.FIELD, ElementType.METHOD}) </text:p>
      <text:p text:style-name="P2">@Retention(RetentionPolicy.RUNTIME)</text:p>
      <text:p text:style-name="P2">@Repeatable(Indices.class)</text:p>
      <text:p text:style-name="P2">public @interface <text:alphabetical-index-mark-start text:id="IMark4974695040" text:key1="annotation"/>Index<text:alphabetical-index-mark-end text:id="IMark4974695040"/></text:p>
      <text:p text:style-name="P2">{</text:p>
      <text:p text:style-name="P2"><text:s text:c="4"/>/** Name of the <text:alphabetical-index-mark-start text:id="IMark4974695040" text:key1="annotation"/>index<text:alphabetical-index-mark-end text:id="IMark4974695040"/></text:p>
      <text:p text:style-name="P2"><text:s text:c="5"/>* @return the name of the <text:alphabetical-index-mark-start text:id="IMark4974695040" text:key1="annotation"/>index<text:alphabetical-index-mark-end text:id="IMark4974695040"/></text:p>
      <text:p text:style-name="P2"><text:s text:c="5"/>*/</text:p>
      <text:p text:style-name="P2"><text:s text:c="4"/>String name() default ““;</text:p>
      <text:p text:style-name="P2"/>
      <text:p text:style-name="P2"><text:s text:c="4"/>/** Table for the <text:alphabetical-index-mark-start text:id="IMark4974695040" text:key1="annotation"/>index<text:alphabetical-index-mark-end text:id="IMark4974695040"/>. This is needed iff annotating a type where</text:p>
      <text:p text:style-name="P2"><text:s text:c="5"/>* the <text:alphabetical-index-mark-start text:id="IMark4974695040" text:key1="annotation"/>index<text:alphabetical-index-mark-end text:id="IMark4974695040"/> is not defined on the primary table for the type.</text:p>
      <text:p text:style-name="P2"><text:s text:c="5"/>* @return the table on which the <text:alphabetical-index-mark-start text:id="IMark4974695040" text:key1="annotation"/>index<text:alphabetical-index-mark-end text:id="IMark4974695040"/> is defined</text:p>
      <text:p text:style-name="P2"><text:s text:c="5"/>*/</text:p>
      <text:p text:style-name="P2"><text:s text:c="4"/>String table() default ““;</text:p>
      <text:p text:style-name="P2"/>
      <text:p text:style-name="P2"><text:s text:c="4"/>/** Whether this <text:alphabetical-index-mark-start text:id="IMark4974695040" text:key1="annotation"/>index<text:alphabetical-index-mark-end text:id="IMark4974695040"/> is <text:alphabetical-index-mark-start text:id="IMark4974695520" text:key1="annotation"/>unique<text:alphabetical-index-mark-end text:id="IMark4974695520"/></text:p>
      <text:p text:style-name="P2"><text:s text:c="5"/>* @return whether this <text:alphabetical-index-mark-start text:id="IMark4974695520" text:key1="annotation"/>index<text:alphabetical-index-mark-end text:id="IMark4974695520"/> is <text:alphabetical-index-mark-start text:id="IMark4974695040" text:key1="annotation"/>unique<text:alphabetical-index-mark-end text:id="IMark4974695040"/></text:p>
      <text:p text:style-name="P2"><text:s text:c="5"/>*/</text:p>
      <text:p text:style-name="P2"><text:s text:c="4"/>String <text:alphabetical-index-mark-start text:id="IMark4974695040" text:key1="annotation"/>unique<text:alphabetical-index-mark-end text:id="IMark4974695040"/>() default ““;</text:p>
      <text:p text:style-name="P2"/>
      <text:p text:style-name="P2"><text:s text:c="4"/>/** Member (field and property) names that compose this <text:alphabetical-index-mark-start text:id="IMark4974695040" text:key1="annotation"/>index<text:alphabetical-index-mark-end text:id="IMark4974695040"/>.</text:p>
      <text:p text:style-name="P2"><text:s text:c="5"/>* @return member names that compose this <text:alphabetical-index-mark-start text:id="IMark4974695040" text:key1="annotation"/>index<text:alphabetical-index-mark-end text:id="IMark4974695040"/></text:p>
      <text:p text:style-name="P2"><text:s text:c="5"/>*/</text:p>
      <text:p text:style-name="P2"><text:s text:c="4"/>String[] members() default {};</text:p>
      <text:p text:style-name="P2"/>
      <text:p text:style-name="P2"><text:s text:c="4"/>/** <text:alphabetical-index-mark-start text:id="IMark4974695040" text:key1="annotation"/>Columns<text:alphabetical-index-mark-end text:id="IMark4974695040"/> that compose this <text:alphabetical-index-mark-start text:id="IMark4974695520" text:key1="annotation"/>index<text:alphabetical-index-mark-end text:id="IMark4974695520"/>.</text:p>
      <text:p text:style-name="P2"><text:s text:c="5"/>* @return <text:alphabetical-index-mark-start text:id="IMark4974695520" text:key1="annotation"/>columns<text:alphabetical-index-mark-end text:id="IMark4974695520"/> that compose this <text:alphabetical-index-mark-start text:id="IMark4974695040" text:key1="annotation"/>index<text:alphabetical-index-mark-end text:id="IMark4974695040"/></text:p>
      <text:p text:style-name="P2"><text:s text:c="5"/>*/</text:p>
      <text:p text:style-name="P2"><text:s text:c="4"/><text:alphabetical-index-mark-start text:id="IMark4974695040" text:key1="annotation"/>Column<text:alphabetical-index-mark-end text:id="IMark4974695040"/>[] <text:alphabetical-index-mark-start text:id="IMark4974695520" text:key1="annotation"/>columns<text:alphabetical-index-mark-end text:id="IMark4974695520"/>() default {};</text:p>
      <text:p text:style-name="P2"/>
      <text:p text:style-name="P2"><text:s text:c="4"/>/** Vendor <text:alphabetical-index-mark-start text:id="IMark4974695520" text:key1="annotation"/>extensions<text:alphabetical-index-mark-end text:id="IMark4974695520"/>.</text:p>
      <text:p text:style-name="P2"><text:s text:c="5"/>* @return the vendor <text:alphabetical-index-mark-start text:id="IMark4974695520" text:key1="annotation"/>extensions<text:alphabetical-index-mark-end text:id="IMark4974695520"/></text:p>
      <text:p text:style-name="P2"><text:s text:c="5"/>*/</text:p>
      <text:p text:style-name="P2"><text:s text:c="4"/><text:alphabetical-index-mark-start text:id="IMark4974695520" text:key1="annotation"/>Extension<text:alphabetical-index-mark-end text:id="IMark4974695520"/>[] <text:alphabetical-index-mark-start text:id="IMark4974695040" text:key1="annotation"/>extensions<text:alphabetical-index-mark-end text:id="IMark4974695040"/>() default {};</text:p>
      <text:p text:style-name="P2">}</text:p>
      <text:p text:style-name="P2"><text:soft-page-break/></text:p>
      <text:h text:style-name="P28" text:outline-level="3"><text:alphabetical-index-mark-start text:id="IMark4974695040" text:key1="annotation"/>Indices<text:alphabetical-index-mark-end text:id="IMark4974695040"/> Annotation</text:h>
      <text:p text:style-name="P2">@Target(ElementType.TYPE) </text:p>
      <text:p text:style-name="P2">@Retention(RetentionPolicy.RUNTIME)</text:p>
      <text:p text:style-name="P2">public @interface <text:alphabetical-index-mark-start text:id="IMark4974695040" text:key1="annotation"/>Indices<text:alphabetical-index-mark-end text:id="IMark4974695040"/></text:p>
      <text:p text:style-name="P2">{</text:p>
      <text:p text:style-name="P2"><text:s text:c="4"/>/**</text:p>
      <text:p text:style-name="P2"><text:s text:c="5"/>* The <text:alphabetical-index-mark-start text:id="IMark4974695040" text:key1="annotation"/>indices<text:alphabetical-index-mark-end text:id="IMark4974695040"/></text:p>
      <text:p text:style-name="P2"><text:s text:c="5"/>* @return The <text:alphabetical-index-mark-start text:id="IMark4974695040" text:key1="annotation"/>indices<text:alphabetical-index-mark-end text:id="IMark4974695040"/></text:p>
      <text:p text:style-name="P2"><text:s text:c="5"/>*/</text:p>
      <text:p text:style-name="P2"><text:s text:c="4"/><text:alphabetical-index-mark-start text:id="IMark4974695040" text:key1="annotation"/>Index<text:alphabetical-index-mark-end text:id="IMark4974695040"/>[] <text:alphabetical-index-mark-start text:id="IMark4974695520" text:key1="annotation"/>value<text:alphabetical-index-mark-end text:id="IMark4974695520"/>();</text:p>
      <text:p text:style-name="P2">}</text:p>
      <text:p text:style-name="P2"/>
      <text:h text:style-name="P28" text:outline-level="3"><text:alphabetical-index-mark-start text:id="IMark4974695520" text:key1="annotation"/>Inheritance<text:alphabetical-index-mark-end text:id="IMark4974695520"/> Annotation</text:h>
      <text:p text:style-name="P2">@Target(ElementType.TYPE) </text:p>
      <text:p text:style-name="P2">@Retention(RetentionPolicy.RUNTIME)</text:p>
      <text:p text:style-name="P2">public @interface <text:alphabetical-index-mark-start text:id="IMark4974695520" text:key1="annotation"/>Inheritance<text:alphabetical-index-mark-end text:id="IMark4974695520"/></text:p>
      <text:p text:style-name="P2">{</text:p>
      <text:p text:style-name="P2"><text:s text:c="4"/>/** Strategy to use for <text:alphabetical-index-mark-start text:id="IMark4974695520" text:key1="annotation"/>inheritance<text:alphabetical-index-mark-end text:id="IMark4974695520"/>. Specifies in which table(s)</text:p>
      <text:p text:style-name="P2"><text:s text:c="5"/>* the members for the class are stored. </text:p>
      <text:p text:style-name="P2"><text:s text:c="5"/>* @return the <text:alphabetical-index-mark-start text:id="IMark4974695520" text:key1="annotation"/>inheritance<text:alphabetical-index-mark-end text:id="IMark4974695520"/> strategy</text:p>
      <text:p text:style-name="P2"><text:s text:c="5"/>*/</text:p>
      <text:p text:style-name="P2"><text:s text:c="4"/><text:alphabetical-index-mark-start text:id="IMark4974695520" text:key1="annotation"/>InheritanceStrategy<text:alphabetical-index-mark-end text:id="IMark4974695520"/> strategy() default <text:alphabetical-index-mark-start text:id="IMark4974695040" text:key1="annotation"/>InheritanceStrategy<text:alphabetical-index-mark-end text:id="IMark4974695040"/>.UNSPECIFIED;</text:p>
      <text:p text:style-name="P2"/>
      <text:p text:style-name="P2"><text:s text:c="4"/>/** Custom <text:alphabetical-index-mark-start text:id="IMark4974695040" text:key1="annotation"/>inheritance<text:alphabetical-index-mark-end text:id="IMark4974695040"/> strategy. If customStrategy is non-empty, then</text:p>
      <text:p text:style-name="P2"><text:s text:c="5"/>* strategy must be UNSPECIFIED.</text:p>
      <text:p text:style-name="P2"><text:s text:c="5"/>* @return the custom <text:alphabetical-index-mark-start text:id="IMark4974695040" text:key1="annotation"/>inheritance<text:alphabetical-index-mark-end text:id="IMark4974695040"/> strategy</text:p>
      <text:p text:style-name="P2"><text:s text:c="5"/>*/</text:p>
      <text:p text:style-name="P2"><text:s text:c="4"/>String customStrategy() default ““;</text:p>
      <text:p text:style-name="P2">}</text:p>
      <text:p text:style-name="P2"/>
      <text:h text:style-name="P28" text:outline-level="3"><text:alphabetical-index-mark-start text:id="IMark4974695040" text:key1="annotation"/>InheritanceStrategy<text:alphabetical-index-mark-end text:id="IMark4974695040"/> Enum</text:h>
      <text:p text:style-name="P2"/>
      <text:p text:style-name="P2">public enum <text:alphabetical-index-mark-start text:id="IMark4974695040" text:key1="annotation"/>InheritanceStrategy<text:alphabetical-index-mark-end text:id="IMark4974695040"/></text:p>
      <text:p text:style-name="P2">{</text:p>
      <text:p text:style-name="P2"><text:s text:c="4"/>UNSPECIFIED,</text:p>
      <text:p text:style-name="P2"><text:s text:c="4"/>NEW_TABLE,</text:p>
      <text:p text:style-name="P2"><text:s text:c="4"/>SUBCLASS_TABLE,</text:p>
      <text:p text:style-name="P2"><text:s text:c="4"/>SUPERCLASS_TABLE,</text:p>
      <text:p text:style-name="P2"><text:s text:c="4"/>COMPLETE_TABLE</text:p>
      <text:p text:style-name="P2">}</text:p>
      <text:p text:style-name="P2"/>
      <text:h text:style-name="P28" text:outline-level="3"><text:alphabetical-index-mark-start text:id="IMark4974695040" text:key1="annotation"/>Join<text:alphabetical-index-mark-end text:id="IMark4974695040"/> Annotation</text:h>
      <text:p text:style-name="P2">@Target({ElementType.TYPE, ElementType.FIELD, ElementType.METHOD}) </text:p>
      <text:p text:style-name="P2">@Retention(RetentionPolicy.RUNTIME)</text:p>
      <text:p text:style-name="P2">@Repeatable(Joins.class)</text:p>
      <text:p text:style-name="P2">public @interface <text:alphabetical-index-mark-start text:id="IMark4974695040" text:key1="annotation"/>Join<text:alphabetical-index-mark-end text:id="IMark4974695040"/></text:p>
      <text:p text:style-name="P2">{</text:p>
      <text:p text:style-name="P2"><text:s text:c="4"/>/** Table to <text:alphabetical-index-mark-start text:id="IMark4974695040" text:key1="annotation"/>join<text:alphabetical-index-mark-end text:id="IMark4974695040"/> to (used when joining to secondary tables). </text:p>
      <text:p text:style-name="P2"><text:s text:c="5"/>* @return the table</text:p>
      <text:p text:style-name="P2"><text:soft-page-break/><text:s text:c="5"/>*/</text:p>
      <text:p text:style-name="P2"><text:s text:c="4"/>String table() default ““;</text:p>
      <text:p text:style-name="P2"/>
      <text:p text:style-name="P2"><text:s text:c="4"/>/** Name of the <text:alphabetical-index-mark-start text:id="IMark4974695040" text:key1="annotation"/>column<text:alphabetical-index-mark-end text:id="IMark4974695040"/> in the <text:alphabetical-index-mark-start text:id="IMark4974695520" text:key1="annotation"/>join<text:alphabetical-index-mark-end text:id="IMark4974695520"/> table. </text:p>
      <text:p text:style-name="P2"><text:s text:c="5"/>* @return the name of the <text:alphabetical-index-mark-start text:id="IMark4974695520" text:key1="annotation"/>column<text:alphabetical-index-mark-end text:id="IMark4974695520"/> in the <text:alphabetical-index-mark-start text:id="IMark4974695040" text:key1="annotation"/>join<text:alphabetical-index-mark-end text:id="IMark4974695040"/> table</text:p>
      <text:p text:style-name="P2"><text:s text:c="5"/>*/</text:p>
      <text:p text:style-name="P2"><text:s text:c="4"/>String <text:alphabetical-index-mark-start text:id="IMark4974695040" text:key1="annotation"/>column<text:alphabetical-index-mark-end text:id="IMark4974695040"/>() default ““;</text:p>
      <text:p text:style-name="P2"/>
      <text:p text:style-name="P2"><text:s text:c="4"/>/** Whether the <text:alphabetical-index-mark-start text:id="IMark4974695040" text:key1="annotation"/>join<text:alphabetical-index-mark-end text:id="IMark4974695040"/> <text:alphabetical-index-mark-start text:id="IMark4974695520" text:key1="annotation"/>column<text:alphabetical-index-mark-end text:id="IMark4974695520"/> is indexed. </text:p>
      <text:p text:style-name="P2"><text:s text:c="5"/>* @return whether the <text:alphabetical-index-mark-start text:id="IMark4974695520" text:key1="annotation"/>join<text:alphabetical-index-mark-end text:id="IMark4974695520"/> <text:alphabetical-index-mark-start text:id="IMark4974695040" text:key1="annotation"/>column<text:alphabetical-index-mark-end text:id="IMark4974695040"/>(s) is(are) indexed</text:p>
      <text:p text:style-name="P2"><text:s text:c="5"/>*/</text:p>
      <text:p text:style-name="P2"><text:s text:c="4"/>String indexed() default ““;</text:p>
      <text:p text:style-name="P2"/>
      <text:p text:style-name="P2"><text:s text:c="4"/>/** The name of the <text:alphabetical-index-mark-start text:id="IMark4974695040" text:key1="annotation"/>index<text:alphabetical-index-mark-end text:id="IMark4974695040"/> to generate. </text:p>
      <text:p text:style-name="P2"><text:s text:c="5"/>* @return the name of the <text:alphabetical-index-mark-start text:id="IMark4974695040" text:key1="annotation"/>index<text:alphabetical-index-mark-end text:id="IMark4974695040"/></text:p>
      <text:p text:style-name="P2"><text:s text:c="5"/>*/</text:p>
      <text:p text:style-name="P2"><text:s text:c="4"/>String <text:alphabetical-index-mark-start text:id="IMark4974695040" text:key1="annotation"/>index<text:alphabetical-index-mark-end text:id="IMark4974695040"/>() default ““;</text:p>
      <text:p text:style-name="P2"/>
      <text:p text:style-name="P2"><text:s text:c="4"/>/** Whether the <text:alphabetical-index-mark-start text:id="IMark4974695040" text:key1="annotation"/>join<text:alphabetical-index-mark-end text:id="IMark4974695040"/> <text:alphabetical-index-mark-start text:id="IMark4974695520" text:key1="annotation"/>column<text:alphabetical-index-mark-end text:id="IMark4974695520"/> is <text:alphabetical-index-mark-start text:id="IMark4974695808" text:key1="annotation"/>unique<text:alphabetical-index-mark-end text:id="IMark4974695808"/>.</text:p>
      <text:p text:style-name="P2"><text:s text:c="5"/>* @return whether the <text:alphabetical-index-mark-start text:id="IMark4974695808" text:key1="annotation"/>join<text:alphabetical-index-mark-end text:id="IMark4974695808"/> <text:alphabetical-index-mark-start text:id="IMark4974695520" text:key1="annotation"/>column<text:alphabetical-index-mark-end text:id="IMark4974695520"/>(s) is(are) is <text:alphabetical-index-mark-start text:id="IMark4974695040" text:key1="annotation"/>unique<text:alphabetical-index-mark-end text:id="IMark4974695040"/></text:p>
      <text:p text:style-name="P2"><text:s text:c="5"/>*/</text:p>
      <text:p text:style-name="P2"><text:s text:c="4"/>String <text:alphabetical-index-mark-start text:id="IMark4974695040" text:key1="annotation"/>unique<text:alphabetical-index-mark-end text:id="IMark4974695040"/>() default ““;</text:p>
      <text:p text:style-name="P2"/>
      <text:p text:style-name="P2"><text:s text:c="4"/>/**</text:p>
      <text:p text:style-name="P2"><text:s text:c="5"/>* The name of the <text:alphabetical-index-mark-start text:id="IMark4974695040" text:key1="annotation"/>unique<text:alphabetical-index-mark-end text:id="IMark4974695040"/> <text:alphabetical-index-mark-start text:id="IMark4974695520" text:key1="annotation"/>key<text:alphabetical-index-mark-end text:id="IMark4974695520"/> constraint to generate.</text:p>
      <text:p text:style-name="P2"><text:s text:c="5"/>* @return the name of the <text:alphabetical-index-mark-start text:id="IMark4974695520" text:key1="annotation"/>unique<text:alphabetical-index-mark-end text:id="IMark4974695520"/> <text:alphabetical-index-mark-start text:id="IMark4974695040" text:key1="annotation"/>key<text:alphabetical-index-mark-end text:id="IMark4974695040"/> constraint</text:p>
      <text:p text:style-name="P2"><text:s text:c="5"/>*/</text:p>
      <text:p text:style-name="P2"><text:s text:c="4"/>String uniqueKey() default ““;</text:p>
      <text:p text:style-name="P2"/>
      <text:p text:style-name="P2"><text:s text:c="4"/>/** Whether to use an outer <text:alphabetical-index-mark-start text:id="IMark4974695040" text:key1="annotation"/>join<text:alphabetical-index-mark-end text:id="IMark4974695040"/>. </text:p>
      <text:p text:style-name="P2"><text:s text:c="5"/>* @return whether to use an outer <text:alphabetical-index-mark-start text:id="IMark4974695040" text:key1="annotation"/>join<text:alphabetical-index-mark-end text:id="IMark4974695040"/></text:p>
      <text:p text:style-name="P2"><text:s text:c="5"/>*/</text:p>
      <text:p text:style-name="P2"><text:s text:c="4"/>String outer() default ““;</text:p>
      <text:p text:style-name="P2"/>
      <text:p text:style-name="P2"><text:s text:c="4"/>/** Delete action to be applied to any <text:alphabetical-index-mark-start text:id="IMark4974695040" text:key1="annotation"/>ForeignKey<text:alphabetical-index-mark-end text:id="IMark4974695040"/> on this <text:alphabetical-index-mark-start text:id="IMark4974695520" text:key1="annotation"/>join<text:alphabetical-index-mark-end text:id="IMark4974695520"/>.</text:p>
      <text:p text:style-name="P2"><text:s text:c="5"/>* @return the delete action</text:p>
      <text:p text:style-name="P2"><text:s text:c="5"/>*/</text:p>
      <text:p text:style-name="P2"><text:s text:c="4"/><text:alphabetical-index-mark-start text:id="IMark4974695520" text:key1="annotation"/>ForeignKeyAction<text:alphabetical-index-mark-end text:id="IMark4974695520"/> deleteAction() default <text:alphabetical-index-mark-start text:id="IMark4974695040" text:key1="annotation"/>ForeignKeyAction<text:alphabetical-index-mark-end text:id="IMark4974695040"/>.UNSPECIFIED;</text:p>
      <text:p text:style-name="P2"/>
      <text:p text:style-name="P2"><text:s text:c="4"/>/** Detail definition of the <text:alphabetical-index-mark-start text:id="IMark4974695040" text:key1="annotation"/>join<text:alphabetical-index-mark-end text:id="IMark4974695040"/> <text:alphabetical-index-mark-start text:id="IMark4974695520" text:key1="annotation"/>column<text:alphabetical-index-mark-end text:id="IMark4974695520"/>(s). This is needed for</text:p>
      <text:p text:style-name="P2"><text:s text:c="5"/>* more than one <text:alphabetical-index-mark-start text:id="IMark4974695520" text:key1="annotation"/>join<text:alphabetical-index-mark-end text:id="IMark4974695520"/> <text:alphabetical-index-mark-start text:id="IMark4974695040" text:key1="annotation"/>column<text:alphabetical-index-mark-end text:id="IMark4974695040"/>.</text:p>
      <text:p text:style-name="P2"><text:s text:c="5"/>* @return the <text:alphabetical-index-mark-start text:id="IMark4974695040" text:key1="annotation"/>join<text:alphabetical-index-mark-end text:id="IMark4974695040"/> <text:alphabetical-index-mark-start text:id="IMark4974695520" text:key1="annotation"/>columns<text:alphabetical-index-mark-end text:id="IMark4974695520"/></text:p>
      <text:p text:style-name="P2"><text:s text:c="5"/>*/</text:p>
      <text:p text:style-name="P2"><text:s text:c="4"/><text:alphabetical-index-mark-start text:id="IMark4974695520" text:key1="annotation"/>Column<text:alphabetical-index-mark-end text:id="IMark4974695520"/>[] <text:alphabetical-index-mark-start text:id="IMark4974695040" text:key1="annotation"/>columns<text:alphabetical-index-mark-end text:id="IMark4974695040"/>() default {};</text:p>
      <text:p text:style-name="P2"/>
      <text:p text:style-name="P2"><text:s text:c="4"/>/** Generate or assume a primary <text:alphabetical-index-mark-start text:id="IMark4974695040" text:key1="annotation"/>key<text:alphabetical-index-mark-end text:id="IMark4974695040"/> constraint exists on the <text:alphabetical-index-mark-start text:id="IMark4974695520" text:key1="annotation"/>column<text:alphabetical-index-mark-end text:id="IMark4974695520"/></text:p>
      <text:p text:style-name="P2"><text:s text:c="5"/>* or <text:alphabetical-index-mark-start text:id="IMark4974695520" text:key1="annotation"/>columns<text:alphabetical-index-mark-end text:id="IMark4974695520"/> associated with this <text:alphabetical-index-mark-start text:id="IMark4974695040" text:key1="annotation"/>join<text:alphabetical-index-mark-end text:id="IMark4974695040"/>. Specify “true” or “false”.</text:p>
      <text:p text:style-name="P2"><text:s text:c="5"/>* @return whether to generate or assume a primary <text:alphabetical-index-mark-start text:id="IMark4974695040" text:key1="annotation"/>key<text:alphabetical-index-mark-end text:id="IMark4974695040"/> constraint</text:p>
      <text:p text:style-name="P2"><text:s text:c="5"/>*/</text:p>
      <text:p text:style-name="P2"><text:s text:c="4"/>String generatePrimaryKey() default ““;</text:p>
      <text:p text:style-name="P2"/>
      <text:p text:style-name="P2"><text:s text:c="4"/>/** Name for a generated primary <text:alphabetical-index-mark-start text:id="IMark4974695040" text:key1="annotation"/>key<text:alphabetical-index-mark-end text:id="IMark4974695040"/> constraint.</text:p>
      <text:p text:style-name="P2"><text:s text:c="5"/>* @return the name of the generated primary <text:alphabetical-index-mark-start text:id="IMark4974695040" text:key1="annotation"/>key<text:alphabetical-index-mark-end text:id="IMark4974695040"/> constraint</text:p>
      <text:p text:style-name="P2"><text:s text:c="5"/>*/</text:p>
      <text:p text:style-name="P2"><text:s text:c="4"/>String <text:alphabetical-index-mark-start text:id="IMark4974695040" text:key1="annotation"/>primaryKey<text:alphabetical-index-mark-end text:id="IMark4974695040"/>() default ““;</text:p>
      <text:p text:style-name="P2"/>
      <text:p text:style-name="P2"><text:soft-page-break/><text:s text:c="4"/>/** Generate or assume a foreign <text:alphabetical-index-mark-start text:id="IMark4974695040" text:key1="annotation"/>key<text:alphabetical-index-mark-end text:id="IMark4974695040"/> constraint exists on the <text:alphabetical-index-mark-start text:id="IMark4974695520" text:key1="annotation"/>column<text:alphabetical-index-mark-end text:id="IMark4974695520"/></text:p>
      <text:p text:style-name="P2"><text:s text:c="5"/>* or <text:alphabetical-index-mark-start text:id="IMark4974695520" text:key1="annotation"/>columns<text:alphabetical-index-mark-end text:id="IMark4974695520"/> associated with this <text:alphabetical-index-mark-start text:id="IMark4974695040" text:key1="annotation"/>join<text:alphabetical-index-mark-end text:id="IMark4974695040"/>. Specify “true” or “false”.</text:p>
      <text:p text:style-name="P2"><text:s text:c="5"/>* @return whether to generate or assume a foreign <text:alphabetical-index-mark-start text:id="IMark4974695040" text:key1="annotation"/>key<text:alphabetical-index-mark-end text:id="IMark4974695040"/> constraint</text:p>
      <text:p text:style-name="P2"><text:s text:c="5"/>*/</text:p>
      <text:p text:style-name="P2"><text:s text:c="4"/>String generateForeignKey() default ““;</text:p>
      <text:p text:style-name="P2"/>
      <text:p text:style-name="P2"><text:s text:c="4"/>/** Name for a generated foreign <text:alphabetical-index-mark-start text:id="IMark4974695040" text:key1="annotation"/>key<text:alphabetical-index-mark-end text:id="IMark4974695040"/> constraint.</text:p>
      <text:p text:style-name="P2"><text:s text:c="5"/>* @return the name of the generated foreign <text:alphabetical-index-mark-start text:id="IMark4974695040" text:key1="annotation"/>key<text:alphabetical-index-mark-end text:id="IMark4974695040"/> constraint</text:p>
      <text:p text:style-name="P2"><text:s text:c="5"/>*/</text:p>
      <text:p text:style-name="P2"><text:s text:c="4"/>String <text:alphabetical-index-mark-start text:id="IMark4974695040" text:key1="annotation"/>foreignKey<text:alphabetical-index-mark-end text:id="IMark4974695040"/>() default ““;</text:p>
      <text:p text:style-name="P2"/>
      <text:p text:style-name="P2"><text:s text:c="4"/>/** Vendor <text:alphabetical-index-mark-start text:id="IMark4974695040" text:key1="annotation"/>extensions<text:alphabetical-index-mark-end text:id="IMark4974695040"/>.</text:p>
      <text:p text:style-name="P2"><text:s text:c="5"/>* @return the vendor <text:alphabetical-index-mark-start text:id="IMark4974695040" text:key1="annotation"/>extensions<text:alphabetical-index-mark-end text:id="IMark4974695040"/></text:p>
      <text:p text:style-name="P2"><text:s text:c="5"/>*/</text:p>
      <text:p text:style-name="P2"><text:s text:c="4"/><text:alphabetical-index-mark-start text:id="IMark4974695040" text:key1="annotation"/>Extension<text:alphabetical-index-mark-end text:id="IMark4974695040"/>[] <text:alphabetical-index-mark-start text:id="IMark4974695520" text:key1="annotation"/>extensions<text:alphabetical-index-mark-end text:id="IMark4974695520"/>() default {};</text:p>
      <text:p text:style-name="P2">}</text:p>
      <text:p text:style-name="P2"/>
      <text:h text:style-name="P28" text:outline-level="3"><text:alphabetical-index-mark-start text:id="IMark4974695520" text:key1="annotation"/>Joins<text:alphabetical-index-mark-end text:id="IMark4974695520"/> Annotation</text:h>
      <text:p text:style-name="P2">@Target(ElementType.TYPE) </text:p>
      <text:p text:style-name="P2">@Retention(RetentionPolicy.RUNTIME)</text:p>
      <text:p text:style-name="P2">public @interface <text:alphabetical-index-mark-start text:id="IMark4974695520" text:key1="annotation"/>Joins<text:alphabetical-index-mark-end text:id="IMark4974695520"/></text:p>
      <text:p text:style-name="P2">{</text:p>
      <text:p text:style-name="P2"><text:s text:c="4"/>/**</text:p>
      <text:p text:style-name="P2"><text:s text:c="5"/>* The <text:alphabetical-index-mark-start text:id="IMark4974695520" text:key1="annotation"/>join<text:alphabetical-index-mark-end text:id="IMark4974695520"/> definitions used for the mapping of this type. <text:alphabetical-index-mark-start text:id="IMark4974695040" text:key1="annotation"/>Joins<text:alphabetical-index-mark-end text:id="IMark4974695040"/> for</text:p>
      <text:p text:style-name="P2"><text:s text:c="5"/>* secondary tables are usually defined at the type level and not the</text:p>
      <text:p text:style-name="P2"><text:s text:c="5"/>* field or property level. This allows multiple fields and properties</text:p>
      <text:p text:style-name="P2"><text:s text:c="5"/>* to share the same <text:alphabetical-index-mark-start text:id="IMark4974695040" text:key1="annotation"/>join<text:alphabetical-index-mark-end text:id="IMark4974695040"/> definition and avoid redundancies.</text:p>
      <text:p text:style-name="P2"><text:s text:c="5"/>* @return the <text:alphabetical-index-mark-start text:id="IMark4974695040" text:key1="annotation"/>join<text:alphabetical-index-mark-end text:id="IMark4974695040"/> definitions</text:p>
      <text:p text:style-name="P2"><text:s text:c="5"/>*/</text:p>
      <text:p text:style-name="P2"><text:s text:c="4"/><text:alphabetical-index-mark-start text:id="IMark4974695040" text:key1="annotation"/>Join<text:alphabetical-index-mark-end text:id="IMark4974695040"/>[] <text:alphabetical-index-mark-start text:id="IMark4974695520" text:key1="annotation"/>value<text:alphabetical-index-mark-end text:id="IMark4974695520"/>();</text:p>
      <text:p text:style-name="P2">}</text:p>
      <text:p text:style-name="P2"/>
      <text:h text:style-name="P28" text:outline-level="3"><text:alphabetical-index-mark-start text:id="IMark4974695520" text:key1="annotation"/>Key<text:alphabetical-index-mark-end text:id="IMark4974695520"/> Annotation</text:h>
      <text:p text:style-name="P2">@Target({<text:change-start text:change-id="ct140613303410480"/>ElementType.ANNOTATION_TYPE, <text:change-end text:change-id="ct140613303410480"/>ElementType.FIELD, ElementType.METHOD}) </text:p>
      <text:p text:style-name="P2">@Retention(RetentionPolicy.RUNTIME)</text:p>
      <text:p text:style-name="P2">public @interface <text:alphabetical-index-mark-start text:id="IMark4974695520" text:key1="annotation"/>Key<text:alphabetical-index-mark-end text:id="IMark4974695520"/></text:p>
      <text:p text:style-name="P2">{</text:p>
      <text:p text:style-name="P2"><text:s text:c="4"/>/**</text:p>
      <text:p text:style-name="P2"><text:s text:c="5"/>* Types of the key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keys</text:p>
      <text:p text:style-name="P2"><text:s text:c="5"/>*/</text:p>
      <text:p text:style-name="P2"><text:s text:c="4"/>Class[] types() default {};</text:p>
      <text:p text:style-name="P2"/>
      <text:p text:style-name="P2"><text:s text:c="4"/>/**</text:p>
      <text:p text:style-name="P2"><text:s text:c="5"/>* Whether the <text:alphabetical-index-mark-start text:id="IMark4974695520" text:key1="annotation"/>key<text:alphabetical-index-mark-end text:id="IMark4974695520"/> is to be stored <text:alphabetical-index-mark-start text:id="IMark4974695040" text:key1="annotation"/>serialized<text:alphabetical-index-mark-end text:id="IMark4974695040"/> (into a single <text:alphabetical-index-mark-start text:id="IMark4974695808" text:key1="annotation"/>column<text:alphabetical-index-mark-end text:id="IMark4974695808"/> of a</text:p>
      <text:p text:style-name="P2"><text:s text:c="5"/>* <text:alphabetical-index-mark-start text:id="IMark4974695808" text:key1="annotation"/>join<text:alphabetical-index-mark-end text:id="IMark4974695808"/> table).</text:p>
      <text:p text:style-name="P2"><text:s text:c="5"/>* @return whether the <text:alphabetical-index-mark-start text:id="IMark4974695808" text:key1="annotation"/>key<text:alphabetical-index-mark-end text:id="IMark4974695808"/> is to be stored <text:alphabetical-index-mark-start text:id="IMark4974695040" text:key1="annotation"/>serialized<text:alphabetical-index-mark-end text:id="IMark4974695040"/></text:p>
      <text:p text:style-name="P2"><text:s text:c="5"/>*/</text:p>
      <text:p text:style-name="P2"><text:s text:c="4"/>String <text:alphabetical-index-mark-start text:id="IMark4974695040" text:key1="annotation"/>serialized<text:alphabetical-index-mark-end text:id="IMark4974695040"/>() default ““;</text:p>
      <text:p text:style-name="P2"/>
      <text:p text:style-name="P2"><text:s text:c="4"/>/** Whether this <text:alphabetical-index-mark-start text:id="IMark4974695040" text:key1="annotation"/>key<text:alphabetical-index-mark-end text:id="IMark4974695040"/> is <text:alphabetical-index-mark-start text:id="IMark4974695808" text:key1="annotation"/>embedded<text:alphabetical-index-mark-end text:id="IMark4974695808"/>. </text:p>
      <text:p text:style-name="P2"><text:soft-page-break/><text:s text:c="5"/>* @return whether this <text:alphabetical-index-mark-start text:id="IMark4974695808" text:key1="annotation"/>key<text:alphabetical-index-mark-end text:id="IMark4974695808"/> is <text:alphabetical-index-mark-start text:id="IMark4974695040" text:key1="annotation"/>embedded<text:alphabetical-index-mark-end text:id="IMark4974695040"/></text:p>
      <text:p text:style-name="P2"><text:s text:c="5"/>*/</text:p>
      <text:p text:style-name="P2"><text:s text:c="4"/>String <text:alphabetical-index-mark-start text:id="IMark4974695040" text:key1="annotation"/>embedded<text:alphabetical-index-mark-end text:id="IMark4974695040"/>() default ““;</text:p>
      <text:p text:style-name="P2"/>
      <text:p text:style-name="P2"><text:s text:c="4"/>/**</text:p>
      <text:p text:style-name="P2"><text:s text:c="5"/>* The <text:alphabetical-index-mark-start text:id="IMark4974695040" text:key1="annotation"/>embedded<text:alphabetical-index-mark-end text:id="IMark4974695040"/> mapping for the <text:alphabetical-index-mark-start text:id="IMark4974695808" text:key1="annotation"/>key<text:alphabetical-index-mark-end text:id="IMark4974695808"/>.</text:p>
      <text:p text:style-name="P2"><text:s text:c="5"/>* @return the <text:alphabetical-index-mark-start text:id="IMark4974695808" text:key1="annotation"/>embedded<text:alphabetical-index-mark-end text:id="IMark4974695808"/> mapping for the <text:alphabetical-index-mark-start text:id="IMark4974695040" text:key1="annotation"/>key<text:alphabetical-index-mark-end text:id="IMark4974695040"/></text:p>
      <text:p text:style-name="P2"><text:s text:c="5"/>*/</text:p>
      <text:p text:style-name="P2"><text:s text:c="4"/><text:alphabetical-index-mark-start text:id="IMark4974695040" text:key1="annotation"/>Embedded<text:alphabetical-index-mark-end text:id="IMark4974695040"/>[] embeddedMapping() default {};</text:p>
      <text:p text:style-name="P2"/>
      <text:p text:style-name="P2"><text:s text:c="4"/>/**</text:p>
      <text:p text:style-name="P2"><text:s text:c="5"/>* Whether the <text:alphabetical-index-mark-start text:id="IMark4974695040" text:key1="annotation"/>key<text:alphabetical-index-mark-end text:id="IMark4974695040"/> is dependent on the owner (and will be deleted </text:p>
      <text:p text:style-name="P2"><text:s text:c="5"/>* when the owner is deleted).</text:p>
      <text:p text:style-name="P2"><text:s text:c="5"/>* @return whether the <text:alphabetical-index-mark-start text:id="IMark4974695040" text:key1="annotation"/>key<text:alphabetical-index-mark-end text:id="IMark4974695040"/> is dependent on the owner</text:p>
      <text:p text:style-name="P2"><text:s text:c="5"/>*/</text:p>
      <text:p text:style-name="P2"><text:s text:c="4"/>String dependent() default ““;</text:p>
      <text:p text:style-name="P2"/>
      <text:p text:style-name="P2"><text:s text:c="4"/>/**</text:p>
      <text:p text:style-name="P2"><text:s text:c="5"/>* Name of the table for the <text:alphabetical-index-mark-start text:id="IMark4974695040" text:key1="annotation"/>key<text:alphabetical-index-mark-end text:id="IMark4974695040"/>.</text:p>
      <text:p text:style-name="P2"><text:s text:c="5"/>* @return name of the table for the <text:alphabetical-index-mark-start text:id="IMark4974695040" text:key1="annotation"/>key<text:alphabetical-index-mark-end text:id="IMark4974695040"/></text:p>
      <text:p text:style-name="P2"><text:s text:c="5"/>*/</text:p>
      <text:p text:style-name="P2"><text:s text:c="4"/>String table() default ““;</text:p>
      <text:p text:style-name="P2"/>
      <text:p text:style-name="P2"><text:s text:c="4"/>/**</text:p>
      <text:p text:style-name="P2"><text:s text:c="5"/>* Name of the <text:alphabetical-index-mark-start text:id="IMark4974695040" text:key1="annotation"/>column<text:alphabetical-index-mark-end text:id="IMark4974695040"/> to store the <text:alphabetical-index-mark-start text:id="IMark4974695808" text:key1="annotation"/>key<text:alphabetical-index-mark-end text:id="IMark4974695808"/> in.</text:p>
      <text:p text:style-name="P2"><text:s text:c="5"/>* @return name of the <text:alphabetical-index-mark-start text:id="IMark4974695808" text:key1="annotation"/>column<text:alphabetical-index-mark-end text:id="IMark4974695808"/> to store the <text:alphabetical-index-mark-start text:id="IMark4974695040" text:key1="annotation"/>key<text:alphabetical-index-mark-end text:id="IMark4974695040"/> in</text:p>
      <text:p text:style-name="P2"><text:s text:c="5"/>*/</text:p>
      <text:p text:style-name="P2"><text:s text:c="4"/>String <text:alphabetical-index-mark-start text:id="IMark4974695040" text:key1="annotation"/>column<text:alphabetical-index-mark-end text:id="IMark4974695040"/>() default ““;</text:p>
      <text:p text:style-name="P2"/>
      <text:p text:style-name="P2"><text:s text:c="4"/>/**</text:p>
      <text:p text:style-name="P2"><text:s text:c="5"/>* Delete action to apply to the foreign <text:alphabetical-index-mark-start text:id="IMark4974695040" text:key1="annotation"/>key<text:alphabetical-index-mark-end text:id="IMark4974695040"/> for the <text:alphabetical-index-mark-start text:id="IMark4974695808" text:key1="annotation"/>key<text:alphabetical-index-mark-end text:id="IMark4974695808"/>.</text:p>
      <text:p text:style-name="P2"><text:s text:c="5"/>* @return delete action to apply to the foreign <text:alphabetical-index-mark-start text:id="IMark4974695808" text:key1="annotation"/>key<text:alphabetical-index-mark-end text:id="IMark4974695808"/> for the <text:alphabetical-index-mark-start text:id="IMark4974695040" text:key1="annotation"/>key<text:alphabetical-index-mark-end text:id="IMark4974695040"/></text:p>
      <text:p text:style-name="P2"><text:s text:c="5"/>*/</text:p>
      <text:p text:style-name="P2"><text:s text:c="4"/><text:alphabetical-index-mark-start text:id="IMark4974695040" text:key1="annotation"/>ForeignKeyAction<text:alphabetical-index-mark-end text:id="IMark4974695040"/> deleteAction() default <text:alphabetical-index-mark-start text:id="IMark4974695808" text:key1="annotation"/>ForeignKeyAction<text:alphabetical-index-mark-end text:id="IMark4974695808"/>.UNSPECIFIED;</text:p>
      <text:p text:style-name="P2"/>
      <text:p text:style-name="P2"><text:s text:c="4"/>/**</text:p>
      <text:p text:style-name="P2"><text:s text:c="5"/>* Update action to apply to the foreign <text:alphabetical-index-mark-start text:id="IMark4974695808" text:key1="annotation"/>key<text:alphabetical-index-mark-end text:id="IMark4974695808"/> for the <text:alphabetical-index-mark-start text:id="IMark4974695040" text:key1="annotation"/>key<text:alphabetical-index-mark-end text:id="IMark4974695040"/>.</text:p>
      <text:p text:style-name="P2"><text:s text:c="5"/>* @return update action to apply to the foreign <text:alphabetical-index-mark-start text:id="IMark4974695040" text:key1="annotation"/>key<text:alphabetical-index-mark-end text:id="IMark4974695040"/> for the <text:alphabetical-index-mark-start text:id="IMark4974695808" text:key1="annotation"/>key<text:alphabetical-index-mark-end text:id="IMark4974695808"/></text:p>
      <text:p text:style-name="P2"><text:s text:c="5"/>*/</text:p>
      <text:p text:style-name="P2"><text:s text:c="4"/><text:alphabetical-index-mark-start text:id="IMark4974695808" text:key1="annotation"/>ForeignKeyAction<text:alphabetical-index-mark-end text:id="IMark4974695808"/> updateAction() default <text:alphabetical-index-mark-start text:id="IMark4974695040" text:key1="annotation"/>ForeignKeyAction<text:alphabetical-index-mark-end text:id="IMark4974695040"/>.UNSPECIFIED;</text:p>
      <text:p text:style-name="P2"/>
      <text:p text:style-name="P2"><text:s text:c="4"/>/**</text:p>
      <text:p text:style-name="P2"><text:s text:c="5"/>* Whether the <text:alphabetical-index-mark-start text:id="IMark4974695040" text:key1="annotation"/>value<text:alphabetical-index-mark-end text:id="IMark4974695040"/> <text:alphabetical-index-mark-start text:id="IMark4974695808" text:key1="annotation"/>column<text:alphabetical-index-mark-end text:id="IMark4974695808"/>(s) should be indexed.</text:p>
      <text:p text:style-name="P2"><text:s text:c="5"/>* @return whether the <text:alphabetical-index-mark-start text:id="IMark4974695808" text:key1="annotation"/>value<text:alphabetical-index-mark-end text:id="IMark4974695808"/> <text:alphabetical-index-mark-start text:id="IMark4974695040" text:key1="annotation"/>column<text:alphabetical-index-mark-end text:id="IMark4974695040"/>(s) should be indexed.</text:p>
      <text:p text:style-name="P2"><text:s text:c="5"/>*/</text:p>
      <text:p text:style-name="P2"><text:s text:c="4"/>String indexed() default ““;</text:p>
      <text:p text:style-name="P2"/>
      <text:p text:style-name="P2"><text:s text:c="4"/>/** The name of the <text:alphabetical-index-mark-start text:id="IMark4974695040" text:key1="annotation"/>index<text:alphabetical-index-mark-end text:id="IMark4974695040"/> to generate. </text:p>
      <text:p text:style-name="P2"><text:s text:c="5"/>* @return the name of the <text:alphabetical-index-mark-start text:id="IMark4974695040" text:key1="annotation"/>index<text:alphabetical-index-mark-end text:id="IMark4974695040"/></text:p>
      <text:p text:style-name="P2"><text:s text:c="5"/>*/</text:p>
      <text:p text:style-name="P2"><text:s text:c="4"/>String <text:alphabetical-index-mark-start text:id="IMark4974695040" text:key1="annotation"/>index<text:alphabetical-index-mark-end text:id="IMark4974695040"/>() default ““;</text:p>
      <text:p text:style-name="P2"/>
      <text:p text:style-name="P2"><text:s text:c="4"/>/**</text:p>
      <text:p text:style-name="P2"><text:s text:c="5"/>* Whether the <text:alphabetical-index-mark-start text:id="IMark4974695040" text:key1="annotation"/>element<text:alphabetical-index-mark-end text:id="IMark4974695040"/> <text:alphabetical-index-mark-start text:id="IMark4974695808" text:key1="annotation"/>column<text:alphabetical-index-mark-end text:id="IMark4974695808"/>(s) contents should be considered <text:alphabetical-index-mark-start text:id="IMark4974695520" text:key1="annotation"/>unique<text:alphabetical-index-mark-end text:id="IMark4974695520"/></text:p>
      <text:p text:style-name="P2"><text:s text:c="5"/>* @return whether the <text:alphabetical-index-mark-start text:id="IMark4974695520" text:key1="annotation"/>element<text:alphabetical-index-mark-end text:id="IMark4974695520"/> <text:alphabetical-index-mark-start text:id="IMark4974695808" text:key1="annotation"/>column<text:alphabetical-index-mark-end text:id="IMark4974695808"/>(s) contents should be considered <text:alphabetical-index-mark-start text:id="IMark4974695040" text:key1="annotation"/>unique<text:alphabetical-index-mark-end text:id="IMark4974695040"/></text:p>
      <text:p text:style-name="P2"><text:s text:c="5"/>*/</text:p>
      <text:p text:style-name="P2"><text:soft-page-break/><text:s text:c="4"/>String <text:alphabetical-index-mark-start text:id="IMark4974695040" text:key1="annotation"/>unique<text:alphabetical-index-mark-end text:id="IMark4974695040"/>() default ““;</text:p>
      <text:p text:style-name="P2"/>
      <text:p text:style-name="P2"><text:s text:c="4"/>/**</text:p>
      <text:p text:style-name="P2"><text:s text:c="5"/>* The name of the <text:alphabetical-index-mark-start text:id="IMark4974695040" text:key1="annotation"/>unique<text:alphabetical-index-mark-end text:id="IMark4974695040"/> <text:alphabetical-index-mark-start text:id="IMark4974695808" text:key1="annotation"/>key<text:alphabetical-index-mark-end text:id="IMark4974695808"/> constraint to generate.</text:p>
      <text:p text:style-name="P2"><text:s text:c="5"/>* @return the name of the <text:alphabetical-index-mark-start text:id="IMark4974695808" text:key1="annotation"/>unique<text:alphabetical-index-mark-end text:id="IMark4974695808"/> <text:alphabetical-index-mark-start text:id="IMark4974695040" text:key1="annotation"/>key<text:alphabetical-index-mark-end text:id="IMark4974695040"/> constraint</text:p>
      <text:p text:style-name="P2"><text:s text:c="5"/>*/</text:p>
      <text:p text:style-name="P2"><text:s text:c="4"/>String uniqueKey() default ““;</text:p>
      <text:p text:style-name="P2"/>
      <text:p text:style-name="P2"><text:s text:c="4"/>/**</text:p>
      <text:p text:style-name="P2"><text:s text:c="5"/>* Name of a member in the <text:alphabetical-index-mark-start text:id="IMark4974695040" text:key1="annotation"/>value<text:alphabetical-index-mark-end text:id="IMark4974695040"/> class where this <text:alphabetical-index-mark-start text:id="IMark4974695808" text:key1="annotation"/>key<text:alphabetical-index-mark-end text:id="IMark4974695808"/> is stored.</text:p>
      <text:p text:style-name="P2"><text:s text:c="5"/>* @return the name of a member in the <text:alphabetical-index-mark-start text:id="IMark4974695808" text:key1="annotation"/>value<text:alphabetical-index-mark-end text:id="IMark4974695808"/> class where this <text:alphabetical-index-mark-start text:id="IMark4974695040" text:key1="annotation"/>key<text:alphabetical-index-mark-end text:id="IMark4974695040"/> is stored</text:p>
      <text:p text:style-name="P2"><text:s text:c="5"/>*/</text:p>
      <text:p text:style-name="P2"><text:s text:c="4"/>String mappedBy() default ““;</text:p>
      <text:p text:style-name="P2"/>
      <text:p text:style-name="P2"><text:s text:c="4"/>/**</text:p>
      <text:p text:style-name="P2"><text:s text:c="5"/>* The <text:alphabetical-index-mark-start text:id="IMark4974695040" text:key1="annotation"/>column<text:alphabetical-index-mark-end text:id="IMark4974695040"/>(s) for the <text:alphabetical-index-mark-start text:id="IMark4974695808" text:key1="annotation"/>key<text:alphabetical-index-mark-end text:id="IMark4974695808"/></text:p>
      <text:p text:style-name="P2"><text:s text:c="5"/>* @return the <text:alphabetical-index-mark-start text:id="IMark4974695808" text:key1="annotation"/>column<text:alphabetical-index-mark-end text:id="IMark4974695808"/>(s) for the <text:alphabetical-index-mark-start text:id="IMark4974695040" text:key1="annotation"/>key<text:alphabetical-index-mark-end text:id="IMark4974695040"/></text:p>
      <text:p text:style-name="P2"><text:s text:c="5"/>*/</text:p>
      <text:p text:style-name="P2"><text:s text:c="4"/><text:alphabetical-index-mark-start text:id="IMark4974695040" text:key1="annotation"/>Column<text:alphabetical-index-mark-end text:id="IMark4974695040"/>[] <text:alphabetical-index-mark-start text:id="IMark4974695808" text:key1="annotation"/>columns<text:alphabetical-index-mark-end text:id="IMark4974695808"/>() default {};</text:p>
      <text:p text:style-name="P2"/>
      <text:p text:style-name="P2"><text:s text:c="4"/>/** Generate or assume a foreign <text:alphabetical-index-mark-start text:id="IMark4974695808" text:key1="annotation"/>key<text:alphabetical-index-mark-end text:id="IMark4974695808"/> constraint exists on the <text:alphabetical-index-mark-start text:id="IMark4974695040" text:key1="annotation"/>column<text:alphabetical-index-mark-end text:id="IMark4974695040"/></text:p>
      <text:p text:style-name="P2"><text:s text:c="5"/>* or <text:alphabetical-index-mark-start text:id="IMark4974695040" text:key1="annotation"/>columns<text:alphabetical-index-mark-end text:id="IMark4974695040"/> associated with this <text:alphabetical-index-mark-start text:id="IMark4974695808" text:key1="annotation"/>join<text:alphabetical-index-mark-end text:id="IMark4974695808"/>. Specify “true” or “false”.</text:p>
      <text:p text:style-name="P2"><text:s text:c="5"/>* @return whether to generate or assume a foreign <text:alphabetical-index-mark-start text:id="IMark4974695808" text:key1="annotation"/>key<text:alphabetical-index-mark-end text:id="IMark4974695808"/> constraint</text:p>
      <text:p text:style-name="P2"><text:s text:c="5"/>*/</text:p>
      <text:p text:style-name="P2"><text:s text:c="4"/>String generateForeignKey() default ““;</text:p>
      <text:p text:style-name="P2"/>
      <text:p text:style-name="P2"><text:s text:c="4"/>/** Name for a generated foreign <text:alphabetical-index-mark-start text:id="IMark4974695808" text:key1="annotation"/>key<text:alphabetical-index-mark-end text:id="IMark4974695808"/> constraint.</text:p>
      <text:p text:style-name="P2"><text:s text:c="5"/>* @return the name of the generated foreign <text:alphabetical-index-mark-start text:id="IMark4974695808" text:key1="annotation"/>key<text:alphabetical-index-mark-end text:id="IMark4974695808"/> constraint</text:p>
      <text:p text:style-name="P2"><text:s text:c="5"/>*/</text:p>
      <text:p text:style-name="P2"><text:s text:c="4"/>String <text:alphabetical-index-mark-start text:id="IMark4974695808" text:key1="annotation"/>foreignKey<text:alphabetical-index-mark-end text:id="IMark4974695808"/>() default ““;</text:p>
      <text:p text:style-name="P2"/>
      <text:p text:style-name="P2"><text:s text:c="4"/>/** Vendor <text:alphabetical-index-mark-start text:id="IMark4974695808" text:key1="annotation"/>extensions<text:alphabetical-index-mark-end text:id="IMark4974695808"/>.</text:p>
      <text:p text:style-name="P2"><text:s text:c="5"/>* @return the vendor <text:alphabetical-index-mark-start text:id="IMark4974695808" text:key1="annotation"/>extensions<text:alphabetical-index-mark-end text:id="IMark4974695808"/></text:p>
      <text:p text:style-name="P2"><text:s text:c="5"/>*/</text:p>
      <text:p text:style-name="P2"><text:s text:c="4"/><text:alphabetical-index-mark-start text:id="IMark4974695808" text:key1="annotation"/>Extension<text:alphabetical-index-mark-end text:id="IMark4974695808"/>[] <text:alphabetical-index-mark-start text:id="IMark4974695040" text:key1="annotation"/>extensions<text:alphabetical-index-mark-end text:id="IMark4974695040"/>() default {};</text:p>
      <text:p text:style-name="P2">}</text:p>
      <text:p text:style-name="P2"/>
      <text:h text:style-name="P28" text:outline-level="3"><text:alphabetical-index-mark-start text:id="IMark4974695040" text:key1="annotation"/>NotPersistent<text:alphabetical-index-mark-end text:id="IMark4974695040"/> Annotation</text:h>
      <text:p text:style-name="P2">@Target({<text:change-start text:change-id="ct140613303435728"/>ElementType.ANNOTATION_TYPE, <text:change-end text:change-id="ct140613303435728"/>ElementType.FIELD, ElementType.METHOD}) </text:p>
      <text:p text:style-name="P2">@Retention(RetentionPolicy.RUNTIME)</text:p>
      <text:p text:style-name="P2">public @interface <text:alphabetical-index-mark-start text:id="IMark4974695040" text:key1="annotation"/>NotPersistent<text:alphabetical-index-mark-end text:id="IMark4974695040"/></text:p>
      <text:p text:style-name="P2">{</text:p>
      <text:p text:style-name="P2">}</text:p>
      <text:p text:style-name="P2"/>
      <text:h text:style-name="P28" text:outline-level="3"><text:alphabetical-index-mark-start text:id="IMark4974695040" text:key1="annotation"/>NullValue<text:alphabetical-index-mark-end text:id="IMark4974695040"/> Enum</text:h>
      <text:p text:style-name="P2"/>
      <text:p text:style-name="P2">public enum <text:alphabetical-index-mark-start text:id="IMark4974695040" text:key1="annotation"/>NullValue<text:alphabetical-index-mark-end text:id="IMark4974695040"/></text:p>
      <text:p text:style-name="P2">{</text:p>
      <text:p text:style-name="P2"><text:s text:c="4"/>NONE,</text:p>
      <text:p text:style-name="P2"><text:s text:c="4"/>EXCEPTION,</text:p>
      <text:p text:style-name="P2"><text:s text:c="4"/>DEFAULT</text:p>
      <text:p text:style-name="P2">}</text:p>
      <text:p text:style-name="P2"/>
      <text:h text:style-name="P28" text:outline-level="3"><text:soft-page-break/><text:alphabetical-index-mark-start text:id="IMark4974695040" text:key1="annotation"/>Order<text:alphabetical-index-mark-end text:id="IMark4974695040"/> Annotation</text:h>
      <text:p text:style-name="P2">@Target({<text:change-start text:change-id="ct140613295875424"/>ElementType.ANNOTATION_TYPE, <text:change-end text:change-id="ct140613295875424"/>ElementType.FIELD, ElementType.METHOD}) </text:p>
      <text:p text:style-name="P2">@Retention(RetentionPolicy.RUNTIME)</text:p>
      <text:p text:style-name="P2">public @interface <text:alphabetical-index-mark-start text:id="IMark4974695040" text:key1="annotation"/>Order<text:alphabetical-index-mark-end text:id="IMark4974695040"/></text:p>
      <text:p text:style-name="P2">{</text:p>
      <text:p text:style-name="P2"><text:s text:c="4"/>/** The name of the <text:alphabetical-index-mark-start text:id="IMark4974695040" text:key1="annotation"/>column<text:alphabetical-index-mark-end text:id="IMark4974695040"/> to use for ordering the elements of the member.</text:p>
      <text:p text:style-name="P2"><text:s text:c="5"/>* @return the name of the ordering <text:alphabetical-index-mark-start text:id="IMark4974695040" text:key1="annotation"/>column<text:alphabetical-index-mark-end text:id="IMark4974695040"/></text:p>
      <text:p text:style-name="P2"><text:s text:c="5"/>*/</text:p>
      <text:p text:style-name="P2"><text:s text:c="4"/>String <text:alphabetical-index-mark-start text:id="IMark4974695040" text:key1="annotation"/>column<text:alphabetical-index-mark-end text:id="IMark4974695040"/>() default ““;</text:p>
      <text:p text:style-name="P2"/>
      <text:p text:style-name="P2"><text:s text:c="4"/>/** Name of a field or property in the target class that acts as the </text:p>
      <text:p text:style-name="P2"><text:s text:c="5"/>* ordering field or property for this member.</text:p>
      <text:p text:style-name="P2"><text:s text:c="5"/>* Return the name of the field or property in the target class</text:p>
      <text:p text:style-name="P2"><text:s text:c="5"/>*/</text:p>
      <text:p text:style-name="P2"><text:s text:c="4"/>String mappedBy() default ““;</text:p>
      <text:p text:style-name="P2"/>
      <text:p text:style-name="P2"><text:s text:c="4"/>/** The definition of the <text:alphabetical-index-mark-start text:id="IMark4974695040" text:key1="annotation"/>column<text:alphabetical-index-mark-end text:id="IMark4974695040"/>(s) to use for ordering.</text:p>
      <text:p text:style-name="P2"><text:s text:c="5"/>* @return the <text:alphabetical-index-mark-start text:id="IMark4974695040" text:key1="annotation"/>columns<text:alphabetical-index-mark-end text:id="IMark4974695040"/> to use for ordering</text:p>
      <text:p text:style-name="P2"><text:s text:c="5"/>*/</text:p>
      <text:p text:style-name="P2"><text:s text:c="4"/><text:alphabetical-index-mark-start text:id="IMark4974695040" text:key1="annotation"/>Column<text:alphabetical-index-mark-end text:id="IMark4974695040"/>[] <text:alphabetical-index-mark-start text:id="IMark4974695808" text:key1="annotation"/>columns<text:alphabetical-index-mark-end text:id="IMark4974695808"/>() default {};</text:p>
      <text:p text:style-name="P2"/>
      <text:p text:style-name="P2"><text:s text:c="4"/>/** Vendor <text:alphabetical-index-mark-start text:id="IMark4974695808" text:key1="annotation"/>extensions<text:alphabetical-index-mark-end text:id="IMark4974695808"/>.</text:p>
      <text:p text:style-name="P2"><text:s text:c="5"/>* @return the vendor <text:alphabetical-index-mark-start text:id="IMark4974695808" text:key1="annotation"/>extensions<text:alphabetical-index-mark-end text:id="IMark4974695808"/></text:p>
      <text:p text:style-name="P2"><text:s text:c="5"/>*/</text:p>
      <text:p text:style-name="P2"><text:s text:c="4"/><text:alphabetical-index-mark-start text:id="IMark4974695808" text:key1="annotation"/>Extension<text:alphabetical-index-mark-end text:id="IMark4974695808"/>[] <text:alphabetical-index-mark-start text:id="IMark4974695040" text:key1="annotation"/>extensions<text:alphabetical-index-mark-end text:id="IMark4974695040"/>() default {};</text:p>
      <text:p text:style-name="P2">}</text:p>
      <text:p text:style-name="P2"/>
      <text:h text:style-name="P28" text:outline-level="3"><text:alphabetical-index-mark-start text:id="IMark4974695040" text:key1="annotation"/>PersistenceAware<text:alphabetical-index-mark-end text:id="IMark4974695040"/> Annotation</text:h>
      <text:p text:style-name="P2">@Target(ElementType.TYPE) </text:p>
      <text:p text:style-name="P2">@Retention(RetentionPolicy.RUNTIME)</text:p>
      <text:p text:style-name="P2">public @interface <text:alphabetical-index-mark-start text:id="IMark4974695040" text:key1="annotation"/>PersistenceAware<text:alphabetical-index-mark-end text:id="IMark4974695040"/></text:p>
      <text:p text:style-name="P2">{</text:p>
      <text:p text:style-name="P2">}</text:p>
      <text:p text:style-name="P2"/>
      <text:h text:style-name="P28" text:outline-level="3"><text:alphabetical-index-mark-start text:id="IMark4974695040" text:key1="annotation"/>PersistenceCapable<text:alphabetical-index-mark-end text:id="IMark4974695040"/> Annotation</text:h>
      <text:p text:style-name="P2">@Target(ElementType.TYPE) </text:p>
      <text:p text:style-name="P2">@Retention(RetentionPolicy.RUNTIME)</text:p>
      <text:p text:style-name="P2">public @interface <text:alphabetical-index-mark-start text:id="IMark4974695040" text:key1="annotation"/>PersistenceCapable<text:alphabetical-index-mark-end text:id="IMark4974695040"/></text:p>
      <text:p text:style-name="P2">{</text:p>
      <text:p text:style-name="P2"><text:s text:c="4"/>/** Member declarations. <text:alphabetical-index-mark-start text:id="IMark4974695040" text:main-entry="true"/>Annotations<text:alphabetical-index-mark-end text:id="IMark4974695040"/> for <text:alphabetical-index-mark-start text:id="IMark4974695808" text:key1="enum"/>persistent<text:alphabetical-index-mark-end text:id="IMark4974695808"/> members of this</text:p>
      <text:p text:style-name="P2"><text:s text:c="5"/>* class or interface can be specifed either here or on each member.</text:p>
      <text:p text:style-name="P2"><text:s text:c="5"/>* <text:alphabetical-index-mark-start text:id="IMark4974695808" text:main-entry="true"/>Annotations<text:alphabetical-index-mark-end text:id="IMark4974695808"/> for inherited members can only be specified here.</text:p>
      <text:p text:style-name="P2"><text:s text:c="5"/>* @return member declarations</text:p>
      <text:p text:style-name="P2"><text:s text:c="5"/>*/</text:p>
      <text:p text:style-name="P2"><text:s text:c="4"/><text:alphabetical-index-mark-start text:id="IMark4974695808" text:key1="enum"/>Persistent<text:alphabetical-index-mark-end text:id="IMark4974695808"/>[] members() default {};</text:p>
      <text:p text:style-name="P2"/>
      <text:p text:style-name="P2"><text:s text:c="4"/>/** Table to use for persisting this class or interface. </text:p>
      <text:p text:style-name="P2"><text:s text:c="5"/>*/</text:p>
      <text:p text:style-name="P2"><text:s text:c="4"/>String table() default ““;</text:p>
      <text:p text:style-name="P2"/>
      <text:p text:style-name="P2"><text:s text:c="4"/>/** Catalog to use for persisting this class or interface. </text:p>
      <text:p text:style-name="P2"><text:s text:c="5"/>*/</text:p>
      <text:p text:style-name="P2"><text:soft-page-break/><text:s text:c="4"/>String catalog() default ““;</text:p>
      <text:p text:style-name="P2"/>
      <text:p text:style-name="P2"><text:s text:c="4"/>/** Schema to use for persisting this class or interface. </text:p>
      <text:p text:style-name="P2"><text:s text:c="5"/>*/</text:p>
      <text:p text:style-name="P2"><text:s text:c="4"/>String schema() default ““;</text:p>
      <text:p text:style-name="P2"/>
      <text:p text:style-name="P2"><text:s text:c="4"/>/** Whether this class or interface manages an extent. </text:p>
      <text:p text:style-name="P2"><text:s text:c="5"/>*/</text:p>
      <text:p text:style-name="P2"><text:s text:c="4"/>String requiresExtent() default ““;</text:p>
      <text:p text:style-name="P2"/>
      <text:p text:style-name="P2"><text:s text:c="4"/>/** Whether objects of this class or interface can only be <text:alphabetical-index-mark-start text:id="IMark4974695808" text:key1="annotation"/>embedded<text:alphabetical-index-mark-end text:id="IMark4974695808"/>. </text:p>
      <text:p text:style-name="P2"><text:s text:c="5"/>*/</text:p>
      <text:p text:style-name="P2"><text:s text:c="4"/>String <text:alphabetical-index-mark-start text:id="IMark4974695808" text:key1="annotation"/>embeddedOnly<text:alphabetical-index-mark-end text:id="IMark4974695808"/>() default ““;</text:p>
      <text:p text:style-name="P2"/>
      <text:p text:style-name="P2"><text:s text:c="4"/>/** Whether this class or interface is detachable. </text:p>
      <text:p text:style-name="P2"><text:s text:c="5"/>*/</text:p>
      <text:p text:style-name="P2"><text:s text:c="4"/>String detachable() default ““;</text:p>
      <text:p text:style-name="P2"/>
      <text:p text:style-name="P2"><text:s text:c="4"/>/** Type of identity for this class or interface. </text:p>
      <text:p text:style-name="P2"><text:s text:c="5"/>*/</text:p>
      <text:p text:style-name="P2"><text:s text:c="4"/><text:alphabetical-index-mark-start text:id="IMark4974695808" text:key1="annotation"/>IdentityType<text:alphabetical-index-mark-end text:id="IMark4974695808"/> <text:alphabetical-index-mark-start text:id="IMark4974695040" text:key1="annotation"/>identityType<text:alphabetical-index-mark-end text:id="IMark4974695040"/>() default <text:alphabetical-index-mark-start text:id="IMark4974695520" text:key1="annotation"/>IdentityType<text:alphabetical-index-mark-end text:id="IMark4974695520"/>.UNSPECIFIED;</text:p>
      <text:p text:style-name="P2"/>
      <text:p text:style-name="P2"><text:s text:c="4"/>/** Primary <text:alphabetical-index-mark-start text:id="IMark4974695520" text:key1="annotation"/>key<text:alphabetical-index-mark-end text:id="IMark4974695520"/> class when using application identity and using own PK. </text:p>
      <text:p text:style-name="P2"><text:s text:c="5"/>*/</text:p>
      <text:p text:style-name="P2"><text:s text:c="4"/>Class objectIdClass() default void.class;</text:p>
      <text:p text:style-name="P2"/>
      <text:p text:style-name="P2"><text:s text:c="4"/>/** Whether this class is <text:alphabetical-index-mark-start text:id="IMark4974695520" text:key1="annotation"/>cacheable<text:alphabetical-index-mark-end text:id="IMark4974695520"/> in a Level2 cache.</text:p>
      <text:p text:style-name="P2"><text:s text:c="5"/>* @since 2.2</text:p>
      <text:p text:style-name="P2"><text:s text:c="5"/>*/</text:p>
      <text:p text:style-name="P2"><text:s text:c="4"/>String <text:alphabetical-index-mark-start text:id="IMark4974695520" text:key1="annotation"/>cacheable<text:alphabetical-index-mark-end text:id="IMark4974695520"/>() default “true”;</text:p>
      <text:p text:style-name="P2"/>
      <text:p text:style-name="P2"><text:s text:c="4"/>/** Whether objects of this type should, by default, be locked when read.</text:p>
      <text:p text:style-name="P2"><text:s text:c="5"/>* @since 2.3</text:p>
      <text:p text:style-name="P2"><text:s text:c="5"/>*/</text:p>
      <text:p text:style-name="P2"><text:s text:c="4"/>String serializeRead() default “false”;</text:p>
      <text:p text:style-name="P2"/>
      <text:p text:style-name="P2"><text:s text:c="4"/>/** Any vendor <text:alphabetical-index-mark-start text:id="IMark4974695520" text:key1="annotation"/>extensions<text:alphabetical-index-mark-end text:id="IMark4974695520"/>.</text:p>
      <text:p text:style-name="P2"><text:s text:c="5"/>*/</text:p>
      <text:p text:style-name="P2"><text:s text:c="4"/><text:alphabetical-index-mark-start text:id="IMark4974695520" text:key1="annotation"/>Extension<text:alphabetical-index-mark-end text:id="IMark4974695520"/>[] <text:alphabetical-index-mark-start text:id="IMark4974695040" text:key1="annotation"/>extensions<text:alphabetical-index-mark-end text:id="IMark4974695040"/>() default {};</text:p>
      <text:p text:style-name="P2">}</text:p>
      <text:p text:style-name="P2"/>
      <text:h text:style-name="P28" text:outline-level="3"><text:alphabetical-index-mark-start text:id="IMark4974695040" text:key1="enum"/>PersistenceModifier<text:alphabetical-index-mark-end text:id="IMark4974695040"/> Enum</text:h>
      <text:p text:style-name="P2"/>
      <text:p text:style-name="P2">public enum <text:alphabetical-index-mark-start text:id="IMark4974695040" text:key1="enum"/><text:alphabetical-index-mark-start text:id="IMark4974695520" text:key1="enum"/>PersistenceModifier<text:alphabetical-index-mark-end text:id="IMark4974695520"/><text:alphabetical-index-mark-end text:id="IMark4974695040"/></text:p>
      <text:p text:style-name="P2">{</text:p>
      <text:p text:style-name="P2"><text:s text:c="4"/>UNSPECIFIED,</text:p>
      <text:p text:style-name="P2"><text:s text:c="4"/><text:alphabetical-index-mark-start text:id="IMark4974695040" text:key1="enum"/>PERSISTENT<text:alphabetical-index-mark-end text:id="IMark4974695040"/>,</text:p>
      <text:p text:style-name="P2"><text:s text:c="4"/><text:alphabetical-index-mark-start text:id="IMark4974695040" text:key1="annotation"/>TRANSACTIONAL<text:alphabetical-index-mark-end text:id="IMark4974695040"/>,</text:p>
      <text:p text:style-name="P2"><text:s text:c="4"/>NONE</text:p>
      <text:p text:style-name="P2">}</text:p>
      <text:p text:style-name="P2"/>
      <text:h text:style-name="P28" text:outline-level="3"><text:alphabetical-index-mark-start text:id="IMark4974695040" text:key1="enum"/>Persistent<text:alphabetical-index-mark-end text:id="IMark4974695040"/> Annotation</text:h>
      <text:p text:style-name="P2">@Target({<text:change-start text:change-id="ct140613301708816"/>ElementType.ANNOTATION_TYPE, <text:change-end text:change-id="ct140613301708816"/>ElementType.FIELD, ElementType.METHOD}) </text:p>
      <text:p text:style-name="P2"><text:soft-page-break/>@Retention(RetentionPolicy.RUNTIME)</text:p>
      <text:p text:style-name="P2">public @interface <text:alphabetical-index-mark-start text:id="IMark4974695040" text:key1="enum"/>Persistent<text:alphabetical-index-mark-end text:id="IMark4974695040"/></text:p>
      <text:p text:style-name="P2">{</text:p>
      <text:p text:style-name="P2"><text:s text:c="4"/>/** Modifier for this field. This is normally not specified, and the </text:p>
      <text:p text:style-name="P2"><text:s text:c="5"/>* defaults are used, or the @<text:alphabetical-index-mark-start text:id="IMark4974695040" text:key1="annotation"/>Transactional<text:alphabetical-index-mark-end text:id="IMark4974695040"/> or @<text:alphabetical-index-mark-start text:id="IMark4974695520" text:key1="annotation"/>NotPersistent<text:alphabetical-index-mark-end text:id="IMark4974695520"/> </text:p>
      <text:p text:style-name="P2"><text:s text:c="5"/>* annotation is specified directly on the member. One possible use</text:p>
      <text:p text:style-name="P2"><text:s text:c="5"/>* for specifying <text:alphabetical-index-mark-start text:id="IMark4974695520" text:key1="enum"/><text:alphabetical-index-mark-start text:id="IMark4974695040" text:key1="enum"/>persistenceModifier<text:alphabetical-index-mark-end text:id="IMark4974695040"/><text:alphabetical-index-mark-end text:id="IMark4974695520"/> is for <text:alphabetical-index-mark-start text:id="IMark4974695808" text:key1="annotation"/>embedded<text:alphabetical-index-mark-end text:id="IMark4974695808"/> instances in which</text:p>
      <text:p text:style-name="P2"><text:s text:c="5"/>* a member is not <text:alphabetical-index-mark-start text:id="IMark4974695808" text:key1="enum"/>persistent<text:alphabetical-index-mark-end text:id="IMark4974695808"/> but in the non-<text:alphabetical-index-mark-start text:id="IMark4974695520" text:key1="annotation"/>embedded<text:alphabetical-index-mark-end text:id="IMark4974695520"/> instances the</text:p>
      <text:p text:style-name="P2"><text:s text:c="5"/>* member is <text:alphabetical-index-mark-start text:id="IMark4974695520" text:key1="enum"/>persistent<text:alphabetical-index-mark-end text:id="IMark4974695520"/>. Note that it is not portable to specify a</text:p>
      <text:p text:style-name="P2"><text:s text:c="5"/>* member to be not <text:alphabetical-index-mark-start text:id="IMark4974695520" text:key1="enum"/>persistent<text:alphabetical-index-mark-end text:id="IMark4974695520"/> in the non-<text:alphabetical-index-mark-start text:id="IMark4974695808" text:key1="annotation"/>embedded<text:alphabetical-index-mark-end text:id="IMark4974695808"/> case and <text:alphabetical-index-mark-start text:id="IMark4974695040" text:key1="enum"/>persistent<text:alphabetical-index-mark-end text:id="IMark4974695040"/></text:p>
      <text:p text:style-name="P2"><text:s text:c="5"/>* in the <text:alphabetical-index-mark-start text:id="IMark4974695040" text:key1="annotation"/>embedded<text:alphabetical-index-mark-end text:id="IMark4974695040"/> usage.</text:p>
      <text:p text:style-name="P2"><text:s text:c="5"/>* @return the persistence modifier</text:p>
      <text:p text:style-name="P2"><text:s text:c="5"/>*/</text:p>
      <text:p text:style-name="P2"><text:s text:c="4"/><text:alphabetical-index-mark-start text:id="IMark4974695040" text:key1="enum"/><text:alphabetical-index-mark-start text:id="IMark4974695808" text:key1="enum"/>PersistenceModifier<text:alphabetical-index-mark-end text:id="IMark4974695808"/><text:alphabetical-index-mark-end text:id="IMark4974695040"/> <text:alphabetical-index-mark-start text:id="IMark4974695520" text:key1="enum"/><text:alphabetical-index-mark-start text:id="IMark4974695328" text:key1="enum"/>persistenceModifier<text:alphabetical-index-mark-end text:id="IMark4974695328"/><text:alphabetical-index-mark-end text:id="IMark4974695520"/>() </text:p>
      <text:p text:style-name="P2"><text:s text:c="8"/>default <text:alphabetical-index-mark-start text:id="IMark4974695520" text:key1="enum"/>PersistenceModifier<text:alphabetical-index-mark-end text:id="IMark4974695520"/>.UNSPECIFIED;</text:p>
      <text:p text:style-name="P2"/>
      <text:p text:style-name="P2"><text:s text:c="4"/>/** Table to use for persisting this member.</text:p>
      <text:p text:style-name="P2"><text:s text:c="5"/>* @return the table to use for persisting this member</text:p>
      <text:p text:style-name="P2"><text:s text:c="5"/>*/</text:p>
      <text:p text:style-name="P2"><text:s text:c="4"/>String table() default ““;</text:p>
      <text:p text:style-name="P2"/>
      <text:p text:style-name="P2"><text:s text:c="4"/>/** Whether this member is in the default fetch group. </text:p>
      <text:p text:style-name="P2"><text:s text:c="5"/>* @return whether this member is in the default fetch group</text:p>
      <text:p text:style-name="P2"><text:s text:c="5"/>*/</text:p>
      <text:p text:style-name="P2"><text:s text:c="4"/>String defaultFetchGroup() default ““;</text:p>
      <text:p text:style-name="P2"/>
      <text:p text:style-name="P2"><text:s text:c="4"/>/** Behavior when this member contains a null <text:alphabetical-index-mark-start text:id="IMark4974695520" text:key1="annotation"/>value<text:alphabetical-index-mark-end text:id="IMark4974695520"/>. </text:p>
      <text:p text:style-name="P2"><text:s text:c="5"/>* @return the behavior when this member contains a null <text:alphabetical-index-mark-start text:id="IMark4974695520" text:key1="annotation"/>value<text:alphabetical-index-mark-end text:id="IMark4974695520"/></text:p>
      <text:p text:style-name="P2"><text:s text:c="5"/>*/</text:p>
      <text:p text:style-name="P2"><text:s text:c="4"/><text:alphabetical-index-mark-start text:id="IMark4974695520" text:key1="annotation"/>NullValue<text:alphabetical-index-mark-end text:id="IMark4974695520"/> <text:alphabetical-index-mark-start text:id="IMark4974695328" text:key1="annotation"/>nullValue<text:alphabetical-index-mark-end text:id="IMark4974695328"/>() default <text:alphabetical-index-mark-start text:id="IMark4974695040" text:key1="annotation"/>NullValue<text:alphabetical-index-mark-end text:id="IMark4974695040"/>.NONE;</text:p>
      <text:p text:style-name="P2"/>
      <text:p text:style-name="P2"><text:s text:c="4"/>/** Whether this member is <text:alphabetical-index-mark-start text:id="IMark4974695040" text:key1="annotation"/>embedded<text:alphabetical-index-mark-end text:id="IMark4974695040"/>. </text:p>
      <text:p text:style-name="P2"><text:s text:c="5"/>* @return whether this member is <text:alphabetical-index-mark-start text:id="IMark4974695040" text:key1="annotation"/>embedded<text:alphabetical-index-mark-end text:id="IMark4974695040"/></text:p>
      <text:p text:style-name="P2"><text:s text:c="5"/>*/</text:p>
      <text:p text:style-name="P2"><text:s text:c="4"/>String <text:alphabetical-index-mark-start text:id="IMark4974695040" text:key1="annotation"/>embedded<text:alphabetical-index-mark-end text:id="IMark4974695040"/>() default ““;</text:p>
      <text:p text:style-name="P2"/>
      <text:p text:style-name="P2"><text:s text:c="4"/>/** Whether the elements of this member are <text:alphabetical-index-mark-start text:id="IMark4974695040" text:key1="annotation"/>embedded<text:alphabetical-index-mark-end text:id="IMark4974695040"/>. </text:p>
      <text:p text:style-name="P2"><text:s text:c="5"/>* @return whether the elements of this member are <text:alphabetical-index-mark-start text:id="IMark4974695040" text:key1="annotation"/>embedded<text:alphabetical-index-mark-end text:id="IMark4974695040"/></text:p>
      <text:p text:style-name="P2"><text:s text:c="5"/>*/</text:p>
      <text:p text:style-name="P2"><text:s text:c="4"/>String embeddedElement() default ““;</text:p>
      <text:p text:style-name="P2"/>
      <text:p text:style-name="P2"><text:s text:c="4"/>/** Whether the keys of this member are <text:alphabetical-index-mark-start text:id="IMark4974695040" text:key1="annotation"/>embedded<text:alphabetical-index-mark-end text:id="IMark4974695040"/>. </text:p>
      <text:p text:style-name="P2"><text:s text:c="5"/>* @return whether the keys of this member are <text:alphabetical-index-mark-start text:id="IMark4974695040" text:key1="annotation"/>embedded<text:alphabetical-index-mark-end text:id="IMark4974695040"/></text:p>
      <text:p text:style-name="P2"><text:s text:c="5"/>*/</text:p>
      <text:p text:style-name="P2"><text:s text:c="4"/>String embeddedKey() default ““;</text:p>
      <text:p text:style-name="P2"/>
      <text:p text:style-name="P2"><text:s text:c="4"/>/** Whether the values of this member are <text:alphabetical-index-mark-start text:id="IMark4974695040" text:key1="annotation"/>embedded<text:alphabetical-index-mark-end text:id="IMark4974695040"/>. </text:p>
      <text:p text:style-name="P2"><text:s text:c="5"/>* @return whether the values of this member are <text:alphabetical-index-mark-start text:id="IMark4974695040" text:key1="annotation"/>embedded<text:alphabetical-index-mark-end text:id="IMark4974695040"/></text:p>
      <text:p text:style-name="P2"><text:s text:c="5"/>*/</text:p>
      <text:p text:style-name="P2"><text:s text:c="4"/>String embeddedValue() default ““;</text:p>
      <text:p text:style-name="P2"/>
      <text:p text:style-name="P2"><text:s text:c="4"/>/** Whether this member is <text:alphabetical-index-mark-start text:id="IMark4974695040" text:key1="annotation"/>serialized<text:alphabetical-index-mark-end text:id="IMark4974695040"/> into a single <text:alphabetical-index-mark-start text:id="IMark4974695328" text:key1="annotation"/>column<text:alphabetical-index-mark-end text:id="IMark4974695328"/>. </text:p>
      <text:p text:style-name="P2"><text:s text:c="5"/>* @return whether this member is <text:alphabetical-index-mark-start text:id="IMark4974695328" text:key1="annotation"/>serialized<text:alphabetical-index-mark-end text:id="IMark4974695328"/> into a single <text:alphabetical-index-mark-start text:id="IMark4974695040" text:key1="annotation"/>column<text:alphabetical-index-mark-end text:id="IMark4974695040"/></text:p>
      <text:p text:style-name="P2"><text:s text:c="5"/>*/</text:p>
      <text:p text:style-name="P2"><text:s text:c="4"/>String <text:alphabetical-index-mark-start text:id="IMark4974695040" text:key1="annotation"/>serialized<text:alphabetical-index-mark-end text:id="IMark4974695040"/>() default ““;</text:p>
      <text:p text:style-name="P2"/>
      <text:p text:style-name="P2"><text:soft-page-break/><text:s text:c="4"/>/** Whether the elements of this member are <text:alphabetical-index-mark-start text:id="IMark4974695040" text:key1="annotation"/>serialized<text:alphabetical-index-mark-end text:id="IMark4974695040"/>. </text:p>
      <text:p text:style-name="P2"><text:s text:c="5"/>* @return whether the elements of this member are <text:alphabetical-index-mark-start text:id="IMark4974695040" text:key1="annotation"/>serialized<text:alphabetical-index-mark-end text:id="IMark4974695040"/></text:p>
      <text:p text:style-name="P2"><text:s text:c="5"/>*/</text:p>
      <text:p text:style-name="P2"><text:s text:c="4"/>String serializedElement() default ““;</text:p>
      <text:p text:style-name="P2"/>
      <text:p text:style-name="P2"><text:s text:c="4"/>/** Whether the keys of this member are <text:alphabetical-index-mark-start text:id="IMark4974695040" text:key1="annotation"/>serialized<text:alphabetical-index-mark-end text:id="IMark4974695040"/>. </text:p>
      <text:p text:style-name="P2"><text:s text:c="5"/>* @return whether the keys of this member are <text:alphabetical-index-mark-start text:id="IMark4974695040" text:key1="annotation"/>serialized<text:alphabetical-index-mark-end text:id="IMark4974695040"/></text:p>
      <text:p text:style-name="P2"><text:s text:c="5"/>*/</text:p>
      <text:p text:style-name="P2"><text:s text:c="4"/>String serializedKey() default ““;</text:p>
      <text:p text:style-name="P2"/>
      <text:p text:style-name="P2"><text:s text:c="4"/>/** Whether the values of this member are <text:alphabetical-index-mark-start text:id="IMark4974695040" text:key1="annotation"/>serialized<text:alphabetical-index-mark-end text:id="IMark4974695040"/>. </text:p>
      <text:p text:style-name="P2"><text:s text:c="5"/>* @return whether the values of this member are <text:alphabetical-index-mark-start text:id="IMark4974695040" text:key1="annotation"/>serialized<text:alphabetical-index-mark-end text:id="IMark4974695040"/></text:p>
      <text:p text:style-name="P2"><text:s text:c="5"/>*/</text:p>
      <text:p text:style-name="P2"><text:s text:c="4"/>String serializedValue() default ““;</text:p>
      <text:p text:style-name="P2"/>
      <text:p text:style-name="P2"><text:s text:c="4"/>/** Whether related object(s) of this member are dependent</text:p>
      <text:p text:style-name="P2"><text:s text:c="5"/>* and so deleted when this object is deleted. </text:p>
      <text:p text:style-name="P2"><text:s text:c="5"/>* @return whether the related object(s) of this member</text:p>
      <text:p text:style-name="P2"><text:s text:c="5"/>* are dependent</text:p>
      <text:p text:style-name="P2"><text:s text:c="5"/>*/</text:p>
      <text:p text:style-name="P2"><text:s text:c="4"/>String dependent() default ““;</text:p>
      <text:p text:style-name="P2"/>
      <text:p text:style-name="P2"><text:s text:c="4"/>/** Whether the elements of this member are dependent. </text:p>
      <text:p text:style-name="P2"><text:s text:c="5"/>* @return whether the elements of this member are dependent</text:p>
      <text:p text:style-name="P2"><text:s text:c="5"/>*/</text:p>
      <text:p text:style-name="P2"><text:s text:c="4"/>String dependentElement() default ““;</text:p>
      <text:p text:style-name="P2"/>
      <text:p text:style-name="P2"><text:s text:c="4"/>/** Whether the keys of this member are dependent. </text:p>
      <text:p text:style-name="P2"><text:s text:c="5"/>* @return whether the keys of this member are dependent</text:p>
      <text:p text:style-name="P2"><text:s text:c="5"/>*/</text:p>
      <text:p text:style-name="P2"><text:s text:c="4"/>String dependentKey() default ““;</text:p>
      <text:p text:style-name="P2"/>
      <text:p text:style-name="P2"><text:s text:c="4"/>/** Whether the values of this member are dependent. </text:p>
      <text:p text:style-name="P2"><text:s text:c="5"/>* @return whether the values of this member are dependent</text:p>
      <text:p text:style-name="P2"><text:s text:c="5"/>*/</text:p>
      <text:p text:style-name="P2"><text:s text:c="4"/>String dependentValue() default ““;</text:p>
      <text:p text:style-name="P2"/>
      <text:p text:style-name="P2"><text:s text:c="4"/>/** Whether this member is part of the primary <text:alphabetical-index-mark-start text:id="IMark4974695040" text:key1="annotation"/>key<text:alphabetical-index-mark-end text:id="IMark4974695040"/> for application</text:p>
      <text:p text:style-name="P2"><text:s text:c="5"/>* identity. This is equivalent to specifying @<text:alphabetical-index-mark-start text:id="IMark4974695040" text:key1="annotation"/>PrimaryKey<text:alphabetical-index-mark-end text:id="IMark4974695040"/> as </text:p>
      <text:p text:style-name="P2"><text:s text:c="5"/>* a separate annotation on the member.</text:p>
      <text:p text:style-name="P2"><text:s text:c="5"/>* @return whether this member is part of the primary <text:alphabetical-index-mark-start text:id="IMark4974695040" text:key1="annotation"/>key<text:alphabetical-index-mark-end text:id="IMark4974695040"/></text:p>
      <text:p text:style-name="P2"><text:s text:c="5"/>*/</text:p>
      <text:p text:style-name="P2"><text:s text:c="4"/>String <text:alphabetical-index-mark-start text:id="IMark4974695040" text:key1="annotation"/>primaryKey<text:alphabetical-index-mark-end text:id="IMark4974695040"/>() default ““;</text:p>
      <text:p text:style-name="P2"/>
      <text:p text:style-name="P2"><text:s text:c="4"/>/** <text:alphabetical-index-mark-start text:id="IMark4974695040" text:key1="annotation"/>Value<text:alphabetical-index-mark-end text:id="IMark4974695040"/> strategy to use to generate the <text:alphabetical-index-mark-start text:id="IMark4974695328" text:key1="annotation"/>value<text:alphabetical-index-mark-end text:id="IMark4974695328"/> for this field </text:p>
      <text:p text:style-name="P2"><text:s text:c="5"/>* or property (if any).</text:p>
      <text:p text:style-name="P2"><text:s text:c="5"/>* @return the generated <text:alphabetical-index-mark-start text:id="IMark4974695328" text:key1="annotation"/>value<text:alphabetical-index-mark-end text:id="IMark4974695328"/> strategy</text:p>
      <text:p text:style-name="P2"><text:s text:c="5"/>*/</text:p>
      <text:p text:style-name="P2"><text:s text:c="4"/><text:alphabetical-index-mark-start text:id="IMark4974695328" text:key1="annotation"/>IdGeneratorStrategy<text:alphabetical-index-mark-end text:id="IMark4974695328"/> valueStrategy() default <text:alphabetical-index-mark-start text:id="IMark4974695040" text:key1="annotation"/>IdGeneratorStrategy<text:alphabetical-index-mark-end text:id="IMark4974695040"/>.UNSPECIFIED;</text:p>
      <text:p text:style-name="P2"/>
      <text:p text:style-name="P2"><text:s text:c="4"/>/** Custom <text:alphabetical-index-mark-start text:id="IMark4974695040" text:key1="annotation"/>value<text:alphabetical-index-mark-end text:id="IMark4974695040"/> strategy to use to generate the <text:alphabetical-index-mark-start text:id="IMark4974695328" text:key1="annotation"/>value<text:alphabetical-index-mark-end text:id="IMark4974695328"/> for this field </text:p>
      <text:p text:style-name="P2"><text:s text:c="5"/>* or property (if any). If customValueStrategy is non-empty, then</text:p>
      <text:p text:style-name="P2"><text:s text:c="5"/>* valueStrategy must be UNSPECIFIED.</text:p>
      <text:p text:style-name="P2"><text:s text:c="5"/>* @return the custom <text:alphabetical-index-mark-start text:id="IMark4974695328" text:key1="annotation"/>value<text:alphabetical-index-mark-end text:id="IMark4974695328"/> strategy</text:p>
      <text:p text:style-name="P2"><text:s text:c="5"/>*/</text:p>
      <text:p text:style-name="P2"><text:s text:c="4"/>String customValueStrategy() default ““;</text:p>
      <text:p text:style-name="P2"><text:soft-page-break/></text:p>
      <text:p text:style-name="P2"><text:s text:c="4"/>/** Name of the <text:alphabetical-index-mark-start text:id="IMark4974695328" text:key1="annotation"/>sequence<text:alphabetical-index-mark-end text:id="IMark4974695328"/> to use with particular <text:alphabetical-index-mark-start text:id="IMark4974695040" text:key1="annotation"/>value<text:alphabetical-index-mark-end text:id="IMark4974695040"/> strategies. </text:p>
      <text:p text:style-name="P2"><text:s text:c="5"/>* @return the name of the <text:alphabetical-index-mark-start text:id="IMark4974695040" text:key1="annotation"/>sequence<text:alphabetical-index-mark-end text:id="IMark4974695040"/></text:p>
      <text:p text:style-name="P2"><text:s text:c="5"/>*/</text:p>
      <text:p text:style-name="P2"><text:s text:c="4"/>String <text:alphabetical-index-mark-start text:id="IMark4974695040" text:key1="annotation"/>sequence<text:alphabetical-index-mark-end text:id="IMark4974695040"/>() default ““;</text:p>
      <text:p text:style-name="P2"/>
      <text:p text:style-name="P2"><text:s text:c="4"/>/** Name of the fetch-group to use when this member is loaded </text:p>
      <text:p text:style-name="P2"><text:s text:c="5"/>* due to being referenced when not already loaded.</text:p>
      <text:p text:style-name="P2"><text:s text:c="5"/>* @return the name of the load fetch group</text:p>
      <text:p text:style-name="P2"><text:s text:c="5"/>*/</text:p>
      <text:p text:style-name="P2"><text:s text:c="4"/>String loadFetchGroup() default ““;</text:p>
      <text:p text:style-name="P2"/>
      <text:p text:style-name="P2"><text:s text:c="4"/>/** Types of the member. Used when the declared </text:p>
      <text:p text:style-name="P2"><text:s text:c="5"/>* member type is a supertype of the actual type that is stored in the </text:p>
      <text:p text:style-name="P2"><text:s text:c="5"/>* member. For example, the declared member type might be an interface type</text:p>
      <text:p text:style-name="P2"><text:s text:c="5"/>* that must contain an object of a concrete type when used</text:p>
      <text:p text:style-name="P2"><text:s text:c="5"/>* for persistence.</text:p>
      <text:p text:style-name="P2"><text:s text:c="5"/>* @return the types</text:p>
      <text:p text:style-name="P2"><text:s text:c="5"/>*/</text:p>
      <text:p text:style-name="P2"><text:s text:c="4"/>Class[] types() default {};</text:p>
      <text:p text:style-name="P2"/>
      <text:p text:style-name="P2"><text:s text:c="4"/>/** Name of the related member in the other class </text:p>
      <text:p text:style-name="P2"><text:s text:c="5"/>* where this <text:alphabetical-index-mark-start text:id="IMark4974695040" text:key1="annotation"/>value<text:alphabetical-index-mark-end text:id="IMark4974695040"/> is mapped (bidirectional relationship). </text:p>
      <text:p text:style-name="P2"><text:s text:c="5"/>* @return the related member in the other class</text:p>
      <text:p text:style-name="P2"><text:s text:c="5"/>*/</text:p>
      <text:p text:style-name="P2"><text:s text:c="4"/>String mappedBy() default ““;</text:p>
      <text:p text:style-name="P2"/>
      <text:p text:style-name="P2"><text:s text:c="4"/>/** <text:alphabetical-index-mark-start text:id="IMark4974695040" text:key1="annotation"/>Column<text:alphabetical-index-mark-end text:id="IMark4974695040"/> definition(s) for this member. Used for mapping </text:p>
      <text:p text:style-name="P2"><text:s text:c="5"/>* multiple <text:alphabetical-index-mark-start text:id="IMark4974695040" text:key1="annotation"/>columns<text:alphabetical-index-mark-end text:id="IMark4974695040"/></text:p>
      <text:p text:style-name="P2"><text:s text:c="5"/>* to the same member, for example relationships with </text:p>
      <text:p text:style-name="P2"><text:s text:c="5"/>* multiple <text:alphabetical-index-mark-start text:id="IMark4974695040" text:key1="annotation"/>column<text:alphabetical-index-mark-end text:id="IMark4974695040"/> foreign keys. </text:p>
      <text:p text:style-name="P2"><text:s text:c="5"/>* @return the <text:alphabetical-index-mark-start text:id="IMark4974695040" text:key1="annotation"/>columns<text:alphabetical-index-mark-end text:id="IMark4974695040"/> for this member</text:p>
      <text:p text:style-name="P2"><text:s text:c="5"/>*/</text:p>
      <text:p text:style-name="P2"><text:s text:c="4"/><text:alphabetical-index-mark-start text:id="IMark4974695040" text:key1="annotation"/>Column<text:alphabetical-index-mark-end text:id="IMark4974695040"/>[] <text:alphabetical-index-mark-start text:id="IMark4974695328" text:key1="annotation"/>columns<text:alphabetical-index-mark-end text:id="IMark4974695328"/>() default {}; </text:p>
      <text:p text:style-name="P2"/>
      <text:p text:style-name="P2"><text:s text:c="4"/>/** <text:alphabetical-index-mark-start text:id="IMark4974695328" text:key1="annotation"/>Column<text:alphabetical-index-mark-end text:id="IMark4974695328"/> name where the values are stored for this member. </text:p>
      <text:p text:style-name="P2"><text:s text:c="5"/>* @return the name of the <text:alphabetical-index-mark-start text:id="IMark4974695328" text:key1="annotation"/>column<text:alphabetical-index-mark-end text:id="IMark4974695328"/></text:p>
      <text:p text:style-name="P2"><text:s text:c="5"/>*/</text:p>
      <text:p text:style-name="P2"><text:s text:c="4"/>String <text:alphabetical-index-mark-start text:id="IMark4974695328" text:key1="annotation"/>column<text:alphabetical-index-mark-end text:id="IMark4974695328"/>() default ““;</text:p>
      <text:p text:style-name="P2"/>
      <text:p text:style-name="P2"><text:s text:c="4"/>/** Null indicator <text:alphabetical-index-mark-start text:id="IMark4974695328" text:key1="annotation"/>column<text:alphabetical-index-mark-end text:id="IMark4974695328"/> for this member. Used for nested </text:p>
      <text:p text:style-name="P2"><text:s text:c="5"/>* <text:alphabetical-index-mark-start text:id="IMark4974695328" text:key1="annotation"/>embedded<text:alphabetical-index-mark-end text:id="IMark4974695328"/> fields or properties to indicate whether the <text:alphabetical-index-mark-start text:id="IMark4974695040" text:key1="annotation"/>embedded<text:alphabetical-index-mark-end text:id="IMark4974695040"/></text:p>
      <text:p text:style-name="P2"><text:s text:c="5"/>* instance should have a null <text:alphabetical-index-mark-start text:id="IMark4974695040" text:key1="annotation"/>value<text:alphabetical-index-mark-end text:id="IMark4974695040"/>.</text:p>
      <text:p text:style-name="P2"><text:s text:c="5"/>* @return the null indicator <text:alphabetical-index-mark-start text:id="IMark4974695040" text:key1="annotation"/>column<text:alphabetical-index-mark-end text:id="IMark4974695040"/></text:p>
      <text:p text:style-name="P2"><text:s text:c="5"/>*/</text:p>
      <text:p text:style-name="P2"><text:s text:c="4"/>String nullIndicatorColumn() default ““;</text:p>
      <text:p text:style-name="P2"/>
      <text:p text:style-name="P2"><text:s text:c="4"/>/** Name of the member when this is <text:alphabetical-index-mark-start text:id="IMark4974695040" text:key1="annotation"/>embedded<text:alphabetical-index-mark-end text:id="IMark4974695040"/> in another object.</text:p>
      <text:p text:style-name="P2"><text:s text:c="5"/>* The fully-qualified member name is used. For example, </text:p>
      <text:p text:style-name="P2"><text:s text:c="5"/>* “line.point1.x” refers to the member x in class Point </text:p>
      <text:p text:style-name="P2"><text:s text:c="5"/>* that is <text:alphabetical-index-mark-start text:id="IMark4974695040" text:key1="annotation"/>embedded<text:alphabetical-index-mark-end text:id="IMark4974695040"/> as member point1 in class Line that is <text:alphabetical-index-mark-start text:id="IMark4974695328" text:key1="annotation"/>embedded<text:alphabetical-index-mark-end text:id="IMark4974695328"/> </text:p>
      <text:p text:style-name="P2"><text:s text:c="5"/>* in a member called line.</text:p>
      <text:p text:style-name="P2"><text:s text:c="5"/>* @return the name of the member</text:p>
      <text:p text:style-name="P2"><text:s text:c="5"/>*/</text:p>
      <text:p text:style-name="P2"><text:s text:c="4"/>String name() default ““; </text:p>
      <text:p text:style-name="P2"/>
      <text:p text:style-name="P2"><text:soft-page-break/><text:s text:c="4"/>/** Recursion depth for this member. Used only when</text:p>
      <text:p text:style-name="P2"><text:s text:c="5"/>* the annotation is used within the definition of a <text:alphabetical-index-mark-start text:id="IMark4974695328" text:key1="annotation"/>FetchGroup<text:alphabetical-index-mark-end text:id="IMark4974695328"/>.</text:p>
      <text:p text:style-name="P2"><text:s text:c="5"/>* @return the recursion depth</text:p>
      <text:p text:style-name="P2"><text:s text:c="5"/>*/</text:p>
      <text:p text:style-name="P2"><text:s text:c="4"/>int recursionDepth() default 1;</text:p>
      <text:p text:style-name="P2"/>
      <text:p text:style-name="P2"><text:s text:c="4"/>/** Whether this field/property is <text:alphabetical-index-mark-start text:id="IMark4974695328" text:key1="annotation"/>cacheable<text:alphabetical-index-mark-end text:id="IMark4974695328"/> in a Level2 cache.</text:p>
      <text:p text:style-name="P2"><text:s text:c="5"/>* @since 2.2</text:p>
      <text:p text:style-name="P2"><text:s text:c="5"/>*/</text:p>
      <text:p text:style-name="P2"><text:s text:c="4"/>String <text:alphabetical-index-mark-start text:id="IMark4974695328" text:key1="annotation"/>cacheable<text:alphabetical-index-mark-end text:id="IMark4974695328"/>() default “true”;</text:p>
      <text:p text:style-name="P2"/>
      <text:p text:style-name="P2"><text:s text:c="4"/>/** Vendor <text:alphabetical-index-mark-start text:id="IMark4974695328" text:key1="annotation"/>extensions<text:alphabetical-index-mark-end text:id="IMark4974695328"/> for this member. </text:p>
      <text:p text:style-name="P2"><text:s text:c="5"/>* @return the vendor <text:alphabetical-index-mark-start text:id="IMark4974695328" text:key1="annotation"/>extensions<text:alphabetical-index-mark-end text:id="IMark4974695328"/></text:p>
      <text:p text:style-name="P2"><text:s text:c="5"/>*/</text:p>
      <text:p text:style-name="P2"><text:s text:c="4"/><text:alphabetical-index-mark-start text:id="IMark4974695328" text:key1="annotation"/>Extension<text:alphabetical-index-mark-end text:id="IMark4974695328"/>[] <text:alphabetical-index-mark-start text:id="IMark4974695040" text:key1="annotation"/>extensions<text:alphabetical-index-mark-end text:id="IMark4974695040"/>() default {};</text:p>
      <text:p text:style-name="P2">}</text:p>
      <text:p text:style-name="P2"/>
      <text:h text:style-name="P28" text:outline-level="3"><text:alphabetical-index-mark-start text:id="IMark4974695040" text:key1="annotation"/>PrimaryKey<text:alphabetical-index-mark-end text:id="IMark4974695040"/> Annotation</text:h>
      <text:p text:style-name="P2">@Target({ElementType.TYPE, ElementType.FIELD, ElementType.METHOD}) </text:p>
      <text:p text:style-name="P2">@Retention(RetentionPolicy.RUNTIME)</text:p>
      <text:p text:style-name="P2">public @interface <text:alphabetical-index-mark-start text:id="IMark4974695040" text:key1="annotation"/>PrimaryKey<text:alphabetical-index-mark-end text:id="IMark4974695040"/></text:p>
      <text:p text:style-name="P2">{</text:p>
      <text:p text:style-name="P2"><text:s text:c="4"/>/**</text:p>
      <text:p text:style-name="P2"><text:s text:c="5"/>* Name of the primary <text:alphabetical-index-mark-start text:id="IMark4974695040" text:key1="annotation"/>key<text:alphabetical-index-mark-end text:id="IMark4974695040"/> constraint</text:p>
      <text:p text:style-name="P2"><text:s text:c="5"/>* @return the name of the primary <text:alphabetical-index-mark-start text:id="IMark4974695040" text:key1="annotation"/>key<text:alphabetical-index-mark-end text:id="IMark4974695040"/> constraint</text:p>
      <text:p text:style-name="P2"><text:s text:c="5"/>*/</text:p>
      <text:p text:style-name="P2"><text:s text:c="4"/>String name() default ““;</text:p>
      <text:p text:style-name="P2"/>
      <text:p text:style-name="P2"><text:s text:c="4"/>/**</text:p>
      <text:p text:style-name="P2"><text:s text:c="5"/>* Name of the <text:alphabetical-index-mark-start text:id="IMark4974695040" text:key1="annotation"/>column<text:alphabetical-index-mark-end text:id="IMark4974695040"/> to use for the primary <text:alphabetical-index-mark-start text:id="IMark4974695328" text:key1="annotation"/>key<text:alphabetical-index-mark-end text:id="IMark4974695328"/></text:p>
      <text:p text:style-name="P2"><text:s text:c="5"/>* @return the name of the <text:alphabetical-index-mark-start text:id="IMark4974695328" text:key1="annotation"/>column<text:alphabetical-index-mark-end text:id="IMark4974695328"/> to use for the primary <text:alphabetical-index-mark-start text:id="IMark4974695040" text:key1="annotation"/>key<text:alphabetical-index-mark-end text:id="IMark4974695040"/></text:p>
      <text:p text:style-name="P2"><text:s text:c="5"/>*/</text:p>
      <text:p text:style-name="P2"><text:s text:c="4"/>String <text:alphabetical-index-mark-start text:id="IMark4974695040" text:key1="annotation"/>column<text:alphabetical-index-mark-end text:id="IMark4974695040"/>() default ““;</text:p>
      <text:p text:style-name="P2"/>
      <text:p text:style-name="P2"><text:s text:c="4"/>/**</text:p>
      <text:p text:style-name="P2"><text:s text:c="5"/>* The <text:alphabetical-index-mark-start text:id="IMark4974695040" text:key1="annotation"/>column<text:alphabetical-index-mark-end text:id="IMark4974695040"/>(s) for the primary <text:alphabetical-index-mark-start text:id="IMark4974695328" text:key1="annotation"/>key<text:alphabetical-index-mark-end text:id="IMark4974695328"/></text:p>
      <text:p text:style-name="P2"><text:s text:c="5"/>* @return the <text:alphabetical-index-mark-start text:id="IMark4974695328" text:key1="annotation"/>column<text:alphabetical-index-mark-end text:id="IMark4974695328"/>(s) for the primary <text:alphabetical-index-mark-start text:id="IMark4974695040" text:key1="annotation"/>key<text:alphabetical-index-mark-end text:id="IMark4974695040"/></text:p>
      <text:p text:style-name="P2"><text:s text:c="5"/>*/</text:p>
      <text:p text:style-name="P2"><text:s text:c="4"/><text:alphabetical-index-mark-start text:id="IMark4974695040" text:key1="annotation"/>Column<text:alphabetical-index-mark-end text:id="IMark4974695040"/>[] <text:alphabetical-index-mark-start text:id="IMark4974695328" text:key1="annotation"/>columns<text:alphabetical-index-mark-end text:id="IMark4974695328"/>() default {};</text:p>
      <text:p text:style-name="P2"/>
      <text:p text:style-name="P2"><text:s text:c="4"/>/** Vendor <text:alphabetical-index-mark-start text:id="IMark4974695328" text:key1="annotation"/>extensions<text:alphabetical-index-mark-end text:id="IMark4974695328"/>.</text:p>
      <text:p text:style-name="P2"><text:s text:c="5"/>* @return the vendor <text:alphabetical-index-mark-start text:id="IMark4974695328" text:key1="annotation"/>extensions<text:alphabetical-index-mark-end text:id="IMark4974695328"/></text:p>
      <text:p text:style-name="P2"><text:s text:c="5"/>*/</text:p>
      <text:p text:style-name="P2"><text:s text:c="4"/><text:alphabetical-index-mark-start text:id="IMark4974695328" text:key1="annotation"/>Extension<text:alphabetical-index-mark-end text:id="IMark4974695328"/>[] <text:alphabetical-index-mark-start text:id="IMark4974695040" text:key1="annotation"/>extensions<text:alphabetical-index-mark-end text:id="IMark4974695040"/>() default {};</text:p>
      <text:p text:style-name="P2">}</text:p>
      <text:p text:style-name="P2"/>
      <text:h text:style-name="P28" text:outline-level="3"><text:alphabetical-index-mark-start text:id="IMark4974695040" text:key1="annotation"/>Queries<text:alphabetical-index-mark-end text:id="IMark4974695040"/> Annotation</text:h>
      <text:p text:style-name="P2">@Target(ElementType.TYPE) </text:p>
      <text:p text:style-name="P2">@Retention(RetentionPolicy.RUNTIME)</text:p>
      <text:p text:style-name="P2">public @interface <text:alphabetical-index-mark-start text:id="IMark4974695040" text:key1="annotation"/>Queries<text:alphabetical-index-mark-end text:id="IMark4974695040"/></text:p>
      <text:p text:style-name="P2">{</text:p>
      <text:p text:style-name="P2"><text:s text:c="4"/>/**</text:p>
      <text:p text:style-name="P2"><text:s text:c="5"/>* The named <text:alphabetical-index-mark-start text:id="IMark4974695040" text:key1="annotation"/>queries<text:alphabetical-index-mark-end text:id="IMark4974695040"/></text:p>
      <text:p text:style-name="P2"><text:soft-page-break/><text:s text:c="5"/>* @return The named <text:alphabetical-index-mark-start text:id="IMark4974695040" text:key1="annotation"/>queries<text:alphabetical-index-mark-end text:id="IMark4974695040"/></text:p>
      <text:p text:style-name="P2"><text:s text:c="5"/>*/</text:p>
      <text:p text:style-name="P2"><text:s text:c="4"/><text:alphabetical-index-mark-start text:id="IMark4974695040" text:key1="annotation"/>Query<text:alphabetical-index-mark-end text:id="IMark4974695040"/>[] <text:alphabetical-index-mark-start text:id="IMark4974695328" text:key1="annotation"/>value<text:alphabetical-index-mark-end text:id="IMark4974695328"/>();</text:p>
      <text:p text:style-name="P2">}</text:p>
      <text:p text:style-name="P2"/>
      <text:h text:style-name="P28" text:outline-level="3"><text:alphabetical-index-mark-start text:id="IMark4974695328" text:key1="annotation"/>Query<text:alphabetical-index-mark-end text:id="IMark4974695328"/> Annotation</text:h>
      <text:p text:style-name="P2">@Target(ElementType.TYPE) </text:p>
      <text:p text:style-name="P2">@Retention(RetentionPolicy.RUNTIME)</text:p>
      <text:p text:style-name="P2">@Repeatable(Queries.class)</text:p>
      <text:p text:style-name="P2">public @interface <text:alphabetical-index-mark-start text:id="IMark4974695328" text:key1="annotation"/>Query<text:alphabetical-index-mark-end text:id="IMark4974695328"/></text:p>
      <text:p text:style-name="P2">{</text:p>
      <text:p text:style-name="P2"><text:s text:c="4"/>/** Name of the <text:alphabetical-index-mark-start text:id="IMark4974695328" text:key1="annotation"/>query<text:alphabetical-index-mark-end text:id="IMark4974695328"/> (mandatory)</text:p>
      <text:p text:style-name="P2"><text:s text:c="5"/>* @return the name of the <text:alphabetical-index-mark-start text:id="IMark4974695328" text:key1="annotation"/>query<text:alphabetical-index-mark-end text:id="IMark4974695328"/></text:p>
      <text:p text:style-name="P2"><text:s text:c="5"/>*/</text:p>
      <text:p text:style-name="P2"><text:s text:c="4"/>String name();</text:p>
      <text:p text:style-name="P2"/>
      <text:p text:style-name="P2"><text:s text:c="4"/>/** The <text:alphabetical-index-mark-start text:id="IMark4974695328" text:key1="annotation"/>query<text:alphabetical-index-mark-end text:id="IMark4974695328"/> string (mandatory)</text:p>
      <text:p text:style-name="P2"><text:s text:c="5"/>* @return the <text:alphabetical-index-mark-start text:id="IMark4974695328" text:key1="annotation"/>query<text:alphabetical-index-mark-end text:id="IMark4974695328"/> string</text:p>
      <text:p text:style-name="P2"><text:s text:c="5"/>*/</text:p>
      <text:p text:style-name="P2"><text:s text:c="4"/>String <text:alphabetical-index-mark-start text:id="IMark4974695328" text:key1="annotation"/>value<text:alphabetical-index-mark-end text:id="IMark4974695328"/>();</text:p>
      <text:p text:style-name="P2"/>
      <text:p text:style-name="P2"><text:s text:c="4"/>/** The <text:alphabetical-index-mark-start text:id="IMark4974695328" text:key1="annotation"/>query<text:alphabetical-index-mark-end text:id="IMark4974695328"/> language</text:p>
      <text:p text:style-name="P2"><text:s text:c="5"/>* @return the <text:alphabetical-index-mark-start text:id="IMark4974695328" text:key1="annotation"/>query<text:alphabetical-index-mark-end text:id="IMark4974695328"/> language</text:p>
      <text:p text:style-name="P2"><text:s text:c="5"/>*/</text:p>
      <text:p text:style-name="P2"><text:s text:c="4"/>String language() default "JDOQL";</text:p>
      <text:p text:style-name="P2"/>
      <text:p text:style-name="P2"><text:s text:c="4"/>/** Whether the <text:alphabetical-index-mark-start text:id="IMark4974695328" text:key1="annotation"/>query<text:alphabetical-index-mark-end text:id="IMark4974695328"/> is unmodifiable.</text:p>
      <text:p text:style-name="P2"><text:s text:c="5"/>* @return whether the <text:alphabetical-index-mark-start text:id="IMark4974695328" text:key1="annotation"/>query<text:alphabetical-index-mark-end text:id="IMark4974695328"/> is unmodifiable</text:p>
      <text:p text:style-name="P2"><text:s text:c="5"/>*/</text:p>
      <text:p text:style-name="P2"><text:s text:c="4"/>String unmodifiable() default "";</text:p>
      <text:p text:style-name="P2"/>
      <text:p text:style-name="P2"><text:s text:c="4"/>/** Whether the <text:alphabetical-index-mark-start text:id="IMark4974695328" text:key1="annotation"/>query<text:alphabetical-index-mark-end text:id="IMark4974695328"/> returns a single <text:alphabetical-index-mark-start text:id="IMark4974695040" text:key1="annotation"/>unique<text:alphabetical-index-mark-end text:id="IMark4974695040"/> result.</text:p>
      <text:p text:style-name="P2"><text:s text:c="5"/>* @return whether the <text:alphabetical-index-mark-start text:id="IMark4974695040" text:key1="annotation"/>query<text:alphabetical-index-mark-end text:id="IMark4974695040"/> returns a single <text:alphabetical-index-mark-start text:id="IMark4974695328" text:key1="annotation"/>unique<text:alphabetical-index-mark-end text:id="IMark4974695328"/> result</text:p>
      <text:p text:style-name="P2"><text:s text:c="5"/>*/</text:p>
      <text:p text:style-name="P2"><text:s text:c="4"/>String <text:alphabetical-index-mark-start text:id="IMark4974695328" text:key1="annotation"/>unique<text:alphabetical-index-mark-end text:id="IMark4974695328"/>() default "";</text:p>
      <text:p text:style-name="P2"/>
      <text:p text:style-name="P2"><text:s text:c="4"/>/** Result class into which to put the results.</text:p>
      <text:p text:style-name="P2"><text:s text:c="5"/>* @return the class of the result</text:p>
      <text:p text:style-name="P2"><text:s text:c="5"/>*/</text:p>
      <text:p text:style-name="P2"><text:s text:c="4"/>Class resultClass() default void.class;</text:p>
      <text:p text:style-name="P2"/>
      <text:p text:style-name="P2"><text:s text:c="4"/>/** The name of the fetch plan used by this <text:alphabetical-index-mark-start text:id="IMark4974695328" text:key1="annotation"/>query<text:alphabetical-index-mark-end text:id="IMark4974695328"/></text:p>
      <text:p text:style-name="P2"><text:s text:c="5"/>* @return the fetch plan</text:p>
      <text:p text:style-name="P2"><text:s text:c="5"/>*/</text:p>
      <text:p text:style-name="P2"><text:s text:c="4"/>String fetchPlan() default "";</text:p>
      <text:p text:style-name="P2"/>
      <text:p text:style-name="P2"><text:s text:c="4"/>/** Vendor extensions.</text:p>
      <text:p text:style-name="P2"><text:s text:c="5"/>* @return the vendor extensions</text:p>
      <text:p text:style-name="P2"><text:s text:c="5"/>*/</text:p>
      <text:p text:style-name="P2"><text:s text:c="4"/>Extension[] extensions() default {};</text:p>
      <text:p text:style-name="P2">}</text:p>
      <text:p text:style-name="P2"/>
      <text:h text:style-name="P28" text:outline-level="3"><text:soft-page-break/><text:alphabetical-index-mark-start text:id="IMark4974695328" text:key1="annotation"/>Sequence<text:alphabetical-index-mark-end text:id="IMark4974695328"/> Annotation</text:h>
      <text:p text:style-name="P2">@Target(ElementType.TYPE) </text:p>
      <text:p text:style-name="P2">@Retention(RetentionPolicy.RUNTIME)</text:p>
      <text:p text:style-name="P2">public @interface <text:alphabetical-index-mark-start text:id="IMark4974695328" text:key1="annotation"/>Sequence<text:alphabetical-index-mark-end text:id="IMark4974695328"/></text:p>
      <text:p text:style-name="P2">{</text:p>
      <text:p text:style-name="P2"><text:s text:c="4"/>/** The symbolic name of the datastore <text:alphabetical-index-mark-start text:id="IMark4974695328" text:key1="annotation"/>sequence<text:alphabetical-index-mark-end text:id="IMark4974695328"/>. </text:p>
      <text:p text:style-name="P2"><text:s text:c="5"/>* @return the name of the <text:alphabetical-index-mark-start text:id="IMark4974695328" text:key1="annotation"/>sequence<text:alphabetical-index-mark-end text:id="IMark4974695328"/></text:p>
      <text:p text:style-name="P2"><text:s text:c="5"/>*/</text:p>
      <text:p text:style-name="P2"><text:s text:c="4"/>String name();</text:p>
      <text:p text:style-name="P2"/>
      <text:p text:style-name="P2"><text:s text:c="4"/>/** Strategy for the <text:alphabetical-index-mark-start text:id="IMark4974695328" text:key1="annotation"/>sequence<text:alphabetical-index-mark-end text:id="IMark4974695328"/>. </text:p>
      <text:p text:style-name="P2"><text:s text:c="5"/>* @return the strategy for the <text:alphabetical-index-mark-start text:id="IMark4974695328" text:key1="annotation"/>sequence<text:alphabetical-index-mark-end text:id="IMark4974695328"/></text:p>
      <text:p text:style-name="P2"><text:s text:c="5"/>*/</text:p>
      <text:p text:style-name="P2"><text:s text:c="4"/><text:alphabetical-index-mark-start text:id="IMark4974695328" text:key1="enum"/>SequenceStrategy<text:alphabetical-index-mark-end text:id="IMark4974695328"/> strategy();</text:p>
      <text:p text:style-name="P2"/>
      <text:p text:style-name="P2"><text:s text:c="4"/>/** Name of the <text:alphabetical-index-mark-start text:id="IMark4974695328" text:key1="annotation"/>sequence<text:alphabetical-index-mark-end text:id="IMark4974695328"/> in the datastore. </text:p>
      <text:p text:style-name="P2"><text:s text:c="5"/>* @return the name of the datastore <text:alphabetical-index-mark-start text:id="IMark4974695328" text:key1="annotation"/>sequence<text:alphabetical-index-mark-end text:id="IMark4974695328"/></text:p>
      <text:p text:style-name="P2"><text:s text:c="5"/>*/</text:p>
      <text:p text:style-name="P2"><text:s text:c="4"/>String datastoreSequence() default ““;</text:p>
      <text:p text:style-name="P2"/>
      <text:p text:style-name="P2"><text:s text:c="4"/>/** Name of a factory class for generating the <text:alphabetical-index-mark-start text:id="IMark4974695328" text:key1="annotation"/>sequence<text:alphabetical-index-mark-end text:id="IMark4974695328"/> values. </text:p>
      <text:p text:style-name="P2"><text:s text:c="5"/>* @return the name of the factory class for the <text:alphabetical-index-mark-start text:id="IMark4974695328" text:key1="annotation"/>sequence<text:alphabetical-index-mark-end text:id="IMark4974695328"/></text:p>
      <text:p text:style-name="P2"><text:s text:c="5"/>*/</text:p>
      <text:p text:style-name="P2"><text:s text:c="4"/>Class factoryClass() default void.class;</text:p>
      <text:p text:style-name="P2"/>
      <text:p text:style-name="P3"><text:s text:c="4"/><text:span text:style-name="T3">/**</text:span></text:p>
      <text:p text:style-name="code"><text:s text:c="5"/>* Initial value for the sequence.</text:p>
      <text:p text:style-name="code"><text:s text:c="5"/>* @return Initial value for the sequence</text:p>
      <text:p text:style-name="code"><text:s text:c="5"/>* @since 3.1</text:p>
      <text:p text:style-name="code"><text:s text:c="5"/>*/</text:p>
      <text:p text:style-name="code"><text:s text:c="4"/>int initialValue() default 1;</text:p>
      <text:p text:style-name="code"/>
      <text:p text:style-name="code"><text:s text:c="4"/>/**</text:p>
      <text:p text:style-name="code"><text:s text:c="5"/>* Allocation size for the sequence.</text:p>
      <text:p text:style-name="code"><text:s text:c="5"/>* @return Allocation size for the sequence</text:p>
      <text:p text:style-name="code"><text:s text:c="5"/>* @since 3.1</text:p>
      <text:p text:style-name="code"><text:s text:c="5"/>*/</text:p>
      <text:p text:style-name="code"><text:s text:c="4"/>int allocationSize() default 50;</text:p>
      <text:p text:style-name="code"/>
      <text:p text:style-name="P2">/** Vendor <text:alphabetical-index-mark-start text:id="IMark4974695328" text:key1="annotation"/>extensions<text:alphabetical-index-mark-end text:id="IMark4974695328"/> for this <text:alphabetical-index-mark-start text:id="IMark4974695040" text:key1="annotation"/>sequence<text:alphabetical-index-mark-end text:id="IMark4974695040"/>. </text:p>
      <text:p text:style-name="P2"><text:s text:c="5"/>* @return vendor <text:alphabetical-index-mark-start text:id="IMark4974695040" text:key1="annotation"/>extensions<text:alphabetical-index-mark-end text:id="IMark4974695040"/></text:p>
      <text:p text:style-name="P2"><text:s text:c="5"/>*/</text:p>
      <text:p text:style-name="P2"><text:s text:c="4"/><text:alphabetical-index-mark-start text:id="IMark4974695040" text:key1="annotation"/>Extension<text:alphabetical-index-mark-end text:id="IMark4974695040"/>[] <text:alphabetical-index-mark-start text:id="IMark4974695328" text:key1="annotation"/>extensions<text:alphabetical-index-mark-end text:id="IMark4974695328"/>() default {};</text:p>
      <text:p text:style-name="P2">}</text:p>
      <text:p text:style-name="P2"/>
      <text:h text:style-name="P28" text:outline-level="3"><text:alphabetical-index-mark-start text:id="IMark4974695328" text:key1="enum"/>SequenceStrategy<text:alphabetical-index-mark-end text:id="IMark4974695328"/> Enum</text:h>
      <text:p text:style-name="P2"/>
      <text:p text:style-name="P2">public enum <text:alphabetical-index-mark-start text:id="IMark4974695328" text:key1="enum"/>SequenceStrategy<text:alphabetical-index-mark-end text:id="IMark4974695328"/></text:p>
      <text:p text:style-name="P2">{</text:p>
      <text:p text:style-name="P2"><text:s text:c="4"/>NONTRANSACTIONAL,</text:p>
      <text:p text:style-name="P2"><text:s text:c="4"/>CONTIGUOUS,</text:p>
      <text:p text:style-name="P2"><text:s text:c="4"/>NONCONTIGUOUS</text:p>
      <text:p text:style-name="P2">}</text:p>
      <text:p text:style-name="P2"/>
      <text:h text:style-name="P28" text:outline-level="3"><text:soft-page-break/><text:alphabetical-index-mark-start text:id="IMark4974695328" text:key1="annotation"/>Serialized<text:alphabetical-index-mark-end text:id="IMark4974695328"/> Annotation</text:h>
      <text:p text:style-name="P2">@Target({<text:change-start text:change-id="ct140613250552208"/>ElementType.ANNOTATION_TYPE, <text:change-end text:change-id="ct140613250552208"/>ElementType.FIELD, ElementType.METHOD}) </text:p>
      <text:p text:style-name="P2">@Retention(RetentionPolicy.RUNTIME)</text:p>
      <text:p text:style-name="P2">public @interface <text:alphabetical-index-mark-start text:id="IMark4974695328" text:key1="annotation"/>Serialized<text:alphabetical-index-mark-end text:id="IMark4974695328"/></text:p>
      <text:p text:style-name="P2">{</text:p>
      <text:p text:style-name="P2">}</text:p>
      <text:p text:style-name="P2"/>
      <text:h text:style-name="P28" text:outline-level="3"><text:alphabetical-index-mark-start text:id="IMark4974695328" text:key1="annotation"/>Transactional<text:alphabetical-index-mark-end text:id="IMark4974695328"/> Annotation</text:h>
      <text:p text:style-name="P2">@Target({<text:change-start text:change-id="ct140613250549872"/>ElementType.ANNOTATION_TYPE, <text:change-end text:change-id="ct140613250549872"/>ElementType.FIELD, ElementType.METHOD}) </text:p>
      <text:p text:style-name="P2">@Retention(RetentionPolicy.RUNTIME)</text:p>
      <text:p text:style-name="P2">public @interface <text:alphabetical-index-mark-start text:id="IMark4974695328" text:key1="annotation"/>Transactional<text:alphabetical-index-mark-end text:id="IMark4974695328"/></text:p>
      <text:p text:style-name="P2">{</text:p>
      <text:p text:style-name="P2">}</text:p>
      <text:p text:style-name="P2"/>
      <text:h text:style-name="P28" text:outline-level="3"><text:alphabetical-index-mark-start text:id="IMark4974695328" text:key1="annotation"/>Unique<text:alphabetical-index-mark-end text:id="IMark4974695328"/> Annotation</text:h>
      <text:p text:style-name="P2">@Target({ElementType.TYPE, ElementType.FIELD, ElementType.METHOD}) </text:p>
      <text:p text:style-name="P2">@Retention(RetentionPolicy.RUNTIME)</text:p>
      <text:p text:style-name="P2">@Repeatable(Uniques.class)</text:p>
      <text:p text:style-name="P2">public @interface <text:alphabetical-index-mark-start text:id="IMark4974695328" text:key1="annotation"/>Unique<text:alphabetical-index-mark-end text:id="IMark4974695328"/></text:p>
      <text:p text:style-name="P2">{</text:p>
      <text:p text:style-name="P2"><text:s text:c="4"/>/** Name of the <text:alphabetical-index-mark-start text:id="IMark4974695328" text:key1="annotation"/>unique<text:alphabetical-index-mark-end text:id="IMark4974695328"/> constraint.</text:p>
      <text:p text:style-name="P2"><text:s text:c="5"/>* @return the name of the <text:alphabetical-index-mark-start text:id="IMark4974695328" text:key1="annotation"/>unique<text:alphabetical-index-mark-end text:id="IMark4974695328"/> constraint</text:p>
      <text:p text:style-name="P2"><text:s text:c="5"/>*/</text:p>
      <text:p text:style-name="P2"><text:s text:c="4"/>String name() default ““;</text:p>
      <text:p text:style-name="P2"/>
      <text:p text:style-name="P2"><text:s text:c="4"/>/** Table for the <text:alphabetical-index-mark-start text:id="IMark4974695328" text:key1="annotation"/>unique<text:alphabetical-index-mark-end text:id="IMark4974695328"/> constraint. This is needed iff annotating a type </text:p>
      <text:p text:style-name="P2"><text:s text:c="5"/>* where this <text:alphabetical-index-mark-start text:id="IMark4974695328" text:key1="annotation"/>unique<text:alphabetical-index-mark-end text:id="IMark4974695328"/> constraint is not for the primary table for </text:p>
      <text:p text:style-name="P2"><text:s text:c="5"/>* the <text:alphabetical-index-mark-start text:id="IMark4974695328" text:key1="enum"/>persistent<text:alphabetical-index-mark-end text:id="IMark4974695328"/> class or interface.</text:p>
      <text:p text:style-name="P2"><text:s text:c="5"/>* @return the table on which the <text:alphabetical-index-mark-start text:id="IMark4974695328" text:key1="annotation"/>unique<text:alphabetical-index-mark-end text:id="IMark4974695328"/> constraint is defined</text:p>
      <text:p text:style-name="P2"><text:s text:c="5"/>*/</text:p>
      <text:p text:style-name="P2"><text:s text:c="4"/>String table() default ““;</text:p>
      <text:p text:style-name="P2"/>
      <text:p text:style-name="P2"><text:s text:c="4"/>/** Whether this <text:alphabetical-index-mark-start text:id="IMark4974695328" text:key1="annotation"/>unique<text:alphabetical-index-mark-end text:id="IMark4974695328"/> constraint is deferred until commit.</text:p>
      <text:p text:style-name="P2"><text:s text:c="5"/>* @return whether this <text:alphabetical-index-mark-start text:id="IMark4974695328" text:key1="annotation"/>unique<text:alphabetical-index-mark-end text:id="IMark4974695328"/> constraint is deferred until commit</text:p>
      <text:p text:style-name="P2"><text:s text:c="5"/>*/</text:p>
      <text:p text:style-name="P2"><text:s text:c="4"/>String deferred() default ““;</text:p>
      <text:p text:style-name="P2"/>
      <text:p text:style-name="P2"><text:s text:c="4"/>/** Member (field and property) names that compose this <text:alphabetical-index-mark-start text:id="IMark4974695328" text:key1="annotation"/>unique<text:alphabetical-index-mark-end text:id="IMark4974695328"/> constraint.</text:p>
      <text:p text:style-name="P2"><text:s text:c="5"/>* @return member names that compose this <text:alphabetical-index-mark-start text:id="IMark4974695328" text:key1="annotation"/>unique<text:alphabetical-index-mark-end text:id="IMark4974695328"/> constraint</text:p>
      <text:p text:style-name="P2"><text:s text:c="5"/>*/</text:p>
      <text:p text:style-name="P2"><text:s text:c="4"/>String[] members() default {};</text:p>
      <text:p text:style-name="P2"/>
      <text:p text:style-name="P2"><text:s text:c="4"/>/** <text:alphabetical-index-mark-start text:id="IMark4974695328" text:key1="annotation"/>Columns<text:alphabetical-index-mark-end text:id="IMark4974695328"/> that compose this <text:alphabetical-index-mark-start text:id="IMark4974695040" text:key1="annotation"/>unique<text:alphabetical-index-mark-end text:id="IMark4974695040"/> constraint.</text:p>
      <text:p text:style-name="P2"><text:s text:c="5"/>* @return <text:alphabetical-index-mark-start text:id="IMark4974695040" text:key1="annotation"/>columns<text:alphabetical-index-mark-end text:id="IMark4974695040"/> that compose this <text:alphabetical-index-mark-start text:id="IMark4974695328" text:key1="annotation"/>unique<text:alphabetical-index-mark-end text:id="IMark4974695328"/> constraint</text:p>
      <text:p text:style-name="P2"><text:s text:c="5"/>*/</text:p>
      <text:p text:style-name="P2"><text:s text:c="4"/><text:alphabetical-index-mark-start text:id="IMark4974695328" text:key1="annotation"/>Column<text:alphabetical-index-mark-end text:id="IMark4974695328"/>[] <text:alphabetical-index-mark-start text:id="IMark4974695040" text:key1="annotation"/>columns<text:alphabetical-index-mark-end text:id="IMark4974695040"/>() default {};</text:p>
      <text:p text:style-name="P2"/>
      <text:p text:style-name="P2"><text:s text:c="4"/>/** Vendor <text:alphabetical-index-mark-start text:id="IMark4974695040" text:key1="annotation"/>extensions<text:alphabetical-index-mark-end text:id="IMark4974695040"/>.</text:p>
      <text:p text:style-name="P2"><text:s text:c="5"/>* @return the vendor <text:alphabetical-index-mark-start text:id="IMark4974695040" text:key1="annotation"/>extensions<text:alphabetical-index-mark-end text:id="IMark4974695040"/></text:p>
      <text:p text:style-name="P2"><text:s text:c="5"/>*/</text:p>
      <text:p text:style-name="P2"><text:s text:c="4"/><text:alphabetical-index-mark-start text:id="IMark4974695040" text:key1="annotation"/>Extension<text:alphabetical-index-mark-end text:id="IMark4974695040"/>[] <text:alphabetical-index-mark-start text:id="IMark4974695328" text:key1="annotation"/>extensions<text:alphabetical-index-mark-end text:id="IMark4974695328"/>() default {};</text:p>
      <text:p text:style-name="P2">}</text:p>
      <text:p text:style-name="P2"><text:soft-page-break/></text:p>
      <text:h text:style-name="P28" text:outline-level="3"><text:alphabetical-index-mark-start text:id="IMark4974695328" text:key1="annotation"/>Uniques<text:alphabetical-index-mark-end text:id="IMark4974695328"/> Annotation</text:h>
      <text:p text:style-name="P2">@Target(ElementType.TYPE) </text:p>
      <text:p text:style-name="P2">@Retention(RetentionPolicy.RUNTIME)</text:p>
      <text:p text:style-name="P2">public @interface <text:alphabetical-index-mark-start text:id="IMark4974695328" text:key1="annotation"/>Uniques<text:alphabetical-index-mark-end text:id="IMark4974695328"/></text:p>
      <text:p text:style-name="P2">{</text:p>
      <text:p text:style-name="P2"><text:s text:c="4"/>/**</text:p>
      <text:p text:style-name="P2"><text:s text:c="5"/>* The <text:alphabetical-index-mark-start text:id="IMark4974695328" text:key1="annotation"/>unique<text:alphabetical-index-mark-end text:id="IMark4974695328"/> constraints.</text:p>
      <text:p text:style-name="P2"><text:s text:c="5"/>* @return The <text:alphabetical-index-mark-start text:id="IMark4974695328" text:key1="annotation"/>unique<text:alphabetical-index-mark-end text:id="IMark4974695328"/> constraints</text:p>
      <text:p text:style-name="P2"><text:s text:c="5"/>*/</text:p>
      <text:p text:style-name="P2"><text:s text:c="4"/><text:alphabetical-index-mark-start text:id="IMark4974695328" text:key1="annotation"/>Unique<text:alphabetical-index-mark-end text:id="IMark4974695328"/>[] <text:alphabetical-index-mark-start text:id="IMark4974695040" text:key1="annotation"/>value<text:alphabetical-index-mark-end text:id="IMark4974695040"/>();</text:p>
      <text:p text:style-name="P2">}</text:p>
      <text:p text:style-name="P2"/>
      <text:h text:style-name="P28" text:outline-level="3"><text:alphabetical-index-mark-start text:id="IMark4974695040" text:key1="annotation"/>Value<text:alphabetical-index-mark-end text:id="IMark4974695040"/> Annotation</text:h>
      <text:p text:style-name="P2">@Target({<text:change-start text:change-id="ct140613250600688"/>ElementType.ANNOTATION_TYPE, <text:change-end text:change-id="ct140613250600688"/>ElementType.FIELD, ElementType.METHOD}) </text:p>
      <text:p text:style-name="P2">@Retention(RetentionPolicy.RUNTIME)</text:p>
      <text:p text:style-name="P2">public @interface <text:alphabetical-index-mark-start text:id="IMark4974695040" text:key1="annotation"/>Value<text:alphabetical-index-mark-end text:id="IMark4974695040"/></text:p>
      <text:p text:style-name="P2">{</text:p>
      <text:p text:style-name="P2"><text:s text:c="4"/>/**</text:p>
      <text:p text:style-name="P2"><text:s text:c="5"/>* Types of the value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values</text:p>
      <text:p text:style-name="P2"><text:s text:c="5"/>*/</text:p>
      <text:p text:style-name="P2"><text:s text:c="4"/>Class[] types() default {};</text:p>
      <text:p text:style-name="P2"/>
      <text:p text:style-name="P2"><text:s text:c="4"/>/**</text:p>
      <text:p text:style-name="P2"><text:s text:c="5"/>* Whether the <text:alphabetical-index-mark-start text:id="IMark4974695040" text:key1="annotation"/>value<text:alphabetical-index-mark-end text:id="IMark4974695040"/> <text:s/>is to be stored <text:alphabetical-index-mark-start text:id="IMark4974695328" text:key1="annotation"/>serialized<text:alphabetical-index-mark-end text:id="IMark4974695328"/> (into a single <text:alphabetical-index-mark-start text:id="IMark4974695520" text:key1="annotation"/>column<text:alphabetical-index-mark-end text:id="IMark4974695520"/> of a</text:p>
      <text:p text:style-name="P2"><text:s text:c="5"/>* <text:alphabetical-index-mark-start text:id="IMark4974695520" text:key1="annotation"/>join<text:alphabetical-index-mark-end text:id="IMark4974695520"/> table).</text:p>
      <text:p text:style-name="P2"><text:s text:c="5"/>* @return Whether the <text:alphabetical-index-mark-start text:id="IMark4974695520" text:key1="annotation"/>value<text:alphabetical-index-mark-end text:id="IMark4974695520"/> is to be stored <text:alphabetical-index-mark-start text:id="IMark4974695328" text:key1="annotation"/>serialized<text:alphabetical-index-mark-end text:id="IMark4974695328"/> (into a <text:alphabetical-index-mark-start text:id="IMark4974695040" text:key1="annotation"/>join<text:alphabetical-index-mark-end text:id="IMark4974695040"/> table)</text:p>
      <text:p text:style-name="P2"><text:s text:c="5"/>*/</text:p>
      <text:p text:style-name="P2"><text:s text:c="4"/>String <text:alphabetical-index-mark-start text:id="IMark4974695040" text:key1="annotation"/>serialized<text:alphabetical-index-mark-end text:id="IMark4974695040"/>() default ““;</text:p>
      <text:p text:style-name="P2"/>
      <text:p text:style-name="P2"><text:s text:c="4"/>/** Whether this <text:alphabetical-index-mark-start text:id="IMark4974695040" text:key1="annotation"/>value<text:alphabetical-index-mark-end text:id="IMark4974695040"/> is <text:alphabetical-index-mark-start text:id="IMark4974695328" text:key1="annotation"/>embedded<text:alphabetical-index-mark-end text:id="IMark4974695328"/>. </text:p>
      <text:p text:style-name="P2"><text:s text:c="5"/>* @return whether this <text:alphabetical-index-mark-start text:id="IMark4974695328" text:key1="annotation"/>value<text:alphabetical-index-mark-end text:id="IMark4974695328"/> is <text:alphabetical-index-mark-start text:id="IMark4974695040" text:key1="annotation"/>embedded<text:alphabetical-index-mark-end text:id="IMark4974695040"/></text:p>
      <text:p text:style-name="P2"><text:s text:c="5"/>*/</text:p>
      <text:p text:style-name="P2"><text:s text:c="4"/>String <text:alphabetical-index-mark-start text:id="IMark4974695040" text:key1="annotation"/>embedded<text:alphabetical-index-mark-end text:id="IMark4974695040"/>() default ““;</text:p>
      <text:p text:style-name="P2"/>
      <text:p text:style-name="P2"><text:s text:c="4"/>/**</text:p>
      <text:p text:style-name="P2"><text:s text:c="5"/>* The <text:alphabetical-index-mark-start text:id="IMark4974695040" text:key1="annotation"/>embedded<text:alphabetical-index-mark-end text:id="IMark4974695040"/> mapping for the <text:alphabetical-index-mark-start text:id="IMark4974695328" text:key1="annotation"/>value<text:alphabetical-index-mark-end text:id="IMark4974695328"/>.</text:p>
      <text:p text:style-name="P2"><text:s text:c="5"/>* @return the <text:alphabetical-index-mark-start text:id="IMark4974695328" text:key1="annotation"/>embedded<text:alphabetical-index-mark-end text:id="IMark4974695328"/> mapping for the <text:alphabetical-index-mark-start text:id="IMark4974695040" text:key1="annotation"/>value<text:alphabetical-index-mark-end text:id="IMark4974695040"/></text:p>
      <text:p text:style-name="P2"><text:s text:c="5"/>*/</text:p>
      <text:p text:style-name="P2"><text:s text:c="4"/><text:alphabetical-index-mark-start text:id="IMark4974695040" text:key1="annotation"/>Embedded<text:alphabetical-index-mark-end text:id="IMark4974695040"/>[] embeddedMapping() default {};</text:p>
      <text:p text:style-name="P2"/>
      <text:p text:style-name="P2"><text:s text:c="4"/>/**</text:p>
      <text:p text:style-name="P2"><text:s text:c="5"/>* Whether the <text:alphabetical-index-mark-start text:id="IMark4974695040" text:key1="annotation"/>value<text:alphabetical-index-mark-end text:id="IMark4974695040"/> is dependent on the owner (and will be deleted </text:p>
      <text:p text:style-name="P2"><text:s text:c="5"/>* when the owner is deleted).</text:p>
      <text:p text:style-name="P2"><text:s text:c="5"/>* @return whether the <text:alphabetical-index-mark-start text:id="IMark4974695040" text:key1="annotation"/>value<text:alphabetical-index-mark-end text:id="IMark4974695040"/> is dependent on the owner</text:p>
      <text:p text:style-name="P2"><text:s text:c="5"/>*/</text:p>
      <text:p text:style-name="P2"><text:s text:c="4"/>String dependent() default ““;</text:p>
      <text:p text:style-name="P2"/>
      <text:p text:style-name="P2"><text:s text:c="4"/>/**</text:p>
      <text:p text:style-name="P2"><text:s text:c="5"/>* Name of the table for the <text:alphabetical-index-mark-start text:id="IMark4974695040" text:key1="annotation"/>value<text:alphabetical-index-mark-end text:id="IMark4974695040"/>.</text:p>
      <text:p text:style-name="P2"><text:soft-page-break/><text:s text:c="5"/>* @return the name of the table for the <text:alphabetical-index-mark-start text:id="IMark4974695040" text:key1="annotation"/>value<text:alphabetical-index-mark-end text:id="IMark4974695040"/></text:p>
      <text:p text:style-name="P2"><text:s text:c="5"/>*/</text:p>
      <text:p text:style-name="P2"><text:s text:c="4"/>String table() default ““;</text:p>
      <text:p text:style-name="P2"/>
      <text:p text:style-name="P2"><text:s text:c="4"/>/**</text:p>
      <text:p text:style-name="P2"><text:s text:c="5"/>* Name of the <text:alphabetical-index-mark-start text:id="IMark4974695040" text:key1="annotation"/>column<text:alphabetical-index-mark-end text:id="IMark4974695040"/> to store the <text:alphabetical-index-mark-start text:id="IMark4974695328" text:key1="annotation"/>value<text:alphabetical-index-mark-end text:id="IMark4974695328"/> in.</text:p>
      <text:p text:style-name="P2"><text:s text:c="5"/>* @return the name of the <text:alphabetical-index-mark-start text:id="IMark4974695328" text:key1="annotation"/>column<text:alphabetical-index-mark-end text:id="IMark4974695328"/> to store the <text:alphabetical-index-mark-start text:id="IMark4974695040" text:key1="annotation"/>value<text:alphabetical-index-mark-end text:id="IMark4974695040"/> in</text:p>
      <text:p text:style-name="P2"><text:s text:c="5"/>*/</text:p>
      <text:p text:style-name="P2"><text:s text:c="4"/>String <text:alphabetical-index-mark-start text:id="IMark4974695040" text:key1="annotation"/>column<text:alphabetical-index-mark-end text:id="IMark4974695040"/>() default ““;</text:p>
      <text:p text:style-name="P2"/>
      <text:p text:style-name="P2"><text:s text:c="4"/>/**</text:p>
      <text:p text:style-name="P2"><text:s text:c="5"/>* Delete action to apply to any foreign <text:alphabetical-index-mark-start text:id="IMark4974695040" text:key1="annotation"/>key<text:alphabetical-index-mark-end text:id="IMark4974695040"/> for the <text:alphabetical-index-mark-start text:id="IMark4974695328" text:key1="annotation"/>value<text:alphabetical-index-mark-end text:id="IMark4974695328"/>.</text:p>
      <text:p text:style-name="P2"><text:s text:c="5"/>* @return delete action to apply to any foreign <text:alphabetical-index-mark-start text:id="IMark4974695328" text:key1="annotation"/>key<text:alphabetical-index-mark-end text:id="IMark4974695328"/> for the <text:alphabetical-index-mark-start text:id="IMark4974695040" text:key1="annotation"/>value<text:alphabetical-index-mark-end text:id="IMark4974695040"/></text:p>
      <text:p text:style-name="P2"><text:s text:c="5"/>*/</text:p>
      <text:p text:style-name="P2"><text:s text:c="4"/><text:alphabetical-index-mark-start text:id="IMark4974695040" text:key1="annotation"/>ForeignKeyAction<text:alphabetical-index-mark-end text:id="IMark4974695040"/> deleteAction() default <text:alphabetical-index-mark-start text:id="IMark4974695328" text:key1="annotation"/>ForeignKeyAction<text:alphabetical-index-mark-end text:id="IMark4974695328"/>.UNSPECIFIED;</text:p>
      <text:p text:style-name="P2"/>
      <text:p text:style-name="P2"><text:s text:c="4"/>/**</text:p>
      <text:p text:style-name="P2"><text:s text:c="5"/>* Update action to apply to any foreign <text:alphabetical-index-mark-start text:id="IMark4974695328" text:key1="annotation"/>key<text:alphabetical-index-mark-end text:id="IMark4974695328"/> for the <text:alphabetical-index-mark-start text:id="IMark4974695040" text:key1="annotation"/>value<text:alphabetical-index-mark-end text:id="IMark4974695040"/>.</text:p>
      <text:p text:style-name="P2"><text:s text:c="5"/>* @return update action to apply to any foreign <text:alphabetical-index-mark-start text:id="IMark4974695040" text:key1="annotation"/>key<text:alphabetical-index-mark-end text:id="IMark4974695040"/> for the <text:alphabetical-index-mark-start text:id="IMark4974695328" text:key1="annotation"/>value<text:alphabetical-index-mark-end text:id="IMark4974695328"/></text:p>
      <text:p text:style-name="P2"><text:s text:c="5"/>*/</text:p>
      <text:p text:style-name="P2"><text:s text:c="4"/><text:alphabetical-index-mark-start text:id="IMark4974695328" text:key1="annotation"/>ForeignKeyAction<text:alphabetical-index-mark-end text:id="IMark4974695328"/> updateAction() default <text:alphabetical-index-mark-start text:id="IMark4974695040" text:key1="annotation"/>ForeignKeyAction<text:alphabetical-index-mark-end text:id="IMark4974695040"/>.UNSPECIFIED;</text:p>
      <text:p text:style-name="P2"/>
      <text:p text:style-name="P2"><text:s text:c="4"/>/**</text:p>
      <text:p text:style-name="P2"><text:s text:c="5"/>* Whether the <text:alphabetical-index-mark-start text:id="IMark4974695040" text:key1="annotation"/>value<text:alphabetical-index-mark-end text:id="IMark4974695040"/> <text:alphabetical-index-mark-start text:id="IMark4974695328" text:key1="annotation"/>column<text:alphabetical-index-mark-end text:id="IMark4974695328"/>(s) should be indexed.</text:p>
      <text:p text:style-name="P2"><text:s text:c="5"/>* @return whether the <text:alphabetical-index-mark-start text:id="IMark4974695328" text:key1="annotation"/>value<text:alphabetical-index-mark-end text:id="IMark4974695328"/> <text:alphabetical-index-mark-start text:id="IMark4974695040" text:key1="annotation"/>column<text:alphabetical-index-mark-end text:id="IMark4974695040"/>(s) should be indexed.</text:p>
      <text:p text:style-name="P2"><text:s text:c="5"/>*/</text:p>
      <text:p text:style-name="P2"><text:s text:c="4"/>String indexed() default ““;</text:p>
      <text:p text:style-name="P2"/>
      <text:p text:style-name="P2"><text:s text:c="4"/>/** The name of the <text:alphabetical-index-mark-start text:id="IMark4974695040" text:key1="annotation"/>index<text:alphabetical-index-mark-end text:id="IMark4974695040"/> to generate. </text:p>
      <text:p text:style-name="P2"><text:s text:c="5"/>* @return the name of the <text:alphabetical-index-mark-start text:id="IMark4974695040" text:key1="annotation"/>index<text:alphabetical-index-mark-end text:id="IMark4974695040"/></text:p>
      <text:p text:style-name="P2"><text:s text:c="5"/>*/</text:p>
      <text:p text:style-name="P2"><text:s text:c="4"/>String <text:alphabetical-index-mark-start text:id="IMark4974695040" text:key1="annotation"/>index<text:alphabetical-index-mark-end text:id="IMark4974695040"/>() default ““;</text:p>
      <text:p text:style-name="P2"/>
      <text:p text:style-name="P2"><text:s text:c="4"/>/**</text:p>
      <text:p text:style-name="P2"><text:s text:c="5"/>* Whether the <text:alphabetical-index-mark-start text:id="IMark4974695040" text:key1="annotation"/>element<text:alphabetical-index-mark-end text:id="IMark4974695040"/> <text:alphabetical-index-mark-start text:id="IMark4974695328" text:key1="annotation"/>column<text:alphabetical-index-mark-end text:id="IMark4974695328"/>(s) contents should be considered <text:alphabetical-index-mark-start text:id="IMark4974695520" text:key1="annotation"/>unique<text:alphabetical-index-mark-end text:id="IMark4974695520"/></text:p>
      <text:p text:style-name="P2"><text:s text:c="5"/>* @return whether the <text:alphabetical-index-mark-start text:id="IMark4974695520" text:key1="annotation"/>element<text:alphabetical-index-mark-end text:id="IMark4974695520"/> <text:alphabetical-index-mark-start text:id="IMark4974695328" text:key1="annotation"/>column<text:alphabetical-index-mark-end text:id="IMark4974695328"/>(s) contents should be considered <text:alphabetical-index-mark-start text:id="IMark4974695040" text:key1="annotation"/>unique<text:alphabetical-index-mark-end text:id="IMark4974695040"/></text:p>
      <text:p text:style-name="P2"><text:s text:c="5"/>*/</text:p>
      <text:p text:style-name="P2"><text:s text:c="4"/>String <text:alphabetical-index-mark-start text:id="IMark4974695040" text:key1="annotation"/>unique<text:alphabetical-index-mark-end text:id="IMark4974695040"/>() default ““;</text:p>
      <text:p text:style-name="P2"/>
      <text:p text:style-name="P2"><text:s text:c="4"/>/**</text:p>
      <text:p text:style-name="P2"><text:s text:c="5"/>* The name of the <text:alphabetical-index-mark-start text:id="IMark4974695040" text:key1="annotation"/>unique<text:alphabetical-index-mark-end text:id="IMark4974695040"/> <text:alphabetical-index-mark-start text:id="IMark4974695328" text:key1="annotation"/>key<text:alphabetical-index-mark-end text:id="IMark4974695328"/> constraint to generate.</text:p>
      <text:p text:style-name="P2"><text:s text:c="5"/>* @return the name of the <text:alphabetical-index-mark-start text:id="IMark4974695328" text:key1="annotation"/>unique<text:alphabetical-index-mark-end text:id="IMark4974695328"/> <text:alphabetical-index-mark-start text:id="IMark4974695040" text:key1="annotation"/>key<text:alphabetical-index-mark-end text:id="IMark4974695040"/> constraint</text:p>
      <text:p text:style-name="P2"><text:s text:c="5"/>*/</text:p>
      <text:p text:style-name="P2"><text:s text:c="4"/>String uniqueKey() default ““;</text:p>
      <text:p text:style-name="P2"/>
      <text:p text:style-name="P2"><text:s text:c="4"/>/**</text:p>
      <text:p text:style-name="P2"><text:s text:c="5"/>* Name of a member in the <text:alphabetical-index-mark-start text:id="IMark4974695040" text:key1="annotation"/>key<text:alphabetical-index-mark-end text:id="IMark4974695040"/> class where this <text:alphabetical-index-mark-start text:id="IMark4974695328" text:key1="annotation"/>value<text:alphabetical-index-mark-end text:id="IMark4974695328"/> is stored.</text:p>
      <text:p text:style-name="P2"><text:s text:c="5"/>* @return the name of a member in the <text:alphabetical-index-mark-start text:id="IMark4974695328" text:key1="annotation"/>key<text:alphabetical-index-mark-end text:id="IMark4974695328"/> class where this <text:alphabetical-index-mark-start text:id="IMark4974695040" text:key1="annotation"/>value<text:alphabetical-index-mark-end text:id="IMark4974695040"/> is stored</text:p>
      <text:p text:style-name="P2"><text:s text:c="5"/>*/</text:p>
      <text:p text:style-name="P2"><text:s text:c="4"/>String mappedBy() default ““;</text:p>
      <text:p text:style-name="P2"/>
      <text:p text:style-name="P2"><text:s text:c="4"/>/**</text:p>
      <text:p text:style-name="P2"><text:s text:c="5"/>* The <text:alphabetical-index-mark-start text:id="IMark4974695040" text:key1="annotation"/>column<text:alphabetical-index-mark-end text:id="IMark4974695040"/>(s) for the <text:alphabetical-index-mark-start text:id="IMark4974695328" text:key1="annotation"/>value<text:alphabetical-index-mark-end text:id="IMark4974695328"/>.</text:p>
      <text:p text:style-name="P2"><text:s text:c="5"/>* @return the <text:alphabetical-index-mark-start text:id="IMark4974695328" text:key1="annotation"/>column<text:alphabetical-index-mark-end text:id="IMark4974695328"/>(s) for the <text:alphabetical-index-mark-start text:id="IMark4974695040" text:key1="annotation"/>value<text:alphabetical-index-mark-end text:id="IMark4974695040"/></text:p>
      <text:p text:style-name="P2"><text:s text:c="5"/>*/</text:p>
      <text:p text:style-name="P2"><text:s text:c="4"/><text:alphabetical-index-mark-start text:id="IMark4974695040" text:key1="annotation"/>Column<text:alphabetical-index-mark-end text:id="IMark4974695040"/>[] <text:alphabetical-index-mark-start text:id="IMark4974695328" text:key1="annotation"/>columns<text:alphabetical-index-mark-end text:id="IMark4974695328"/>() default {};</text:p>
      <text:p text:style-name="P2"><text:soft-page-break/></text:p>
      <text:p text:style-name="P2"><text:s text:c="4"/>/** Generate or assume a foreign <text:alphabetical-index-mark-start text:id="IMark4974695328" text:key1="annotation"/>key<text:alphabetical-index-mark-end text:id="IMark4974695328"/> constraint exists on the <text:alphabetical-index-mark-start text:id="IMark4974695040" text:key1="annotation"/>column<text:alphabetical-index-mark-end text:id="IMark4974695040"/></text:p>
      <text:p text:style-name="P2"><text:s text:c="5"/>* or <text:alphabetical-index-mark-start text:id="IMark4974695040" text:key1="annotation"/>columns<text:alphabetical-index-mark-end text:id="IMark4974695040"/> associated with this <text:alphabetical-index-mark-start text:id="IMark4974695328" text:key1="annotation"/>join<text:alphabetical-index-mark-end text:id="IMark4974695328"/>. Specify “true” or “false”.</text:p>
      <text:p text:style-name="P2"><text:s text:c="5"/>* @return whether to generate or assume a foreign <text:alphabetical-index-mark-start text:id="IMark4974695328" text:key1="annotation"/>key<text:alphabetical-index-mark-end text:id="IMark4974695328"/> constraint</text:p>
      <text:p text:style-name="P2"><text:s text:c="5"/>*/</text:p>
      <text:p text:style-name="P2"><text:s text:c="4"/>String generateForeignKey() default ““;</text:p>
      <text:p text:style-name="P2"/>
      <text:p text:style-name="P2"><text:s text:c="4"/>/** Name for a generated foreign <text:alphabetical-index-mark-start text:id="IMark4974695328" text:key1="annotation"/>key<text:alphabetical-index-mark-end text:id="IMark4974695328"/> constraint.</text:p>
      <text:p text:style-name="P2"><text:s text:c="5"/>* @return the name of the generated foreign <text:alphabetical-index-mark-start text:id="IMark4974695328" text:key1="annotation"/>key<text:alphabetical-index-mark-end text:id="IMark4974695328"/> constraint</text:p>
      <text:p text:style-name="P2"><text:s text:c="5"/>*/</text:p>
      <text:p text:style-name="P2"><text:s text:c="4"/>String <text:alphabetical-index-mark-start text:id="IMark4974695328" text:key1="annotation"/>foreignKey<text:alphabetical-index-mark-end text:id="IMark4974695328"/>() default ““;</text:p>
      <text:p text:style-name="P2"/>
      <text:p text:style-name="P2"><text:s text:c="4"/>/** Vendor <text:alphabetical-index-mark-start text:id="IMark4974695328" text:key1="annotation"/>extensions<text:alphabetical-index-mark-end text:id="IMark4974695328"/>.</text:p>
      <text:p text:style-name="P2"><text:s text:c="5"/>* @return the vendor <text:alphabetical-index-mark-start text:id="IMark4974695328" text:key1="annotation"/>extensions<text:alphabetical-index-mark-end text:id="IMark4974695328"/></text:p>
      <text:p text:style-name="P2"><text:s text:c="5"/>*/</text:p>
      <text:p text:style-name="P2"><text:s text:c="4"/><text:alphabetical-index-mark-start text:id="IMark4974695328" text:key1="annotation"/>Extension<text:alphabetical-index-mark-end text:id="IMark4974695328"/>[] <text:alphabetical-index-mark-start text:id="IMark4974695040" text:key1="annotation"/>extensions<text:alphabetical-index-mark-end text:id="IMark4974695040"/>() default {};</text:p>
      <text:p text:style-name="P2">}</text:p>
      <text:p text:style-name="P2"/>
      <text:h text:style-name="P28" text:outline-level="3"><text:alphabetical-index-mark-start text:id="IMark4974695040" text:key1="annotation"/>Version<text:alphabetical-index-mark-end text:id="IMark4974695040"/> Annotation</text:h>
      <text:p text:style-name="P2">@Target(ElementType.TYPE) </text:p>
      <text:p text:style-name="P2">@Retention(RetentionPolicy.RUNTIME)</text:p>
      <text:p text:style-name="P2">public @interface <text:alphabetical-index-mark-start text:id="IMark4974695040" text:key1="annotation"/>Version<text:alphabetical-index-mark-end text:id="IMark4974695040"/></text:p>
      <text:p text:style-name="P2">{</text:p>
      <text:p text:style-name="P2"><text:s text:c="4"/>/**</text:p>
      <text:p text:style-name="P2"><text:s text:c="5"/>* Strategy for versioning of objects of this class.</text:p>
      <text:p text:style-name="P2"><text:s text:c="5"/>* @return the strategy for versioning objects of this class</text:p>
      <text:p text:style-name="P2"><text:s text:c="5"/>*/</text:p>
      <text:p text:style-name="P2"><text:s text:c="4"/><text:alphabetical-index-mark-start text:id="IMark4974695040" text:key1="enum"/>VersionStrategy<text:alphabetical-index-mark-end text:id="IMark4974695040"/> strategy() default <text:alphabetical-index-mark-start text:id="IMark4974695328" text:key1="enum"/>VersionStrategy<text:alphabetical-index-mark-end text:id="IMark4974695328"/>.UNSPECIFIED;</text:p>
      <text:p text:style-name="P2"/>
      <text:p text:style-name="P2"><text:s text:c="4"/>/**</text:p>
      <text:p text:style-name="P2"><text:s text:c="5"/>* Custom strategy for versioning of objects of this class.</text:p>
      <text:p text:style-name="P2"><text:s text:c="5"/>* If customStrategy is non-empty, strategy must be UNSPECIFIED.</text:p>
      <text:p text:style-name="P2"><text:s text:c="5"/>* @return the custom strategy for versioning objects of this class</text:p>
      <text:p text:style-name="P2"><text:s text:c="5"/>*/</text:p>
      <text:p text:style-name="P2"><text:s text:c="4"/>String customStrategy() default ““;</text:p>
      <text:p text:style-name="P2"/>
      <text:p text:style-name="P2"><text:s text:c="4"/>/**</text:p>
      <text:p text:style-name="P2"><text:s text:c="5"/>* Name of the <text:alphabetical-index-mark-start text:id="IMark4974695328" text:key1="annotation"/>column<text:alphabetical-index-mark-end text:id="IMark4974695328"/> for the <text:alphabetical-index-mark-start text:id="IMark4974695040" text:key1="annotation"/>version<text:alphabetical-index-mark-end text:id="IMark4974695040"/>.</text:p>
      <text:p text:style-name="P2"><text:s text:c="5"/>* @return the name of the <text:alphabetical-index-mark-start text:id="IMark4974695040" text:key1="annotation"/>column<text:alphabetical-index-mark-end text:id="IMark4974695040"/> for the <text:alphabetical-index-mark-start text:id="IMark4974695328" text:key1="annotation"/>version<text:alphabetical-index-mark-end text:id="IMark4974695328"/></text:p>
      <text:p text:style-name="P2"><text:s text:c="5"/>*/</text:p>
      <text:p text:style-name="P2"><text:s text:c="4"/>String <text:alphabetical-index-mark-start text:id="IMark4974695328" text:key1="annotation"/>column<text:alphabetical-index-mark-end text:id="IMark4974695328"/>() default ““;</text:p>
      <text:p text:style-name="P2"/>
      <text:p text:style-name="P2"><text:s text:c="4"/>/**</text:p>
      <text:p text:style-name="P2"><text:s text:c="5"/>* Whether the <text:alphabetical-index-mark-start text:id="IMark4974695328" text:key1="annotation"/>version<text:alphabetical-index-mark-end text:id="IMark4974695328"/> <text:alphabetical-index-mark-start text:id="IMark4974695040" text:key1="annotation"/>column<text:alphabetical-index-mark-end text:id="IMark4974695040"/>(s) is(are) indexed.</text:p>
      <text:p text:style-name="P2"><text:s text:c="5"/>* @return whether the <text:alphabetical-index-mark-start text:id="IMark4974695040" text:key1="annotation"/>version<text:alphabetical-index-mark-end text:id="IMark4974695040"/> <text:alphabetical-index-mark-start text:id="IMark4974695328" text:key1="annotation"/>column<text:alphabetical-index-mark-end text:id="IMark4974695328"/>(s) is(are) indexed</text:p>
      <text:p text:style-name="P2"><text:s text:c="5"/>*/</text:p>
      <text:p text:style-name="P2"><text:s text:c="4"/>String indexed() default ““;</text:p>
      <text:p text:style-name="P2"/>
      <text:p text:style-name="P2"><text:s text:c="4"/>/**</text:p>
      <text:p text:style-name="P2"><text:s text:c="5"/>* The <text:alphabetical-index-mark-start text:id="IMark4974695328" text:key1="annotation"/>column<text:alphabetical-index-mark-end text:id="IMark4974695328"/>(s) making up the <text:alphabetical-index-mark-start text:id="IMark4974695040" text:key1="annotation"/>version<text:alphabetical-index-mark-end text:id="IMark4974695040"/>.</text:p>
      <text:p text:style-name="P2"><text:s text:c="5"/>* @return the <text:alphabetical-index-mark-start text:id="IMark4974695040" text:key1="annotation"/>column<text:alphabetical-index-mark-end text:id="IMark4974695040"/>(s) making up the <text:alphabetical-index-mark-start text:id="IMark4974695328" text:key1="annotation"/>version<text:alphabetical-index-mark-end text:id="IMark4974695328"/></text:p>
      <text:p text:style-name="P2"><text:s text:c="5"/>*/</text:p>
      <text:p text:style-name="P2"><text:s text:c="4"/><text:alphabetical-index-mark-start text:id="IMark4974695328" text:key1="annotation"/>Column<text:alphabetical-index-mark-end text:id="IMark4974695328"/>[] <text:alphabetical-index-mark-start text:id="IMark4974695040" text:key1="annotation"/>columns<text:alphabetical-index-mark-end text:id="IMark4974695040"/>() default {};</text:p>
      <text:p text:style-name="P2"/>
      <text:p text:style-name="P2"><text:soft-page-break/><text:s text:c="4"/>/** Vendor <text:alphabetical-index-mark-start text:id="IMark4974695040" text:key1="annotation"/>extensions<text:alphabetical-index-mark-end text:id="IMark4974695040"/>. </text:p>
      <text:p text:style-name="P2"><text:s text:c="5"/>* @return the vendor <text:alphabetical-index-mark-start text:id="IMark4974695040" text:key1="annotation"/>extensions<text:alphabetical-index-mark-end text:id="IMark4974695040"/></text:p>
      <text:p text:style-name="P2"><text:s text:c="5"/>*/</text:p>
      <text:p text:style-name="P2"><text:s text:c="4"/><text:alphabetical-index-mark-start text:id="IMark4974695040" text:key1="annotation"/>Extension<text:alphabetical-index-mark-end text:id="IMark4974695040"/>[] <text:alphabetical-index-mark-start text:id="IMark4974695328" text:key1="annotation"/>extensions<text:alphabetical-index-mark-end text:id="IMark4974695328"/>() default {};</text:p>
      <text:p text:style-name="P2">}</text:p>
      <text:p text:style-name="P2"/>
      <text:h text:style-name="P28" text:outline-level="3"><text:alphabetical-index-mark-start text:id="IMark4974695328" text:key1="enum"/>VersionStrategy<text:alphabetical-index-mark-end text:id="IMark4974695328"/> Enum</text:h>
      <text:p text:style-name="P2"/>
      <text:p text:style-name="P2">public enum <text:alphabetical-index-mark-start text:id="IMark4974695328" text:key1="enum"/>VersionStrategy<text:alphabetical-index-mark-end text:id="IMark4974695328"/></text:p>
      <text:p text:style-name="P2">{</text:p>
      <text:p text:style-name="P2"><text:s text:c="4"/>UNSPECIFIED,</text:p>
      <text:p text:style-name="P2"><text:s text:c="4"/>NONE,</text:p>
      <text:p text:style-name="P2"><text:s text:c="4"/>STATE_IMAGE,</text:p>
      <text:p text:style-name="P2"><text:s text:c="4"/>DATE_TIME,</text:p>
      <text:p text:style-name="P2"><text:s text:c="4"/><text:alphabetical-index-mark-start text:id="IMark4974695328" text:key1="annotation"/>VERSION<text:alphabetical-index-mark-end text:id="IMark4974695328"/>_NUMBER</text:p>
      <text:p text:style-name="P2">}</text:p>
      <text:p text:style-name="P2"/>
      <text:p text:style-name="P4"/>
      <text:p text:style-name="P12"> </text:p>
      <text:p text:style-name="P17">Table 9: Annotation correspondence to xml metadata</text:p>
      <text:p text:style-name="P13"> </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7">Annotation</text:p>
            </table:table-cell>
            <table:table-cell table:style-name="Table1.B1" office:value-type="string">
              <text:p text:style-name="P7">xml</text:p>
            </table:table-cell>
            <table:table-cell table:style-name="Table1.B1" office:value-type="string">
              <text:p text:style-name="P7">Comments</text:p>
            </table:table-cell>
          </table:table-row>
        </table:table-header-rows>
        <table:table-row table:style-name="Table1.1">
          <table:table-cell table:style-name="Table1.A2" office:value-type="string">
            <text:p text:style-name="P8"><text:alphabetical-index-mark-start text:id="IMark4974695328" text:key1="annotation"/>Column<text:alphabetical-index-mark-end text:id="IMark4974695328"/></text:p>
          </table:table-cell>
          <table:table-cell table:style-name="Table1.B2" office:value-type="string">
            <text:p text:style-name="P10"><text:alphabetical-index-mark-start text:id="IMark4974695328" text:key1="annotation"/>element<text:alphabetical-index-mark-end text:id="IMark4974695328"/></text:p>
            <text:p text:style-name="P11"><text:alphabetical-index-mark-start text:id="IMark4974695328" text:key1="annotation"/>column<text:alphabetical-index-mark-end text:id="IMark4974695328"/></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974695328" text:key1="annotation"/>Columns<text:alphabetical-index-mark-end text:id="IMark4974695328"/></text:p>
          </table:table-cell>
          <table:table-cell table:style-name="Table1.B2" office:value-type="string">
            <text:p text:style-name="P10"><text:alphabetical-index-mark-start text:id="IMark4974695328" text:key1="annotation"/>element<text:alphabetical-index-mark-end text:id="IMark4974695328"/></text:p>
            <text:p text:style-name="P11"><text:alphabetical-index-mark-start text:id="IMark4974695328" text:key1="annotation"/>column<text:alphabetical-index-mark-end text:id="IMark4974695328"/></text:p>
          </table:table-cell>
          <table:table-cell table:style-name="Table1.B2" office:value-type="string">
            <text:p text:style-name="P8">Used for multiple <text:alphabetical-index-mark-start text:id="IMark4974695328" text:key1="annotation"/>Column<text:alphabetical-index-mark-end text:id="IMark4974695328"/> <text:alphabetical-index-mark-start text:id="IMark4974695040" text:main-entry="true"/>annotations<text:alphabetical-index-mark-end text:id="IMark4974695040"/> on the same field or method</text:p>
          </table:table-cell>
        </table:table-row>
        <table:table-row table:style-name="Table1.1">
          <table:table-cell table:style-name="Table1.A2" office:value-type="string">
            <text:p text:style-name="P8"><text:alphabetical-index-mark-start text:id="IMark4974695040" text:key1="annotation"/>DatastoreIdentity<text:alphabetical-index-mark-end text:id="IMark4974695040"/></text:p>
          </table:table-cell>
          <table:table-cell table:style-name="Table1.B2" office:value-type="string">
            <text:p text:style-name="P10"><text:alphabetical-index-mark-start text:id="IMark4974695040" text:key1="annotation"/>element<text:alphabetical-index-mark-end text:id="IMark4974695040"/> </text:p>
            <text:p text:style-name="P11">datastore-identity</text:p>
          </table:table-cell>
          <table:table-cell table:style-name="Table1.B2" office:value-type="string">
            <text:p text:style-name="P16"/>
          </table:table-cell>
        </table:table-row>
        <table:table-row table:style-name="Table1.1">
          <table:table-cell table:style-name="Table1.A2" office:value-type="string">
            <text:p text:style-name="P9"><text:alphabetical-index-mark-start text:id="IMark4974695040" text:key1="annotation"/>Discriminator<text:alphabetical-index-mark-end text:id="IMark4974695040"/></text:p>
          </table:table-cell>
          <table:table-cell table:style-name="Table1.B2" office:value-type="string">
            <text:p text:style-name="P10"><text:alphabetical-index-mark-start text:id="IMark4974695040" text:key1="annotation"/>element<text:alphabetical-index-mark-end text:id="IMark4974695040"/></text:p>
            <text:p text:style-name="P11"><text:alphabetical-index-mark-start text:id="IMark4974695040" text:key1="annotation"/>discriminator<text:alphabetical-index-mark-end text:id="IMark4974695040"/></text:p>
          </table:table-cell>
          <table:table-cell table:style-name="Table1.B2" office:value-type="string">
            <text:p text:style-name="P16"/>
          </table:table-cell>
        </table:table-row>
        <table:table-row table:style-name="Table1.1">
          <table:table-cell table:style-name="Table1.A2" office:value-type="string">
            <text:p text:style-name="P9"><text:alphabetical-index-mark-start text:id="IMark4974695040" text:key1="annotation"/>DiscriminatorStrategy<text:alphabetical-index-mark-end text:id="IMark4974695040"/></text:p>
          </table:table-cell>
          <table:table-cell table:style-name="Table1.B2" office:value-type="string">
            <text:p text:style-name="P8">attribute strategy</text:p>
          </table:table-cell>
          <table:table-cell table:style-name="Table1.B2" office:value-type="string">
            <text:p text:style-name="P16"/>
          </table:table-cell>
        </table:table-row>
        <table:table-row table:style-name="Table1.1">
          <table:table-cell table:style-name="Table1.A2" office:value-type="string">
            <text:p text:style-name="P9"><text:alphabetical-index-mark-start text:id="IMark4974695040" text:key1="annotation"/>Element<text:alphabetical-index-mark-end text:id="IMark4974695040"/></text:p>
          </table:table-cell>
          <table:table-cell table:style-name="Table1.B2" office:value-type="string">
            <text:p text:style-name="P10"><text:alphabetical-index-mark-start text:id="IMark4974695040" text:key1="annotation"/>element<text:alphabetical-index-mark-end text:id="IMark4974695040"/></text:p>
            <text:p text:style-name="P11"><text:alphabetical-index-mark-start text:id="IMark4974695040" text:key1="annotation"/>element<text:alphabetical-index-mark-end text:id="IMark4974695040"/></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974695040" text:key1="annotation"/>Cacheable<text:alphabetical-index-mark-end text:id="IMark4974695040"/></text:p>
          </table:table-cell>
          <table:table-cell table:style-name="Table1.B2" office:value-type="string">
            <text:p text:style-name="P8">attribute <text:line-break/><text:alphabetical-index-mark-start text:id="IMark4974695040" text:key1="annotation"/>cacheable<text:alphabetical-index-mark-end text:id="IMark4974695040"/></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974695040" text:key1="annotation"/>Embedded<text:alphabetical-index-mark-end text:id="IMark4974695040"/></text:p>
          </table:table-cell>
          <table:table-cell table:style-name="Table1.B2" office:value-type="string">
            <text:p text:style-name="P10"><text:alphabetical-index-mark-start text:id="IMark4974695040" text:key1="annotation"/>element<text:alphabetical-index-mark-end text:id="IMark4974695040"/></text:p>
            <text:p text:style-name="P11"><text:alphabetical-index-mark-start text:id="IMark4974695040" text:key1="annotation"/>embedded<text:alphabetical-index-mark-end text:id="IMark4974695040"/></text:p>
          </table:table-cell>
          <table:table-cell table:style-name="Table1.B2" office:value-type="string">
            <text:p text:style-name="P16"/>
          </table:table-cell>
        </table:table-row>
        <text:soft-page-break/>
        <table:table-row table:style-name="Table1.1">
          <table:table-cell table:style-name="Table1.A2" office:value-type="string">
            <text:p text:style-name="P8"><text:alphabetical-index-mark-start text:id="IMark4974695040" text:key1="annotation"/>EmbeddedOnly<text:alphabetical-index-mark-end text:id="IMark4974695040"/></text:p>
          </table:table-cell>
          <table:table-cell table:style-name="Table1.B2" office:value-type="string">
            <text:p text:style-name="P10">attribute</text:p>
            <text:p text:style-name="P11"><text:alphabetical-index-mark-start text:id="IMark4974695040" text:key1="annotation"/>embedded<text:alphabetical-index-mark-end text:id="IMark4974695040"/>-only</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974695040" text:key1="annotation"/>Extension<text:alphabetical-index-mark-end text:id="IMark4974695040"/></text:p>
          </table:table-cell>
          <table:table-cell table:style-name="Table1.B2" office:value-type="string">
            <text:p text:style-name="P10"><text:alphabetical-index-mark-start text:id="IMark4974695040" text:key1="annotation"/>element<text:alphabetical-index-mark-end text:id="IMark4974695040"/> </text:p>
            <text:p text:style-name="P11"><text:alphabetical-index-mark-start text:id="IMark4974695040" text:key1="annotation"/>extension<text:alphabetical-index-mark-end text:id="IMark4974695040"/></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974695040" text:key1="annotation"/>Extensions<text:alphabetical-index-mark-end text:id="IMark4974695040"/></text:p>
          </table:table-cell>
          <table:table-cell table:style-name="Table1.B2" office:value-type="string">
            <text:p text:style-name="P10"><text:alphabetical-index-mark-start text:id="IMark4974695040" text:key1="annotation"/>element<text:alphabetical-index-mark-end text:id="IMark4974695040"/></text:p>
            <text:p text:style-name="P11"><text:alphabetical-index-mark-start text:id="IMark4974695040" text:key1="annotation"/>extension<text:alphabetical-index-mark-end text:id="IMark4974695040"/></text:p>
          </table:table-cell>
          <table:table-cell table:style-name="Table1.B2" office:value-type="string">
            <text:p text:style-name="P8">Used for multiple <text:alphabetical-index-mark-start text:id="IMark4974695040" text:key1="annotation"/>Extensions<text:alphabetical-index-mark-end text:id="IMark4974695040"/> on the same class, interface, field, or method</text:p>
          </table:table-cell>
        </table:table-row>
        <table:table-row table:style-name="Table1.1">
          <table:table-cell table:style-name="Table1.A2" office:value-type="string">
            <text:p text:style-name="P8"><text:alphabetical-index-mark-start text:id="IMark4974695040" text:key1="annotation"/>FetchGroup<text:alphabetical-index-mark-end text:id="IMark4974695040"/></text:p>
          </table:table-cell>
          <table:table-cell table:style-name="Table1.B2" office:value-type="string">
            <text:p text:style-name="P8"><text:alphabetical-index-mark-start text:id="IMark4974695040" text:key1="annotation"/>element<text:alphabetical-index-mark-end text:id="IMark4974695040"/> fetch-group</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974695040" text:key1="annotation"/>FetchGroups<text:alphabetical-index-mark-end text:id="IMark4974695040"/></text:p>
          </table:table-cell>
          <table:table-cell table:style-name="Table1.B2" office:value-type="string">
            <text:p text:style-name="P8"><text:alphabetical-index-mark-start text:id="IMark4974695040" text:key1="annotation"/>element<text:alphabetical-index-mark-end text:id="IMark4974695040"/> fetch-group</text:p>
          </table:table-cell>
          <table:table-cell table:style-name="Table1.B2" office:value-type="string">
            <text:p text:style-name="P8">Used for multiple <text:alphabetical-index-mark-start text:id="IMark4974695040" text:key1="annotation"/>FetchGroups<text:alphabetical-index-mark-end text:id="IMark4974695040"/></text:p>
          </table:table-cell>
        </table:table-row>
        <table:table-row table:style-name="Table1.1">
          <table:table-cell table:style-name="Table1.A2" office:value-type="string">
            <text:p text:style-name="P8"><text:alphabetical-index-mark-start text:id="IMark4974695040" text:key1="annotation"/>FetchPlan<text:alphabetical-index-mark-end text:id="IMark4974695040"/></text:p>
          </table:table-cell>
          <table:table-cell table:style-name="Table1.B2" office:value-type="string">
            <text:p text:style-name="P8"><text:alphabetical-index-mark-start text:id="IMark4974695040" text:key1="annotation"/>element<text:alphabetical-index-mark-end text:id="IMark4974695040"/> fetch-plan</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974695040" text:key1="annotation"/>FetchPlans<text:alphabetical-index-mark-end text:id="IMark4974695040"/></text:p>
          </table:table-cell>
          <table:table-cell table:style-name="Table1.B2" office:value-type="string">
            <text:p text:style-name="P8"><text:alphabetical-index-mark-start text:id="IMark4974695040" text:key1="annotation"/>element<text:alphabetical-index-mark-end text:id="IMark4974695040"/> fetch-plan</text:p>
          </table:table-cell>
          <table:table-cell table:style-name="Table1.B2" office:value-type="string">
            <text:p text:style-name="P8">Used for multiple <text:alphabetical-index-mark-start text:id="IMark4974695040" text:key1="annotation"/>FetchPlans<text:alphabetical-index-mark-end text:id="IMark4974695040"/> on the same class or interface</text:p>
          </table:table-cell>
        </table:table-row>
        <table:table-row table:style-name="Table1.1">
          <table:table-cell table:style-name="Table1.A2" office:value-type="string">
            <text:p text:style-name="P8"><text:alphabetical-index-mark-start text:id="IMark4974695040" text:key1="annotation"/>ForeignKey<text:alphabetical-index-mark-end text:id="IMark4974695040"/></text:p>
          </table:table-cell>
          <table:table-cell table:style-name="Table1.B2" office:value-type="string">
            <text:p text:style-name="P8"><text:alphabetical-index-mark-start text:id="IMark4974695040" text:key1="annotation"/>element<text:alphabetical-index-mark-end text:id="IMark4974695040"/> foreign-<text:alphabetical-index-mark-start text:id="IMark4974695328" text:key1="annotation"/>key<text:alphabetical-index-mark-end text:id="IMark4974695328"/></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974695328" text:key1="annotation"/>ForeignKeyAction<text:alphabetical-index-mark-end text:id="IMark4974695328"/></text:p>
          </table:table-cell>
          <table:table-cell table:style-name="Table1.B2" office:value-type="string">
            <text:p text:style-name="P10">attributes </text:p>
            <text:p text:style-name="P11">update-action, delete-action</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974695328" text:key1="annotation"/>ForeignKeys<text:alphabetical-index-mark-end text:id="IMark4974695328"/></text:p>
          </table:table-cell>
          <table:table-cell table:style-name="Table1.B2" office:value-type="string">
            <text:p text:style-name="P8"><text:alphabetical-index-mark-start text:id="IMark4974695328" text:key1="annotation"/>element<text:alphabetical-index-mark-end text:id="IMark4974695328"/> foreign-<text:alphabetical-index-mark-start text:id="IMark4974695040" text:key1="annotation"/>key<text:alphabetical-index-mark-end text:id="IMark4974695040"/></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974695040" text:key1="annotation"/>IdGeneratorStrategy<text:alphabetical-index-mark-end text:id="IMark4974695040"/></text:p>
          </table:table-cell>
          <table:table-cell table:style-name="Table1.B2" office:value-type="string">
            <text:p text:style-name="P8"><text:alphabetical-index-mark-start text:id="IMark4974695040" text:key1="annotation"/>element<text:alphabetical-index-mark-end text:id="IMark4974695040"/> datastore-identity, attribute <text:alphabetical-index-mark-start text:id="IMark4974695328" text:key1="annotation"/>value<text:alphabetical-index-mark-end text:id="IMark4974695328"/>-strategy</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974695328" text:key1="annotation"/>IdentityType<text:alphabetical-index-mark-end text:id="IMark4974695328"/></text:p>
          </table:table-cell>
          <table:table-cell table:style-name="Table1.B2" office:value-type="string">
            <text:p text:style-name="P8">attribute identity-type</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974695328" text:key1="annotation"/>Index<text:alphabetical-index-mark-end text:id="IMark4974695328"/></text:p>
          </table:table-cell>
          <table:table-cell table:style-name="Table1.B2" office:value-type="string">
            <text:p text:style-name="P8"><text:alphabetical-index-mark-start text:id="IMark4974695328" text:key1="annotation"/>element<text:alphabetical-index-mark-end text:id="IMark4974695328"/> <text:alphabetical-index-mark-start text:id="IMark4974695040" text:key1="annotation"/>index<text:alphabetical-index-mark-end text:id="IMark4974695040"/></text:p>
          </table:table-cell>
          <table:table-cell table:style-name="Table1.B2" office:value-type="string">
            <text:p text:style-name="P16"/>
          </table:table-cell>
        </table:table-row>
        <text:soft-page-break/>
        <table:table-row table:style-name="Table1.1">
          <table:table-cell table:style-name="Table1.A2" office:value-type="string">
            <text:p text:style-name="P8"><text:alphabetical-index-mark-start text:id="IMark4974695040" text:key1="annotation"/>Indices<text:alphabetical-index-mark-end text:id="IMark4974695040"/></text:p>
          </table:table-cell>
          <table:table-cell table:style-name="Table1.B2" office:value-type="string">
            <text:p text:style-name="P8"><text:alphabetical-index-mark-start text:id="IMark4974695040" text:key1="annotation"/>element<text:alphabetical-index-mark-end text:id="IMark4974695040"/> <text:alphabetical-index-mark-start text:id="IMark4974695328" text:key1="annotation"/>index<text:alphabetical-index-mark-end text:id="IMark4974695328"/></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974695328" text:key1="annotation"/>Inheritance<text:alphabetical-index-mark-end text:id="IMark4974695328"/></text:p>
          </table:table-cell>
          <table:table-cell table:style-name="Table1.B2" office:value-type="string">
            <text:p text:style-name="P8"><text:alphabetical-index-mark-start text:id="IMark4974695328" text:key1="annotation"/>element<text:alphabetical-index-mark-end text:id="IMark4974695328"/> <text:alphabetical-index-mark-start text:id="IMark4974695040" text:key1="annotation"/>inheritance<text:alphabetical-index-mark-end text:id="IMark4974695040"/></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974695040" text:key1="annotation"/>InheritanceStrategy<text:alphabetical-index-mark-end text:id="IMark4974695040"/></text:p>
          </table:table-cell>
          <table:table-cell table:style-name="Table1.B2" office:value-type="string">
            <text:p text:style-name="P8"><text:alphabetical-index-mark-start text:id="IMark4974695040" text:key1="annotation"/>element<text:alphabetical-index-mark-end text:id="IMark4974695040"/> <text:alphabetical-index-mark-start text:id="IMark4974695328" text:key1="annotation"/>inheritance<text:alphabetical-index-mark-end text:id="IMark4974695328"/>, attribute strategy</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974695328" text:key1="annotation"/>Join<text:alphabetical-index-mark-end text:id="IMark4974695328"/></text:p>
          </table:table-cell>
          <table:table-cell table:style-name="Table1.B2" office:value-type="string">
            <text:p text:style-name="P8"><text:alphabetical-index-mark-start text:id="IMark4974695328" text:key1="annotation"/>element<text:alphabetical-index-mark-end text:id="IMark4974695328"/> <text:alphabetical-index-mark-start text:id="IMark4974695040" text:key1="annotation"/>join<text:alphabetical-index-mark-end text:id="IMark4974695040"/></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974695040" text:key1="annotation"/>JoinTable<text:alphabetical-index-mark-end text:id="IMark4974695040"/></text:p>
          </table:table-cell>
          <table:table-cell table:style-name="Table1.B2" office:value-type="string">
            <text:p text:style-name="P8"><text:alphabetical-index-mark-start text:id="IMark4974695040" text:key1="annotation"/>element<text:alphabetical-index-mark-end text:id="IMark4974695040"/> <text:alphabetical-index-mark-start text:id="IMark4974695328" text:key1="annotation"/>join<text:alphabetical-index-mark-end text:id="IMark4974695328"/>, attribute table</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974695328" text:key1="annotation"/>Joins<text:alphabetical-index-mark-end text:id="IMark4974695328"/></text:p>
          </table:table-cell>
          <table:table-cell table:style-name="Table1.B2" office:value-type="string">
            <text:p text:style-name="P8"><text:alphabetical-index-mark-start text:id="IMark4974695328" text:key1="annotation"/>element<text:alphabetical-index-mark-end text:id="IMark4974695328"/> <text:alphabetical-index-mark-start text:id="IMark4974695040" text:key1="annotation"/>join<text:alphabetical-index-mark-end text:id="IMark4974695040"/></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974695040" text:key1="annotation"/>Key<text:alphabetical-index-mark-end text:id="IMark4974695040"/></text:p>
          </table:table-cell>
          <table:table-cell table:style-name="Table1.B2" office:value-type="string">
            <text:p text:style-name="P8"><text:alphabetical-index-mark-start text:id="IMark4974695040" text:key1="annotation"/>element<text:alphabetical-index-mark-end text:id="IMark4974695040"/> <text:alphabetical-index-mark-start text:id="IMark4974695328" text:key1="annotation"/>key<text:alphabetical-index-mark-end text:id="IMark4974695328"/></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974695328" text:key1="annotation"/>NullValue<text:alphabetical-index-mark-end text:id="IMark4974695328"/></text:p>
          </table:table-cell>
          <table:table-cell table:style-name="Table1.B2" office:value-type="string">
            <text:p text:style-name="P8">attribute null-<text:alphabetical-index-mark-start text:id="IMark4974695328" text:key1="annotation"/>value<text:alphabetical-index-mark-end text:id="IMark4974695328"/></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974695328" text:key1="annotation"/>Order<text:alphabetical-index-mark-end text:id="IMark4974695328"/></text:p>
          </table:table-cell>
          <table:table-cell table:style-name="Table1.B2" office:value-type="string">
            <text:p text:style-name="P8"><text:alphabetical-index-mark-start text:id="IMark4974695328" text:key1="annotation"/>element<text:alphabetical-index-mark-end text:id="IMark4974695328"/> <text:alphabetical-index-mark-start text:id="IMark4974695040" text:key1="annotation"/>order<text:alphabetical-index-mark-end text:id="IMark4974695040"/></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974695040" text:key1="annotation"/>PersistenceAware<text:alphabetical-index-mark-end text:id="IMark4974695040"/></text:p>
          </table:table-cell>
          <table:table-cell table:style-name="Table1.B2" office:value-type="string">
            <text:p text:style-name="P8">attribute persistence-modifier</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974695040" text:key1="annotation"/>PersistenceCapable<text:alphabetical-index-mark-end text:id="IMark4974695040"/></text:p>
          </table:table-cell>
          <table:table-cell table:style-name="Table1.B2" office:value-type="string">
            <text:p text:style-name="P8">elements class, interface</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974695040" text:key1="enum"/>Persistent<text:alphabetical-index-mark-end text:id="IMark4974695040"/></text:p>
          </table:table-cell>
          <table:table-cell table:style-name="Table1.B2" office:value-type="string">
            <text:p text:style-name="P8">elements field, property</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974695040" text:key1="annotation"/>PrimaryKey<text:alphabetical-index-mark-end text:id="IMark4974695040"/></text:p>
          </table:table-cell>
          <table:table-cell table:style-name="Table1.B2" office:value-type="string">
            <text:p text:style-name="P8"><text:alphabetical-index-mark-start text:id="IMark4974695040" text:key1="annotation"/>element<text:alphabetical-index-mark-end text:id="IMark4974695040"/> primary-<text:alphabetical-index-mark-start text:id="IMark4974695328" text:key1="annotation"/>key<text:alphabetical-index-mark-end text:id="IMark4974695328"/></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974695328" text:key1="annotation"/>Queries<text:alphabetical-index-mark-end text:id="IMark4974695328"/></text:p>
          </table:table-cell>
          <table:table-cell table:style-name="Table1.B2" office:value-type="string">
            <text:p text:style-name="P8"><text:alphabetical-index-mark-start text:id="IMark4974695328" text:key1="annotation"/>element<text:alphabetical-index-mark-end text:id="IMark4974695328"/> <text:alphabetical-index-mark-start text:id="IMark4974695040" text:key1="annotation"/>query<text:alphabetical-index-mark-end text:id="IMark4974695040"/></text:p>
          </table:table-cell>
          <table:table-cell table:style-name="Table1.B2" office:value-type="string">
            <text:p text:style-name="P16"/>
          </table:table-cell>
        </table:table-row>
        <text:soft-page-break/>
        <table:table-row table:style-name="Table1.1">
          <table:table-cell table:style-name="Table1.A2" office:value-type="string">
            <text:p text:style-name="P8"><text:alphabetical-index-mark-start text:id="IMark4974695040" text:key1="annotation"/>Query<text:alphabetical-index-mark-end text:id="IMark4974695040"/></text:p>
          </table:table-cell>
          <table:table-cell table:style-name="Table1.B2" office:value-type="string">
            <text:p text:style-name="P8"><text:alphabetical-index-mark-start text:id="IMark4974695040" text:key1="annotation"/>element<text:alphabetical-index-mark-end text:id="IMark4974695040"/> <text:alphabetical-index-mark-start text:id="IMark4974695328" text:key1="annotation"/>query<text:alphabetical-index-mark-end text:id="IMark4974695328"/></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974695328" text:key1="annotation"/>Sequence<text:alphabetical-index-mark-end text:id="IMark4974695328"/></text:p>
          </table:table-cell>
          <table:table-cell table:style-name="Table1.B2" office:value-type="string">
            <text:p text:style-name="P8"><text:alphabetical-index-mark-start text:id="IMark4974695328" text:key1="annotation"/>element<text:alphabetical-index-mark-end text:id="IMark4974695328"/> <text:alphabetical-index-mark-start text:id="IMark4974695040" text:key1="annotation"/>sequence<text:alphabetical-index-mark-end text:id="IMark4974695040"/></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974695040" text:key1="enum"/>SequenceStrategy<text:alphabetical-index-mark-end text:id="IMark4974695040"/></text:p>
          </table:table-cell>
          <table:table-cell table:style-name="Table1.B2" office:value-type="string">
            <text:p text:style-name="P8"><text:alphabetical-index-mark-start text:id="IMark4974695040" text:key1="annotation"/>element<text:alphabetical-index-mark-end text:id="IMark4974695040"/> <text:alphabetical-index-mark-start text:id="IMark4974695328" text:key1="annotation"/>sequence<text:alphabetical-index-mark-end text:id="IMark4974695328"/>, attribute strategy</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974695328" text:key1="annotation"/>Serialized<text:alphabetical-index-mark-end text:id="IMark4974695328"/></text:p>
          </table:table-cell>
          <table:table-cell table:style-name="Table1.B2" office:value-type="string">
            <text:p text:style-name="P8">elements field, property, attribute <text:alphabetical-index-mark-start text:id="IMark4974695328" text:key1="annotation"/>serialized<text:alphabetical-index-mark-end text:id="IMark4974695328"/></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974695328" text:key1="annotation"/>Transactional<text:alphabetical-index-mark-end text:id="IMark4974695328"/></text:p>
          </table:table-cell>
          <table:table-cell table:style-name="Table1.B2" office:value-type="string">
            <text:p text:style-name="P8">elements field, property; attribute persistence-modifier</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974695328" text:key1="annotation"/>Unique<text:alphabetical-index-mark-end text:id="IMark4974695328"/></text:p>
          </table:table-cell>
          <table:table-cell table:style-name="Table1.B2" office:value-type="string">
            <text:p text:style-name="P8"><text:alphabetical-index-mark-start text:id="IMark4974695328" text:key1="annotation"/>element<text:alphabetical-index-mark-end text:id="IMark4974695328"/> <text:alphabetical-index-mark-start text:id="IMark4974695040" text:key1="annotation"/>unique<text:alphabetical-index-mark-end text:id="IMark4974695040"/></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974695040" text:key1="annotation"/>Uniques<text:alphabetical-index-mark-end text:id="IMark4974695040"/></text:p>
          </table:table-cell>
          <table:table-cell table:style-name="Table1.B2" office:value-type="string">
            <text:p text:style-name="P8"><text:alphabetical-index-mark-start text:id="IMark4974695040" text:key1="annotation"/>element<text:alphabetical-index-mark-end text:id="IMark4974695040"/> <text:alphabetical-index-mark-start text:id="IMark4974695328" text:key1="annotation"/>unique<text:alphabetical-index-mark-end text:id="IMark4974695328"/></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974695328" text:key1="annotation"/>Value<text:alphabetical-index-mark-end text:id="IMark4974695328"/></text:p>
          </table:table-cell>
          <table:table-cell table:style-name="Table1.B2" office:value-type="string">
            <text:p text:style-name="P8"><text:alphabetical-index-mark-start text:id="IMark4974695328" text:key1="annotation"/>element<text:alphabetical-index-mark-end text:id="IMark4974695328"/> <text:alphabetical-index-mark-start text:id="IMark4974695040" text:key1="annotation"/>value<text:alphabetical-index-mark-end text:id="IMark4974695040"/></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974695040" text:key1="annotation"/>Version<text:alphabetical-index-mark-end text:id="IMark4974695040"/></text:p>
          </table:table-cell>
          <table:table-cell table:style-name="Table1.B2" office:value-type="string">
            <text:p text:style-name="P8"><text:alphabetical-index-mark-start text:id="IMark4974695040" text:key1="annotation"/>element<text:alphabetical-index-mark-end text:id="IMark4974695040"/> <text:alphabetical-index-mark-start text:id="IMark4974695328" text:key1="annotation"/>version<text:alphabetical-index-mark-end text:id="IMark4974695328"/></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974695328" text:key1="enum"/>VersionStrategy<text:alphabetical-index-mark-end text:id="IMark4974695328"/></text:p>
          </table:table-cell>
          <table:table-cell table:style-name="Table1.B2" office:value-type="string">
            <text:p text:style-name="P8"><text:alphabetical-index-mark-start text:id="IMark4974695328" text:key1="annotation"/>element<text:alphabetical-index-mark-end text:id="IMark4974695328"/> <text:alphabetical-index-mark-start text:id="IMark4974695040" text:key1="annotation"/>version<text:alphabetical-index-mark-end text:id="IMark4974695040"/>; attribute strategy</text:p>
          </table:table-cell>
          <table:table-cell table:style-name="Table1.B2" office:value-type="string">
            <text:p text:style-name="P16"/>
          </table:table-cell>
        </table:table-row>
      </table:table>
      <text:p text:style-name="P12"> </text:p>
      <text:p text:style-name="P15"><text:soft-page-break/><draw:frame draw:style-name="fr1" draw:name="2" text:anchor-type="as-char" svg:width="2.7917in" svg:height="0.1346in" draw:z-index="1"><draw:image xlink:href="Pictures/2000000900000FB5000000C9E5A4A80D23E7850E.wmf" xlink:type="simple" xlink:show="embed" xlink:actuate="onLoad"/></draw:frame></text:p>
      <text:h text:style-name="P27" text:outline-level="2"><text:alphabetical-index-mark-start text:id="IMark4974695040" text:main-entry="true"/>Metadata API<text:alphabetical-index-mark-end text:id="IMark4974695040"/></text:h>
      <text:p text:style-name="P4">Metadata is created at runtime via the <text:span text:style-name="T1">PersistenceManagerFactory</text:span> method <text:span text:style-name="T1">newJDOMetadata</text:span> which returns a new metadata instance that can subsequently be modified and made active by the <text:span text:style-name="T1">registerMetadata</text:span> method.</text:p>
      <text:h text:style-name="P30" text:outline-level="3">Metadata</text:h>
      <text:p text:style-name="P4">Metadata is the base interface for all metadata.</text:p>
      <text:p text:style-name="P5">/**</text:p>
      <text:p text:style-name="P5"><text:s/>* This interface provides base level definitions for all metadata components.</text:p>
      <text:p text:style-name="P5"><text:s/>*</text:p>
      <text:p text:style-name="P5"><text:s/>* @<text:alphabetical-index-mark-start text:id="IMark4974695040" text:key1="annotation"/>version<text:alphabetical-index-mark-end text:id="IMark4974695040"/> 2.3</text:p>
      <text:p text:style-name="P5"><text:s/>*/</text:p>
      <text:p text:style-name="P5">public interface Metadata {</text:p>
      <text:p text:style-name="P5"><text:s text:c="4"/>/**</text:p>
      <text:p text:style-name="P5"><text:s text:c="5"/>* Add a vendor <text:alphabetical-index-mark-start text:id="IMark4974695040" text:key1="annotation"/>extension<text:alphabetical-index-mark-end text:id="IMark4974695040"/> to this metadata component.</text:p>
      <text:p text:style-name="P5"><text:s text:c="5"/>* </text:p>
      <text:p text:style-name="P5"><text:s text:c="5"/>* @param vendor Identifier for the vendor</text:p>
      <text:p text:style-name="P5"><text:s text:c="5"/>* @param <text:alphabetical-index-mark-start text:id="IMark4974695040" text:key1="annotation"/>key<text:alphabetical-index-mark-end text:id="IMark4974695040"/> The <text:alphabetical-index-mark-start text:id="IMark4974695328" text:key1="annotation"/>extension<text:alphabetical-index-mark-end text:id="IMark4974695328"/> <text:alphabetical-index-mark-start text:id="IMark4974695520" text:key1="annotation"/>key<text:alphabetical-index-mark-end text:id="IMark4974695520"/></text:p>
      <text:p text:style-name="P5"><text:s text:c="5"/>* @param <text:alphabetical-index-mark-start text:id="IMark4974695520" text:key1="annotation"/>value<text:alphabetical-index-mark-end text:id="IMark4974695520"/> <text:alphabetical-index-mark-start text:id="IMark4974695328" text:key1="annotation"/>Value<text:alphabetical-index-mark-end text:id="IMark4974695328"/> for the <text:alphabetical-index-mark-start text:id="IMark4974695040" text:key1="annotation"/>extension<text:alphabetical-index-mark-end text:id="IMark4974695040"/></text:p>
      <text:p text:style-name="P5"><text:s text:c="5"/>* @return The <text:alphabetical-index-mark-start text:id="IMark4974695040" text:main-entry="true"/>ExtensionMetaData<text:alphabetical-index-mark-end text:id="IMark4974695040"/></text:p>
      <text:p text:style-name="P5"><text:s text:c="5"/>*/</text:p>
      <text:p text:style-name="P5"><text:s text:c="4"/><text:alphabetical-index-mark-start text:id="IMark4974695040" text:main-entry="true"/>ExtensionMetadata<text:alphabetical-index-mark-end text:id="IMark4974695040"/> <text:alphabetical-index-mark-start text:id="IMark4974695328" text:main-entry="true"/>newExtensionMetaData<text:alphabetical-index-mark-end text:id="IMark4974695328"/>(String vendor, String <text:alphabetical-index-mark-start text:id="IMark4974695520" text:key1="annotation"/>key<text:alphabetical-index-mark-end text:id="IMark4974695520"/>, String <text:alphabetical-index-mark-start text:id="IMark4974695808" text:key1="annotation"/>value<text:alphabetical-index-mark-end text:id="IMark4974695808"/>);</text:p>
      <text:p text:style-name="P5"/>
      <text:p text:style-name="P5"><text:s text:c="4"/>/**</text:p>
      <text:p text:style-name="P5"><text:s text:c="5"/>* Number of <text:alphabetical-index-mark-start text:id="IMark4974695808" text:key1="annotation"/>extensions<text:alphabetical-index-mark-end text:id="IMark4974695808"/> on this component.</text:p>
      <text:p text:style-name="P5"><text:s text:c="5"/>* </text:p>
      <text:p text:style-name="P5"><text:s text:c="5"/>* @return Number of <text:alphabetical-index-mark-start text:id="IMark4974695808" text:key1="annotation"/>extensions<text:alphabetical-index-mark-end text:id="IMark4974695808"/></text:p>
      <text:p text:style-name="P5"><text:s text:c="5"/>*/</text:p>
      <text:p text:style-name="P5"><text:s text:c="4"/>int <text:alphabetical-index-mark-start text:id="IMark4974695808" text:main-entry="true"/>getNumberOfExtensions<text:alphabetical-index-mark-end text:id="IMark4974695808"/>();</text:p>
      <text:p text:style-name="P5"/>
      <text:p text:style-name="P5"><text:s text:c="4"/>/**</text:p>
      <text:p text:style-name="P5"><text:s text:c="5"/>* Accessor for the defined <text:alphabetical-index-mark-start text:id="IMark4974695808" text:key1="annotation"/>extensions<text:alphabetical-index-mark-end text:id="IMark4974695808"/> for this component</text:p>
      <text:p text:style-name="P5"><text:s text:c="5"/>* </text:p>
      <text:p text:style-name="P5"><text:s text:c="5"/>* @return The <text:alphabetical-index-mark-start text:id="IMark4974695808" text:key1="annotation"/>extensions<text:alphabetical-index-mark-end text:id="IMark4974695808"/></text:p>
      <text:p text:style-name="P5"><text:s text:c="5"/>*/</text:p>
      <text:p text:style-name="P5"><text:s text:c="4"/><text:alphabetical-index-mark-start text:id="IMark4974695808" text:main-entry="true"/>ExtensionMetadata<text:alphabetical-index-mark-end text:id="IMark4974695808"/>[] <text:alphabetical-index-mark-start text:id="IMark4974695520" text:main-entry="true"/>getExtensions<text:alphabetical-index-mark-end text:id="IMark4974695520"/>();</text:p>
      <text:p text:style-name="P5"/>
      <text:p text:style-name="P5"><text:s text:c="4"/>/**</text:p>
      <text:p text:style-name="P5"><text:s text:c="5"/>* Accessor for the parent metadata component.</text:p>
      <text:p text:style-name="P5"><text:soft-page-break/><text:s text:c="5"/>* </text:p>
      <text:p text:style-name="P5"><text:s text:c="5"/>* @return The parent</text:p>
      <text:p text:style-name="P5"><text:s text:c="5"/>*/</text:p>
      <text:p text:style-name="P5"><text:s text:c="4"/>Metadata <text:alphabetical-index-mark-start text:id="IMark4974695520" text:main-entry="true"/>getParent<text:alphabetical-index-mark-end text:id="IMark4974695520"/>();</text:p>
      <text:p text:style-name="P5">}</text:p>
      <text:p text:style-name="P5"/>
      <text:h text:style-name="P31" text:outline-level="3">JDO Metadata</text:h>
      <text:p text:style-name="P4"><text:alphabetical-index-mark-start text:id="IMark4974695520" text:main-entry="true"/>JDOMetadata<text:alphabetical-index-mark-end text:id="IMark4974695520"/> represents the root of the metadata.</text:p>
      <text:p text:style-name="P5">/**</text:p>
      <text:p text:style-name="P5"><text:s/>* Represents the top-level JDO metadata.</text:p>
      <text:p text:style-name="P5"><text:s/>* @since 2.3</text:p>
      <text:p text:style-name="P5"><text:s/>*/</text:p>
      <text:p text:style-name="P5">public interface <text:alphabetical-index-mark-start text:id="IMark4974695520" text:main-entry="true"/>JDOMetadata<text:alphabetical-index-mark-end text:id="IMark4974695520"/> extends Metadata {</text:p>
      <text:p text:style-name="P5"><text:s text:c="4"/>/**</text:p>
      <text:p text:style-name="P5"><text:s text:c="5"/>* Method to set the catalog (ORM) to apply to all classes in this</text:p>
      <text:p text:style-name="P5"><text:s text:c="5"/>* JDO Metadata.</text:p>
      <text:p text:style-name="P5"><text:s text:c="5"/>* </text:p>
      <text:p text:style-name="P5"><text:s text:c="5"/>* @param catalog Catalog name</text:p>
      <text:p text:style-name="P5"><text:s text:c="5"/>*/</text:p>
      <text:p text:style-name="P5"><text:s text:c="4"/><text:alphabetical-index-mark-start text:id="IMark4974695520" text:main-entry="true"/>JDOMetadata<text:alphabetical-index-mark-end text:id="IMark4974695520"/> <text:alphabetical-index-mark-start text:id="IMark4974695808" text:main-entry="true"/>setCatalog<text:alphabetical-index-mark-end text:id="IMark4974695808"/>(String catalog);</text:p>
      <text:p text:style-name="P5"/>
      <text:p text:style-name="P5"><text:s text:c="4"/>/**</text:p>
      <text:p text:style-name="P5"><text:s text:c="5"/>* Accessor for the catalog (ORM) that all classes in this JDO Metadata</text:p>
      <text:p text:style-name="P5"><text:s text:c="5"/>* default to.</text:p>
      <text:p text:style-name="P5"><text:s text:c="5"/>* </text:p>
      <text:p text:style-name="P5"><text:s text:c="5"/>* @return The catalog</text:p>
      <text:p text:style-name="P5"><text:s text:c="5"/>*/</text:p>
      <text:p text:style-name="P5"><text:s text:c="4"/>String <text:alphabetical-index-mark-start text:id="IMark4974695808" text:main-entry="true"/>getCatalog<text:alphabetical-index-mark-end text:id="IMark4974695808"/>();</text:p>
      <text:p text:style-name="P5"/>
      <text:p text:style-name="P5"><text:s text:c="4"/>/**</text:p>
      <text:p text:style-name="P5"><text:s text:c="5"/>* Method to set the schema (ORM) to apply to all classes in this JDO</text:p>
      <text:p text:style-name="P5"><text:s text:c="5"/>* Metadata.</text:p>
      <text:p text:style-name="P5"><text:s text:c="5"/>* </text:p>
      <text:p text:style-name="P5"><text:s text:c="5"/>* @param schema Schema name</text:p>
      <text:p text:style-name="P5"><text:s text:c="5"/>*/</text:p>
      <text:p text:style-name="P5"><text:s text:c="4"/><text:alphabetical-index-mark-start text:id="IMark4974695808" text:main-entry="true"/>JDOMetadata<text:alphabetical-index-mark-end text:id="IMark4974695808"/> <text:alphabetical-index-mark-start text:id="IMark4974695520" text:main-entry="true"/>setSchema<text:alphabetical-index-mark-end text:id="IMark4974695520"/>(String schema);</text:p>
      <text:p text:style-name="P5"/>
      <text:p text:style-name="P5"><text:s text:c="4"/>/**</text:p>
      <text:p text:style-name="P5"><text:s text:c="5"/>* Accessor for the schema (ORM) that all classes in this JDO Metadata</text:p>
      <text:p text:style-name="P5"><text:s text:c="5"/>* default to.</text:p>
      <text:p text:style-name="P5"><text:s text:c="5"/>* </text:p>
      <text:p text:style-name="P5"><text:soft-page-break/><text:s text:c="5"/>* @return The schema</text:p>
      <text:p text:style-name="P5"><text:s text:c="5"/>*/</text:p>
      <text:p text:style-name="P5"><text:s text:c="4"/>String <text:alphabetical-index-mark-start text:id="IMark4974695520" text:main-entry="true"/>getSchema<text:alphabetical-index-mark-end text:id="IMark4974695520"/>();</text:p>
      <text:p text:style-name="P5"/>
      <text:p text:style-name="P5"><text:s text:c="4"/>/**</text:p>
      <text:p text:style-name="P5"><text:s text:c="5"/>* Accessor for all packages defined on the JDO Metadata.</text:p>
      <text:p text:style-name="P5"><text:s text:c="5"/>* </text:p>
      <text:p text:style-name="P5"><text:s text:c="5"/>* @return The packages</text:p>
      <text:p text:style-name="P5"><text:s text:c="5"/>*/</text:p>
      <text:p text:style-name="P5"><text:s text:c="4"/><text:alphabetical-index-mark-start text:id="IMark4974695520" text:main-entry="true"/>PackageMetadata<text:alphabetical-index-mark-end text:id="IMark4974695520"/>[] <text:alphabetical-index-mark-start text:id="IMark4974695808" text:main-entry="true"/>getPackages<text:alphabetical-index-mark-end text:id="IMark4974695808"/>();</text:p>
      <text:p text:style-name="P5"/>
      <text:p text:style-name="P5"><text:s text:c="4"/>/**</text:p>
      <text:p text:style-name="P5"><text:s text:c="5"/>* Add a new package to this JDO Metadata.</text:p>
      <text:p text:style-name="P5"><text:s text:c="5"/>* </text:p>
      <text:p text:style-name="P5"><text:s text:c="5"/>* @param pkgName Name of the package</text:p>
      <text:p text:style-name="P5"><text:s text:c="5"/>* @return The <text:alphabetical-index-mark-start text:id="IMark4974695808" text:main-entry="true"/>PackageMetadata<text:alphabetical-index-mark-end text:id="IMark4974695808"/></text:p>
      <text:p text:style-name="P5"><text:s text:c="5"/>*/</text:p>
      <text:p text:style-name="P5"><text:s text:c="4"/><text:alphabetical-index-mark-start text:id="IMark4974695808" text:main-entry="true"/>PackageMetadata<text:alphabetical-index-mark-end text:id="IMark4974695808"/> <text:alphabetical-index-mark-start text:id="IMark4974695520" text:main-entry="true"/>newPackageMetadata<text:alphabetical-index-mark-end text:id="IMark4974695520"/>(String pkgName);</text:p>
      <text:p text:style-name="P5"/>
      <text:p text:style-name="P5"><text:s text:c="4"/>/**</text:p>
      <text:p text:style-name="P5"><text:s text:c="5"/>* Add a new package to this JDO Metadata.</text:p>
      <text:p text:style-name="P5"><text:s text:c="5"/>* </text:p>
      <text:p text:style-name="P5"><text:s text:c="5"/>* @param pkg The package</text:p>
      <text:p text:style-name="P5"><text:s text:c="5"/>* @return The <text:alphabetical-index-mark-start text:id="IMark4974695520" text:main-entry="true"/>PackageMetadata<text:alphabetical-index-mark-end text:id="IMark4974695520"/></text:p>
      <text:p text:style-name="P5"><text:s text:c="5"/>*/</text:p>
      <text:p text:style-name="P5"><text:s text:c="4"/><text:alphabetical-index-mark-start text:id="IMark4974695520" text:main-entry="true"/>PackageMetadata<text:alphabetical-index-mark-end text:id="IMark4974695520"/> <text:alphabetical-index-mark-start text:id="IMark4974695808" text:main-entry="true"/>newPackageMetadata<text:alphabetical-index-mark-end text:id="IMark4974695808"/>(Package pkg);</text:p>
      <text:p text:style-name="P5"/>
      <text:p text:style-name="P5"><text:s text:c="4"/>/**</text:p>
      <text:p text:style-name="P5"><text:s text:c="5"/>* Accessor for the number of packages defined in this JDO Metadata.</text:p>
      <text:p text:style-name="P5"><text:s text:c="5"/>* </text:p>
      <text:p text:style-name="P5"><text:s text:c="5"/>* @return The number of packages.</text:p>
      <text:p text:style-name="P5"><text:s text:c="5"/>*/</text:p>
      <text:p text:style-name="P5"><text:s text:c="4"/>int <text:alphabetical-index-mark-start text:id="IMark4974695808" text:main-entry="true"/>getNumberOfPackages<text:alphabetical-index-mark-end text:id="IMark4974695808"/>();</text:p>
      <text:p text:style-name="P5"/>
      <text:p text:style-name="P5"><text:s text:c="4"/>/**</text:p>
      <text:p text:style-name="P5"><text:s text:c="5"/>* Add a new class to this JDO Metadata.</text:p>
      <text:p text:style-name="P5"><text:s text:c="5"/>* Adds its package also if not yet existing.</text:p>
      <text:p text:style-name="P5"><text:s text:c="5"/>* </text:p>
      <text:p text:style-name="P5"><text:s text:c="5"/>* @param cls Class to add</text:p>
      <text:p text:style-name="P5"><text:s text:c="5"/>* @return The <text:alphabetical-index-mark-start text:id="IMark4974695808" text:main-entry="true"/>ClassMetadata<text:alphabetical-index-mark-end text:id="IMark4974695808"/></text:p>
      <text:p text:style-name="P5"><text:s text:c="5"/>*/</text:p>
      <text:p text:style-name="P5"><text:s text:c="4"/><text:alphabetical-index-mark-start text:id="IMark4974695808" text:main-entry="true"/>ClassMetadata<text:alphabetical-index-mark-end text:id="IMark4974695808"/> <text:alphabetical-index-mark-start text:id="IMark4974695520" text:main-entry="true"/>newClassMetadata<text:alphabetical-index-mark-end text:id="IMark4974695520"/>(Class cls);</text:p>
      <text:p text:style-name="P5"><text:soft-page-break/></text:p>
      <text:p text:style-name="P5"><text:s text:c="4"/>/**</text:p>
      <text:p text:style-name="P5"><text:s text:c="5"/>* Add a new interface to this JDO Metadata.</text:p>
      <text:p text:style-name="P5"><text:s text:c="5"/>* Adds its package also if not yet existing.</text:p>
      <text:p text:style-name="P5"><text:s text:c="5"/>* </text:p>
      <text:p text:style-name="P5"><text:s text:c="5"/>* @param cls Class to add</text:p>
      <text:p text:style-name="P5"><text:s text:c="5"/>* @return The <text:alphabetical-index-mark-start text:id="IMark4974695520" text:main-entry="true"/>InterfaceMetadata<text:alphabetical-index-mark-end text:id="IMark4974695520"/></text:p>
      <text:p text:style-name="P5"><text:s text:c="5"/>*/</text:p>
      <text:p text:style-name="P5"><text:s text:c="4"/><text:alphabetical-index-mark-start text:id="IMark4974695520" text:main-entry="true"/>InterfaceMetadata<text:alphabetical-index-mark-end text:id="IMark4974695520"/> <text:alphabetical-index-mark-start text:id="IMark4974695808" text:main-entry="true"/>newInterfaceMetadata<text:alphabetical-index-mark-end text:id="IMark4974695808"/>(Class cls);</text:p>
      <text:p text:style-name="P5"/>
      <text:p text:style-name="P5"><text:s text:c="4"/>/**</text:p>
      <text:p text:style-name="P5"><text:s text:c="5"/>* Accessor for any named <text:alphabetical-index-mark-start text:id="IMark4974695808" text:key1="annotation"/>queries<text:alphabetical-index-mark-end text:id="IMark4974695808"/> defined on the JDO Metadata.</text:p>
      <text:p text:style-name="P5"><text:s text:c="5"/>* </text:p>
      <text:p text:style-name="P5"><text:s text:c="5"/>* @return The <text:alphabetical-index-mark-start text:id="IMark4974695808" text:key1="annotation"/>queries<text:alphabetical-index-mark-end text:id="IMark4974695808"/></text:p>
      <text:p text:style-name="P5"><text:s text:c="5"/>*/</text:p>
      <text:p text:style-name="P5"><text:s text:c="4"/><text:alphabetical-index-mark-start text:id="IMark4974695808" text:main-entry="true"/>QueryMetadata<text:alphabetical-index-mark-end text:id="IMark4974695808"/>[] <text:alphabetical-index-mark-start text:id="IMark4974695520" text:main-entry="true"/>getQueries<text:alphabetical-index-mark-end text:id="IMark4974695520"/>();</text:p>
      <text:p text:style-name="P5"/>
      <text:p text:style-name="P5"><text:s text:c="4"/>/**</text:p>
      <text:p text:style-name="P5"><text:s text:c="5"/>* Add a new named <text:alphabetical-index-mark-start text:id="IMark4974695520" text:key1="annotation"/>query<text:alphabetical-index-mark-end text:id="IMark4974695520"/> to this JDO Metadata.</text:p>
      <text:p text:style-name="P5"><text:s text:c="5"/>* </text:p>
      <text:p text:style-name="P5"><text:s text:c="5"/>* @param name Name of the <text:alphabetical-index-mark-start text:id="IMark4974695520" text:key1="annotation"/>query<text:alphabetical-index-mark-end text:id="IMark4974695520"/></text:p>
      <text:p text:style-name="P5"><text:s text:c="5"/>* @return The <text:alphabetical-index-mark-start text:id="IMark4974695520" text:main-entry="true"/>QueryMetadata<text:alphabetical-index-mark-end text:id="IMark4974695520"/></text:p>
      <text:p text:style-name="P5"><text:s text:c="5"/>*/</text:p>
      <text:p text:style-name="P5"><text:s text:c="4"/><text:alphabetical-index-mark-start text:id="IMark4974695520" text:main-entry="true"/>QueryMetadata<text:alphabetical-index-mark-end text:id="IMark4974695520"/> <text:alphabetical-index-mark-start text:id="IMark4974695808" text:main-entry="true"/>newQueryMetadata<text:alphabetical-index-mark-end text:id="IMark4974695808"/>(String name);</text:p>
      <text:p text:style-name="P5"/>
      <text:p text:style-name="P5"><text:s text:c="4"/>/**</text:p>
      <text:p text:style-name="P5"><text:s text:c="5"/>* Accessor for the number of named <text:alphabetical-index-mark-start text:id="IMark4974695808" text:key1="annotation"/>queries<text:alphabetical-index-mark-end text:id="IMark4974695808"/> defined in this JDO Metadata.</text:p>
      <text:p text:style-name="P5"><text:s text:c="5"/>* </text:p>
      <text:p text:style-name="P5"><text:s text:c="5"/>* @return The number of <text:alphabetical-index-mark-start text:id="IMark4974695808" text:key1="annotation"/>queries<text:alphabetical-index-mark-end text:id="IMark4974695808"/>.</text:p>
      <text:p text:style-name="P5"><text:s text:c="5"/>*/</text:p>
      <text:p text:style-name="P5"><text:s text:c="4"/>int <text:alphabetical-index-mark-start text:id="IMark4974695808" text:main-entry="true"/>getNumberOfQueries<text:alphabetical-index-mark-end text:id="IMark4974695808"/>();</text:p>
      <text:p text:style-name="P5"/>
      <text:p text:style-name="P5"><text:s text:c="4"/>/**</text:p>
      <text:p text:style-name="P5"><text:s text:c="5"/>* Accessor for any fetch plans defined on the JDO Metadata.</text:p>
      <text:p text:style-name="P5"><text:s text:c="5"/>* </text:p>
      <text:p text:style-name="P5"><text:s text:c="5"/>* @return The fetch plans</text:p>
      <text:p text:style-name="P5"><text:s text:c="5"/>*/</text:p>
      <text:p text:style-name="P5"><text:s text:c="4"/><text:alphabetical-index-mark-start text:id="IMark4974695808" text:main-entry="true"/>FetchPlanMetadata<text:alphabetical-index-mark-end text:id="IMark4974695808"/>[] <text:alphabetical-index-mark-start text:id="IMark4974695520" text:main-entry="true"/>getFetchPlans<text:alphabetical-index-mark-end text:id="IMark4974695520"/>();</text:p>
      <text:p text:style-name="P5"/>
      <text:p text:style-name="P5"><text:s text:c="4"/>/**</text:p>
      <text:p text:style-name="P5"><text:s text:c="5"/>* Add a new fetch plan to this JDO Metadata.</text:p>
      <text:p text:style-name="P5"><text:soft-page-break/><text:s text:c="5"/>* </text:p>
      <text:p text:style-name="P5"><text:s text:c="5"/>* @param name Name of the <text:alphabetical-index-mark-start text:id="IMark4974695520" text:key1="annotation"/>query<text:alphabetical-index-mark-end text:id="IMark4974695520"/></text:p>
      <text:p text:style-name="P5"><text:s text:c="5"/>* @return The <text:alphabetical-index-mark-start text:id="IMark4974695520" text:main-entry="true"/>FetchPlanMetadata<text:alphabetical-index-mark-end text:id="IMark4974695520"/></text:p>
      <text:p text:style-name="P5"><text:s text:c="5"/>*/</text:p>
      <text:p text:style-name="P5"><text:s text:c="4"/><text:alphabetical-index-mark-start text:id="IMark4974695520" text:main-entry="true"/>FetchPlanMetadata<text:alphabetical-index-mark-end text:id="IMark4974695520"/> <text:alphabetical-index-mark-start text:id="IMark4974695808" text:main-entry="true"/>newFetchPlanMetadata<text:alphabetical-index-mark-end text:id="IMark4974695808"/>(String name);</text:p>
      <text:p text:style-name="P5"/>
      <text:p text:style-name="P5"><text:s text:c="4"/>/**</text:p>
      <text:p text:style-name="P5"><text:s text:c="5"/>* Accessor for the number of fetch plans defined in this JDO Metadata.</text:p>
      <text:p text:style-name="P5"><text:s text:c="5"/>* </text:p>
      <text:p text:style-name="P5"><text:s text:c="5"/>* @return The number of fetch plans.</text:p>
      <text:p text:style-name="P5"><text:s text:c="5"/>*/</text:p>
      <text:p text:style-name="P5"><text:s text:c="4"/>int <text:alphabetical-index-mark-start text:id="IMark4974695808" text:main-entry="true"/>getNumberOfFetchPlans<text:alphabetical-index-mark-end text:id="IMark4974695808"/>();</text:p>
      <text:p text:style-name="P5">}</text:p>
      <text:p text:style-name="P5"/>
      <text:h text:style-name="P31" text:outline-level="3">Package Metadata</text:h>
      <text:p text:style-name="P4"><text:alphabetical-index-mark-start text:id="IMark4974695808" text:main-entry="true"/>PackageMetadata<text:alphabetical-index-mark-end text:id="IMark4974695808"/> represents the collection of metadata that share the same package.</text:p>
      <text:p text:style-name="P5">/**</text:p>
      <text:p text:style-name="P5"><text:s/>* Represents a package within a <text:alphabetical-index-mark-start text:id="IMark4974695808" text:main-entry="true"/>JDOMetadata<text:alphabetical-index-mark-end text:id="IMark4974695808"/>.</text:p>
      <text:p text:style-name="P5"><text:s/>* @since 2.3</text:p>
      <text:p text:style-name="P5"><text:s/>*/</text:p>
      <text:p text:style-name="P5">public interface <text:alphabetical-index-mark-start text:id="IMark4974695808" text:main-entry="true"/>PackageMetadata<text:alphabetical-index-mark-end text:id="IMark4974695808"/> extends Metadata {</text:p>
      <text:p text:style-name="P5"><text:s text:c="4"/>/**</text:p>
      <text:p text:style-name="P5"><text:s text:c="5"/>* Accessor for the name of this package (set on construction).</text:p>
      <text:p text:style-name="P5"><text:s text:c="5"/>* </text:p>
      <text:p text:style-name="P5"><text:s text:c="5"/>* @return The name</text:p>
      <text:p text:style-name="P5"><text:s text:c="5"/>*/</text:p>
      <text:p text:style-name="P5"><text:s text:c="4"/>String <text:alphabetical-index-mark-start text:id="IMark4974695808" text:main-entry="true"/>getName<text:alphabetical-index-mark-end text:id="IMark4974695808"/>();</text:p>
      <text:p text:style-name="P5"/>
      <text:p text:style-name="P5"><text:s text:c="4"/>/**</text:p>
      <text:p text:style-name="P5"><text:s text:c="5"/>* Method to set the catalog (ORM) to apply to all classes in this package.</text:p>
      <text:p text:style-name="P5"><text:s text:c="5"/>* </text:p>
      <text:p text:style-name="P5"><text:s text:c="5"/>* @param catalog Catalog name</text:p>
      <text:p text:style-name="P5"><text:s text:c="5"/>*/</text:p>
      <text:p text:style-name="P5"><text:s text:c="4"/><text:alphabetical-index-mark-start text:id="IMark4974695808" text:main-entry="true"/>PackageMetadata<text:alphabetical-index-mark-end text:id="IMark4974695808"/> <text:alphabetical-index-mark-start text:id="IMark4974695520" text:main-entry="true"/>setCatalog<text:alphabetical-index-mark-end text:id="IMark4974695520"/>(String catalog);</text:p>
      <text:p text:style-name="P5"/>
      <text:p text:style-name="P5"><text:s text:c="4"/>/**</text:p>
      <text:p text:style-name="P5"><text:s text:c="5"/>* Accessor for the catalog (ORM) that all classes in this package default</text:p>
      <text:p text:style-name="P5"><text:s text:c="5"/>* to.</text:p>
      <text:p text:style-name="P5"><text:s text:c="5"/>* </text:p>
      <text:p text:style-name="P5"><text:s text:c="5"/>* @return The catalog</text:p>
      <text:p text:style-name="P5"><text:soft-page-break/><text:s text:c="5"/>*/</text:p>
      <text:p text:style-name="P5"><text:s text:c="4"/>String <text:alphabetical-index-mark-start text:id="IMark4974695520" text:main-entry="true"/>getCatalog<text:alphabetical-index-mark-end text:id="IMark4974695520"/>();</text:p>
      <text:p text:style-name="P5"/>
      <text:p text:style-name="P5"><text:s text:c="4"/>/**</text:p>
      <text:p text:style-name="P5"><text:s text:c="5"/>* Method to set the schema (ORM) to apply to all classes in this package.</text:p>
      <text:p text:style-name="P5"><text:s text:c="5"/>* </text:p>
      <text:p text:style-name="P5"><text:s text:c="5"/>* @param schema Schema name</text:p>
      <text:p text:style-name="P5"><text:s text:c="5"/>*/</text:p>
      <text:p text:style-name="P5"><text:s text:c="4"/><text:alphabetical-index-mark-start text:id="IMark4974695520" text:main-entry="true"/>PackageMetadata<text:alphabetical-index-mark-end text:id="IMark4974695520"/> <text:alphabetical-index-mark-start text:id="IMark4974695808" text:main-entry="true"/>setSchema<text:alphabetical-index-mark-end text:id="IMark4974695808"/>(String schema);</text:p>
      <text:p text:style-name="P5"/>
      <text:p text:style-name="P5"><text:s text:c="4"/>/**</text:p>
      <text:p text:style-name="P5"><text:s text:c="5"/>* Accessor for the schema (ORM) that all classes in this package default to.</text:p>
      <text:p text:style-name="P5"><text:s text:c="5"/>* </text:p>
      <text:p text:style-name="P5"><text:s text:c="5"/>* @return The schema</text:p>
      <text:p text:style-name="P5"><text:s text:c="5"/>*/</text:p>
      <text:p text:style-name="P5"><text:s text:c="4"/>String <text:alphabetical-index-mark-start text:id="IMark4974695808" text:main-entry="true"/>getSchema<text:alphabetical-index-mark-end text:id="IMark4974695808"/>();</text:p>
      <text:p text:style-name="P5"/>
      <text:p text:style-name="P5"><text:s text:c="4"/>/**</text:p>
      <text:p text:style-name="P5"><text:s text:c="5"/>* Accessor for all classes defined in this package.</text:p>
      <text:p text:style-name="P5"><text:s text:c="5"/>* </text:p>
      <text:p text:style-name="P5"><text:s text:c="5"/>* @return The classes</text:p>
      <text:p text:style-name="P5"><text:s text:c="5"/>*/</text:p>
      <text:p text:style-name="P5"><text:s text:c="4"/><text:alphabetical-index-mark-start text:id="IMark4974695808" text:main-entry="true"/>ClassMetadata<text:alphabetical-index-mark-end text:id="IMark4974695808"/>[] <text:alphabetical-index-mark-start text:id="IMark4974695520" text:main-entry="true"/>getClasses<text:alphabetical-index-mark-end text:id="IMark4974695520"/>();</text:p>
      <text:p text:style-name="P5"/>
      <text:p text:style-name="P5"><text:s text:c="4"/>/**</text:p>
      <text:p text:style-name="P5"><text:s text:c="5"/>* Add a new class to this package.</text:p>
      <text:p text:style-name="P5"><text:s text:c="5"/>* </text:p>
      <text:p text:style-name="P5"><text:s text:c="5"/>* @param name Name of the class</text:p>
      <text:p text:style-name="P5"><text:s text:c="5"/>* @return The <text:alphabetical-index-mark-start text:id="IMark4974695520" text:main-entry="true"/>ClassMetadata<text:alphabetical-index-mark-end text:id="IMark4974695520"/></text:p>
      <text:p text:style-name="P5"><text:s text:c="5"/>*/</text:p>
      <text:p text:style-name="P5"><text:s text:c="4"/><text:alphabetical-index-mark-start text:id="IMark4974695520" text:main-entry="true"/>ClassMetadata<text:alphabetical-index-mark-end text:id="IMark4974695520"/> <text:alphabetical-index-mark-start text:id="IMark4974695808" text:main-entry="true"/>newClassMetadata<text:alphabetical-index-mark-end text:id="IMark4974695808"/>(String name);</text:p>
      <text:p text:style-name="P5"/>
      <text:p text:style-name="P5"><text:s text:c="4"/>/**</text:p>
      <text:p text:style-name="P5"><text:s text:c="5"/>* Add a new class to this package.</text:p>
      <text:p text:style-name="P5"><text:s text:c="5"/>* </text:p>
      <text:p text:style-name="P5"><text:s text:c="5"/>* @param cls The class</text:p>
      <text:p text:style-name="P5"><text:s text:c="5"/>* @return The <text:alphabetical-index-mark-start text:id="IMark4974695808" text:main-entry="true"/>ClassMetadata<text:alphabetical-index-mark-end text:id="IMark4974695808"/></text:p>
      <text:p text:style-name="P5"><text:s text:c="5"/>*/</text:p>
      <text:p text:style-name="P5"><text:s text:c="4"/><text:alphabetical-index-mark-start text:id="IMark4974695808" text:main-entry="true"/>ClassMetadata<text:alphabetical-index-mark-end text:id="IMark4974695808"/> <text:alphabetical-index-mark-start text:id="IMark4974695520" text:main-entry="true"/>newClassMetadata<text:alphabetical-index-mark-end text:id="IMark4974695520"/>(Class cls);</text:p>
      <text:p text:style-name="P5"/>
      <text:p text:style-name="P5"><text:soft-page-break/><text:s text:c="4"/>/**</text:p>
      <text:p text:style-name="P5"><text:s text:c="5"/>* Accessor for the number of classes defined in this package.</text:p>
      <text:p text:style-name="P5"><text:s text:c="5"/>* </text:p>
      <text:p text:style-name="P5"><text:s text:c="5"/>* @return The number of classes.</text:p>
      <text:p text:style-name="P5"><text:s text:c="5"/>*/</text:p>
      <text:p text:style-name="P5"><text:s text:c="4"/>int <text:alphabetical-index-mark-start text:id="IMark4974695520" text:main-entry="true"/>getNumberOfClasses<text:alphabetical-index-mark-end text:id="IMark4974695520"/>();</text:p>
      <text:p text:style-name="P5"/>
      <text:p text:style-name="P5"><text:s text:c="4"/>/**</text:p>
      <text:p text:style-name="P5"><text:s text:c="5"/>* Accessor for all interfaces defined in this package.</text:p>
      <text:p text:style-name="P5"><text:s text:c="5"/>* </text:p>
      <text:p text:style-name="P5"><text:s text:c="5"/>* @return The interfaces</text:p>
      <text:p text:style-name="P5"><text:s text:c="5"/>*/</text:p>
      <text:p text:style-name="P5"><text:s text:c="4"/><text:alphabetical-index-mark-start text:id="IMark4974695520" text:main-entry="true"/>InterfaceMetadata<text:alphabetical-index-mark-end text:id="IMark4974695520"/>[] <text:alphabetical-index-mark-start text:id="IMark4974695808" text:main-entry="true"/>getInterfaces<text:alphabetical-index-mark-end text:id="IMark4974695808"/>();</text:p>
      <text:p text:style-name="P5"/>
      <text:p text:style-name="P5"><text:s text:c="4"/>/**</text:p>
      <text:p text:style-name="P5"><text:s text:c="5"/>* Add a new interface to this package.</text:p>
      <text:p text:style-name="P5"><text:s text:c="5"/>* </text:p>
      <text:p text:style-name="P5"><text:s text:c="5"/>* @param name The interface name</text:p>
      <text:p text:style-name="P5"><text:s text:c="5"/>* @return The <text:alphabetical-index-mark-start text:id="IMark4974695808" text:main-entry="true"/>InterfaceMetadata<text:alphabetical-index-mark-end text:id="IMark4974695808"/></text:p>
      <text:p text:style-name="P5"><text:s text:c="5"/>*/</text:p>
      <text:p text:style-name="P5"><text:s text:c="4"/><text:alphabetical-index-mark-start text:id="IMark4974695808" text:main-entry="true"/>InterfaceMetadata<text:alphabetical-index-mark-end text:id="IMark4974695808"/> <text:alphabetical-index-mark-start text:id="IMark4974695520" text:main-entry="true"/>newInterfaceMetadata<text:alphabetical-index-mark-end text:id="IMark4974695520"/>(String name);</text:p>
      <text:p text:style-name="P5"/>
      <text:p text:style-name="P5"><text:s text:c="4"/>/**</text:p>
      <text:p text:style-name="P5"><text:s text:c="5"/>* Add a new interface to this package.</text:p>
      <text:p text:style-name="P5"><text:s text:c="5"/>* </text:p>
      <text:p text:style-name="P5"><text:s text:c="5"/>* @param cls The class</text:p>
      <text:p text:style-name="P5"><text:s text:c="5"/>* @return The <text:alphabetical-index-mark-start text:id="IMark4974695520" text:main-entry="true"/>ClassMetadata<text:alphabetical-index-mark-end text:id="IMark4974695520"/></text:p>
      <text:p text:style-name="P5"><text:s text:c="5"/>*/</text:p>
      <text:p text:style-name="P5"><text:s text:c="4"/><text:alphabetical-index-mark-start text:id="IMark4974695520" text:main-entry="true"/>InterfaceMetadata<text:alphabetical-index-mark-end text:id="IMark4974695520"/> <text:alphabetical-index-mark-start text:id="IMark4974695808" text:main-entry="true"/>newInterfaceMetadata<text:alphabetical-index-mark-end text:id="IMark4974695808"/>(Class cls);</text:p>
      <text:p text:style-name="P5"/>
      <text:p text:style-name="P5"><text:s text:c="4"/>/**</text:p>
      <text:p text:style-name="P5"><text:s text:c="5"/>* Accessor for the number of interfaces defined in this package.</text:p>
      <text:p text:style-name="P5"><text:s text:c="5"/>* </text:p>
      <text:p text:style-name="P5"><text:s text:c="5"/>* @return The number of interfaces.</text:p>
      <text:p text:style-name="P5"><text:s text:c="5"/>*/</text:p>
      <text:p text:style-name="P5"><text:s text:c="4"/>int <text:alphabetical-index-mark-start text:id="IMark4974695808" text:main-entry="true"/>getNumberOfInterfaces<text:alphabetical-index-mark-end text:id="IMark4974695808"/>();</text:p>
      <text:p text:style-name="P5"/>
      <text:p text:style-name="P5"><text:s text:c="4"/>/**</text:p>
      <text:p text:style-name="P5"><text:s text:c="5"/>* Accessor for any sequences defined on the package.</text:p>
      <text:p text:style-name="P5"><text:s text:c="5"/>* </text:p>
      <text:p text:style-name="P5"><text:s text:c="5"/>* @return The sequences</text:p>
      <text:p text:style-name="P5"><text:s text:c="5"/>*/</text:p>
      <text:p text:style-name="P5"><text:soft-page-break/><text:s text:c="4"/><text:alphabetical-index-mark-start text:id="IMark4974695808" text:main-entry="true"/>SequenceMetadata<text:alphabetical-index-mark-end text:id="IMark4974695808"/>[] <text:alphabetical-index-mark-start text:id="IMark4974695520" text:main-entry="true"/>getSequences<text:alphabetical-index-mark-end text:id="IMark4974695520"/>();</text:p>
      <text:p text:style-name="P5"/>
      <text:p text:style-name="P5"><text:s text:c="4"/>/**</text:p>
      <text:p text:style-name="P5"><text:s text:c="5"/>* Add a new <text:alphabetical-index-mark-start text:id="IMark4974695520" text:key1="annotation"/>sequence<text:alphabetical-index-mark-end text:id="IMark4974695520"/> to this package.</text:p>
      <text:p text:style-name="P5"><text:s text:c="5"/>* </text:p>
      <text:p text:style-name="P5"><text:s text:c="5"/>* @param name Name of the <text:alphabetical-index-mark-start text:id="IMark4974695520" text:key1="annotation"/>sequence<text:alphabetical-index-mark-end text:id="IMark4974695520"/></text:p>
      <text:p text:style-name="P5"><text:s text:c="5"/>* @param strategy Strategy for the <text:alphabetical-index-mark-start text:id="IMark4974695520" text:key1="annotation"/>sequence<text:alphabetical-index-mark-end text:id="IMark4974695520"/></text:p>
      <text:p text:style-name="P5"><text:s text:c="5"/>* @return The <text:alphabetical-index-mark-start text:id="IMark4974695520" text:main-entry="true"/>SequenceMetadata<text:alphabetical-index-mark-end text:id="IMark4974695520"/></text:p>
      <text:p text:style-name="P5"><text:s text:c="5"/>*/</text:p>
      <text:p text:style-name="P5"><text:s text:c="4"/><text:alphabetical-index-mark-start text:id="IMark4974695520" text:main-entry="true"/>SequenceMetadata<text:alphabetical-index-mark-end text:id="IMark4974695520"/> <text:alphabetical-index-mark-start text:id="IMark4974695808" text:main-entry="true"/>newSequenceMetadata<text:alphabetical-index-mark-end text:id="IMark4974695808"/>(String name,</text:p>
      <text:p text:style-name="P5"><text:s text:c="12"/><text:alphabetical-index-mark-start text:id="IMark4974695808" text:key1="enum"/>SequenceStrategy<text:alphabetical-index-mark-end text:id="IMark4974695808"/> strategy);</text:p>
      <text:p text:style-name="P5"/>
      <text:p text:style-name="P5"><text:s text:c="4"/>/**</text:p>
      <text:p text:style-name="P5"><text:s text:c="5"/>* Accessor for the number of sequences defined for this package.</text:p>
      <text:p text:style-name="P5"><text:s text:c="5"/>* </text:p>
      <text:p text:style-name="P5"><text:s text:c="5"/>* @return The number of sequences.</text:p>
      <text:p text:style-name="P5"><text:s text:c="5"/>*/</text:p>
      <text:p text:style-name="P5"><text:s text:c="4"/>int <text:alphabetical-index-mark-start text:id="IMark4974695808" text:main-entry="true"/>getNumberOfSequences<text:alphabetical-index-mark-end text:id="IMark4974695808"/>();</text:p>
      <text:p text:style-name="P5">}</text:p>
      <text:p text:style-name="P5"/>
      <text:h text:style-name="P31" text:outline-level="3">Component Metadata</text:h>
      <text:p text:style-name="P4"><text:alphabetical-index-mark-start text:id="IMark4974695808" text:main-entry="true"/>ComponentMetadata<text:alphabetical-index-mark-end text:id="IMark4974695808"/> represents the metadata for classes and interfaces.</text:p>
      <text:p text:style-name="P5">/**</text:p>
      <text:p text:style-name="P5"><text:s/>* Represents a class or interface. Extended for the specifics of those cases.</text:p>
      <text:p text:style-name="P5"><text:s/>* @since 2.3</text:p>
      <text:p text:style-name="P5"><text:s/>*/</text:p>
      <text:p text:style-name="P5">public interface <text:alphabetical-index-mark-start text:id="IMark4974695808" text:main-entry="true"/>ComponentMetadata<text:alphabetical-index-mark-end text:id="IMark4974695808"/> extends Metadata {</text:p>
      <text:p text:style-name="P5"><text:s text:c="4"/>/**</text:p>
      <text:p text:style-name="P5"><text:s text:c="5"/>* Accessor for the name of this component (set on construction).</text:p>
      <text:p text:style-name="P5"><text:s text:c="5"/>* </text:p>
      <text:p text:style-name="P5"><text:s text:c="5"/>* @return The name</text:p>
      <text:p text:style-name="P5"><text:s text:c="5"/>*/</text:p>
      <text:p text:style-name="P5"><text:s text:c="4"/>String <text:alphabetical-index-mark-start text:id="IMark4974695808" text:main-entry="true"/>getName<text:alphabetical-index-mark-end text:id="IMark4974695808"/>();</text:p>
      <text:p text:style-name="P5"/>
      <text:p text:style-name="P5"><text:s text:c="4"/>/**</text:p>
      <text:p text:style-name="P5"><text:s text:c="5"/>* Method to define the identity type to use.</text:p>
      <text:p text:style-name="P5"><text:s text:c="5"/>* </text:p>
      <text:p text:style-name="P5"><text:s text:c="5"/>* @param id identity type</text:p>
      <text:p text:style-name="P5"><text:s text:c="5"/>*/</text:p>
      <text:p text:style-name="P5"><text:s text:c="4"/><text:alphabetical-index-mark-start text:id="IMark4974695808" text:main-entry="true"/>ComponentMetadata<text:alphabetical-index-mark-end text:id="IMark4974695808"/> <text:alphabetical-index-mark-start text:id="IMark4974695520" text:main-entry="true"/>setIdentityType<text:alphabetical-index-mark-end text:id="IMark4974695520"/>(<text:alphabetical-index-mark-start text:id="IMark4974695328" text:key1="annotation"/>IdentityType<text:alphabetical-index-mark-end text:id="IMark4974695328"/> id);</text:p>
      <text:p text:style-name="P5"/>
      <text:p text:style-name="P5"><text:soft-page-break/><text:s text:c="4"/>/**</text:p>
      <text:p text:style-name="P5"><text:s text:c="5"/>* Accessor for the identity type to use.</text:p>
      <text:p text:style-name="P5"><text:s text:c="5"/>* </text:p>
      <text:p text:style-name="P5"><text:s text:c="5"/>* @return identity type</text:p>
      <text:p text:style-name="P5"><text:s text:c="5"/>*/</text:p>
      <text:p text:style-name="P5"><text:s text:c="4"/><text:alphabetical-index-mark-start text:id="IMark4974695328" text:key1="annotation"/>IdentityType<text:alphabetical-index-mark-end text:id="IMark4974695328"/> <text:alphabetical-index-mark-start text:id="IMark4974695520" text:main-entry="true"/>getIdentityType<text:alphabetical-index-mark-end text:id="IMark4974695520"/>();</text:p>
      <text:p text:style-name="P5"/>
      <text:p text:style-name="P5"><text:s text:c="4"/>/**</text:p>
      <text:p text:style-name="P5"><text:s text:c="5"/>* Method to set the object-id (PK) class.</text:p>
      <text:p text:style-name="P5"><text:s text:c="5"/>* </text:p>
      <text:p text:style-name="P5"><text:s text:c="5"/>* @param idclass Object-id class</text:p>
      <text:p text:style-name="P5"><text:s text:c="5"/>*/</text:p>
      <text:p text:style-name="P5"><text:s text:c="4"/><text:alphabetical-index-mark-start text:id="IMark4974695520" text:main-entry="true"/>ComponentMetadata<text:alphabetical-index-mark-end text:id="IMark4974695520"/> <text:alphabetical-index-mark-start text:id="IMark4974695328" text:main-entry="true"/>setObjectIdClass<text:alphabetical-index-mark-end text:id="IMark4974695328"/>(String idclass);</text:p>
      <text:p text:style-name="P5"/>
      <text:p text:style-name="P5"><text:s text:c="4"/>/**</text:p>
      <text:p text:style-name="P5"><text:s text:c="5"/>* Accessor for the object-id class (if defined).</text:p>
      <text:p text:style-name="P5"><text:s text:c="5"/>* </text:p>
      <text:p text:style-name="P5"><text:s text:c="5"/>* @return The object-id class</text:p>
      <text:p text:style-name="P5"><text:s text:c="5"/>*/</text:p>
      <text:p text:style-name="P5"><text:s text:c="4"/>String <text:alphabetical-index-mark-start text:id="IMark4974695328" text:main-entry="true"/>getObjectIdClass<text:alphabetical-index-mark-end text:id="IMark4974695328"/>();</text:p>
      <text:p text:style-name="P5"/>
      <text:p text:style-name="P5"><text:s text:c="4"/>/**</text:p>
      <text:p text:style-name="P5"><text:s text:c="5"/>* Method to set whether the component requires an extent.</text:p>
      <text:p text:style-name="P5"><text:s text:c="5"/>* </text:p>
      <text:p text:style-name="P5"><text:s text:c="5"/>* @param extent Requires extent?</text:p>
      <text:p text:style-name="P5"><text:s text:c="5"/>*/</text:p>
      <text:p text:style-name="P5"><text:s text:c="4"/><text:alphabetical-index-mark-start text:id="IMark4974695328" text:main-entry="true"/>ComponentMetadata<text:alphabetical-index-mark-end text:id="IMark4974695328"/> <text:alphabetical-index-mark-start text:id="IMark4974695520" text:main-entry="true"/>setRequiresExtent<text:alphabetical-index-mark-end text:id="IMark4974695520"/>(boolean extent);</text:p>
      <text:p text:style-name="P5"/>
      <text:p text:style-name="P5"><text:s text:c="4"/>/**</text:p>
      <text:p text:style-name="P5"><text:s text:c="5"/>* Accessor for whether the component requires an extent.</text:p>
      <text:p text:style-name="P5"><text:s text:c="5"/>* </text:p>
      <text:p text:style-name="P5"><text:s text:c="5"/>* @return Requires extent?</text:p>
      <text:p text:style-name="P5"><text:s text:c="5"/>*/</text:p>
      <text:p text:style-name="P5"><text:s text:c="4"/>boolean <text:alphabetical-index-mark-start text:id="IMark4974695520" text:main-entry="true"/>getRequiresExtent<text:alphabetical-index-mark-end text:id="IMark4974695520"/>();</text:p>
      <text:p text:style-name="P5"/>
      <text:p text:style-name="P5"><text:s text:c="4"/>/**</text:p>
      <text:p text:style-name="P5"><text:s text:c="5"/>* Method to set whether this is detachable</text:p>
      <text:p text:style-name="P5"><text:s text:c="5"/>* </text:p>
      <text:p text:style-name="P5"><text:s text:c="5"/>* @param detachable Detachable?</text:p>
      <text:p text:style-name="P5"><text:s text:c="5"/>*/</text:p>
      <text:p text:style-name="P5"><text:s text:c="4"/><text:alphabetical-index-mark-start text:id="IMark4974695520" text:main-entry="true"/>ComponentMetadata<text:alphabetical-index-mark-end text:id="IMark4974695520"/> <text:alphabetical-index-mark-start text:id="IMark4974695328" text:main-entry="true"/>setDetachable<text:alphabetical-index-mark-end text:id="IMark4974695328"/>(boolean detachable);</text:p>
      <text:p text:style-name="P5"/>
      <text:p text:style-name="P5"><text:soft-page-break/><text:s text:c="4"/>/**</text:p>
      <text:p text:style-name="P5"><text:s text:c="5"/>* Accessor for whether this is detachable.</text:p>
      <text:p text:style-name="P5"><text:s text:c="5"/>* </text:p>
      <text:p text:style-name="P5"><text:s text:c="5"/>* @return Detachable?</text:p>
      <text:p text:style-name="P5"><text:s text:c="5"/>*/</text:p>
      <text:p text:style-name="P5"><text:s text:c="4"/>boolean <text:alphabetical-index-mark-start text:id="IMark4974695328" text:main-entry="true"/>getDetachable<text:alphabetical-index-mark-end text:id="IMark4974695328"/>();</text:p>
      <text:p text:style-name="P5"/>
      <text:p text:style-name="P5"><text:s text:c="4"/>/**</text:p>
      <text:p text:style-name="P5"><text:s text:c="5"/>* Method to set whether this is <text:alphabetical-index-mark-start text:id="IMark4974695328" text:key1="annotation"/>cacheable<text:alphabetical-index-mark-end text:id="IMark4974695328"/></text:p>
      <text:p text:style-name="P5"><text:s text:c="5"/>* </text:p>
      <text:p text:style-name="P5"><text:s text:c="5"/>* @param <text:alphabetical-index-mark-start text:id="IMark4974695328" text:key1="annotation"/>cacheable<text:alphabetical-index-mark-end text:id="IMark4974695328"/> <text:alphabetical-index-mark-start text:id="IMark4974695520" text:key1="annotation"/>Cacheable<text:alphabetical-index-mark-end text:id="IMark4974695520"/>?</text:p>
      <text:p text:style-name="P5"><text:s text:c="5"/>*/</text:p>
      <text:p text:style-name="P5"><text:s text:c="4"/><text:alphabetical-index-mark-start text:id="IMark4974695520" text:main-entry="true"/>ComponentMetadata<text:alphabetical-index-mark-end text:id="IMark4974695520"/> <text:alphabetical-index-mark-start text:id="IMark4974695328" text:main-entry="true"/>setCacheable<text:alphabetical-index-mark-end text:id="IMark4974695328"/>(boolean <text:alphabetical-index-mark-start text:id="IMark4974695808" text:key1="annotation"/>cacheable<text:alphabetical-index-mark-end text:id="IMark4974695808"/>);</text:p>
      <text:p text:style-name="P5"/>
      <text:p text:style-name="P5"><text:s text:c="4"/>/**</text:p>
      <text:p text:style-name="P5"><text:s text:c="5"/>* Accessor for whether this is <text:alphabetical-index-mark-start text:id="IMark4974695808" text:key1="annotation"/>cacheable<text:alphabetical-index-mark-end text:id="IMark4974695808"/>.</text:p>
      <text:p text:style-name="P5"><text:s text:c="5"/>* </text:p>
      <text:p text:style-name="P5"><text:s text:c="5"/>* @return <text:alphabetical-index-mark-start text:id="IMark4974695808" text:key1="annotation"/>Cacheable<text:alphabetical-index-mark-end text:id="IMark4974695808"/>?</text:p>
      <text:p text:style-name="P5"><text:s text:c="5"/>*/</text:p>
      <text:p text:style-name="P5"><text:s text:c="4"/>boolean <text:alphabetical-index-mark-start text:id="IMark4974695808" text:main-entry="true"/>getCacheable<text:alphabetical-index-mark-end text:id="IMark4974695808"/>();</text:p>
      <text:p text:style-name="P5"/>
      <text:p text:style-name="P5"><text:s text:c="4"/>/**</text:p>
      <text:p text:style-name="P5"><text:s text:c="5"/>* Method to set whether this is serializeRead</text:p>
      <text:p text:style-name="P5"><text:s text:c="5"/>* </text:p>
      <text:p text:style-name="P5"><text:s text:c="5"/>* @param serializeRead serializeRead?</text:p>
      <text:p text:style-name="P5"><text:s text:c="5"/>*/</text:p>
      <text:p text:style-name="P5"><text:s text:c="4"/><text:alphabetical-index-mark-start text:id="IMark4974695808" text:main-entry="true"/>ComponentMetadata<text:alphabetical-index-mark-end text:id="IMark4974695808"/> <text:alphabetical-index-mark-start text:id="IMark4974695328" text:main-entry="true"/>setSerializeRead<text:alphabetical-index-mark-end text:id="IMark4974695328"/>(boolean serializeRead);</text:p>
      <text:p text:style-name="P5"/>
      <text:p text:style-name="P5"><text:s text:c="4"/>/**</text:p>
      <text:p text:style-name="P5"><text:s text:c="5"/>* Accessor for whether this is serializeRead.</text:p>
      <text:p text:style-name="P5"><text:s text:c="5"/>* </text:p>
      <text:p text:style-name="P5"><text:s text:c="5"/>* @return serializeRead?</text:p>
      <text:p text:style-name="P5"><text:s text:c="5"/>*/</text:p>
      <text:p text:style-name="P5"><text:s text:c="4"/>boolean <text:alphabetical-index-mark-start text:id="IMark4974695328" text:main-entry="true"/>getSerializeRead<text:alphabetical-index-mark-end text:id="IMark4974695328"/>();</text:p>
      <text:p text:style-name="P5"/>
      <text:p text:style-name="P5"><text:s text:c="4"/>/**</text:p>
      <text:p text:style-name="P5"><text:s text:c="5"/>* Method to set whether it is stored only as <text:alphabetical-index-mark-start text:id="IMark4974695328" text:key1="annotation"/>embedded<text:alphabetical-index-mark-end text:id="IMark4974695328"/> in other objects.</text:p>
      <text:p text:style-name="P5"><text:s text:c="5"/>* </text:p>
      <text:p text:style-name="P5"><text:s text:c="5"/>* @param <text:alphabetical-index-mark-start text:id="IMark4974695328" text:key1="annotation"/>embedded<text:alphabetical-index-mark-end text:id="IMark4974695328"/> Whether it is only stored <text:alphabetical-index-mark-start text:id="IMark4974695808" text:key1="annotation"/>embedded<text:alphabetical-index-mark-end text:id="IMark4974695808"/></text:p>
      <text:p text:style-name="P5"><text:s text:c="5"/>*/</text:p>
      <text:p text:style-name="P5"><text:s text:c="4"/><text:alphabetical-index-mark-start text:id="IMark4974695808" text:main-entry="true"/>ComponentMetadata<text:alphabetical-index-mark-end text:id="IMark4974695808"/> <text:alphabetical-index-mark-start text:id="IMark4974695328" text:main-entry="true"/>setEmbeddedOnly<text:alphabetical-index-mark-end text:id="IMark4974695328"/>(boolean <text:alphabetical-index-mark-start text:id="IMark4974695520" text:key1="annotation"/>embedded<text:alphabetical-index-mark-end text:id="IMark4974695520"/>);</text:p>
      <text:p text:style-name="P5"/>
      <text:p text:style-name="P5"><text:soft-page-break/><text:s text:c="4"/>/**</text:p>
      <text:p text:style-name="P5"><text:s text:c="5"/>* Accessor for whether this is <text:alphabetical-index-mark-start text:id="IMark4974695520" text:key1="annotation"/>embedded<text:alphabetical-index-mark-end text:id="IMark4974695520"/> only.</text:p>
      <text:p text:style-name="P5"><text:s text:c="5"/>* </text:p>
      <text:p text:style-name="P5"><text:s text:c="5"/>* @return Only stored as <text:alphabetical-index-mark-start text:id="IMark4974695520" text:key1="annotation"/>embedded<text:alphabetical-index-mark-end text:id="IMark4974695520"/></text:p>
      <text:p text:style-name="P5"><text:s text:c="5"/>*/</text:p>
      <text:p text:style-name="P5"><text:s text:c="4"/>Boolean <text:alphabetical-index-mark-start text:id="IMark4974695520" text:main-entry="true"/>getEmbeddedOnly<text:alphabetical-index-mark-end text:id="IMark4974695520"/>();</text:p>
      <text:p text:style-name="P5"/>
      <text:p text:style-name="P5"><text:s text:c="4"/>/**</text:p>
      <text:p text:style-name="P5"><text:s text:c="5"/>* Method to set the catalog (ORM) for this component</text:p>
      <text:p text:style-name="P5"><text:s text:c="5"/>* </text:p>
      <text:p text:style-name="P5"><text:s text:c="5"/>* @param catalog Catalog name</text:p>
      <text:p text:style-name="P5"><text:s text:c="5"/>*/</text:p>
      <text:p text:style-name="P5"><text:s text:c="4"/><text:alphabetical-index-mark-start text:id="IMark4974695520" text:main-entry="true"/>ComponentMetadata<text:alphabetical-index-mark-end text:id="IMark4974695520"/> <text:alphabetical-index-mark-start text:id="IMark4974695328" text:main-entry="true"/>setCatalog<text:alphabetical-index-mark-end text:id="IMark4974695328"/>(String catalog);</text:p>
      <text:p text:style-name="P5"/>
      <text:p text:style-name="P5"><text:s text:c="4"/>/**</text:p>
      <text:p text:style-name="P5"><text:s text:c="5"/>* Accessor for the catalog (ORM) for this component</text:p>
      <text:p text:style-name="P5"><text:s text:c="5"/>* </text:p>
      <text:p text:style-name="P5"><text:s text:c="5"/>* @return The catalog</text:p>
      <text:p text:style-name="P5"><text:s text:c="5"/>*/</text:p>
      <text:p text:style-name="P5"><text:s text:c="4"/>String <text:alphabetical-index-mark-start text:id="IMark4974695328" text:main-entry="true"/>getCatalog<text:alphabetical-index-mark-end text:id="IMark4974695328"/>();</text:p>
      <text:p text:style-name="P5"/>
      <text:p text:style-name="P5"><text:s text:c="4"/>/**</text:p>
      <text:p text:style-name="P5"><text:s text:c="5"/>* Method to set the schema (ORM) for this component</text:p>
      <text:p text:style-name="P5"><text:s text:c="5"/>* </text:p>
      <text:p text:style-name="P5"><text:s text:c="5"/>* @param schema Schema name</text:p>
      <text:p text:style-name="P5"><text:s text:c="5"/>*/</text:p>
      <text:p text:style-name="P5"><text:s text:c="4"/><text:alphabetical-index-mark-start text:id="IMark4974695328" text:main-entry="true"/>ComponentMetadata<text:alphabetical-index-mark-end text:id="IMark4974695328"/> <text:alphabetical-index-mark-start text:id="IMark4974695520" text:main-entry="true"/>setSchema<text:alphabetical-index-mark-end text:id="IMark4974695520"/>(String schema);</text:p>
      <text:p text:style-name="P5"/>
      <text:p text:style-name="P5"><text:s text:c="4"/>/**</text:p>
      <text:p text:style-name="P5"><text:s text:c="5"/>* Accessor for the schema (ORM) for this component</text:p>
      <text:p text:style-name="P5"><text:s text:c="5"/>* </text:p>
      <text:p text:style-name="P5"><text:s text:c="5"/>* @return The schema</text:p>
      <text:p text:style-name="P5"><text:s text:c="5"/>*/</text:p>
      <text:p text:style-name="P5"><text:s text:c="4"/>String <text:alphabetical-index-mark-start text:id="IMark4974695520" text:main-entry="true"/>getSchema<text:alphabetical-index-mark-end text:id="IMark4974695520"/>();</text:p>
      <text:p text:style-name="P5"/>
      <text:p text:style-name="P5"><text:s text:c="4"/>/**</text:p>
      <text:p text:style-name="P5"><text:s text:c="5"/>* Method to set the table name.</text:p>
      <text:p text:style-name="P5"><text:s text:c="5"/>* </text:p>
      <text:p text:style-name="P5"><text:s text:c="5"/>* @param table Table name</text:p>
      <text:p text:style-name="P5"><text:s text:c="5"/>*/</text:p>
      <text:p text:style-name="P5"><text:s text:c="4"/><text:alphabetical-index-mark-start text:id="IMark4974695520" text:main-entry="true"/>ComponentMetadata<text:alphabetical-index-mark-end text:id="IMark4974695520"/> <text:alphabetical-index-mark-start text:id="IMark4974695328" text:main-entry="true"/>setTable<text:alphabetical-index-mark-end text:id="IMark4974695328"/>(String table);</text:p>
      <text:p text:style-name="P5"/>
      <text:p text:style-name="P5"><text:soft-page-break/><text:s text:c="4"/>/**</text:p>
      <text:p text:style-name="P5"><text:s text:c="5"/>* Accessor for the name of the table.</text:p>
      <text:p text:style-name="P5"><text:s text:c="5"/>* </text:p>
      <text:p text:style-name="P5"><text:s text:c="5"/>* @return The name</text:p>
      <text:p text:style-name="P5"><text:s text:c="5"/>*/</text:p>
      <text:p text:style-name="P5"><text:s text:c="4"/>String <text:alphabetical-index-mark-start text:id="IMark4974695328" text:main-entry="true"/>getTable<text:alphabetical-index-mark-end text:id="IMark4974695328"/>();</text:p>
      <text:p text:style-name="P5"/>
      <text:p text:style-name="P5"><text:s text:c="4"/>/**</text:p>
      <text:p text:style-name="P5"><text:s text:c="5"/>* Method to define the <text:alphabetical-index-mark-start text:id="IMark4974695328" text:key1="annotation"/>inheritance<text:alphabetical-index-mark-end text:id="IMark4974695328"/> metadata.</text:p>
      <text:p text:style-name="P5"><text:s text:c="5"/>* </text:p>
      <text:p text:style-name="P5"><text:s text:c="5"/>* @return The <text:alphabetical-index-mark-start text:id="IMark4974695328" text:main-entry="true"/>InheritanceMetadata<text:alphabetical-index-mark-end text:id="IMark4974695328"/></text:p>
      <text:p text:style-name="P5"><text:s text:c="5"/>*/</text:p>
      <text:p text:style-name="P5"><text:s text:c="4"/><text:alphabetical-index-mark-start text:id="IMark4974695328" text:main-entry="true"/>InheritanceMetadata<text:alphabetical-index-mark-end text:id="IMark4974695328"/> <text:alphabetical-index-mark-start text:id="IMark4974695520" text:main-entry="true"/>newInheritanceMetadata<text:alphabetical-index-mark-end text:id="IMark4974695520"/>();</text:p>
      <text:p text:style-name="P5"/>
      <text:p text:style-name="P5"><text:s text:c="4"/>/**</text:p>
      <text:p text:style-name="P5"><text:s text:c="5"/>* Accessor for the <text:alphabetical-index-mark-start text:id="IMark4974695520" text:key1="annotation"/>inheritance<text:alphabetical-index-mark-end text:id="IMark4974695520"/> (if any).</text:p>
      <text:p text:style-name="P5"><text:s text:c="5"/>* </text:p>
      <text:p text:style-name="P5"><text:s text:c="5"/>* @return <text:alphabetical-index-mark-start text:id="IMark4974695520" text:key1="annotation"/>inheritance<text:alphabetical-index-mark-end text:id="IMark4974695520"/></text:p>
      <text:p text:style-name="P5"><text:s text:c="5"/>*/</text:p>
      <text:p text:style-name="P5"><text:s text:c="4"/><text:alphabetical-index-mark-start text:id="IMark4974695520" text:main-entry="true"/>InheritanceMetadata<text:alphabetical-index-mark-end text:id="IMark4974695520"/> <text:alphabetical-index-mark-start text:id="IMark4974695328" text:main-entry="true"/>getInheritanceMetadata<text:alphabetical-index-mark-end text:id="IMark4974695328"/>();</text:p>
      <text:p text:style-name="P5"/>
      <text:p text:style-name="P5"><text:s text:c="4"/>/**</text:p>
      <text:p text:style-name="P5"><text:s text:c="5"/>* Method to define the <text:alphabetical-index-mark-start text:id="IMark4974695328" text:key1="annotation"/>version<text:alphabetical-index-mark-end text:id="IMark4974695328"/> metadata.</text:p>
      <text:p text:style-name="P5"><text:s text:c="5"/>* </text:p>
      <text:p text:style-name="P5"><text:s text:c="5"/>* @return The <text:alphabetical-index-mark-start text:id="IMark4974695328" text:main-entry="true"/>VersionMetadata<text:alphabetical-index-mark-end text:id="IMark4974695328"/></text:p>
      <text:p text:style-name="P5"><text:s text:c="5"/>*/</text:p>
      <text:p text:style-name="P5"><text:s text:c="4"/><text:alphabetical-index-mark-start text:id="IMark4974695328" text:main-entry="true"/>VersionMetadata<text:alphabetical-index-mark-end text:id="IMark4974695328"/> <text:alphabetical-index-mark-start text:id="IMark4974695520" text:main-entry="true"/>newVersionMetadata<text:alphabetical-index-mark-end text:id="IMark4974695520"/>();</text:p>
      <text:p text:style-name="P5"/>
      <text:p text:style-name="P5"><text:s text:c="4"/>/**</text:p>
      <text:p text:style-name="P5"><text:s text:c="5"/>* Accessor for the <text:alphabetical-index-mark-start text:id="IMark4974695520" text:key1="annotation"/>version<text:alphabetical-index-mark-end text:id="IMark4974695520"/> (if any).</text:p>
      <text:p text:style-name="P5"><text:s text:c="5"/>* </text:p>
      <text:p text:style-name="P5"><text:s text:c="5"/>* @return <text:alphabetical-index-mark-start text:id="IMark4974695520" text:key1="annotation"/>version<text:alphabetical-index-mark-end text:id="IMark4974695520"/></text:p>
      <text:p text:style-name="P5"><text:s text:c="5"/>*/</text:p>
      <text:p text:style-name="P5"><text:s text:c="4"/><text:alphabetical-index-mark-start text:id="IMark4974695520" text:main-entry="true"/>VersionMetadata<text:alphabetical-index-mark-end text:id="IMark4974695520"/> getVersionMetadata();</text:p>
      <text:p text:style-name="P5"/>
      <text:p text:style-name="P5"><text:s text:c="4"/>/**</text:p>
      <text:p text:style-name="P5"><text:s text:c="5"/>* Method to define the datastore identity metadata details.</text:p>
      <text:p text:style-name="P5"><text:s text:c="5"/>* </text:p>
      <text:p text:style-name="P5"><text:s text:c="5"/>* @return The <text:alphabetical-index-mark-start text:id="IMark4974695520" text:main-entry="true"/>DatastoreIdentityMetadata<text:alphabetical-index-mark-end text:id="IMark4974695520"/></text:p>
      <text:p text:style-name="P5"><text:s text:c="5"/>*/</text:p>
      <text:p text:style-name="P5"><text:s text:c="4"/><text:alphabetical-index-mark-start text:id="IMark4974695520" text:main-entry="true"/>DatastoreIdentityMetadata<text:alphabetical-index-mark-end text:id="IMark4974695520"/> <text:alphabetical-index-mark-start text:id="IMark4974695328" text:main-entry="true"/>newDatastoreIdentityMetadata<text:alphabetical-index-mark-end text:id="IMark4974695328"/>();</text:p>
      <text:p text:style-name="P5"/>
      <text:p text:style-name="P5"><text:soft-page-break/><text:s text:c="4"/>/**</text:p>
      <text:p text:style-name="P5"><text:s text:c="5"/>* Accessor for the datastore identity details.</text:p>
      <text:p text:style-name="P5"><text:s text:c="5"/>* </text:p>
      <text:p text:style-name="P5"><text:s text:c="5"/>* @return datastore identity details</text:p>
      <text:p text:style-name="P5"><text:s text:c="5"/>*/</text:p>
      <text:p text:style-name="P5"><text:s text:c="4"/><text:alphabetical-index-mark-start text:id="IMark4974695328" text:main-entry="true"/>DatastoreIdentityMetadata<text:alphabetical-index-mark-end text:id="IMark4974695328"/> <text:alphabetical-index-mark-start text:id="IMark4974695520" text:main-entry="true"/>getDatastoreIdentityMetadata<text:alphabetical-index-mark-end text:id="IMark4974695520"/>();</text:p>
      <text:p text:style-name="P5"/>
      <text:p text:style-name="P5"><text:s text:c="4"/>/**</text:p>
      <text:p text:style-name="P5"><text:s text:c="5"/>* Method to define the primary <text:alphabetical-index-mark-start text:id="IMark4974695520" text:key1="annotation"/>key<text:alphabetical-index-mark-end text:id="IMark4974695520"/> details.</text:p>
      <text:p text:style-name="P5"><text:s text:c="5"/>* </text:p>
      <text:p text:style-name="P5"><text:s text:c="5"/>* @return The <text:alphabetical-index-mark-start text:id="IMark4974695520" text:main-entry="true"/>PrimaryKeyMetadata<text:alphabetical-index-mark-end text:id="IMark4974695520"/></text:p>
      <text:p text:style-name="P5"><text:s text:c="5"/>*/</text:p>
      <text:p text:style-name="P5"><text:s text:c="4"/><text:alphabetical-index-mark-start text:id="IMark4974695520" text:main-entry="true"/>PrimaryKeyMetadata<text:alphabetical-index-mark-end text:id="IMark4974695520"/> <text:alphabetical-index-mark-start text:id="IMark4974695328" text:main-entry="true"/>newPrimaryKeyMetadata<text:alphabetical-index-mark-end text:id="IMark4974695328"/>();</text:p>
      <text:p text:style-name="P5"/>
      <text:p text:style-name="P5"><text:s text:c="4"/>/**</text:p>
      <text:p text:style-name="P5"><text:s text:c="5"/>* Accessor for the primary <text:alphabetical-index-mark-start text:id="IMark4974695328" text:key1="annotation"/>key<text:alphabetical-index-mark-end text:id="IMark4974695328"/> (if any).</text:p>
      <text:p text:style-name="P5"><text:s text:c="5"/>* </text:p>
      <text:p text:style-name="P5"><text:s text:c="5"/>* @return primary <text:alphabetical-index-mark-start text:id="IMark4974695328" text:key1="annotation"/>key<text:alphabetical-index-mark-end text:id="IMark4974695328"/> details</text:p>
      <text:p text:style-name="P5"><text:s text:c="5"/>*/</text:p>
      <text:p text:style-name="P5"><text:s text:c="4"/><text:alphabetical-index-mark-start text:id="IMark4974695328" text:main-entry="true"/>PrimaryKeyMetadata<text:alphabetical-index-mark-end text:id="IMark4974695328"/> <text:alphabetical-index-mark-start text:id="IMark4974695520" text:main-entry="true"/>getPrimaryKeyMetadata<text:alphabetical-index-mark-end text:id="IMark4974695520"/>();</text:p>
      <text:p text:style-name="P5"/>
      <text:p text:style-name="P5"><text:s text:c="4"/>/**</text:p>
      <text:p text:style-name="P5"><text:s text:c="5"/>* Accessor for all <text:alphabetical-index-mark-start text:id="IMark4974695520" text:key1="annotation"/>joins<text:alphabetical-index-mark-end text:id="IMark4974695520"/>(s) defined on the component.</text:p>
      <text:p text:style-name="P5"><text:s text:c="5"/>* </text:p>
      <text:p text:style-name="P5"><text:s text:c="5"/>* @return The <text:alphabetical-index-mark-start text:id="IMark4974695520" text:key1="annotation"/>join<text:alphabetical-index-mark-end text:id="IMark4974695520"/>(s)</text:p>
      <text:p text:style-name="P5"><text:s text:c="5"/>*/</text:p>
      <text:p text:style-name="P5"><text:s text:c="4"/><text:alphabetical-index-mark-start text:id="IMark4974695520" text:main-entry="true"/>JoinMetadata<text:alphabetical-index-mark-end text:id="IMark4974695520"/>[] <text:alphabetical-index-mark-start text:id="IMark4974695328" text:main-entry="true"/>getJoins<text:alphabetical-index-mark-end text:id="IMark4974695328"/>();</text:p>
      <text:p text:style-name="P5"/>
      <text:p text:style-name="P5"><text:s text:c="4"/>/**</text:p>
      <text:p text:style-name="P5"><text:s text:c="5"/>* Add a <text:alphabetical-index-mark-start text:id="IMark4974695328" text:key1="annotation"/>join<text:alphabetical-index-mark-end text:id="IMark4974695328"/> for this component.</text:p>
      <text:p text:style-name="P5"><text:s text:c="5"/>* </text:p>
      <text:p text:style-name="P5"><text:s text:c="5"/>* @return The <text:alphabetical-index-mark-start text:id="IMark4974695328" text:main-entry="true"/>JoinMetadata<text:alphabetical-index-mark-end text:id="IMark4974695328"/></text:p>
      <text:p text:style-name="P5"><text:s text:c="5"/>*/</text:p>
      <text:p text:style-name="P5"><text:s text:c="4"/><text:alphabetical-index-mark-start text:id="IMark4974695328" text:main-entry="true"/>JoinMetadata<text:alphabetical-index-mark-end text:id="IMark4974695328"/> newJoinMetadata();</text:p>
      <text:p text:style-name="P5"/>
      <text:p text:style-name="P5"><text:s text:c="4"/>/**</text:p>
      <text:p text:style-name="P5"><text:s text:c="5"/>* Accessor for the number of <text:alphabetical-index-mark-start text:id="IMark4974695328" text:key1="annotation"/>join<text:alphabetical-index-mark-end text:id="IMark4974695328"/>(s) defined for this component.</text:p>
      <text:p text:style-name="P5"><text:s text:c="5"/>* </text:p>
      <text:p text:style-name="P5"><text:s text:c="5"/>* @return The number of <text:alphabetical-index-mark-start text:id="IMark4974695328" text:key1="annotation"/>join<text:alphabetical-index-mark-end text:id="IMark4974695328"/>(s)</text:p>
      <text:p text:style-name="P5"><text:s text:c="5"/>*/</text:p>
      <text:p text:style-name="P5"><text:s text:c="4"/>int <text:alphabetical-index-mark-start text:id="IMark4974695328" text:main-entry="true"/>getNumberOfJoins<text:alphabetical-index-mark-end text:id="IMark4974695328"/>();</text:p>
      <text:p text:style-name="P5"/>
      <text:p text:style-name="P5"><text:soft-page-break/><text:s text:c="4"/>/**</text:p>
      <text:p text:style-name="P5"><text:s text:c="5"/>* Accessor for all fk(s) defined on the component.</text:p>
      <text:p text:style-name="P5"><text:s text:c="5"/>* </text:p>
      <text:p text:style-name="P5"><text:s text:c="5"/>* @return The fk(s)</text:p>
      <text:p text:style-name="P5"><text:s text:c="5"/>*/</text:p>
      <text:p text:style-name="P5"><text:s text:c="4"/><text:alphabetical-index-mark-start text:id="IMark4974695328" text:main-entry="true"/>ForeignKeyMetadata<text:alphabetical-index-mark-end text:id="IMark4974695328"/>[] <text:alphabetical-index-mark-start text:id="IMark4974695520" text:main-entry="true"/>getForeignKeys<text:alphabetical-index-mark-end text:id="IMark4974695520"/>();</text:p>
      <text:p text:style-name="P5"/>
      <text:p text:style-name="P5"><text:s text:c="4"/>/**</text:p>
      <text:p text:style-name="P5"><text:s text:c="5"/>* Add a new FK for this component.</text:p>
      <text:p text:style-name="P5"><text:s text:c="5"/>* </text:p>
      <text:p text:style-name="P5"><text:s text:c="5"/>* @return The <text:alphabetical-index-mark-start text:id="IMark4974695520" text:main-entry="true"/>ForeignKeyMetadata<text:alphabetical-index-mark-end text:id="IMark4974695520"/></text:p>
      <text:p text:style-name="P5"><text:s text:c="5"/>*/</text:p>
      <text:p text:style-name="P5"><text:s text:c="4"/><text:alphabetical-index-mark-start text:id="IMark4974695520" text:main-entry="true"/>ForeignKeyMetadata<text:alphabetical-index-mark-end text:id="IMark4974695520"/> <text:alphabetical-index-mark-start text:id="IMark4974695328" text:main-entry="true"/>newForeignKeyMetadata<text:alphabetical-index-mark-end text:id="IMark4974695328"/>();</text:p>
      <text:p text:style-name="P5"/>
      <text:p text:style-name="P5"><text:s text:c="4"/>/**</text:p>
      <text:p text:style-name="P5"><text:s text:c="5"/>* Accessor for the number of FKs defined for this component.</text:p>
      <text:p text:style-name="P5"><text:s text:c="5"/>* </text:p>
      <text:p text:style-name="P5"><text:s text:c="5"/>* @return The number of FKs</text:p>
      <text:p text:style-name="P5"><text:s text:c="5"/>*/</text:p>
      <text:p text:style-name="P5"><text:s text:c="4"/>int <text:alphabetical-index-mark-start text:id="IMark4974695328" text:main-entry="true"/>getNumberOfForeignKeys<text:alphabetical-index-mark-end text:id="IMark4974695328"/>();</text:p>
      <text:p text:style-name="P5"/>
      <text:p text:style-name="P5"><text:s text:c="4"/>/**</text:p>
      <text:p text:style-name="P5"><text:s text:c="5"/>* Accessor for all <text:alphabetical-index-mark-start text:id="IMark4974695328" text:key1="annotation"/>index<text:alphabetical-index-mark-end text:id="IMark4974695328"/>(s) defined on the component.</text:p>
      <text:p text:style-name="P5"><text:s text:c="5"/>* </text:p>
      <text:p text:style-name="P5"><text:s text:c="5"/>* @return The <text:alphabetical-index-mark-start text:id="IMark4974695328" text:key1="annotation"/>index<text:alphabetical-index-mark-end text:id="IMark4974695328"/>(s)</text:p>
      <text:p text:style-name="P5"><text:s text:c="5"/>*/</text:p>
      <text:p text:style-name="P5"><text:s text:c="4"/><text:alphabetical-index-mark-start text:id="IMark4974695328" text:main-entry="true"/>IndexMetadata<text:alphabetical-index-mark-end text:id="IMark4974695328"/>[] <text:alphabetical-index-mark-start text:id="IMark4974695520" text:main-entry="true"/>getIndices<text:alphabetical-index-mark-end text:id="IMark4974695520"/>();</text:p>
      <text:p text:style-name="P5"/>
      <text:p text:style-name="P5"><text:s text:c="4"/>/**</text:p>
      <text:p text:style-name="P5"><text:s text:c="5"/>* Add a new <text:alphabetical-index-mark-start text:id="IMark4974695520" text:key1="annotation"/>index<text:alphabetical-index-mark-end text:id="IMark4974695520"/> for this component.</text:p>
      <text:p text:style-name="P5"><text:s text:c="5"/>* </text:p>
      <text:p text:style-name="P5"><text:s text:c="5"/>* @return The <text:alphabetical-index-mark-start text:id="IMark4974695520" text:main-entry="true"/>IndexMetadata<text:alphabetical-index-mark-end text:id="IMark4974695520"/></text:p>
      <text:p text:style-name="P5"><text:s text:c="5"/>*/</text:p>
      <text:p text:style-name="P5"><text:s text:c="4"/><text:alphabetical-index-mark-start text:id="IMark4974695520" text:main-entry="true"/>IndexMetadata<text:alphabetical-index-mark-end text:id="IMark4974695520"/> <text:alphabetical-index-mark-start text:id="IMark4974695328" text:main-entry="true"/>newIndexMetadata<text:alphabetical-index-mark-end text:id="IMark4974695328"/>();</text:p>
      <text:p text:style-name="P5"/>
      <text:p text:style-name="P5"><text:s text:c="4"/>/**</text:p>
      <text:p text:style-name="P5"><text:s text:c="5"/>* Accessor for the number of <text:alphabetical-index-mark-start text:id="IMark4974695328" text:key1="annotation"/>indices<text:alphabetical-index-mark-end text:id="IMark4974695328"/> defined for this component.</text:p>
      <text:p text:style-name="P5"><text:s text:c="5"/>* </text:p>
      <text:p text:style-name="P5"><text:s text:c="5"/>* @return The number of <text:alphabetical-index-mark-start text:id="IMark4974695328" text:key1="annotation"/>indices<text:alphabetical-index-mark-end text:id="IMark4974695328"/></text:p>
      <text:p text:style-name="P5"><text:s text:c="5"/>*/</text:p>
      <text:p text:style-name="P5"><text:s text:c="4"/>int <text:alphabetical-index-mark-start text:id="IMark4974695328" text:main-entry="true"/>getNumberOfIndices<text:alphabetical-index-mark-end text:id="IMark4974695328"/>();</text:p>
      <text:p text:style-name="P5"/>
      <text:p text:style-name="P5"><text:soft-page-break/><text:s text:c="4"/>/**</text:p>
      <text:p text:style-name="P5"><text:s text:c="5"/>* Accessor for all <text:alphabetical-index-mark-start text:id="IMark4974695328" text:key1="annotation"/>unique<text:alphabetical-index-mark-end text:id="IMark4974695328"/> constraints defined on the component.</text:p>
      <text:p text:style-name="P5"><text:s text:c="5"/>* </text:p>
      <text:p text:style-name="P5"><text:s text:c="5"/>* @return The <text:alphabetical-index-mark-start text:id="IMark4974695328" text:key1="annotation"/>unique<text:alphabetical-index-mark-end text:id="IMark4974695328"/> constraints</text:p>
      <text:p text:style-name="P5"><text:s text:c="5"/>*/</text:p>
      <text:p text:style-name="P5"><text:s text:c="4"/><text:alphabetical-index-mark-start text:id="IMark4974695328" text:main-entry="true"/>UniqueMetadata<text:alphabetical-index-mark-end text:id="IMark4974695328"/>[] <text:alphabetical-index-mark-start text:id="IMark4974695520" text:main-entry="true"/>getUniques<text:alphabetical-index-mark-end text:id="IMark4974695520"/>();</text:p>
      <text:p text:style-name="P5"/>
      <text:p text:style-name="P5"><text:s text:c="4"/>/**</text:p>
      <text:p text:style-name="P5"><text:s text:c="5"/>* Add a new <text:alphabetical-index-mark-start text:id="IMark4974695520" text:key1="annotation"/>unique<text:alphabetical-index-mark-end text:id="IMark4974695520"/> constraint for this component.</text:p>
      <text:p text:style-name="P5"><text:s text:c="5"/>* </text:p>
      <text:p text:style-name="P5"><text:s text:c="5"/>* @return The <text:alphabetical-index-mark-start text:id="IMark4974695520" text:main-entry="true"/>UniqueMetadata<text:alphabetical-index-mark-end text:id="IMark4974695520"/></text:p>
      <text:p text:style-name="P5"><text:s text:c="5"/>*/</text:p>
      <text:p text:style-name="P5"><text:s text:c="4"/><text:alphabetical-index-mark-start text:id="IMark4974695520" text:main-entry="true"/>UniqueMetadata<text:alphabetical-index-mark-end text:id="IMark4974695520"/> <text:alphabetical-index-mark-start text:id="IMark4974695328" text:main-entry="true"/>newUniqueMetadata<text:alphabetical-index-mark-end text:id="IMark4974695328"/>();</text:p>
      <text:p text:style-name="P5"/>
      <text:p text:style-name="P5"><text:s text:c="4"/>/**</text:p>
      <text:p text:style-name="P5"><text:s text:c="5"/>* Accessor for the number of <text:alphabetical-index-mark-start text:id="IMark4974695328" text:key1="annotation"/>unique<text:alphabetical-index-mark-end text:id="IMark4974695328"/> constraints defined for this component.</text:p>
      <text:p text:style-name="P5"><text:s text:c="5"/>* </text:p>
      <text:p text:style-name="P5"><text:s text:c="5"/>* @return The number of <text:alphabetical-index-mark-start text:id="IMark4974695328" text:key1="annotation"/>unique<text:alphabetical-index-mark-end text:id="IMark4974695328"/> constraints</text:p>
      <text:p text:style-name="P5"><text:s text:c="5"/>*/</text:p>
      <text:p text:style-name="P5"><text:s text:c="4"/>int <text:alphabetical-index-mark-start text:id="IMark4974695328" text:main-entry="true"/>getNumberOfUniques<text:alphabetical-index-mark-end text:id="IMark4974695328"/>();</text:p>
      <text:p text:style-name="P5"/>
      <text:p text:style-name="P5"><text:s text:c="4"/>/**</text:p>
      <text:p text:style-name="P5"><text:s text:c="5"/>* Accessor for all fields/properties defined on the component.</text:p>
      <text:p text:style-name="P5"><text:s text:c="5"/>* </text:p>
      <text:p text:style-name="P5"><text:s text:c="5"/>* @return The members</text:p>
      <text:p text:style-name="P5"><text:s text:c="5"/>*/</text:p>
      <text:p text:style-name="P5"><text:s text:c="4"/><text:alphabetical-index-mark-start text:id="IMark4974695328" text:main-entry="true"/>MemberMetadata<text:alphabetical-index-mark-end text:id="IMark4974695328"/>[] <text:alphabetical-index-mark-start text:id="IMark4974695520" text:main-entry="true"/>getMembers<text:alphabetical-index-mark-end text:id="IMark4974695520"/>();</text:p>
      <text:p text:style-name="P5"/>
      <text:p text:style-name="P5"><text:s text:c="4"/>/**</text:p>
      <text:p text:style-name="P5"><text:s text:c="5"/>* Accessor for the number of fields/properties defined for this component.</text:p>
      <text:p text:style-name="P5"><text:s text:c="5"/>* </text:p>
      <text:p text:style-name="P5"><text:s text:c="5"/>* @return The number of members</text:p>
      <text:p text:style-name="P5"><text:s text:c="5"/>*/</text:p>
      <text:p text:style-name="P5"><text:s text:c="4"/>int <text:alphabetical-index-mark-start text:id="IMark4974695520" text:main-entry="true"/>getNumberOfMembers<text:alphabetical-index-mark-end text:id="IMark4974695520"/>();</text:p>
      <text:p text:style-name="P5"/>
      <text:p text:style-name="P5"><text:s text:c="4"/>/**</text:p>
      <text:p text:style-name="P5"><text:s text:c="5"/>* Add a new property for this component.</text:p>
      <text:p text:style-name="P5"><text:s text:c="5"/>* </text:p>
      <text:p text:style-name="P5"><text:s text:c="5"/>* @param name Name of the property</text:p>
      <text:p text:style-name="P5"><text:s text:c="5"/>* @return The <text:alphabetical-index-mark-start text:id="IMark4974695520" text:main-entry="true"/>PropertyMetadata<text:alphabetical-index-mark-end text:id="IMark4974695520"/></text:p>
      <text:p text:style-name="P5"><text:soft-page-break/><text:s text:c="5"/>*/</text:p>
      <text:p text:style-name="P5"><text:s text:c="4"/><text:alphabetical-index-mark-start text:id="IMark4974695520" text:main-entry="true"/>PropertyMetadata<text:alphabetical-index-mark-end text:id="IMark4974695520"/> <text:alphabetical-index-mark-start text:id="IMark4974695328" text:main-entry="true"/>newPropertyMetadata<text:alphabetical-index-mark-end text:id="IMark4974695328"/>(String name);</text:p>
      <text:p text:style-name="P5"/>
      <text:p text:style-name="P5"><text:s text:c="4"/>/**</text:p>
      <text:p text:style-name="P5"><text:s text:c="5"/>* Add a new property for this component.</text:p>
      <text:p text:style-name="P5"><text:s text:c="5"/>* </text:p>
      <text:p text:style-name="P5"><text:s text:c="5"/>* @param method Java bean getter/setter method</text:p>
      <text:p text:style-name="P5"><text:s text:c="5"/>* @return The <text:alphabetical-index-mark-start text:id="IMark4974695328" text:main-entry="true"/>PropertyMetadata<text:alphabetical-index-mark-end text:id="IMark4974695328"/></text:p>
      <text:p text:style-name="P5"><text:s text:c="5"/>*/</text:p>
      <text:p text:style-name="P5"><text:s text:c="4"/><text:alphabetical-index-mark-start text:id="IMark4974695328" text:main-entry="true"/>PropertyMetadata<text:alphabetical-index-mark-end text:id="IMark4974695328"/> <text:alphabetical-index-mark-start text:id="IMark4974695520" text:main-entry="true"/>newPropertyMetadata<text:alphabetical-index-mark-end text:id="IMark4974695520"/>(Method method);</text:p>
      <text:p text:style-name="P5"/>
      <text:p text:style-name="P5"><text:s text:c="4"/>/**</text:p>
      <text:p text:style-name="P5"><text:s text:c="5"/>* Accessor for all named <text:alphabetical-index-mark-start text:id="IMark4974695520" text:key1="annotation"/>queries<text:alphabetical-index-mark-end text:id="IMark4974695520"/> defined on the component.</text:p>
      <text:p text:style-name="P5"><text:s text:c="5"/>* </text:p>
      <text:p text:style-name="P5"><text:s text:c="5"/>* @return The <text:alphabetical-index-mark-start text:id="IMark4974695520" text:key1="annotation"/>queries<text:alphabetical-index-mark-end text:id="IMark4974695520"/></text:p>
      <text:p text:style-name="P5"><text:s text:c="5"/>*/</text:p>
      <text:p text:style-name="P5"><text:s text:c="4"/><text:alphabetical-index-mark-start text:id="IMark4974695520" text:main-entry="true"/>QueryMetadata<text:alphabetical-index-mark-end text:id="IMark4974695520"/>[] <text:alphabetical-index-mark-start text:id="IMark4974695328" text:main-entry="true"/>getQueries<text:alphabetical-index-mark-end text:id="IMark4974695328"/>();</text:p>
      <text:p text:style-name="P5"/>
      <text:p text:style-name="P5"><text:s text:c="4"/>/**</text:p>
      <text:p text:style-name="P5"><text:s text:c="5"/>* Add a new <text:alphabetical-index-mark-start text:id="IMark4974695328" text:key1="annotation"/>query<text:alphabetical-index-mark-end text:id="IMark4974695328"/> for this component.</text:p>
      <text:p text:style-name="P5"><text:s text:c="5"/>* </text:p>
      <text:p text:style-name="P5"><text:s text:c="5"/>* @param name</text:p>
      <text:p text:style-name="P5"><text:s text:c="5"/>* <text:s text:c="11"/>Name of the <text:alphabetical-index-mark-start text:id="IMark4974695328" text:key1="annotation"/>query<text:alphabetical-index-mark-end text:id="IMark4974695328"/> to add</text:p>
      <text:p text:style-name="P5"><text:s text:c="5"/>* @return The <text:alphabetical-index-mark-start text:id="IMark4974695328" text:main-entry="true"/>QueryMetadata<text:alphabetical-index-mark-end text:id="IMark4974695328"/></text:p>
      <text:p text:style-name="P5"><text:s text:c="5"/>*/</text:p>
      <text:p text:style-name="P5"><text:s text:c="4"/><text:alphabetical-index-mark-start text:id="IMark4974695328" text:main-entry="true"/>QueryMetadata<text:alphabetical-index-mark-end text:id="IMark4974695328"/> <text:alphabetical-index-mark-start text:id="IMark4974695520" text:main-entry="true"/>newQueryMetadata<text:alphabetical-index-mark-end text:id="IMark4974695520"/>(String name);</text:p>
      <text:p text:style-name="P5"/>
      <text:p text:style-name="P5"><text:s text:c="4"/>/**</text:p>
      <text:p text:style-name="P5"><text:s text:c="5"/>* Accessor for the number of named <text:alphabetical-index-mark-start text:id="IMark4974695520" text:key1="annotation"/>queries<text:alphabetical-index-mark-end text:id="IMark4974695520"/> defined for this component.</text:p>
      <text:p text:style-name="P5"><text:s text:c="5"/>* </text:p>
      <text:p text:style-name="P5"><text:s text:c="5"/>* @return The number of named <text:alphabetical-index-mark-start text:id="IMark4974695520" text:key1="annotation"/>queries<text:alphabetical-index-mark-end text:id="IMark4974695520"/></text:p>
      <text:p text:style-name="P5"><text:s text:c="5"/>*/</text:p>
      <text:p text:style-name="P5"><text:s text:c="4"/>int <text:alphabetical-index-mark-start text:id="IMark4974695520" text:main-entry="true"/>getNumberOfQueries<text:alphabetical-index-mark-end text:id="IMark4974695520"/>();</text:p>
      <text:p text:style-name="P5"/>
      <text:p text:style-name="P5"><text:s text:c="4"/>/**</text:p>
      <text:p text:style-name="P5"><text:s text:c="5"/>* Accessor for all <text:alphabetical-index-mark-start text:id="IMark4974695520" text:key1="annotation"/>FetchGroup<text:alphabetical-index-mark-end text:id="IMark4974695520"/> defined on the component.</text:p>
      <text:p text:style-name="P5"><text:s text:c="5"/>* </text:p>
      <text:p text:style-name="P5"><text:s text:c="5"/>* @return The <text:alphabetical-index-mark-start text:id="IMark4974695520" text:key1="annotation"/>FetchGroups<text:alphabetical-index-mark-end text:id="IMark4974695520"/></text:p>
      <text:p text:style-name="P5"><text:s text:c="5"/>*/</text:p>
      <text:p text:style-name="P5"><text:s text:c="4"/><text:alphabetical-index-mark-start text:id="IMark4974695520" text:main-entry="true"/>FetchGroupMetadata<text:alphabetical-index-mark-end text:id="IMark4974695520"/>[] <text:alphabetical-index-mark-start text:id="IMark4974695328" text:main-entry="true"/>getFetchGroups<text:alphabetical-index-mark-end text:id="IMark4974695328"/>();</text:p>
      <text:p text:style-name="P5"/>
      <text:p text:style-name="P5"><text:s text:c="4"/>/**</text:p>
      <text:p text:style-name="P5"><text:soft-page-break/><text:s text:c="5"/>* Add a new <text:alphabetical-index-mark-start text:id="IMark4974695328" text:key1="annotation"/>FetchGroup<text:alphabetical-index-mark-end text:id="IMark4974695328"/> for this component.</text:p>
      <text:p text:style-name="P5"><text:s text:c="5"/>* </text:p>
      <text:p text:style-name="P5"><text:s text:c="5"/>* @param name Name of the <text:alphabetical-index-mark-start text:id="IMark4974695328" text:key1="annotation"/>FetchGroup<text:alphabetical-index-mark-end text:id="IMark4974695328"/></text:p>
      <text:p text:style-name="P5"><text:s text:c="5"/>* @return The <text:alphabetical-index-mark-start text:id="IMark4974695328" text:main-entry="true"/>FetchGroupMetadata<text:alphabetical-index-mark-end text:id="IMark4974695328"/></text:p>
      <text:p text:style-name="P5"><text:s text:c="5"/>*/</text:p>
      <text:p text:style-name="P6"><text:span text:style-name="T2"><text:s text:c="4"/></text:span><text:alphabetical-index-mark-start text:id="IMark4974695328" text:main-entry="true"/><text:span text:style-name="T2">FetchGroupMetadata</text:span><text:alphabetical-index-mark-end text:id="IMark4974695328"/><text:span text:style-name="T2"> </text:span><text:alphabetical-index-mark-start text:id="IMark4974695520" text:main-entry="true"/><text:span text:style-name="T2">newFetchGroupMetadata</text:span><text:alphabetical-index-mark-end text:id="IMark4974695520"/><text:span text:style-name="T2">(String name);</text:span></text:p>
      <text:p text:style-name="P5"/>
      <text:p text:style-name="P5"><text:s text:c="4"/>/**</text:p>
      <text:p text:style-name="P5"><text:s text:c="5"/>* Accessor for the number of <text:alphabetical-index-mark-start text:id="IMark4974695520" text:key1="annotation"/>fetchGroups<text:alphabetical-index-mark-end text:id="IMark4974695520"/> defined for this component.</text:p>
      <text:p text:style-name="P5"><text:s text:c="5"/>* </text:p>
      <text:p text:style-name="P5"><text:s text:c="5"/>* @return The number of fetch groups</text:p>
      <text:p text:style-name="P5"><text:s text:c="5"/>*/</text:p>
      <text:p text:style-name="P5"><text:s text:c="4"/>int getNumberOfFetchGroups();</text:p>
      <text:p text:style-name="P5"/>
      <text:p text:style-name="P5"><text:s text:c="4"/>/**</text:p>
      <text:p text:style-name="P5"><text:s text:c="5"/>* Accessor for all <text:alphabetical-index-mark-start text:id="IMark4974695520" text:key1="annotation"/>column<text:alphabetical-index-mark-end text:id="IMark4974695520"/>(s) defined on the <text:alphabetical-index-mark-start text:id="IMark4974695328" text:key1="annotation"/>join<text:alphabetical-index-mark-end text:id="IMark4974695328"/>.</text:p>
      <text:p text:style-name="P5"><text:s text:c="5"/>* </text:p>
      <text:p text:style-name="P5"><text:s text:c="5"/>* @return The <text:alphabetical-index-mark-start text:id="IMark4974695328" text:key1="annotation"/>column<text:alphabetical-index-mark-end text:id="IMark4974695328"/>(s)</text:p>
      <text:p text:style-name="P5"><text:s text:c="5"/>*/</text:p>
      <text:p text:style-name="P5"><text:s text:c="4"/>ColumnMetadata[] getColumns();</text:p>
      <text:p text:style-name="P5"/>
      <text:p text:style-name="P5"><text:s text:c="4"/>/**</text:p>
      <text:p text:style-name="P5"><text:s text:c="5"/>* Add a new <text:alphabetical-index-mark-start text:id="IMark4974695328" text:key1="annotation"/>column<text:alphabetical-index-mark-end text:id="IMark4974695328"/> for this <text:alphabetical-index-mark-start text:id="IMark4974695520" text:key1="annotation"/>join<text:alphabetical-index-mark-end text:id="IMark4974695520"/>.</text:p>
      <text:p text:style-name="P5"><text:s text:c="5"/>* </text:p>
      <text:p text:style-name="P5"><text:s text:c="5"/>* @return The ColumnMetadata</text:p>
      <text:p text:style-name="P5"><text:s text:c="5"/>*/</text:p>
      <text:p text:style-name="P5"><text:s text:c="4"/>ColumnMetadata newColumnMetadata();</text:p>
      <text:p text:style-name="P5"/>
      <text:p text:style-name="P5"><text:s text:c="4"/>/**</text:p>
      <text:p text:style-name="P5"><text:s text:c="5"/>* Accessor for the number of <text:alphabetical-index-mark-start text:id="IMark4974695520" text:key1="annotation"/>columns<text:alphabetical-index-mark-end text:id="IMark4974695520"/> defined for this <text:alphabetical-index-mark-start text:id="IMark4974695328" text:key1="annotation"/>join<text:alphabetical-index-mark-end text:id="IMark4974695328"/>.</text:p>
      <text:p text:style-name="P5"><text:s text:c="5"/>* </text:p>
      <text:p text:style-name="P5"><text:s text:c="5"/>* @return The number of <text:alphabetical-index-mark-start text:id="IMark4974695328" text:key1="annotation"/>columns<text:alphabetical-index-mark-end text:id="IMark4974695328"/></text:p>
      <text:p text:style-name="P5"><text:s text:c="5"/>*/</text:p>
      <text:p text:style-name="P5"><text:s text:c="4"/>int getNumberOfColumns();</text:p>
      <text:p text:style-name="P5">}</text:p>
      <text:p text:style-name="P5"/>
      <text:h text:style-name="P31" text:outline-level="3">Class Metadata</text:h>
      <text:p text:style-name="P4"><text:alphabetical-index-mark-start text:id="IMark4974695328" text:main-entry="true"/>ClassMetadata<text:alphabetical-index-mark-end text:id="IMark4974695328"/> represents metadata for a specific persistence-capable class.</text:p>
      <text:p text:style-name="P5">/**</text:p>
      <text:p text:style-name="P5"><text:s/>* Represents a class.</text:p>
      <text:p text:style-name="P5"><text:s/>* @since 2.3</text:p>
      <text:p text:style-name="P5"><text:soft-page-break/><text:s/>*/</text:p>
      <text:p text:style-name="P5">public interface <text:alphabetical-index-mark-start text:id="IMark4974695328" text:main-entry="true"/>ClassMetadata<text:alphabetical-index-mark-end text:id="IMark4974695328"/> extends <text:alphabetical-index-mark-start text:id="IMark4974695520" text:main-entry="true"/>ComponentMetadata<text:alphabetical-index-mark-end text:id="IMark4974695520"/> {</text:p>
      <text:p text:style-name="P5"><text:s text:c="4"/>/**</text:p>
      <text:p text:style-name="P5"><text:s text:c="5"/>* Method to define the persistence modifier.</text:p>
      <text:p text:style-name="P5"><text:s text:c="5"/>* @param mod persistence modifier</text:p>
      <text:p text:style-name="P5"><text:s text:c="5"/>*/</text:p>
      <text:p text:style-name="P5"><text:s text:c="4"/><text:alphabetical-index-mark-start text:id="IMark4974695520" text:main-entry="true"/>ClassMetadata<text:alphabetical-index-mark-end text:id="IMark4974695520"/> setPersistenceModifier(<text:alphabetical-index-mark-start text:id="IMark4974695328" text:main-entry="true"/>ClassPersistenceModifier<text:alphabetical-index-mark-end text:id="IMark4974695328"/> mod);</text:p>
      <text:p text:style-name="P5"/>
      <text:p text:style-name="P5"><text:s text:c="4"/>/**</text:p>
      <text:p text:style-name="P5"><text:s text:c="5"/>* Accessor for the persistence modifier.</text:p>
      <text:p text:style-name="P5"><text:s text:c="5"/>* @return persistence modifier</text:p>
      <text:p text:style-name="P5"><text:s text:c="5"/>*/</text:p>
      <text:p text:style-name="P5"><text:s text:c="4"/><text:alphabetical-index-mark-start text:id="IMark4974695328" text:main-entry="true"/>ClassPersistenceModifier<text:alphabetical-index-mark-end text:id="IMark4974695328"/> getPersistenceModifier();</text:p>
      <text:p text:style-name="P5"/>
      <text:p text:style-name="P5"><text:s text:c="4"/>/**</text:p>
      <text:p text:style-name="P5"><text:s text:c="5"/>* Add a new field to this class.</text:p>
      <text:p text:style-name="P5"><text:s text:c="5"/>* @param name Name of the field</text:p>
      <text:p text:style-name="P5"><text:s text:c="5"/>* @return The <text:alphabetical-index-mark-start text:id="IMark4974695328" text:main-entry="true"/>FieldMetadata<text:alphabetical-index-mark-end text:id="IMark4974695328"/></text:p>
      <text:p text:style-name="P5"><text:s text:c="5"/>*/</text:p>
      <text:p text:style-name="P5"><text:s text:c="4"/><text:alphabetical-index-mark-start text:id="IMark4974695328" text:main-entry="true"/>FieldMetadata<text:alphabetical-index-mark-end text:id="IMark4974695328"/> newFieldMetadata(String name);</text:p>
      <text:p text:style-name="P5"/>
      <text:p text:style-name="P5"><text:s text:c="4"/>/**</text:p>
      <text:p text:style-name="P5"><text:s text:c="5"/>* Add a new field to this class.</text:p>
      <text:p text:style-name="P5"><text:s text:c="5"/>* @param fld The field</text:p>
      <text:p text:style-name="P5"><text:s text:c="5"/>* @return The <text:alphabetical-index-mark-start text:id="IMark4974695328" text:main-entry="true"/>FieldMetadata<text:alphabetical-index-mark-end text:id="IMark4974695328"/></text:p>
      <text:p text:style-name="P5"><text:s text:c="5"/>*/</text:p>
      <text:p text:style-name="P5"><text:s text:c="4"/><text:alphabetical-index-mark-start text:id="IMark4974695328" text:main-entry="true"/>FieldMetadata<text:alphabetical-index-mark-end text:id="IMark4974695328"/> newFieldMetadata(Field fld);</text:p>
      <text:p text:style-name="P5">}</text:p>
      <text:p text:style-name="P5"/>
      <text:h text:style-name="P31" text:outline-level="3">Interface Metadata</text:h>
      <text:p text:style-name="P4"><text:alphabetical-index-mark-start text:id="IMark4974695328" text:main-entry="true"/>InterfaceMetadata<text:alphabetical-index-mark-end text:id="IMark4974695328"/> represents metadata for a specific persistence-capable interface.</text:p>
      <text:p text:style-name="P5">/**</text:p>
      <text:p text:style-name="P5"><text:s/>* Represents a <text:alphabetical-index-mark-start text:id="IMark4974695328" text:key1="enum"/>persistent<text:alphabetical-index-mark-end text:id="IMark4974695328"/>-interface.</text:p>
      <text:p text:style-name="P5"><text:s/>* @since 2.3</text:p>
      <text:p text:style-name="P5"><text:s/>*/</text:p>
      <text:p text:style-name="P5">public interface <text:alphabetical-index-mark-start text:id="IMark4974695328" text:main-entry="true"/>InterfaceMetadata<text:alphabetical-index-mark-end text:id="IMark4974695328"/> extends <text:alphabetical-index-mark-start text:id="IMark4974695520" text:main-entry="true"/>ComponentMetadata<text:alphabetical-index-mark-end text:id="IMark4974695520"/> {</text:p>
      <text:p text:style-name="P5"><text:s text:c="4"/></text:p>
      <text:p text:style-name="P5">}</text:p>
      <text:p text:style-name="P5"/>
      <text:h text:style-name="P31" text:outline-level="3">Field Metadata</text:h>
      <text:p text:style-name="P4"><text:alphabetical-index-mark-start text:id="IMark4974695520" text:main-entry="true"/>FieldMetadata<text:alphabetical-index-mark-end text:id="IMark4974695520"/> represents metadata for <text:alphabetical-index-mark-start text:id="IMark4974695328" text:key1="enum"/>persistent<text:alphabetical-index-mark-end text:id="IMark4974695328"/> fields.</text:p>
      <text:p text:style-name="P5"><text:soft-page-break/>/**</text:p>
      <text:p text:style-name="P5"><text:s/>* Represents a field in a class.</text:p>
      <text:p text:style-name="P5"><text:s/>* @since 2.3</text:p>
      <text:p text:style-name="P5"><text:s/>*/</text:p>
      <text:p text:style-name="P5">public interface <text:alphabetical-index-mark-start text:id="IMark4974695328" text:main-entry="true"/>FieldMetadata<text:alphabetical-index-mark-end text:id="IMark4974695328"/> extends <text:alphabetical-index-mark-start text:id="IMark4974695520" text:main-entry="true"/>MemberMetadata<text:alphabetical-index-mark-end text:id="IMark4974695520"/> {</text:p>
      <text:p text:style-name="P5"/>
      <text:p text:style-name="P5">}</text:p>
      <text:p text:style-name="P5"/>
      <text:h text:style-name="P31" text:outline-level="3">Property Metadata</text:h>
      <text:p text:style-name="P4"><text:alphabetical-index-mark-start text:id="IMark4974695520" text:main-entry="true"/>PropertyMetadata<text:alphabetical-index-mark-end text:id="IMark4974695520"/> represents metadata for <text:alphabetical-index-mark-start text:id="IMark4974695328" text:key1="enum"/>persistent<text:alphabetical-index-mark-end text:id="IMark4974695328"/> properties.</text:p>
      <text:p text:style-name="P5">/**</text:p>
      <text:p text:style-name="P5"><text:s/>* Represents a property in a class/<text:alphabetical-index-mark-start text:id="IMark4974695328" text:key1="enum"/>persistent<text:alphabetical-index-mark-end text:id="IMark4974695328"/>-interface.</text:p>
      <text:p text:style-name="P5"><text:s/>* @since 2.3</text:p>
      <text:p text:style-name="P5"><text:s/>*/</text:p>
      <text:p text:style-name="P5">public interface <text:alphabetical-index-mark-start text:id="IMark4974695328" text:main-entry="true"/>PropertyMetadata<text:alphabetical-index-mark-end text:id="IMark4974695328"/> extends <text:alphabetical-index-mark-start text:id="IMark4974695520" text:main-entry="true"/>MemberMetadata<text:alphabetical-index-mark-end text:id="IMark4974695520"/> {</text:p>
      <text:p text:style-name="P5"><text:s text:c="4"/>/**</text:p>
      <text:p text:style-name="P5"><text:s text:c="5"/>* Method to set the field name (<text:alphabetical-index-mark-start text:id="IMark4974695520" text:key1="enum"/>persistent<text:alphabetical-index-mark-end text:id="IMark4974695520"/> interfaces)</text:p>
      <text:p text:style-name="P5"><text:s text:c="5"/>* </text:p>
      <text:p text:style-name="P5"><text:s text:c="5"/>* @param name field name</text:p>
      <text:p text:style-name="P5"><text:s text:c="5"/>*/</text:p>
      <text:p text:style-name="P5"><text:s text:c="4"/><text:alphabetical-index-mark-start text:id="IMark4974695520" text:main-entry="true"/>PropertyMetadata<text:alphabetical-index-mark-end text:id="IMark4974695520"/> setFieldName(String name);</text:p>
      <text:p text:style-name="P5"/>
      <text:p text:style-name="P5"><text:s text:c="4"/>/**</text:p>
      <text:p text:style-name="P5"><text:s text:c="5"/>* Accessor for the field name</text:p>
      <text:p text:style-name="P5"><text:s text:c="5"/>* </text:p>
      <text:p text:style-name="P5"><text:s text:c="5"/>* @return Field name</text:p>
      <text:p text:style-name="P5"><text:s text:c="5"/>*/</text:p>
      <text:p text:style-name="P5"><text:s text:c="4"/>String getFieldName();</text:p>
      <text:p text:style-name="P5">}</text:p>
      <text:p text:style-name="P5"/>
      <text:h text:style-name="P31" text:outline-level="3"><text:alphabetical-index-mark-start text:id="IMark4974695520" text:key1="annotation"/>Query<text:alphabetical-index-mark-end text:id="IMark4974695520"/> Metadata</text:h>
      <text:p text:style-name="P4"><text:alphabetical-index-mark-start text:id="IMark4974695520" text:main-entry="true"/>QueryMetadata<text:alphabetical-index-mark-end text:id="IMark4974695520"/> represents metadata for <text:alphabetical-index-mark-start text:id="IMark4974695328" text:key1="annotation"/>queries<text:alphabetical-index-mark-end text:id="IMark4974695328"/>.</text:p>
      <text:p text:style-name="P5">/**</text:p>
      <text:p text:style-name="P5"><text:s/>* Represents a named <text:alphabetical-index-mark-start text:id="IMark4974695328" text:key1="annotation"/>query<text:alphabetical-index-mark-end text:id="IMark4974695328"/>.</text:p>
      <text:p text:style-name="P5"><text:s/>* @since 2.3</text:p>
      <text:p text:style-name="P5"><text:s/>*/</text:p>
      <text:p text:style-name="P5">public interface <text:alphabetical-index-mark-start text:id="IMark4974695328" text:main-entry="true"/>QueryMetadata<text:alphabetical-index-mark-end text:id="IMark4974695328"/> extends Metadata {</text:p>
      <text:p text:style-name="P5"><text:s text:c="4"/>/**</text:p>
      <text:p text:style-name="P5"><text:s text:c="5"/>* Accessor for the name of the <text:alphabetical-index-mark-start text:id="IMark4974695328" text:key1="annotation"/>query<text:alphabetical-index-mark-end text:id="IMark4974695328"/> (set on construction).</text:p>
      <text:p text:style-name="P5"><text:s text:c="5"/>* </text:p>
      <text:p text:style-name="P5"><text:s text:c="5"/>* @return The name</text:p>
      <text:p text:style-name="P5"><text:soft-page-break/><text:s text:c="5"/>*/</text:p>
      <text:p text:style-name="P5"><text:s text:c="4"/>String <text:alphabetical-index-mark-start text:id="IMark4974695328" text:main-entry="true"/>getName<text:alphabetical-index-mark-end text:id="IMark4974695328"/>();</text:p>
      <text:p text:style-name="P5"/>
      <text:p text:style-name="P5"><text:s text:c="4"/>/**</text:p>
      <text:p text:style-name="P5"><text:s text:c="5"/>* Method to set the language of the <text:alphabetical-index-mark-start text:id="IMark4974695328" text:key1="annotation"/>query<text:alphabetical-index-mark-end text:id="IMark4974695328"/>.</text:p>
      <text:p text:style-name="P5"><text:s text:c="5"/>* </text:p>
      <text:p text:style-name="P5"><text:s text:c="5"/>* @param lang <text:alphabetical-index-mark-start text:id="IMark4974695328" text:key1="annotation"/>Query<text:alphabetical-index-mark-end text:id="IMark4974695328"/> language</text:p>
      <text:p text:style-name="P5"><text:s text:c="5"/>*/</text:p>
      <text:p text:style-name="P5"><text:s text:c="4"/><text:alphabetical-index-mark-start text:id="IMark4974695328" text:main-entry="true"/>QueryMetadata<text:alphabetical-index-mark-end text:id="IMark4974695328"/> setLanguage(String lang);</text:p>
      <text:p text:style-name="P5"/>
      <text:p text:style-name="P5"><text:s text:c="4"/>/**</text:p>
      <text:p text:style-name="P5"><text:s text:c="5"/>* Accessor for the <text:alphabetical-index-mark-start text:id="IMark4974695328" text:key1="annotation"/>query<text:alphabetical-index-mark-end text:id="IMark4974695328"/> language.</text:p>
      <text:p text:style-name="P5"><text:s text:c="5"/>* </text:p>
      <text:p text:style-name="P5"><text:s text:c="5"/>* @return The language</text:p>
      <text:p text:style-name="P5"><text:s text:c="5"/>*/</text:p>
      <text:p text:style-name="P5"><text:s text:c="4"/>String getLanguage();</text:p>
      <text:p text:style-name="P5"/>
      <text:p text:style-name="P5"><text:s text:c="4"/>/**</text:p>
      <text:p text:style-name="P5"><text:s text:c="5"/>* Method to set the single-string <text:alphabetical-index-mark-start text:id="IMark4974695328" text:key1="annotation"/>query<text:alphabetical-index-mark-end text:id="IMark4974695328"/>.</text:p>
      <text:p text:style-name="P5"><text:s text:c="5"/>* </text:p>
      <text:p text:style-name="P5"><text:s text:c="5"/>* @param <text:alphabetical-index-mark-start text:id="IMark4974695328" text:key1="annotation"/>query<text:alphabetical-index-mark-end text:id="IMark4974695328"/> The <text:alphabetical-index-mark-start text:id="IMark4974695520" text:key1="annotation"/>query<text:alphabetical-index-mark-end text:id="IMark4974695520"/></text:p>
      <text:p text:style-name="P5"><text:s text:c="5"/>*/</text:p>
      <text:p text:style-name="P5"><text:s text:c="4"/><text:alphabetical-index-mark-start text:id="IMark4974695520" text:main-entry="true"/>QueryMetadata<text:alphabetical-index-mark-end text:id="IMark4974695520"/> setQuery(String <text:alphabetical-index-mark-start text:id="IMark4974695328" text:key1="annotation"/>query<text:alphabetical-index-mark-end text:id="IMark4974695328"/>);</text:p>
      <text:p text:style-name="P5"/>
      <text:p text:style-name="P5"><text:s text:c="4"/>/**</text:p>
      <text:p text:style-name="P5"><text:s text:c="5"/>* Accessor for the single-string <text:alphabetical-index-mark-start text:id="IMark4974695328" text:key1="annotation"/>query<text:alphabetical-index-mark-end text:id="IMark4974695328"/>.</text:p>
      <text:p text:style-name="P5"><text:s text:c="5"/>* </text:p>
      <text:p text:style-name="P5"><text:s text:c="5"/>* @return The <text:alphabetical-index-mark-start text:id="IMark4974695328" text:key1="annotation"/>query<text:alphabetical-index-mark-end text:id="IMark4974695328"/></text:p>
      <text:p text:style-name="P5"><text:s text:c="5"/>*/</text:p>
      <text:p text:style-name="P5"><text:s text:c="4"/>String getQuery();</text:p>
      <text:p text:style-name="P5"/>
      <text:p text:style-name="P5"><text:s text:c="4"/>/**</text:p>
      <text:p text:style-name="P5"><text:s text:c="5"/>* Method to set the result class name for the <text:alphabetical-index-mark-start text:id="IMark4974695328" text:key1="annotation"/>query<text:alphabetical-index-mark-end text:id="IMark4974695328"/></text:p>
      <text:p text:style-name="P5"><text:s text:c="5"/>* </text:p>
      <text:p text:style-name="P5"><text:s text:c="5"/>* @param clsName Result class name</text:p>
      <text:p text:style-name="P5"><text:s text:c="5"/>*/</text:p>
      <text:p text:style-name="P5"><text:s text:c="4"/><text:alphabetical-index-mark-start text:id="IMark4974695328" text:main-entry="true"/>QueryMetadata<text:alphabetical-index-mark-end text:id="IMark4974695328"/> setResultClass(String clsName);</text:p>
      <text:p text:style-name="P5"/>
      <text:p text:style-name="P5"><text:s text:c="4"/>/**</text:p>
      <text:p text:style-name="P5"><text:s text:c="5"/>* Accessor for the result class name for the <text:alphabetical-index-mark-start text:id="IMark4974695328" text:key1="annotation"/>query<text:alphabetical-index-mark-end text:id="IMark4974695328"/>.</text:p>
      <text:p text:style-name="P5"><text:s text:c="5"/>* </text:p>
      <text:p text:style-name="P5"><text:s text:c="5"/>* @return The result class name</text:p>
      <text:p text:style-name="P5"><text:soft-page-break/><text:s text:c="5"/>*/</text:p>
      <text:p text:style-name="P5"><text:s text:c="4"/>String getResultClass();</text:p>
      <text:p text:style-name="P5"/>
      <text:p text:style-name="P5"><text:s text:c="4"/>/**</text:p>
      <text:p text:style-name="P5"><text:s text:c="5"/>* Method to set if the <text:alphabetical-index-mark-start text:id="IMark4974695328" text:key1="annotation"/>query<text:alphabetical-index-mark-end text:id="IMark4974695328"/> results are <text:alphabetical-index-mark-start text:id="IMark4974695520" text:key1="annotation"/>unique<text:alphabetical-index-mark-end text:id="IMark4974695520"/></text:p>
      <text:p text:style-name="P5"><text:s text:c="5"/>* </text:p>
      <text:p text:style-name="P5"><text:s text:c="5"/>* @param <text:alphabetical-index-mark-start text:id="IMark4974695520" text:key1="annotation"/>unique<text:alphabetical-index-mark-end text:id="IMark4974695520"/> Whether they are <text:alphabetical-index-mark-start text:id="IMark4974695328" text:key1="annotation"/>unique<text:alphabetical-index-mark-end text:id="IMark4974695328"/></text:p>
      <text:p text:style-name="P5"><text:s text:c="5"/>*/</text:p>
      <text:p text:style-name="P5"><text:s text:c="4"/><text:alphabetical-index-mark-start text:id="IMark4974695328" text:main-entry="true"/>QueryMetadata<text:alphabetical-index-mark-end text:id="IMark4974695328"/> setUnique(boolean <text:alphabetical-index-mark-start text:id="IMark4974695520" text:key1="annotation"/>unique<text:alphabetical-index-mark-end text:id="IMark4974695520"/>);</text:p>
      <text:p text:style-name="P5"/>
      <text:p text:style-name="P5"><text:s text:c="4"/>/**</text:p>
      <text:p text:style-name="P5"><text:s text:c="5"/>* Accessor for whether results from the <text:alphabetical-index-mark-start text:id="IMark4974695520" text:key1="annotation"/>query<text:alphabetical-index-mark-end text:id="IMark4974695520"/> are <text:alphabetical-index-mark-start text:id="IMark4974695328" text:key1="annotation"/>unique<text:alphabetical-index-mark-end text:id="IMark4974695328"/></text:p>
      <text:p text:style-name="P5"><text:s text:c="5"/>* </text:p>
      <text:p text:style-name="P5"><text:s text:c="5"/>* @return Results are <text:alphabetical-index-mark-start text:id="IMark4974695328" text:key1="annotation"/>unique<text:alphabetical-index-mark-end text:id="IMark4974695328"/>?</text:p>
      <text:p text:style-name="P5"><text:s text:c="5"/>*/</text:p>
      <text:p text:style-name="P5"><text:s text:c="4"/>Boolean getUnique();</text:p>
      <text:p text:style-name="P5"/>
      <text:p text:style-name="P5"><text:s text:c="4"/>/**</text:p>
      <text:p text:style-name="P5"><text:s text:c="5"/>* Method to set the <text:alphabetical-index-mark-start text:id="IMark4974695328" text:key1="annotation"/>query<text:alphabetical-index-mark-end text:id="IMark4974695328"/> as not being modifiable from now.</text:p>
      <text:p text:style-name="P5"><text:s text:c="5"/>*/</text:p>
      <text:p text:style-name="P5"><text:s text:c="4"/><text:alphabetical-index-mark-start text:id="IMark4974695328" text:main-entry="true"/>QueryMetadata<text:alphabetical-index-mark-end text:id="IMark4974695328"/> setUnmodifiable();</text:p>
      <text:p text:style-name="P5"/>
      <text:p text:style-name="P5"><text:s text:c="4"/>/**</text:p>
      <text:p text:style-name="P5"><text:s text:c="5"/>* Accessor for whether the <text:alphabetical-index-mark-start text:id="IMark4974695328" text:key1="annotation"/>query<text:alphabetical-index-mark-end text:id="IMark4974695328"/> is unmodifiable.</text:p>
      <text:p text:style-name="P5"><text:s text:c="5"/>* </text:p>
      <text:p text:style-name="P5"><text:s text:c="5"/>* @return Can’t be changed?</text:p>
      <text:p text:style-name="P5"><text:s text:c="5"/>*/</text:p>
      <text:p text:style-name="P5"><text:s text:c="4"/>boolean getUnmodifiable();</text:p>
      <text:p text:style-name="P5"/>
      <text:p text:style-name="P5"><text:s text:c="4"/>/**</text:p>
      <text:p text:style-name="P5"><text:s text:c="5"/>* Method to set the <text:alphabetical-index-mark-start text:id="IMark4974695328" text:key1="annotation"/>FetchPlan<text:alphabetical-index-mark-end text:id="IMark4974695328"/> to use for this named <text:alphabetical-index-mark-start text:id="IMark4974695520" text:key1="annotation"/>query<text:alphabetical-index-mark-end text:id="IMark4974695520"/>.</text:p>
      <text:p text:style-name="P5"><text:s text:c="5"/>* </text:p>
      <text:p text:style-name="P5"><text:s text:c="5"/>* @param fetchPlanName name of the <text:alphabetical-index-mark-start text:id="IMark4974695520" text:key1="annotation"/>FetchPlan<text:alphabetical-index-mark-end text:id="IMark4974695520"/></text:p>
      <text:p text:style-name="P5"><text:s text:c="5"/>*/</text:p>
      <text:p text:style-name="P5"><text:s text:c="4"/><text:alphabetical-index-mark-start text:id="IMark4974695520" text:main-entry="true"/>QueryMetadata<text:alphabetical-index-mark-end text:id="IMark4974695520"/> setFetchPlan(String fetchPlanName);</text:p>
      <text:p text:style-name="P5"/>
      <text:p text:style-name="P5"><text:s text:c="4"/>/**</text:p>
      <text:p text:style-name="P5"><text:s text:c="5"/>* Accessor for the name of a fetch plan to use (if any).</text:p>
      <text:p text:style-name="P5"><text:s text:c="5"/>* </text:p>
      <text:p text:style-name="P5"><text:s text:c="5"/>* @return The fetch plan name</text:p>
      <text:p text:style-name="P5"><text:s text:c="5"/>*/</text:p>
      <text:p text:style-name="P5"><text:s text:c="4"/>String getFetchPlan();</text:p>
      <text:p text:style-name="P5"><text:soft-page-break/>}</text:p>
      <text:p text:style-name="P5"/>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8</meta:editing-cycles>
    <meta:creation-date>2012-06-24T16:01:14.64</meta:creation-date>
    <meta:editing-duration>P6DT11H49M48S</meta:editing-duration>
    <meta:generator>OpenOffice/4.1.2$Unix OpenOffice.org_project/412m3$Build-9782</meta:generator>
    <dc:title>JDO_Chapter</dc:title>
    <dc:date>2017-07-26T16:42:32</dc:date>
    <dc:creator>Craig Russell</dc:creator>
    <meta:document-statistic meta:table-count="1" meta:image-count="3" meta:object-count="0" meta:page-count="57" meta:paragraph-count="2222" meta:word-count="9383" meta:character-count="6810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